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onsolas" svg:font-family="Consolas"/>
    <style:font-face style:name="F" svg:font-family="" style:font-family-generic="roman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ackground-color="#ccffff" fo:border="0.06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ccffff" fo:border="0.06pt solid #000000" style:vertical-align="middl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cccccc" fo:border="0.06pt solid #000000"/>
    </style:style>
    <style:style style:name="ce3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ackground-color="#ccffff" fo:border="0.06pt solid #000000"/>
      <style:text-properties style:font-name="Arial Narrow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ackground-color="#ccff99" fo:border="0.06pt solid #000000"/>
      <style:text-properties style:font-name="Arial Narrow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order="0.06pt solid #000000"/>
      <style:text-properties style:font-name="Arial Narrow" fo:font-size="9pt" style:font-size-asian="9pt" style:font-size-complex="9pt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Generale" table:style-name="ta1">
        <table:table-column table:style-name="co1" table:default-cell-style-name="ce29"/>
        <table:table-column table:style-name="co1" table:number-columns-repeated="3" table:default-cell-style-name="ce33"/>
        <table:table-column table:style-name="co2" table:number-columns-repeated="6" table:default-cell-style-name="ce37"/>
        <table:table-column table:style-name="co3" table:number-columns-repeated="54" table:default-cell-style-name="ce37"/>
        <table:table-row table:style-name="ro1">
          <table:table-cell table:style-name="ce20"/>
          <table:table-cell table:style-name="ce5" table:number-columns-repeated="3"/>
          <table:table-cell table:style-name="ce35" office:value-type="string" calcext:value-type="string">
            <text:p>IStrings.cs</text:p>
          </table:table-cell>
          <table:table-cell table:style-name="ce38" office:value-type="string" calcext:value-type="string" table:number-columns-spanned="2" table:number-rows-spanned="1">
            <text:p>StringProvider.cs</text:p>
          </table:table-cell>
          <table:covered-table-cell table:style-name="ce5"/>
          <table:table-cell table:style-name="ce35" office:value-type="string" calcext:value-type="string">
            <text:p>##Strings.cs</text:p>
          </table:table-cell>
          <table:table-cell table:style-name="ce35" office:value-type="string" calcext:value-type="string">
            <text:p>EnStrings.cs</text:p>
          </table:table-cell>
          <table:table-cell table:style-name="ce35" office:value-type="string" calcext:value-type="string">
            <text:p>ItStrings.cs</text:p>
          </table:table-cell>
          <table:table-cell table:number-columns-repeated="54"/>
        </table:table-row>
        <table:table-row table:style-name="ro1">
          <table:table-cell table:style-name="ce20"/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EN Strings</text:p>
          </table:table-cell>
          <table:table-cell table:style-name="ce31" office:value-type="string" calcext:value-type="string">
            <text:p>IT Strings</text:p>
          </table:table-cell>
          <table:table-cell table:style-name="ce31" office:value-type="string" calcext:value-type="string">
            <text:p>Interface</text:p>
          </table:table-cell>
          <table:table-cell table:style-name="ce31" office:value-type="string" calcext:value-type="string">
            <text:p>Public Propertie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Public Properties</text:p>
          </table:table-cell>
          <table:table-cell table:number-columns-repeated="2" table:style-name="ce31" office:value-type="string" calcext:value-type="string">
            <text:p>Constructor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3]&lt;&gt;0;CONCATENATE(&quot;string &quot;;[.B3];&quot; { get; }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B3]&lt;&gt;0;CONCATENATE(&quot;public string &quot;;[.B3];&quot; { get; set; }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B3]&lt;&gt;0;CONCATENATE([.B3];&quot; = locStrings.&quot;;[.B3];&quot;;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B3]&lt;&gt;0;CONCATENATE(&quot;public string &quot;;[.B3];&quot; { get; }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$B3]&lt;&gt;0;CONCATENATE([.$B3];&quot; = &quot;&quot;&quot;;[.C3];&quot;&quot;&quot;;&quot;);IF([.$A3]&lt;&gt;0;CONCATENATE(&quot;// &quot;;[.$A3]);&quot; &quot;))" office:value-type="string" office:string-value=" " calcext:value-type="string">
            <text:p><text:s/></text:p>
          </table:table-cell>
          <table:table-cell table:style-name="ce36" table:formula="of:=IF([.$B3]&lt;&gt;0;CONCATENATE([.$B3];&quot; = &quot;&quot;&quot;;[.D3];&quot;&quot;&quot;;&quot;);IF([.$A3]&lt;&gt;0;CONCATENATE(&quot;// &quot;;[.$A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4]&lt;&gt;0;CONCATENATE(&quot;string &quot;;[.B4];&quot; { get; }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B4]&lt;&gt;0;CONCATENATE(&quot;public string &quot;;[.B4];&quot; { get; set; }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B4]&lt;&gt;0;CONCATENATE([.B4];&quot; = locStrings.&quot;;[.B4];&quot;;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B4]&lt;&gt;0;CONCATENATE(&quot;public string &quot;;[.B4];&quot; { get; }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$B4]&lt;&gt;0;CONCATENATE([.$B4];&quot; = &quot;&quot;&quot;;[.C4];&quot;&quot;&quot;;&quot;);IF([.$A4]&lt;&gt;0;CONCATENATE(&quot;// &quot;;[.$A4]);&quot; &quot;))" office:value-type="string" office:string-value=" " calcext:value-type="string">
            <text:p><text:s/></text:p>
          </table:table-cell>
          <table:table-cell table:style-name="ce36" table:formula="of:=IF([.$B4]&lt;&gt;0;CONCATENATE([.$B4];&quot; = &quot;&quot;&quot;;[.D4];&quot;&quot;&quot;;&quot;);IF([.$A4]&lt;&gt;0;CONCATENATE(&quot;// &quot;;[.$A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Generic Strings</text:p>
          </table:table-cell>
          <table:table-cell table:style-name="ce32"/>
          <table:table-cell table:style-name="ce34" table:number-columns-repeated="2"/>
          <table:table-cell table:style-name="ce36" table:formula="of:=IF([.B5]&lt;&gt;0;CONCATENATE(&quot;string &quot;;[.B5];&quot; { get; }&quot;);IF([.A5]&lt;&gt;0;CONCATENATE(&quot;// &quot;;[.A5]);&quot; &quot;))" office:value-type="string" office:string-value="// Generic Strings" calcext:value-type="string">
            <text:p>// Generic Strings</text:p>
          </table:table-cell>
          <table:table-cell table:style-name="ce36" table:formula="of:=IF([.B5]&lt;&gt;0;CONCATENATE(&quot;public string &quot;;[.B5];&quot; { get; set; }&quot;);IF([.A5]&lt;&gt;0;CONCATENATE(&quot;// &quot;;[.A5]);&quot; &quot;))" office:value-type="string" office:string-value="// Generic Strings" calcext:value-type="string">
            <text:p>// Generic Strings</text:p>
          </table:table-cell>
          <table:table-cell table:style-name="ce36" table:formula="of:=IF([.B5]&lt;&gt;0;CONCATENATE([.B5];&quot; = locStrings.&quot;;[.B5];&quot;;&quot;);IF([.A5]&lt;&gt;0;CONCATENATE(&quot;// &quot;;[.A5]);&quot; &quot;))" office:value-type="string" office:string-value="// Generic Strings" calcext:value-type="string">
            <text:p>// Generic Strings</text:p>
          </table:table-cell>
          <table:table-cell table:style-name="ce36" table:formula="of:=IF([.B5]&lt;&gt;0;CONCATENATE(&quot;public string &quot;;[.B5];&quot; { get; }&quot;);IF([.A5]&lt;&gt;0;CONCATENATE(&quot;// &quot;;[.A5]);&quot; &quot;))" office:value-type="string" office:string-value="// Generic Strings" calcext:value-type="string">
            <text:p>// Generic Strings</text:p>
          </table:table-cell>
          <table:table-cell table:style-name="ce36" table:formula="of:=IF([.$B5]&lt;&gt;0;CONCATENATE([.$B5];&quot; = &quot;&quot;&quot;;[.C5];&quot;&quot;&quot;;&quot;);IF([.$A5]&lt;&gt;0;CONCATENATE(&quot;// &quot;;[.$A5]);&quot; &quot;))" office:value-type="string" office:string-value="// Generic Strings" calcext:value-type="string">
            <text:p>// Generic Strings</text:p>
          </table:table-cell>
          <table:table-cell table:style-name="ce36" table:formula="of:=IF([.$B5]&lt;&gt;0;CONCATENATE([.$B5];&quot; = &quot;&quot;&quot;;[.D5];&quot;&quot;&quot;;&quot;);IF([.$A5]&lt;&gt;0;CONCATENATE(&quot;// &quot;;[.$A5]);&quot; &quot;))" office:value-type="string" office:string-value="// Generic Strings" calcext:value-type="string">
            <text:p>// Generic Strings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AppTitle</text:p>
          </table:table-cell>
          <table:table-cell table:style-name="ce34" office:value-type="string" calcext:value-type="string">
            <text:p>Geographic Calculator</text:p>
          </table:table-cell>
          <table:table-cell table:style-name="ce34" office:value-type="string" calcext:value-type="string">
            <text:p>Calcolatrice Geografica</text:p>
          </table:table-cell>
          <table:table-cell table:style-name="ce36" table:formula="of:=IF([.B6]&lt;&gt;0;CONCATENATE(&quot;string &quot;;[.B6];&quot; { get; }&quot;);IF([.A6]&lt;&gt;0;CONCATENATE(&quot;// &quot;;[.A6]);&quot; &quot;))" office:value-type="string" office:string-value="string AppTitle { get; }" calcext:value-type="string">
            <text:p>string AppTitle { get; }</text:p>
          </table:table-cell>
          <table:table-cell table:style-name="ce36" table:formula="of:=IF([.B6]&lt;&gt;0;CONCATENATE(&quot;public string &quot;;[.B6];&quot; { get; set; }&quot;);IF([.A6]&lt;&gt;0;CONCATENATE(&quot;// &quot;;[.A6]);&quot; &quot;))" office:value-type="string" office:string-value="public string AppTitle { get; set; }" calcext:value-type="string">
            <text:p>public string AppTitle { get; set; }</text:p>
          </table:table-cell>
          <table:table-cell table:style-name="ce36" table:formula="of:=IF([.B6]&lt;&gt;0;CONCATENATE([.B6];&quot; = locStrings.&quot;;[.B6];&quot;;&quot;);IF([.A6]&lt;&gt;0;CONCATENATE(&quot;// &quot;;[.A6]);&quot; &quot;))" office:value-type="string" office:string-value="AppTitle = locStrings.AppTitle;" calcext:value-type="string">
            <text:p>AppTitle = locStrings.AppTitle;</text:p>
          </table:table-cell>
          <table:table-cell table:style-name="ce36" table:formula="of:=IF([.B6]&lt;&gt;0;CONCATENATE(&quot;public string &quot;;[.B6];&quot; { get; }&quot;);IF([.A6]&lt;&gt;0;CONCATENATE(&quot;// &quot;;[.A6]);&quot; &quot;))" office:value-type="string" office:string-value="public string AppTitle { get; }" calcext:value-type="string">
            <text:p>public string AppTitle { get; }</text:p>
          </table:table-cell>
          <table:table-cell table:style-name="ce36" table:formula="of:=IF([.$B6]&lt;&gt;0;CONCATENATE([.$B6];&quot; = &quot;&quot;&quot;;[.C6];&quot;&quot;&quot;;&quot;);IF([.$A6]&lt;&gt;0;CONCATENATE(&quot;// &quot;;[.$A6]);&quot; &quot;))" office:value-type="string" office:string-value="AppTitle = &quot;Geographic Calculator&quot;;" calcext:value-type="string">
            <text:p>AppTitle = "Geographic Calculator";</text:p>
          </table:table-cell>
          <table:table-cell table:style-name="ce36" table:formula="of:=IF([.$B6]&lt;&gt;0;CONCATENATE([.$B6];&quot; = &quot;&quot;&quot;;[.D6];&quot;&quot;&quot;;&quot;);IF([.$A6]&lt;&gt;0;CONCATENATE(&quot;// &quot;;[.$A6]);&quot; &quot;))" office:value-type="string" office:string-value="AppTitle = &quot;Calcolatrice Geografica&quot;;" calcext:value-type="string">
            <text:p>AppTitle = "Calcolatrice Geograf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NotDefined</text:p>
          </table:table-cell>
          <table:table-cell table:style-name="ce34" office:value-type="string" calcext:value-type="string">
            <text:p>Not Defined</text:p>
          </table:table-cell>
          <table:table-cell table:style-name="ce34" office:value-type="string" calcext:value-type="string">
            <text:p>Non Definito</text:p>
          </table:table-cell>
          <table:table-cell table:style-name="ce36" table:formula="of:=IF([.B7]&lt;&gt;0;CONCATENATE(&quot;string &quot;;[.B7];&quot; { get; }&quot;);IF([.A7]&lt;&gt;0;CONCATENATE(&quot;// &quot;;[.A7]);&quot; &quot;))" office:value-type="string" office:string-value="string NotDefined { get; }" calcext:value-type="string">
            <text:p>string NotDefined { get; }</text:p>
          </table:table-cell>
          <table:table-cell table:style-name="ce36" table:formula="of:=IF([.B7]&lt;&gt;0;CONCATENATE(&quot;public string &quot;;[.B7];&quot; { get; set; }&quot;);IF([.A7]&lt;&gt;0;CONCATENATE(&quot;// &quot;;[.A7]);&quot; &quot;))" office:value-type="string" office:string-value="public string NotDefined { get; set; }" calcext:value-type="string">
            <text:p>public string NotDefined { get; set; }</text:p>
          </table:table-cell>
          <table:table-cell table:style-name="ce36" table:formula="of:=IF([.B7]&lt;&gt;0;CONCATENATE([.B7];&quot; = locStrings.&quot;;[.B7];&quot;;&quot;);IF([.A7]&lt;&gt;0;CONCATENATE(&quot;// &quot;;[.A7]);&quot; &quot;))" office:value-type="string" office:string-value="NotDefined = locStrings.NotDefined;" calcext:value-type="string">
            <text:p>NotDefined = locStrings.NotDefined;</text:p>
          </table:table-cell>
          <table:table-cell table:style-name="ce36" table:formula="of:=IF([.B7]&lt;&gt;0;CONCATENATE(&quot;public string &quot;;[.B7];&quot; { get; }&quot;);IF([.A7]&lt;&gt;0;CONCATENATE(&quot;// &quot;;[.A7]);&quot; &quot;))" office:value-type="string" office:string-value="public string NotDefined { get; }" calcext:value-type="string">
            <text:p>public string NotDefined { get; }</text:p>
          </table:table-cell>
          <table:table-cell table:style-name="ce36" table:formula="of:=IF([.$B7]&lt;&gt;0;CONCATENATE([.$B7];&quot; = &quot;&quot;&quot;;[.C7];&quot;&quot;&quot;;&quot;);IF([.$A7]&lt;&gt;0;CONCATENATE(&quot;// &quot;;[.$A7]);&quot; &quot;))" office:value-type="string" office:string-value="NotDefined = &quot;Not Defined&quot;;" calcext:value-type="string">
            <text:p>NotDefined = "Not Defined";</text:p>
          </table:table-cell>
          <table:table-cell table:style-name="ce36" table:formula="of:=IF([.$B7]&lt;&gt;0;CONCATENATE([.$B7];&quot; = &quot;&quot;&quot;;[.D7];&quot;&quot;&quot;;&quot;);IF([.$A7]&lt;&gt;0;CONCATENATE(&quot;// &quot;;[.$A7]);&quot; &quot;))" office:value-type="string" office:string-value="NotDefined = &quot;Non Definito&quot;;" calcext:value-type="string">
            <text:p>NotDefined = "Non Definit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BtnApply</text:p>
          </table:table-cell>
          <table:table-cell table:style-name="ce34" office:value-type="string" calcext:value-type="string">
            <text:p>&amp;#x1F5F8; Apply</text:p>
          </table:table-cell>
          <table:table-cell table:style-name="ce34" office:value-type="string" calcext:value-type="string">
            <text:p>&amp;#x1F5F8; Applica</text:p>
          </table:table-cell>
          <table:table-cell table:style-name="ce36" table:formula="of:=IF([.B8]&lt;&gt;0;CONCATENATE(&quot;string &quot;;[.B8];&quot; { get; }&quot;);IF([.A8]&lt;&gt;0;CONCATENATE(&quot;// &quot;;[.A8]);&quot; &quot;))" office:value-type="string" office:string-value="string BtnApply { get; }" calcext:value-type="string">
            <text:p>string BtnApply { get; }</text:p>
          </table:table-cell>
          <table:table-cell table:style-name="ce36" table:formula="of:=IF([.B8]&lt;&gt;0;CONCATENATE(&quot;public string &quot;;[.B8];&quot; { get; set; }&quot;);IF([.A8]&lt;&gt;0;CONCATENATE(&quot;// &quot;;[.A8]);&quot; &quot;))" office:value-type="string" office:string-value="public string BtnApply { get; set; }" calcext:value-type="string">
            <text:p>public string BtnApply { get; set; }</text:p>
          </table:table-cell>
          <table:table-cell table:style-name="ce36" table:formula="of:=IF([.B8]&lt;&gt;0;CONCATENATE([.B8];&quot; = locStrings.&quot;;[.B8];&quot;;&quot;);IF([.A8]&lt;&gt;0;CONCATENATE(&quot;// &quot;;[.A8]);&quot; &quot;))" office:value-type="string" office:string-value="BtnApply = locStrings.BtnApply;" calcext:value-type="string">
            <text:p>BtnApply = locStrings.BtnApply;</text:p>
          </table:table-cell>
          <table:table-cell table:style-name="ce36" table:formula="of:=IF([.B8]&lt;&gt;0;CONCATENATE(&quot;public string &quot;;[.B8];&quot; { get; }&quot;);IF([.A8]&lt;&gt;0;CONCATENATE(&quot;// &quot;;[.A8]);&quot; &quot;))" office:value-type="string" office:string-value="public string BtnApply { get; }" calcext:value-type="string">
            <text:p>public string BtnApply { get; }</text:p>
          </table:table-cell>
          <table:table-cell table:style-name="ce36" table:formula="of:=IF([.$B8]&lt;&gt;0;CONCATENATE([.$B8];&quot; = &quot;&quot;&quot;;[.C8];&quot;&quot;&quot;;&quot;);IF([.$A8]&lt;&gt;0;CONCATENATE(&quot;// &quot;;[.$A8]);&quot; &quot;))" office:value-type="string" office:string-value="BtnApply = &quot;&amp;#x1F5F8; Apply&quot;;" calcext:value-type="string">
            <text:p>BtnApply = "&amp;#x1F5F8; Apply";</text:p>
          </table:table-cell>
          <table:table-cell table:style-name="ce36" table:formula="of:=IF([.$B8]&lt;&gt;0;CONCATENATE([.$B8];&quot; = &quot;&quot;&quot;;[.D8];&quot;&quot;&quot;;&quot;);IF([.$A8]&lt;&gt;0;CONCATENATE(&quot;// &quot;;[.$A8]);&quot; &quot;))" office:value-type="string" office:string-value="BtnApply = &quot;&amp;#x1F5F8; Applica&quot;;" calcext:value-type="string">
            <text:p>BtnApply = "&amp;#x1F5F8; Appl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BtnCancel</text:p>
          </table:table-cell>
          <table:table-cell table:style-name="ce34" office:value-type="string" calcext:value-type="string">
            <text:p>&amp;#x1F5F4; Cancel</text:p>
          </table:table-cell>
          <table:table-cell table:style-name="ce34" office:value-type="string" calcext:value-type="string">
            <text:p>&amp;#x1F5F4; Annulla</text:p>
          </table:table-cell>
          <table:table-cell table:style-name="ce36" table:formula="of:=IF([.B9]&lt;&gt;0;CONCATENATE(&quot;string &quot;;[.B9];&quot; { get; }&quot;);IF([.A9]&lt;&gt;0;CONCATENATE(&quot;// &quot;;[.A9]);&quot; &quot;))" office:value-type="string" office:string-value="string BtnCancel { get; }" calcext:value-type="string">
            <text:p>string BtnCancel { get; }</text:p>
          </table:table-cell>
          <table:table-cell table:style-name="ce36" table:formula="of:=IF([.B9]&lt;&gt;0;CONCATENATE(&quot;public string &quot;;[.B9];&quot; { get; set; }&quot;);IF([.A9]&lt;&gt;0;CONCATENATE(&quot;// &quot;;[.A9]);&quot; &quot;))" office:value-type="string" office:string-value="public string BtnCancel { get; set; }" calcext:value-type="string">
            <text:p>public string BtnCancel { get; set; }</text:p>
          </table:table-cell>
          <table:table-cell table:style-name="ce36" table:formula="of:=IF([.B9]&lt;&gt;0;CONCATENATE([.B9];&quot; = locStrings.&quot;;[.B9];&quot;;&quot;);IF([.A9]&lt;&gt;0;CONCATENATE(&quot;// &quot;;[.A9]);&quot; &quot;))" office:value-type="string" office:string-value="BtnCancel = locStrings.BtnCancel;" calcext:value-type="string">
            <text:p>BtnCancel = locStrings.BtnCancel;</text:p>
          </table:table-cell>
          <table:table-cell table:style-name="ce36" table:formula="of:=IF([.B9]&lt;&gt;0;CONCATENATE(&quot;public string &quot;;[.B9];&quot; { get; }&quot;);IF([.A9]&lt;&gt;0;CONCATENATE(&quot;// &quot;;[.A9]);&quot; &quot;))" office:value-type="string" office:string-value="public string BtnCancel { get; }" calcext:value-type="string">
            <text:p>public string BtnCancel { get; }</text:p>
          </table:table-cell>
          <table:table-cell table:style-name="ce36" table:formula="of:=IF([.$B9]&lt;&gt;0;CONCATENATE([.$B9];&quot; = &quot;&quot;&quot;;[.C9];&quot;&quot;&quot;;&quot;);IF([.$A9]&lt;&gt;0;CONCATENATE(&quot;// &quot;;[.$A9]);&quot; &quot;))" office:value-type="string" office:string-value="BtnCancel = &quot;&amp;#x1F5F4; Cancel&quot;;" calcext:value-type="string">
            <text:p>BtnCancel = "&amp;#x1F5F4; Cancel";</text:p>
          </table:table-cell>
          <table:table-cell table:style-name="ce36" table:formula="of:=IF([.$B9]&lt;&gt;0;CONCATENATE([.$B9];&quot; = &quot;&quot;&quot;;[.D9];&quot;&quot;&quot;;&quot;);IF([.$A9]&lt;&gt;0;CONCATENATE(&quot;// &quot;;[.$A9]);&quot; &quot;))" office:value-type="string" office:string-value="BtnCancel = &quot;&amp;#x1F5F4; Annulla&quot;;" calcext:value-type="string">
            <text:p>BtnCancel = "&amp;#x1F5F4; Annull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/>
          <table:table-cell table:style-name="ce34" table:number-columns-repeated="2"/>
          <table:table-cell table:style-name="ce36" table:formula="of:=IF([.B10]&lt;&gt;0;CONCATENATE(&quot;string &quot;;[.B10];&quot; { get; }&quot;);IF([.A10]&lt;&gt;0;CONCATENATE(&quot;// &quot;;[.A10]);&quot; &quot;))" office:value-type="string" office:string-value="// UI Main Single Point" calcext:value-type="string">
            <text:p>// UI Main Single Point</text:p>
          </table:table-cell>
          <table:table-cell table:style-name="ce36" table:formula="of:=IF([.B10]&lt;&gt;0;CONCATENATE(&quot;public string &quot;;[.B10];&quot; { get; set; }&quot;);IF([.A10]&lt;&gt;0;CONCATENATE(&quot;// &quot;;[.A10]);&quot; &quot;))" office:value-type="string" office:string-value="// UI Main Single Point" calcext:value-type="string">
            <text:p>// UI Main Single Point</text:p>
          </table:table-cell>
          <table:table-cell table:style-name="ce36" table:formula="of:=IF([.B10]&lt;&gt;0;CONCATENATE([.B10];&quot; = locStrings.&quot;;[.B10];&quot;;&quot;);IF([.A10]&lt;&gt;0;CONCATENATE(&quot;// &quot;;[.A10]);&quot; &quot;))" office:value-type="string" office:string-value="// UI Main Single Point" calcext:value-type="string">
            <text:p>// UI Main Single Point</text:p>
          </table:table-cell>
          <table:table-cell table:style-name="ce36" table:formula="of:=IF([.B10]&lt;&gt;0;CONCATENATE(&quot;public string &quot;;[.B10];&quot; { get; }&quot;);IF([.A10]&lt;&gt;0;CONCATENATE(&quot;// &quot;;[.A10]);&quot; &quot;))" office:value-type="string" office:string-value="// UI Main Single Point" calcext:value-type="string">
            <text:p>// UI Main Single Point</text:p>
          </table:table-cell>
          <table:table-cell table:style-name="ce36" table:formula="of:=IF([.$B10]&lt;&gt;0;CONCATENATE([.$B10];&quot; = &quot;&quot;&quot;;[.C10];&quot;&quot;&quot;;&quot;);IF([.$A10]&lt;&gt;0;CONCATENATE(&quot;// &quot;;[.$A10]);&quot; &quot;))" office:value-type="string" office:string-value="// UI Main Single Point" calcext:value-type="string">
            <text:p>// UI Main Single Point</text:p>
          </table:table-cell>
          <table:table-cell table:style-name="ce36" table:formula="of:=IF([.$B10]&lt;&gt;0;CONCATENATE([.$B10];&quot; = &quot;&quot;&quot;;[.D10];&quot;&quot;&quot;;&quot;);IF([.$A10]&lt;&gt;0;CONCATENATE(&quot;// &quot;;[.$A10]);&quot; &quot;))" office:value-type="string" office:string-value="// UI Main Single Point" calcext:value-type="string">
            <text:p>// UI Main Single Point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Title</text:p>
          </table:table-cell>
          <table:table-cell table:style-name="ce34" office:value-type="string" calcext:value-type="string">
            <text:p>Geographic Coordinates</text:p>
          </table:table-cell>
          <table:table-cell table:style-name="ce34" office:value-type="string" calcext:value-type="string">
            <text:p>Coordinate Geografiche</text:p>
          </table:table-cell>
          <table:table-cell table:style-name="ce36" table:formula="of:=IF([.B11]&lt;&gt;0;CONCATENATE(&quot;string &quot;;[.B11];&quot; { get; }&quot;);IF([.A11]&lt;&gt;0;CONCATENATE(&quot;// &quot;;[.A11]);&quot; &quot;))" office:value-type="string" office:string-value="string TxbGeoTitle { get; }" calcext:value-type="string">
            <text:p>string TxbGeoTitle { get; }</text:p>
          </table:table-cell>
          <table:table-cell table:style-name="ce36" table:formula="of:=IF([.B11]&lt;&gt;0;CONCATENATE(&quot;public string &quot;;[.B11];&quot; { get; set; }&quot;);IF([.A11]&lt;&gt;0;CONCATENATE(&quot;// &quot;;[.A11]);&quot; &quot;))" office:value-type="string" office:string-value="public string TxbGeoTitle { get; set; }" calcext:value-type="string">
            <text:p>public string TxbGeoTitle { get; set; }</text:p>
          </table:table-cell>
          <table:table-cell table:style-name="ce36" table:formula="of:=IF([.B11]&lt;&gt;0;CONCATENATE([.B11];&quot; = locStrings.&quot;;[.B11];&quot;;&quot;);IF([.A11]&lt;&gt;0;CONCATENATE(&quot;// &quot;;[.A11]);&quot; &quot;))" office:value-type="string" office:string-value="TxbGeoTitle = locStrings.TxbGeoTitle;" calcext:value-type="string">
            <text:p>TxbGeoTitle = locStrings.TxbGeoTitle;</text:p>
          </table:table-cell>
          <table:table-cell table:style-name="ce36" table:formula="of:=IF([.B11]&lt;&gt;0;CONCATENATE(&quot;public string &quot;;[.B11];&quot; { get; }&quot;);IF([.A11]&lt;&gt;0;CONCATENATE(&quot;// &quot;;[.A11]);&quot; &quot;))" office:value-type="string" office:string-value="public string TxbGeoTitle { get; }" calcext:value-type="string">
            <text:p>public string TxbGeoTitle { get; }</text:p>
          </table:table-cell>
          <table:table-cell table:style-name="ce36" table:formula="of:=IF([.$B11]&lt;&gt;0;CONCATENATE([.$B11];&quot; = &quot;&quot;&quot;;[.C11];&quot;&quot;&quot;;&quot;);IF([.$A11]&lt;&gt;0;CONCATENATE(&quot;// &quot;;[.$A11]);&quot; &quot;))" office:value-type="string" office:string-value="TxbGeoTitle = &quot;Geographic Coordinates&quot;;" calcext:value-type="string">
            <text:p>TxbGeoTitle = "Geographic Coordinates";</text:p>
          </table:table-cell>
          <table:table-cell table:style-name="ce36" table:formula="of:=IF([.$B11]&lt;&gt;0;CONCATENATE([.$B11];&quot; = &quot;&quot;&quot;;[.D11];&quot;&quot;&quot;;&quot;);IF([.$A11]&lt;&gt;0;CONCATENATE(&quot;// &quot;;[.$A11]);&quot; &quot;))" office:value-type="string" office:string-value="TxbGeoTitle = &quot;Coordinate Geografiche&quot;;" calcext:value-type="string">
            <text:p>TxbGeoTitle = "Coordinate Geografich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LatTitle</text:p>
          </table:table-cell>
          <table:table-cell table:style-name="ce34" office:value-type="string" calcext:value-type="string">
            <text:p>Latitude:</text:p>
          </table:table-cell>
          <table:table-cell table:style-name="ce34" office:value-type="string" calcext:value-type="string">
            <text:p>Latitudine:</text:p>
          </table:table-cell>
          <table:table-cell table:style-name="ce36" table:formula="of:=IF([.B12]&lt;&gt;0;CONCATENATE(&quot;string &quot;;[.B12];&quot; { get; }&quot;);IF([.A12]&lt;&gt;0;CONCATENATE(&quot;// &quot;;[.A12]);&quot; &quot;))" office:value-type="string" office:string-value="string TxbGeoLatTitle { get; }" calcext:value-type="string">
            <text:p>string TxbGeoLatTitle { get; }</text:p>
          </table:table-cell>
          <table:table-cell table:style-name="ce36" table:formula="of:=IF([.B12]&lt;&gt;0;CONCATENATE(&quot;public string &quot;;[.B12];&quot; { get; set; }&quot;);IF([.A12]&lt;&gt;0;CONCATENATE(&quot;// &quot;;[.A12]);&quot; &quot;))" office:value-type="string" office:string-value="public string TxbGeoLatTitle { get; set; }" calcext:value-type="string">
            <text:p>public string TxbGeoLatTitle { get; set; }</text:p>
          </table:table-cell>
          <table:table-cell table:style-name="ce36" table:formula="of:=IF([.B12]&lt;&gt;0;CONCATENATE([.B12];&quot; = locStrings.&quot;;[.B12];&quot;;&quot;);IF([.A12]&lt;&gt;0;CONCATENATE(&quot;// &quot;;[.A12]);&quot; &quot;))" office:value-type="string" office:string-value="TxbGeoLatTitle = locStrings.TxbGeoLatTitle;" calcext:value-type="string">
            <text:p>TxbGeoLatTitle = locStrings.TxbGeoLatTitle;</text:p>
          </table:table-cell>
          <table:table-cell table:style-name="ce36" table:formula="of:=IF([.B12]&lt;&gt;0;CONCATENATE(&quot;public string &quot;;[.B12];&quot; { get; }&quot;);IF([.A12]&lt;&gt;0;CONCATENATE(&quot;// &quot;;[.A12]);&quot; &quot;))" office:value-type="string" office:string-value="public string TxbGeoLatTitle { get; }" calcext:value-type="string">
            <text:p>public string TxbGeoLatTitle { get; }</text:p>
          </table:table-cell>
          <table:table-cell table:style-name="ce36" table:formula="of:=IF([.$B12]&lt;&gt;0;CONCATENATE([.$B12];&quot; = &quot;&quot;&quot;;[.C12];&quot;&quot;&quot;;&quot;);IF([.$A12]&lt;&gt;0;CONCATENATE(&quot;// &quot;;[.$A12]);&quot; &quot;))" office:value-type="string" office:string-value="TxbGeoLatTitle = &quot;Latitude:&quot;;" calcext:value-type="string">
            <text:p>TxbGeoLatTitle = "Latitude:";</text:p>
          </table:table-cell>
          <table:table-cell table:style-name="ce36" table:formula="of:=IF([.$B12]&lt;&gt;0;CONCATENATE([.$B12];&quot; = &quot;&quot;&quot;;[.D12];&quot;&quot;&quot;;&quot;);IF([.$A12]&lt;&gt;0;CONCATENATE(&quot;// &quot;;[.$A12]);&quot; &quot;))" office:value-type="string" office:string-value="TxbGeoLatTitle = &quot;Latitudine:&quot;;" calcext:value-type="string">
            <text:p>TxbGeoLatTitle = "Latitudi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LonTitle</text:p>
          </table:table-cell>
          <table:table-cell table:style-name="ce34" office:value-type="string" calcext:value-type="string">
            <text:p>Longitude:</text:p>
          </table:table-cell>
          <table:table-cell table:style-name="ce34" office:value-type="string" calcext:value-type="string">
            <text:p>Longitudine:</text:p>
          </table:table-cell>
          <table:table-cell table:style-name="ce36" table:formula="of:=IF([.B13]&lt;&gt;0;CONCATENATE(&quot;string &quot;;[.B13];&quot; { get; }&quot;);IF([.A13]&lt;&gt;0;CONCATENATE(&quot;// &quot;;[.A13]);&quot; &quot;))" office:value-type="string" office:string-value="string TxbGeoLonTitle { get; }" calcext:value-type="string">
            <text:p>string TxbGeoLonTitle { get; }</text:p>
          </table:table-cell>
          <table:table-cell table:style-name="ce36" table:formula="of:=IF([.B13]&lt;&gt;0;CONCATENATE(&quot;public string &quot;;[.B13];&quot; { get; set; }&quot;);IF([.A13]&lt;&gt;0;CONCATENATE(&quot;// &quot;;[.A13]);&quot; &quot;))" office:value-type="string" office:string-value="public string TxbGeoLonTitle { get; set; }" calcext:value-type="string">
            <text:p>public string TxbGeoLonTitle { get; set; }</text:p>
          </table:table-cell>
          <table:table-cell table:style-name="ce36" table:formula="of:=IF([.B13]&lt;&gt;0;CONCATENATE([.B13];&quot; = locStrings.&quot;;[.B13];&quot;;&quot;);IF([.A13]&lt;&gt;0;CONCATENATE(&quot;// &quot;;[.A13]);&quot; &quot;))" office:value-type="string" office:string-value="TxbGeoLonTitle = locStrings.TxbGeoLonTitle;" calcext:value-type="string">
            <text:p>TxbGeoLonTitle = locStrings.TxbGeoLonTitle;</text:p>
          </table:table-cell>
          <table:table-cell table:style-name="ce36" table:formula="of:=IF([.B13]&lt;&gt;0;CONCATENATE(&quot;public string &quot;;[.B13];&quot; { get; }&quot;);IF([.A13]&lt;&gt;0;CONCATENATE(&quot;// &quot;;[.A13]);&quot; &quot;))" office:value-type="string" office:string-value="public string TxbGeoLonTitle { get; }" calcext:value-type="string">
            <text:p>public string TxbGeoLonTitle { get; }</text:p>
          </table:table-cell>
          <table:table-cell table:style-name="ce36" table:formula="of:=IF([.$B13]&lt;&gt;0;CONCATENATE([.$B13];&quot; = &quot;&quot;&quot;;[.C13];&quot;&quot;&quot;;&quot;);IF([.$A13]&lt;&gt;0;CONCATENATE(&quot;// &quot;;[.$A13]);&quot; &quot;))" office:value-type="string" office:string-value="TxbGeoLonTitle = &quot;Longitude:&quot;;" calcext:value-type="string">
            <text:p>TxbGeoLonTitle = "Longitude:";</text:p>
          </table:table-cell>
          <table:table-cell table:style-name="ce36" table:formula="of:=IF([.$B13]&lt;&gt;0;CONCATENATE([.$B13];&quot; = &quot;&quot;&quot;;[.D13];&quot;&quot;&quot;;&quot;);IF([.$A13]&lt;&gt;0;CONCATENATE(&quot;// &quot;;[.$A13]);&quot; &quot;))" office:value-type="string" office:string-value="TxbGeoLonTitle = &quot;Longitudine:&quot;;" calcext:value-type="string">
            <text:p>TxbGeoLonTitle = "Longitudi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ElevTitle</text:p>
          </table:table-cell>
          <table:table-cell table:style-name="ce34" office:value-type="string" calcext:value-type="string">
            <text:p>Elevation:</text:p>
          </table:table-cell>
          <table:table-cell table:style-name="ce34" office:value-type="string" calcext:value-type="string">
            <text:p>Elevazione:</text:p>
          </table:table-cell>
          <table:table-cell table:style-name="ce36" table:formula="of:=IF([.B14]&lt;&gt;0;CONCATENATE(&quot;string &quot;;[.B14];&quot; { get; }&quot;);IF([.A14]&lt;&gt;0;CONCATENATE(&quot;// &quot;;[.A14]);&quot; &quot;))" office:value-type="string" office:string-value="string TxbGeoElevTitle { get; }" calcext:value-type="string">
            <text:p>string TxbGeoElevTitle { get; }</text:p>
          </table:table-cell>
          <table:table-cell table:style-name="ce36" table:formula="of:=IF([.B14]&lt;&gt;0;CONCATENATE(&quot;public string &quot;;[.B14];&quot; { get; set; }&quot;);IF([.A14]&lt;&gt;0;CONCATENATE(&quot;// &quot;;[.A14]);&quot; &quot;))" office:value-type="string" office:string-value="public string TxbGeoElevTitle { get; set; }" calcext:value-type="string">
            <text:p>public string TxbGeoElevTitle { get; set; }</text:p>
          </table:table-cell>
          <table:table-cell table:style-name="ce36" table:formula="of:=IF([.B14]&lt;&gt;0;CONCATENATE([.B14];&quot; = locStrings.&quot;;[.B14];&quot;;&quot;);IF([.A14]&lt;&gt;0;CONCATENATE(&quot;// &quot;;[.A14]);&quot; &quot;))" office:value-type="string" office:string-value="TxbGeoElevTitle = locStrings.TxbGeoElevTitle;" calcext:value-type="string">
            <text:p>TxbGeoElevTitle = locStrings.TxbGeoElevTitle;</text:p>
          </table:table-cell>
          <table:table-cell table:style-name="ce36" table:formula="of:=IF([.B14]&lt;&gt;0;CONCATENATE(&quot;public string &quot;;[.B14];&quot; { get; }&quot;);IF([.A14]&lt;&gt;0;CONCATENATE(&quot;// &quot;;[.A14]);&quot; &quot;))" office:value-type="string" office:string-value="public string TxbGeoElevTitle { get; }" calcext:value-type="string">
            <text:p>public string TxbGeoElevTitle { get; }</text:p>
          </table:table-cell>
          <table:table-cell table:style-name="ce36" table:formula="of:=IF([.$B14]&lt;&gt;0;CONCATENATE([.$B14];&quot; = &quot;&quot;&quot;;[.C14];&quot;&quot;&quot;;&quot;);IF([.$A14]&lt;&gt;0;CONCATENATE(&quot;// &quot;;[.$A14]);&quot; &quot;))" office:value-type="string" office:string-value="TxbGeoElevTitle = &quot;Elevation:&quot;;" calcext:value-type="string">
            <text:p>TxbGeoElevTitle = "Elevation:";</text:p>
          </table:table-cell>
          <table:table-cell table:style-name="ce36" table:formula="of:=IF([.$B14]&lt;&gt;0;CONCATENATE([.$B14];&quot; = &quot;&quot;&quot;;[.D14];&quot;&quot;&quot;;&quot;);IF([.$A14]&lt;&gt;0;CONCATENATE(&quot;// &quot;;[.$A14]);&quot; &quot;))" office:value-type="string" office:string-value="TxbGeoElevTitle = &quot;Elevazione:&quot;;" calcext:value-type="string">
            <text:p>TxbGeoElevTitle = "Elev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Title</text:p>
          </table:table-cell>
          <table:table-cell table:style-name="ce34" office:value-type="string" calcext:value-type="string">
            <text:p>Cartesian Coordinates</text:p>
          </table:table-cell>
          <table:table-cell table:style-name="ce34" office:value-type="string" calcext:value-type="string">
            <text:p>Coordinate Cartesiane</text:p>
          </table:table-cell>
          <table:table-cell table:style-name="ce36" table:formula="of:=IF([.B15]&lt;&gt;0;CONCATENATE(&quot;string &quot;;[.B15];&quot; { get; }&quot;);IF([.A15]&lt;&gt;0;CONCATENATE(&quot;// &quot;;[.A15]);&quot; &quot;))" office:value-type="string" office:string-value="string TxbPrjTitle { get; }" calcext:value-type="string">
            <text:p>string TxbPrjTitle { get; }</text:p>
          </table:table-cell>
          <table:table-cell table:style-name="ce36" table:formula="of:=IF([.B15]&lt;&gt;0;CONCATENATE(&quot;public string &quot;;[.B15];&quot; { get; set; }&quot;);IF([.A15]&lt;&gt;0;CONCATENATE(&quot;// &quot;;[.A15]);&quot; &quot;))" office:value-type="string" office:string-value="public string TxbPrjTitle { get; set; }" calcext:value-type="string">
            <text:p>public string TxbPrjTitle { get; set; }</text:p>
          </table:table-cell>
          <table:table-cell table:style-name="ce36" table:formula="of:=IF([.B15]&lt;&gt;0;CONCATENATE([.B15];&quot; = locStrings.&quot;;[.B15];&quot;;&quot;);IF([.A15]&lt;&gt;0;CONCATENATE(&quot;// &quot;;[.A15]);&quot; &quot;))" office:value-type="string" office:string-value="TxbPrjTitle = locStrings.TxbPrjTitle;" calcext:value-type="string">
            <text:p>TxbPrjTitle = locStrings.TxbPrjTitle;</text:p>
          </table:table-cell>
          <table:table-cell table:style-name="ce36" table:formula="of:=IF([.B15]&lt;&gt;0;CONCATENATE(&quot;public string &quot;;[.B15];&quot; { get; }&quot;);IF([.A15]&lt;&gt;0;CONCATENATE(&quot;// &quot;;[.A15]);&quot; &quot;))" office:value-type="string" office:string-value="public string TxbPrjTitle { get; }" calcext:value-type="string">
            <text:p>public string TxbPrjTitle { get; }</text:p>
          </table:table-cell>
          <table:table-cell table:style-name="ce36" table:formula="of:=IF([.$B15]&lt;&gt;0;CONCATENATE([.$B15];&quot; = &quot;&quot;&quot;;[.C15];&quot;&quot;&quot;;&quot;);IF([.$A15]&lt;&gt;0;CONCATENATE(&quot;// &quot;;[.$A15]);&quot; &quot;))" office:value-type="string" office:string-value="TxbPrjTitle = &quot;Cartesian Coordinates&quot;;" calcext:value-type="string">
            <text:p>TxbPrjTitle = "Cartesian Coordinates";</text:p>
          </table:table-cell>
          <table:table-cell table:style-name="ce36" table:formula="of:=IF([.$B15]&lt;&gt;0;CONCATENATE([.$B15];&quot; = &quot;&quot;&quot;;[.D15];&quot;&quot;&quot;;&quot;);IF([.$A15]&lt;&gt;0;CONCATENATE(&quot;// &quot;;[.$A15]);&quot; &quot;))" office:value-type="string" office:string-value="TxbPrjTitle = &quot;Coordinate Cartesiane&quot;;" calcext:value-type="string">
            <text:p>TxbPrjTitle = "Coordinate Cartesia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EastTitle</text:p>
          </table:table-cell>
          <table:table-cell table:style-name="ce34" office:value-type="string" calcext:value-type="string">
            <text:p>East:</text:p>
          </table:table-cell>
          <table:table-cell table:style-name="ce34" office:value-type="string" calcext:value-type="string">
            <text:p>Est:</text:p>
          </table:table-cell>
          <table:table-cell table:style-name="ce36" table:formula="of:=IF([.B16]&lt;&gt;0;CONCATENATE(&quot;string &quot;;[.B16];&quot; { get; }&quot;);IF([.A16]&lt;&gt;0;CONCATENATE(&quot;// &quot;;[.A16]);&quot; &quot;))" office:value-type="string" office:string-value="string TxbPrjEastTitle { get; }" calcext:value-type="string">
            <text:p>string TxbPrjEastTitle { get; }</text:p>
          </table:table-cell>
          <table:table-cell table:style-name="ce36" table:formula="of:=IF([.B16]&lt;&gt;0;CONCATENATE(&quot;public string &quot;;[.B16];&quot; { get; set; }&quot;);IF([.A16]&lt;&gt;0;CONCATENATE(&quot;// &quot;;[.A16]);&quot; &quot;))" office:value-type="string" office:string-value="public string TxbPrjEastTitle { get; set; }" calcext:value-type="string">
            <text:p>public string TxbPrjEastTitle { get; set; }</text:p>
          </table:table-cell>
          <table:table-cell table:style-name="ce36" table:formula="of:=IF([.B16]&lt;&gt;0;CONCATENATE([.B16];&quot; = locStrings.&quot;;[.B16];&quot;;&quot;);IF([.A16]&lt;&gt;0;CONCATENATE(&quot;// &quot;;[.A16]);&quot; &quot;))" office:value-type="string" office:string-value="TxbPrjEastTitle = locStrings.TxbPrjEastTitle;" calcext:value-type="string">
            <text:p>TxbPrjEastTitle = locStrings.TxbPrjEastTitle;</text:p>
          </table:table-cell>
          <table:table-cell table:style-name="ce36" table:formula="of:=IF([.B16]&lt;&gt;0;CONCATENATE(&quot;public string &quot;;[.B16];&quot; { get; }&quot;);IF([.A16]&lt;&gt;0;CONCATENATE(&quot;// &quot;;[.A16]);&quot; &quot;))" office:value-type="string" office:string-value="public string TxbPrjEastTitle { get; }" calcext:value-type="string">
            <text:p>public string TxbPrjEastTitle { get; }</text:p>
          </table:table-cell>
          <table:table-cell table:style-name="ce36" table:formula="of:=IF([.$B16]&lt;&gt;0;CONCATENATE([.$B16];&quot; = &quot;&quot;&quot;;[.C16];&quot;&quot;&quot;;&quot;);IF([.$A16]&lt;&gt;0;CONCATENATE(&quot;// &quot;;[.$A16]);&quot; &quot;))" office:value-type="string" office:string-value="TxbPrjEastTitle = &quot;East:&quot;;" calcext:value-type="string">
            <text:p>TxbPrjEastTitle = "East:";</text:p>
          </table:table-cell>
          <table:table-cell table:style-name="ce36" table:formula="of:=IF([.$B16]&lt;&gt;0;CONCATENATE([.$B16];&quot; = &quot;&quot;&quot;;[.D16];&quot;&quot;&quot;;&quot;);IF([.$A16]&lt;&gt;0;CONCATENATE(&quot;// &quot;;[.$A16]);&quot; &quot;))" office:value-type="string" office:string-value="TxbPrjEastTitle = &quot;Est:&quot;;" calcext:value-type="string">
            <text:p>TxbPrjEastTitle = "Est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NorthTitle</text:p>
          </table:table-cell>
          <table:table-cell table:style-name="ce34" office:value-type="string" calcext:value-type="string">
            <text:p>North:</text:p>
          </table:table-cell>
          <table:table-cell table:style-name="ce34" office:value-type="string" calcext:value-type="string">
            <text:p>Nord:</text:p>
          </table:table-cell>
          <table:table-cell table:style-name="ce36" table:formula="of:=IF([.B17]&lt;&gt;0;CONCATENATE(&quot;string &quot;;[.B17];&quot; { get; }&quot;);IF([.A17]&lt;&gt;0;CONCATENATE(&quot;// &quot;;[.A17]);&quot; &quot;))" office:value-type="string" office:string-value="string TxbPrjNorthTitle { get; }" calcext:value-type="string">
            <text:p>string TxbPrjNorthTitle { get; }</text:p>
          </table:table-cell>
          <table:table-cell table:style-name="ce36" table:formula="of:=IF([.B17]&lt;&gt;0;CONCATENATE(&quot;public string &quot;;[.B17];&quot; { get; set; }&quot;);IF([.A17]&lt;&gt;0;CONCATENATE(&quot;// &quot;;[.A17]);&quot; &quot;))" office:value-type="string" office:string-value="public string TxbPrjNorthTitle { get; set; }" calcext:value-type="string">
            <text:p>public string TxbPrjNorthTitle { get; set; }</text:p>
          </table:table-cell>
          <table:table-cell table:style-name="ce36" table:formula="of:=IF([.B17]&lt;&gt;0;CONCATENATE([.B17];&quot; = locStrings.&quot;;[.B17];&quot;;&quot;);IF([.A17]&lt;&gt;0;CONCATENATE(&quot;// &quot;;[.A17]);&quot; &quot;))" office:value-type="string" office:string-value="TxbPrjNorthTitle = locStrings.TxbPrjNorthTitle;" calcext:value-type="string">
            <text:p>TxbPrjNorthTitle = locStrings.TxbPrjNorthTitle;</text:p>
          </table:table-cell>
          <table:table-cell table:style-name="ce36" table:formula="of:=IF([.B17]&lt;&gt;0;CONCATENATE(&quot;public string &quot;;[.B17];&quot; { get; }&quot;);IF([.A17]&lt;&gt;0;CONCATENATE(&quot;// &quot;;[.A17]);&quot; &quot;))" office:value-type="string" office:string-value="public string TxbPrjNorthTitle { get; }" calcext:value-type="string">
            <text:p>public string TxbPrjNorthTitle { get; }</text:p>
          </table:table-cell>
          <table:table-cell table:style-name="ce36" table:formula="of:=IF([.$B17]&lt;&gt;0;CONCATENATE([.$B17];&quot; = &quot;&quot;&quot;;[.C17];&quot;&quot;&quot;;&quot;);IF([.$A17]&lt;&gt;0;CONCATENATE(&quot;// &quot;;[.$A17]);&quot; &quot;))" office:value-type="string" office:string-value="TxbPrjNorthTitle = &quot;North:&quot;;" calcext:value-type="string">
            <text:p>TxbPrjNorthTitle = "North:";</text:p>
          </table:table-cell>
          <table:table-cell table:style-name="ce36" table:formula="of:=IF([.$B17]&lt;&gt;0;CONCATENATE([.$B17];&quot; = &quot;&quot;&quot;;[.D17];&quot;&quot;&quot;;&quot;);IF([.$A17]&lt;&gt;0;CONCATENATE(&quot;// &quot;;[.$A17]);&quot; &quot;))" office:value-type="string" office:string-value="TxbPrjNorthTitle = &quot;Nord:&quot;;" calcext:value-type="string">
            <text:p>TxbPrjNorthTitle = "Nord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ElevTitle</text:p>
          </table:table-cell>
          <table:table-cell table:style-name="ce34" office:value-type="string" calcext:value-type="string">
            <text:p>Elevation:</text:p>
          </table:table-cell>
          <table:table-cell table:style-name="ce34" office:value-type="string" calcext:value-type="string">
            <text:p>Elevazione:</text:p>
          </table:table-cell>
          <table:table-cell table:style-name="ce36" table:formula="of:=IF([.B18]&lt;&gt;0;CONCATENATE(&quot;string &quot;;[.B18];&quot; { get; }&quot;);IF([.A18]&lt;&gt;0;CONCATENATE(&quot;// &quot;;[.A18]);&quot; &quot;))" office:value-type="string" office:string-value="string TxbPrjElevTitle { get; }" calcext:value-type="string">
            <text:p>string TxbPrjElevTitle { get; }</text:p>
          </table:table-cell>
          <table:table-cell table:style-name="ce36" table:formula="of:=IF([.B18]&lt;&gt;0;CONCATENATE(&quot;public string &quot;;[.B18];&quot; { get; set; }&quot;);IF([.A18]&lt;&gt;0;CONCATENATE(&quot;// &quot;;[.A18]);&quot; &quot;))" office:value-type="string" office:string-value="public string TxbPrjElevTitle { get; set; }" calcext:value-type="string">
            <text:p>public string TxbPrjElevTitle { get; set; }</text:p>
          </table:table-cell>
          <table:table-cell table:style-name="ce36" table:formula="of:=IF([.B18]&lt;&gt;0;CONCATENATE([.B18];&quot; = locStrings.&quot;;[.B18];&quot;;&quot;);IF([.A18]&lt;&gt;0;CONCATENATE(&quot;// &quot;;[.A18]);&quot; &quot;))" office:value-type="string" office:string-value="TxbPrjElevTitle = locStrings.TxbPrjElevTitle;" calcext:value-type="string">
            <text:p>TxbPrjElevTitle = locStrings.TxbPrjElevTitle;</text:p>
          </table:table-cell>
          <table:table-cell table:style-name="ce36" table:formula="of:=IF([.B18]&lt;&gt;0;CONCATENATE(&quot;public string &quot;;[.B18];&quot; { get; }&quot;);IF([.A18]&lt;&gt;0;CONCATENATE(&quot;// &quot;;[.A18]);&quot; &quot;))" office:value-type="string" office:string-value="public string TxbPrjElevTitle { get; }" calcext:value-type="string">
            <text:p>public string TxbPrjElevTitle { get; }</text:p>
          </table:table-cell>
          <table:table-cell table:style-name="ce36" table:formula="of:=IF([.$B18]&lt;&gt;0;CONCATENATE([.$B18];&quot; = &quot;&quot;&quot;;[.C18];&quot;&quot;&quot;;&quot;);IF([.$A18]&lt;&gt;0;CONCATENATE(&quot;// &quot;;[.$A18]);&quot; &quot;))" office:value-type="string" office:string-value="TxbPrjElevTitle = &quot;Elevation:&quot;;" calcext:value-type="string">
            <text:p>TxbPrjElevTitle = "Elevation:";</text:p>
          </table:table-cell>
          <table:table-cell table:style-name="ce36" table:formula="of:=IF([.$B18]&lt;&gt;0;CONCATENATE([.$B18];&quot; = &quot;&quot;&quot;;[.D18];&quot;&quot;&quot;;&quot;);IF([.$A18]&lt;&gt;0;CONCATENATE(&quot;// &quot;;[.$A18]);&quot; &quot;))" office:value-type="string" office:string-value="TxbPrjElevTitle = &quot;Elevazione:&quot;;" calcext:value-type="string">
            <text:p>TxbPrjElevTitle = "Elev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CrsInTitle</text:p>
          </table:table-cell>
          <table:table-cell table:style-name="ce34" office:value-type="string" calcext:value-type="string">
            <text:p>Selected Input CRS</text:p>
          </table:table-cell>
          <table:table-cell table:style-name="ce34" office:value-type="string" calcext:value-type="string">
            <text:p>CRS Origine Selezionato</text:p>
          </table:table-cell>
          <table:table-cell table:style-name="ce36" table:formula="of:=IF([.B19]&lt;&gt;0;CONCATENATE(&quot;string &quot;;[.B19];&quot; { get; }&quot;);IF([.A19]&lt;&gt;0;CONCATENATE(&quot;// &quot;;[.A19]);&quot; &quot;))" office:value-type="string" office:string-value="string TxbCrsInTitle { get; }" calcext:value-type="string">
            <text:p>string TxbCrsInTitle { get; }</text:p>
          </table:table-cell>
          <table:table-cell table:style-name="ce36" table:formula="of:=IF([.B19]&lt;&gt;0;CONCATENATE(&quot;public string &quot;;[.B19];&quot; { get; set; }&quot;);IF([.A19]&lt;&gt;0;CONCATENATE(&quot;// &quot;;[.A19]);&quot; &quot;))" office:value-type="string" office:string-value="public string TxbCrsInTitle { get; set; }" calcext:value-type="string">
            <text:p>public string TxbCrsInTitle { get; set; }</text:p>
          </table:table-cell>
          <table:table-cell table:style-name="ce36" table:formula="of:=IF([.B19]&lt;&gt;0;CONCATENATE([.B19];&quot; = locStrings.&quot;;[.B19];&quot;;&quot;);IF([.A19]&lt;&gt;0;CONCATENATE(&quot;// &quot;;[.A19]);&quot; &quot;))" office:value-type="string" office:string-value="TxbCrsInTitle = locStrings.TxbCrsInTitle;" calcext:value-type="string">
            <text:p>TxbCrsInTitle = locStrings.TxbCrsInTitle;</text:p>
          </table:table-cell>
          <table:table-cell table:style-name="ce36" table:formula="of:=IF([.B19]&lt;&gt;0;CONCATENATE(&quot;public string &quot;;[.B19];&quot; { get; }&quot;);IF([.A19]&lt;&gt;0;CONCATENATE(&quot;// &quot;;[.A19]);&quot; &quot;))" office:value-type="string" office:string-value="public string TxbCrsInTitle { get; }" calcext:value-type="string">
            <text:p>public string TxbCrsInTitle { get; }</text:p>
          </table:table-cell>
          <table:table-cell table:style-name="ce36" table:formula="of:=IF([.$B19]&lt;&gt;0;CONCATENATE([.$B19];&quot; = &quot;&quot;&quot;;[.C19];&quot;&quot;&quot;;&quot;);IF([.$A19]&lt;&gt;0;CONCATENATE(&quot;// &quot;;[.$A19]);&quot; &quot;))" office:value-type="string" office:string-value="TxbCrsInTitle = &quot;Selected Input CRS&quot;;" calcext:value-type="string">
            <text:p>TxbCrsInTitle = "Selected Input CRS";</text:p>
          </table:table-cell>
          <table:table-cell table:style-name="ce36" table:formula="of:=IF([.$B19]&lt;&gt;0;CONCATENATE([.$B19];&quot; = &quot;&quot;&quot;;[.D19];&quot;&quot;&quot;;&quot;);IF([.$A19]&lt;&gt;0;CONCATENATE(&quot;// &quot;;[.$A19]);&quot; &quot;))" office:value-type="string" office:string-value="TxbCrsInTitle = &quot;CRS Origine Selezionato&quot;;" calcext:value-type="string">
            <text:p>TxbCrsInTitle = "CRS Origine Selezionat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CrsOutTitle</text:p>
          </table:table-cell>
          <table:table-cell table:style-name="ce34" office:value-type="string" calcext:value-type="string">
            <text:p>Selected Output CRS</text:p>
          </table:table-cell>
          <table:table-cell table:style-name="ce34" office:value-type="string" calcext:value-type="string">
            <text:p>CRS Destinazione Selezionato</text:p>
          </table:table-cell>
          <table:table-cell table:style-name="ce36" table:formula="of:=IF([.B20]&lt;&gt;0;CONCATENATE(&quot;string &quot;;[.B20];&quot; { get; }&quot;);IF([.A20]&lt;&gt;0;CONCATENATE(&quot;// &quot;;[.A20]);&quot; &quot;))" office:value-type="string" office:string-value="string TxbCrsOutTitle { get; }" calcext:value-type="string">
            <text:p>string TxbCrsOutTitle { get; }</text:p>
          </table:table-cell>
          <table:table-cell table:style-name="ce36" table:formula="of:=IF([.B20]&lt;&gt;0;CONCATENATE(&quot;public string &quot;;[.B20];&quot; { get; set; }&quot;);IF([.A20]&lt;&gt;0;CONCATENATE(&quot;// &quot;;[.A20]);&quot; &quot;))" office:value-type="string" office:string-value="public string TxbCrsOutTitle { get; set; }" calcext:value-type="string">
            <text:p>public string TxbCrsOutTitle { get; set; }</text:p>
          </table:table-cell>
          <table:table-cell table:style-name="ce36" table:formula="of:=IF([.B20]&lt;&gt;0;CONCATENATE([.B20];&quot; = locStrings.&quot;;[.B20];&quot;;&quot;);IF([.A20]&lt;&gt;0;CONCATENATE(&quot;// &quot;;[.A20]);&quot; &quot;))" office:value-type="string" office:string-value="TxbCrsOutTitle = locStrings.TxbCrsOutTitle;" calcext:value-type="string">
            <text:p>TxbCrsOutTitle = locStrings.TxbCrsOutTitle;</text:p>
          </table:table-cell>
          <table:table-cell table:style-name="ce36" table:formula="of:=IF([.B20]&lt;&gt;0;CONCATENATE(&quot;public string &quot;;[.B20];&quot; { get; }&quot;);IF([.A20]&lt;&gt;0;CONCATENATE(&quot;// &quot;;[.A20]);&quot; &quot;))" office:value-type="string" office:string-value="public string TxbCrsOutTitle { get; }" calcext:value-type="string">
            <text:p>public string TxbCrsOutTitle { get; }</text:p>
          </table:table-cell>
          <table:table-cell table:style-name="ce36" table:formula="of:=IF([.$B20]&lt;&gt;0;CONCATENATE([.$B20];&quot; = &quot;&quot;&quot;;[.C20];&quot;&quot;&quot;;&quot;);IF([.$A20]&lt;&gt;0;CONCATENATE(&quot;// &quot;;[.$A20]);&quot; &quot;))" office:value-type="string" office:string-value="TxbCrsOutTitle = &quot;Selected Output CRS&quot;;" calcext:value-type="string">
            <text:p>TxbCrsOutTitle = "Selected Output CRS";</text:p>
          </table:table-cell>
          <table:table-cell table:style-name="ce36" table:formula="of:=IF([.$B20]&lt;&gt;0;CONCATENATE([.$B20];&quot; = &quot;&quot;&quot;;[.D20];&quot;&quot;&quot;;&quot;);IF([.$A20]&lt;&gt;0;CONCATENATE(&quot;// &quot;;[.$A20]);&quot; &quot;))" office:value-type="string" office:string-value="TxbCrsOutTitle = &quot;CRS Destinazione Selezionato&quot;;" calcext:value-type="string">
            <text:p>TxbCrsOutTitle = "CRS Destinazione Selezionat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PrjName</text:p>
          </table:table-cell>
          <table:table-cell table:style-name="ce34" office:value-type="string" calcext:value-type="string">
            <text:p>Projection Name:</text:p>
          </table:table-cell>
          <table:table-cell table:style-name="ce34" office:value-type="string" calcext:value-type="string">
            <text:p>Nome della proiezione:</text:p>
          </table:table-cell>
          <table:table-cell table:style-name="ce36" table:formula="of:=IF([.B21]&lt;&gt;0;CONCATENATE(&quot;string &quot;;[.B21];&quot; { get; }&quot;);IF([.A21]&lt;&gt;0;CONCATENATE(&quot;// &quot;;[.A21]);&quot; &quot;))" office:value-type="string" office:string-value="string CrsPrjName { get; }" calcext:value-type="string">
            <text:p>string CrsPrjName { get; }</text:p>
          </table:table-cell>
          <table:table-cell table:style-name="ce36" table:formula="of:=IF([.B21]&lt;&gt;0;CONCATENATE(&quot;public string &quot;;[.B21];&quot; { get; set; }&quot;);IF([.A21]&lt;&gt;0;CONCATENATE(&quot;// &quot;;[.A21]);&quot; &quot;))" office:value-type="string" office:string-value="public string CrsPrjName { get; set; }" calcext:value-type="string">
            <text:p>public string CrsPrjName { get; set; }</text:p>
          </table:table-cell>
          <table:table-cell table:style-name="ce36" table:formula="of:=IF([.B21]&lt;&gt;0;CONCATENATE([.B21];&quot; = locStrings.&quot;;[.B21];&quot;;&quot;);IF([.A21]&lt;&gt;0;CONCATENATE(&quot;// &quot;;[.A21]);&quot; &quot;))" office:value-type="string" office:string-value="CrsPrjName = locStrings.CrsPrjName;" calcext:value-type="string">
            <text:p>CrsPrjName = locStrings.CrsPrjName;</text:p>
          </table:table-cell>
          <table:table-cell table:style-name="ce36" table:formula="of:=IF([.B21]&lt;&gt;0;CONCATENATE(&quot;public string &quot;;[.B21];&quot; { get; }&quot;);IF([.A21]&lt;&gt;0;CONCATENATE(&quot;// &quot;;[.A21]);&quot; &quot;))" office:value-type="string" office:string-value="public string CrsPrjName { get; }" calcext:value-type="string">
            <text:p>public string CrsPrjName { get; }</text:p>
          </table:table-cell>
          <table:table-cell table:style-name="ce36" table:formula="of:=IF([.$B21]&lt;&gt;0;CONCATENATE([.$B21];&quot; = &quot;&quot;&quot;;[.C21];&quot;&quot;&quot;;&quot;);IF([.$A21]&lt;&gt;0;CONCATENATE(&quot;// &quot;;[.$A21]);&quot; &quot;))" office:value-type="string" office:string-value="CrsPrjName = &quot;Projection Name:&quot;;" calcext:value-type="string">
            <text:p>CrsPrjName = "Projection Name:";</text:p>
          </table:table-cell>
          <table:table-cell table:style-name="ce36" table:formula="of:=IF([.$B21]&lt;&gt;0;CONCATENATE([.$B21];&quot; = &quot;&quot;&quot;;[.D21];&quot;&quot;&quot;;&quot;);IF([.$A21]&lt;&gt;0;CONCATENATE(&quot;// &quot;;[.$A21]);&quot; &quot;))" office:value-type="string" office:string-value="CrsPrjName = &quot;Nome della proiezione:&quot;;" calcext:value-type="string">
            <text:p>CrsPrjName = "Nome della proie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PrjType</text:p>
          </table:table-cell>
          <table:table-cell table:style-name="ce34" office:value-type="string" calcext:value-type="string">
            <text:p>Projection Type:</text:p>
          </table:table-cell>
          <table:table-cell table:style-name="ce34" office:value-type="string" calcext:value-type="string">
            <text:p>Tipo di proiezione:</text:p>
          </table:table-cell>
          <table:table-cell table:style-name="ce36" table:formula="of:=IF([.B22]&lt;&gt;0;CONCATENATE(&quot;string &quot;;[.B22];&quot; { get; }&quot;);IF([.A22]&lt;&gt;0;CONCATENATE(&quot;// &quot;;[.A22]);&quot; &quot;))" office:value-type="string" office:string-value="string CrsPrjType { get; }" calcext:value-type="string">
            <text:p>string CrsPrjType { get; }</text:p>
          </table:table-cell>
          <table:table-cell table:style-name="ce36" table:formula="of:=IF([.B22]&lt;&gt;0;CONCATENATE(&quot;public string &quot;;[.B22];&quot; { get; set; }&quot;);IF([.A22]&lt;&gt;0;CONCATENATE(&quot;// &quot;;[.A22]);&quot; &quot;))" office:value-type="string" office:string-value="public string CrsPrjType { get; set; }" calcext:value-type="string">
            <text:p>public string CrsPrjType { get; set; }</text:p>
          </table:table-cell>
          <table:table-cell table:style-name="ce36" table:formula="of:=IF([.B22]&lt;&gt;0;CONCATENATE([.B22];&quot; = locStrings.&quot;;[.B22];&quot;;&quot;);IF([.A22]&lt;&gt;0;CONCATENATE(&quot;// &quot;;[.A22]);&quot; &quot;))" office:value-type="string" office:string-value="CrsPrjType = locStrings.CrsPrjType;" calcext:value-type="string">
            <text:p>CrsPrjType = locStrings.CrsPrjType;</text:p>
          </table:table-cell>
          <table:table-cell table:style-name="ce36" table:formula="of:=IF([.B22]&lt;&gt;0;CONCATENATE(&quot;public string &quot;;[.B22];&quot; { get; }&quot;);IF([.A22]&lt;&gt;0;CONCATENATE(&quot;// &quot;;[.A22]);&quot; &quot;))" office:value-type="string" office:string-value="public string CrsPrjType { get; }" calcext:value-type="string">
            <text:p>public string CrsPrjType { get; }</text:p>
          </table:table-cell>
          <table:table-cell table:style-name="ce36" table:formula="of:=IF([.$B22]&lt;&gt;0;CONCATENATE([.$B22];&quot; = &quot;&quot;&quot;;[.C22];&quot;&quot;&quot;;&quot;);IF([.$A22]&lt;&gt;0;CONCATENATE(&quot;// &quot;;[.$A22]);&quot; &quot;))" office:value-type="string" office:string-value="CrsPrjType = &quot;Projection Type:&quot;;" calcext:value-type="string">
            <text:p>CrsPrjType = "Projection Type:";</text:p>
          </table:table-cell>
          <table:table-cell table:style-name="ce36" table:formula="of:=IF([.$B22]&lt;&gt;0;CONCATENATE([.$B22];&quot; = &quot;&quot;&quot;;[.D22];&quot;&quot;&quot;;&quot;);IF([.$A22]&lt;&gt;0;CONCATENATE(&quot;// &quot;;[.$A22]);&quot; &quot;))" office:value-type="string" office:string-value="CrsPrjType = &quot;Tipo di proiezione:&quot;;" calcext:value-type="string">
            <text:p>CrsPrjType = "Tipo di proie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EllName</text:p>
          </table:table-cell>
          <table:table-cell table:style-name="ce34" office:value-type="string" calcext:value-type="string">
            <text:p>Ellipsoid Name:</text:p>
          </table:table-cell>
          <table:table-cell table:style-name="ce34" office:value-type="string" calcext:value-type="string">
            <text:p>Nome dell’elissoide:</text:p>
          </table:table-cell>
          <table:table-cell table:style-name="ce36" table:formula="of:=IF([.B23]&lt;&gt;0;CONCATENATE(&quot;string &quot;;[.B23];&quot; { get; }&quot;);IF([.A23]&lt;&gt;0;CONCATENATE(&quot;// &quot;;[.A23]);&quot; &quot;))" office:value-type="string" office:string-value="string CrsEllName { get; }" calcext:value-type="string">
            <text:p>string CrsEllName { get; }</text:p>
          </table:table-cell>
          <table:table-cell table:style-name="ce36" table:formula="of:=IF([.B23]&lt;&gt;0;CONCATENATE(&quot;public string &quot;;[.B23];&quot; { get; set; }&quot;);IF([.A23]&lt;&gt;0;CONCATENATE(&quot;// &quot;;[.A23]);&quot; &quot;))" office:value-type="string" office:string-value="public string CrsEllName { get; set; }" calcext:value-type="string">
            <text:p>public string CrsEllName { get; set; }</text:p>
          </table:table-cell>
          <table:table-cell table:style-name="ce36" table:formula="of:=IF([.B23]&lt;&gt;0;CONCATENATE([.B23];&quot; = locStrings.&quot;;[.B23];&quot;;&quot;);IF([.A23]&lt;&gt;0;CONCATENATE(&quot;// &quot;;[.A23]);&quot; &quot;))" office:value-type="string" office:string-value="CrsEllName = locStrings.CrsEllName;" calcext:value-type="string">
            <text:p>CrsEllName = locStrings.CrsEllName;</text:p>
          </table:table-cell>
          <table:table-cell table:style-name="ce36" table:formula="of:=IF([.B23]&lt;&gt;0;CONCATENATE(&quot;public string &quot;;[.B23];&quot; { get; }&quot;);IF([.A23]&lt;&gt;0;CONCATENATE(&quot;// &quot;;[.A23]);&quot; &quot;))" office:value-type="string" office:string-value="public string CrsEllName { get; }" calcext:value-type="string">
            <text:p>public string CrsEllName { get; }</text:p>
          </table:table-cell>
          <table:table-cell table:style-name="ce36" table:formula="of:=IF([.$B23]&lt;&gt;0;CONCATENATE([.$B23];&quot; = &quot;&quot;&quot;;[.C23];&quot;&quot;&quot;;&quot;);IF([.$A23]&lt;&gt;0;CONCATENATE(&quot;// &quot;;[.$A23]);&quot; &quot;))" office:value-type="string" office:string-value="CrsEllName = &quot;Ellipsoid Name:&quot;;" calcext:value-type="string">
            <text:p>CrsEllName = "Ellipsoid Name:";</text:p>
          </table:table-cell>
          <table:table-cell table:style-name="ce36" table:formula="of:=IF([.$B23]&lt;&gt;0;CONCATENATE([.$B23];&quot; = &quot;&quot;&quot;;[.D23];&quot;&quot;&quot;;&quot;);IF([.$A23]&lt;&gt;0;CONCATENATE(&quot;// &quot;;[.$A23]);&quot; &quot;))" office:value-type="string" office:string-value="CrsEllName = &quot;Nome dell’elissoide:&quot;;" calcext:value-type="string">
            <text:p>CrsEllName = "Nome dell’elissoid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ShiftName</text:p>
          </table:table-cell>
          <table:table-cell table:style-name="ce34" office:value-type="string" calcext:value-type="string">
            <text:p>Shift Method:</text:p>
          </table:table-cell>
          <table:table-cell table:style-name="ce34" office:value-type="string" calcext:value-type="string">
            <text:p>Metodo di trasformazione:</text:p>
          </table:table-cell>
          <table:table-cell table:style-name="ce36" table:formula="of:=IF([.B24]&lt;&gt;0;CONCATENATE(&quot;string &quot;;[.B24];&quot; { get; }&quot;);IF([.A24]&lt;&gt;0;CONCATENATE(&quot;// &quot;;[.A24]);&quot; &quot;))" office:value-type="string" office:string-value="string CrsShiftName { get; }" calcext:value-type="string">
            <text:p>string CrsShiftName { get; }</text:p>
          </table:table-cell>
          <table:table-cell table:style-name="ce36" table:formula="of:=IF([.B24]&lt;&gt;0;CONCATENATE(&quot;public string &quot;;[.B24];&quot; { get; set; }&quot;);IF([.A24]&lt;&gt;0;CONCATENATE(&quot;// &quot;;[.A24]);&quot; &quot;))" office:value-type="string" office:string-value="public string CrsShiftName { get; set; }" calcext:value-type="string">
            <text:p>public string CrsShiftName { get; set; }</text:p>
          </table:table-cell>
          <table:table-cell table:style-name="ce36" table:formula="of:=IF([.B24]&lt;&gt;0;CONCATENATE([.B24];&quot; = locStrings.&quot;;[.B24];&quot;;&quot;);IF([.A24]&lt;&gt;0;CONCATENATE(&quot;// &quot;;[.A24]);&quot; &quot;))" office:value-type="string" office:string-value="CrsShiftName = locStrings.CrsShiftName;" calcext:value-type="string">
            <text:p>CrsShiftName = locStrings.CrsShiftName;</text:p>
          </table:table-cell>
          <table:table-cell table:style-name="ce36" table:formula="of:=IF([.B24]&lt;&gt;0;CONCATENATE(&quot;public string &quot;;[.B24];&quot; { get; }&quot;);IF([.A24]&lt;&gt;0;CONCATENATE(&quot;// &quot;;[.A24]);&quot; &quot;))" office:value-type="string" office:string-value="public string CrsShiftName { get; }" calcext:value-type="string">
            <text:p>public string CrsShiftName { get; }</text:p>
          </table:table-cell>
          <table:table-cell table:style-name="ce36" table:formula="of:=IF([.$B24]&lt;&gt;0;CONCATENATE([.$B24];&quot; = &quot;&quot;&quot;;[.C24];&quot;&quot;&quot;;&quot;);IF([.$A24]&lt;&gt;0;CONCATENATE(&quot;// &quot;;[.$A24]);&quot; &quot;))" office:value-type="string" office:string-value="CrsShiftName = &quot;Shift Method:&quot;;" calcext:value-type="string">
            <text:p>CrsShiftName = "Shift Method:";</text:p>
          </table:table-cell>
          <table:table-cell table:style-name="ce36" table:formula="of:=IF([.$B24]&lt;&gt;0;CONCATENATE([.$B24];&quot; = &quot;&quot;&quot;;[.D24];&quot;&quot;&quot;;&quot;);IF([.$A24]&lt;&gt;0;CONCATENATE(&quot;// &quot;;[.$A24]);&quot; &quot;))" office:value-type="string" office:string-value="CrsShiftName = &quot;Metodo di trasformazione:&quot;;" calcext:value-type="string">
            <text:p>CrsShiftName = "Metodo di trasform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/>
          <table:table-cell table:style-name="ce34" table:number-columns-repeated="2"/>
          <table:table-cell table:style-name="ce36" table:formula="of:=IF([.B25]&lt;&gt;0;CONCATENATE(&quot;string &quot;;[.B25];&quot; { get; }&quot;);IF([.A25]&lt;&gt;0;CONCATENATE(&quot;// &quot;;[.A25]);&quot; &quot;))" office:value-type="string" office:string-value="// Panel Settings" calcext:value-type="string">
            <text:p>// Panel Settings</text:p>
          </table:table-cell>
          <table:table-cell table:style-name="ce36" table:formula="of:=IF([.B25]&lt;&gt;0;CONCATENATE(&quot;public string &quot;;[.B25];&quot; { get; set; }&quot;);IF([.A25]&lt;&gt;0;CONCATENATE(&quot;// &quot;;[.A25]);&quot; &quot;))" office:value-type="string" office:string-value="// Panel Settings" calcext:value-type="string">
            <text:p>// Panel Settings</text:p>
          </table:table-cell>
          <table:table-cell table:style-name="ce36" table:formula="of:=IF([.B25]&lt;&gt;0;CONCATENATE([.B25];&quot; = locStrings.&quot;;[.B25];&quot;;&quot;);IF([.A25]&lt;&gt;0;CONCATENATE(&quot;// &quot;;[.A25]);&quot; &quot;))" office:value-type="string" office:string-value="// Panel Settings" calcext:value-type="string">
            <text:p>// Panel Settings</text:p>
          </table:table-cell>
          <table:table-cell table:style-name="ce36" table:formula="of:=IF([.B25]&lt;&gt;0;CONCATENATE(&quot;public string &quot;;[.B25];&quot; { get; }&quot;);IF([.A25]&lt;&gt;0;CONCATENATE(&quot;// &quot;;[.A25]);&quot; &quot;))" office:value-type="string" office:string-value="// Panel Settings" calcext:value-type="string">
            <text:p>// Panel Settings</text:p>
          </table:table-cell>
          <table:table-cell table:style-name="ce36" table:formula="of:=IF([.$B25]&lt;&gt;0;CONCATENATE([.$B25];&quot; = &quot;&quot;&quot;;[.C25];&quot;&quot;&quot;;&quot;);IF([.$A25]&lt;&gt;0;CONCATENATE(&quot;// &quot;;[.$A25]);&quot; &quot;))" office:value-type="string" office:string-value="// Panel Settings" calcext:value-type="string">
            <text:p>// Panel Settings</text:p>
          </table:table-cell>
          <table:table-cell table:style-name="ce36" table:formula="of:=IF([.$B25]&lt;&gt;0;CONCATENATE([.$B25];&quot; = &quot;&quot;&quot;;[.D25];&quot;&quot;&quot;;&quot;);IF([.$A25]&lt;&gt;0;CONCATENATE(&quot;// &quot;;[.$A25]);&quot; &quot;))" office:value-type="string" office:string-value="// Panel Settings" calcext:value-type="string">
            <text:p>// Panel Settings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GeoFormat</text:p>
          </table:table-cell>
          <table:table-cell table:style-name="ce34" office:value-type="string" calcext:value-type="string">
            <text:p>Lat/Lon Format:</text:p>
          </table:table-cell>
          <table:table-cell table:style-name="ce34" office:value-type="string" calcext:value-type="string">
            <text:p>Formato Lat/Long:</text:p>
          </table:table-cell>
          <table:table-cell table:style-name="ce36" table:formula="of:=IF([.B26]&lt;&gt;0;CONCATENATE(&quot;string &quot;;[.B26];&quot; { get; }&quot;);IF([.A26]&lt;&gt;0;CONCATENATE(&quot;// &quot;;[.A26]);&quot; &quot;))" office:value-type="string" office:string-value="string TxbSetGeoFormat { get; }" calcext:value-type="string">
            <text:p>string TxbSetGeoFormat { get; }</text:p>
          </table:table-cell>
          <table:table-cell table:style-name="ce36" table:formula="of:=IF([.B26]&lt;&gt;0;CONCATENATE(&quot;public string &quot;;[.B26];&quot; { get; set; }&quot;);IF([.A26]&lt;&gt;0;CONCATENATE(&quot;// &quot;;[.A26]);&quot; &quot;))" office:value-type="string" office:string-value="public string TxbSetGeoFormat { get; set; }" calcext:value-type="string">
            <text:p>public string TxbSetGeoFormat { get; set; }</text:p>
          </table:table-cell>
          <table:table-cell table:style-name="ce36" table:formula="of:=IF([.B26]&lt;&gt;0;CONCATENATE([.B26];&quot; = locStrings.&quot;;[.B26];&quot;;&quot;);IF([.A26]&lt;&gt;0;CONCATENATE(&quot;// &quot;;[.A26]);&quot; &quot;))" office:value-type="string" office:string-value="TxbSetGeoFormat = locStrings.TxbSetGeoFormat;" calcext:value-type="string">
            <text:p>TxbSetGeoFormat = locStrings.TxbSetGeoFormat;</text:p>
          </table:table-cell>
          <table:table-cell table:style-name="ce36" table:formula="of:=IF([.B26]&lt;&gt;0;CONCATENATE(&quot;public string &quot;;[.B26];&quot; { get; }&quot;);IF([.A26]&lt;&gt;0;CONCATENATE(&quot;// &quot;;[.A26]);&quot; &quot;))" office:value-type="string" office:string-value="public string TxbSetGeoFormat { get; }" calcext:value-type="string">
            <text:p>public string TxbSetGeoFormat { get; }</text:p>
          </table:table-cell>
          <table:table-cell table:style-name="ce36" table:formula="of:=IF([.$B26]&lt;&gt;0;CONCATENATE([.$B26];&quot; = &quot;&quot;&quot;;[.C26];&quot;&quot;&quot;;&quot;);IF([.$A26]&lt;&gt;0;CONCATENATE(&quot;// &quot;;[.$A26]);&quot; &quot;))" office:value-type="string" office:string-value="TxbSetGeoFormat = &quot;Lat/Lon Format:&quot;;" calcext:value-type="string">
            <text:p>TxbSetGeoFormat = "Lat/Lon Format:";</text:p>
          </table:table-cell>
          <table:table-cell table:style-name="ce36" table:formula="of:=IF([.$B26]&lt;&gt;0;CONCATENATE([.$B26];&quot; = &quot;&quot;&quot;;[.D26];&quot;&quot;&quot;;&quot;);IF([.$A26]&lt;&gt;0;CONCATENATE(&quot;// &quot;;[.$A26]);&quot; &quot;))" office:value-type="string" office:string-value="TxbSetGeoFormat = &quot;Formato Lat/Long:&quot;;" calcext:value-type="string">
            <text:p>TxbSetGeoFormat = "Formato Lat/Long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GeoSign</text:p>
          </table:table-cell>
          <table:table-cell table:style-name="ce34" office:value-type="string" calcext:value-type="string">
            <text:p>Lat/Lon Sign:</text:p>
          </table:table-cell>
          <table:table-cell table:style-name="ce34" office:value-type="string" calcext:value-type="string">
            <text:p>Segno Lat/Long:</text:p>
          </table:table-cell>
          <table:table-cell table:style-name="ce36" table:formula="of:=IF([.B27]&lt;&gt;0;CONCATENATE(&quot;string &quot;;[.B27];&quot; { get; }&quot;);IF([.A27]&lt;&gt;0;CONCATENATE(&quot;// &quot;;[.A27]);&quot; &quot;))" office:value-type="string" office:string-value="string TxbSetGeoSign { get; }" calcext:value-type="string">
            <text:p>string TxbSetGeoSign { get; }</text:p>
          </table:table-cell>
          <table:table-cell table:style-name="ce36" table:formula="of:=IF([.B27]&lt;&gt;0;CONCATENATE(&quot;public string &quot;;[.B27];&quot; { get; set; }&quot;);IF([.A27]&lt;&gt;0;CONCATENATE(&quot;// &quot;;[.A27]);&quot; &quot;))" office:value-type="string" office:string-value="public string TxbSetGeoSign { get; set; }" calcext:value-type="string">
            <text:p>public string TxbSetGeoSign { get; set; }</text:p>
          </table:table-cell>
          <table:table-cell table:style-name="ce36" table:formula="of:=IF([.B27]&lt;&gt;0;CONCATENATE([.B27];&quot; = locStrings.&quot;;[.B27];&quot;;&quot;);IF([.A27]&lt;&gt;0;CONCATENATE(&quot;// &quot;;[.A27]);&quot; &quot;))" office:value-type="string" office:string-value="TxbSetGeoSign = locStrings.TxbSetGeoSign;" calcext:value-type="string">
            <text:p>TxbSetGeoSign = locStrings.TxbSetGeoSign;</text:p>
          </table:table-cell>
          <table:table-cell table:style-name="ce36" table:formula="of:=IF([.B27]&lt;&gt;0;CONCATENATE(&quot;public string &quot;;[.B27];&quot; { get; }&quot;);IF([.A27]&lt;&gt;0;CONCATENATE(&quot;// &quot;;[.A27]);&quot; &quot;))" office:value-type="string" office:string-value="public string TxbSetGeoSign { get; }" calcext:value-type="string">
            <text:p>public string TxbSetGeoSign { get; }</text:p>
          </table:table-cell>
          <table:table-cell table:style-name="ce36" table:formula="of:=IF([.$B27]&lt;&gt;0;CONCATENATE([.$B27];&quot; = &quot;&quot;&quot;;[.C27];&quot;&quot;&quot;;&quot;);IF([.$A27]&lt;&gt;0;CONCATENATE(&quot;// &quot;;[.$A27]);&quot; &quot;))" office:value-type="string" office:string-value="TxbSetGeoSign = &quot;Lat/Lon Sign:&quot;;" calcext:value-type="string">
            <text:p>TxbSetGeoSign = "Lat/Lon Sign:";</text:p>
          </table:table-cell>
          <table:table-cell table:style-name="ce36" table:formula="of:=IF([.$B27]&lt;&gt;0;CONCATENATE([.$B27];&quot; = &quot;&quot;&quot;;[.D27];&quot;&quot;&quot;;&quot;);IF([.$A27]&lt;&gt;0;CONCATENATE(&quot;// &quot;;[.$A27]);&quot; &quot;))" office:value-type="string" office:string-value="TxbSetGeoSign = &quot;Segno Lat/Long:&quot;;" calcext:value-type="string">
            <text:p>TxbSetGeoSign = "Segno Lat/Long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GeoDecimals</text:p>
          </table:table-cell>
          <table:table-cell table:style-name="ce34" office:value-type="string" calcext:value-type="string">
            <text:p>Lat/Lon Decimals:</text:p>
          </table:table-cell>
          <table:table-cell table:style-name="ce34" office:value-type="string" calcext:value-type="string">
            <text:p>Decimali Lat/Long:</text:p>
          </table:table-cell>
          <table:table-cell table:style-name="ce36" table:formula="of:=IF([.B28]&lt;&gt;0;CONCATENATE(&quot;string &quot;;[.B28];&quot; { get; }&quot;);IF([.A28]&lt;&gt;0;CONCATENATE(&quot;// &quot;;[.A28]);&quot; &quot;))" office:value-type="string" office:string-value="string TxbSetGeoDecimals { get; }" calcext:value-type="string">
            <text:p>string TxbSetGeoDecimals { get; }</text:p>
          </table:table-cell>
          <table:table-cell table:style-name="ce36" table:formula="of:=IF([.B28]&lt;&gt;0;CONCATENATE(&quot;public string &quot;;[.B28];&quot; { get; set; }&quot;);IF([.A28]&lt;&gt;0;CONCATENATE(&quot;// &quot;;[.A28]);&quot; &quot;))" office:value-type="string" office:string-value="public string TxbSetGeoDecimals { get; set; }" calcext:value-type="string">
            <text:p>public string TxbSetGeoDecimals { get; set; }</text:p>
          </table:table-cell>
          <table:table-cell table:style-name="ce36" table:formula="of:=IF([.B28]&lt;&gt;0;CONCATENATE([.B28];&quot; = locStrings.&quot;;[.B28];&quot;;&quot;);IF([.A28]&lt;&gt;0;CONCATENATE(&quot;// &quot;;[.A28]);&quot; &quot;))" office:value-type="string" office:string-value="TxbSetGeoDecimals = locStrings.TxbSetGeoDecimals;" calcext:value-type="string">
            <text:p>TxbSetGeoDecimals = locStrings.TxbSetGeoDecimals;</text:p>
          </table:table-cell>
          <table:table-cell table:style-name="ce36" table:formula="of:=IF([.B28]&lt;&gt;0;CONCATENATE(&quot;public string &quot;;[.B28];&quot; { get; }&quot;);IF([.A28]&lt;&gt;0;CONCATENATE(&quot;// &quot;;[.A28]);&quot; &quot;))" office:value-type="string" office:string-value="public string TxbSetGeoDecimals { get; }" calcext:value-type="string">
            <text:p>public string TxbSetGeoDecimals { get; }</text:p>
          </table:table-cell>
          <table:table-cell table:style-name="ce36" table:formula="of:=IF([.$B28]&lt;&gt;0;CONCATENATE([.$B28];&quot; = &quot;&quot;&quot;;[.C28];&quot;&quot;&quot;;&quot;);IF([.$A28]&lt;&gt;0;CONCATENATE(&quot;// &quot;;[.$A28]);&quot; &quot;))" office:value-type="string" office:string-value="TxbSetGeoDecimals = &quot;Lat/Lon Decimals:&quot;;" calcext:value-type="string">
            <text:p>TxbSetGeoDecimals = "Lat/Lon Decimals:";</text:p>
          </table:table-cell>
          <table:table-cell table:style-name="ce36" table:formula="of:=IF([.$B28]&lt;&gt;0;CONCATENATE([.$B28];&quot; = &quot;&quot;&quot;;[.D28];&quot;&quot;&quot;;&quot;);IF([.$A28]&lt;&gt;0;CONCATENATE(&quot;// &quot;;[.$A28]);&quot; &quot;))" office:value-type="string" office:string-value="TxbSetGeoDecimals = &quot;Decimali Lat/Long:&quot;;" calcext:value-type="string">
            <text:p>TxbSetGeoDecimals = "Decimali Lat/Long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PrjFormat</text:p>
          </table:table-cell>
          <table:table-cell table:style-name="ce34" office:value-type="string" calcext:value-type="string">
            <text:p>East/North Format:</text:p>
          </table:table-cell>
          <table:table-cell table:style-name="ce34" office:value-type="string" calcext:value-type="string">
            <text:p>Formato Est/Nord:</text:p>
          </table:table-cell>
          <table:table-cell table:style-name="ce36" table:formula="of:=IF([.B29]&lt;&gt;0;CONCATENATE(&quot;string &quot;;[.B29];&quot; { get; }&quot;);IF([.A29]&lt;&gt;0;CONCATENATE(&quot;// &quot;;[.A29]);&quot; &quot;))" office:value-type="string" office:string-value="string TxbSetPrjFormat { get; }" calcext:value-type="string">
            <text:p>string TxbSetPrjFormat { get; }</text:p>
          </table:table-cell>
          <table:table-cell table:style-name="ce36" table:formula="of:=IF([.B29]&lt;&gt;0;CONCATENATE(&quot;public string &quot;;[.B29];&quot; { get; set; }&quot;);IF([.A29]&lt;&gt;0;CONCATENATE(&quot;// &quot;;[.A29]);&quot; &quot;))" office:value-type="string" office:string-value="public string TxbSetPrjFormat { get; set; }" calcext:value-type="string">
            <text:p>public string TxbSetPrjFormat { get; set; }</text:p>
          </table:table-cell>
          <table:table-cell table:style-name="ce36" table:formula="of:=IF([.B29]&lt;&gt;0;CONCATENATE([.B29];&quot; = locStrings.&quot;;[.B29];&quot;;&quot;);IF([.A29]&lt;&gt;0;CONCATENATE(&quot;// &quot;;[.A29]);&quot; &quot;))" office:value-type="string" office:string-value="TxbSetPrjFormat = locStrings.TxbSetPrjFormat;" calcext:value-type="string">
            <text:p>TxbSetPrjFormat = locStrings.TxbSetPrjFormat;</text:p>
          </table:table-cell>
          <table:table-cell table:style-name="ce36" table:formula="of:=IF([.B29]&lt;&gt;0;CONCATENATE(&quot;public string &quot;;[.B29];&quot; { get; }&quot;);IF([.A29]&lt;&gt;0;CONCATENATE(&quot;// &quot;;[.A29]);&quot; &quot;))" office:value-type="string" office:string-value="public string TxbSetPrjFormat { get; }" calcext:value-type="string">
            <text:p>public string TxbSetPrjFormat { get; }</text:p>
          </table:table-cell>
          <table:table-cell table:style-name="ce36" table:formula="of:=IF([.$B29]&lt;&gt;0;CONCATENATE([.$B29];&quot; = &quot;&quot;&quot;;[.C29];&quot;&quot;&quot;;&quot;);IF([.$A29]&lt;&gt;0;CONCATENATE(&quot;// &quot;;[.$A29]);&quot; &quot;))" office:value-type="string" office:string-value="TxbSetPrjFormat = &quot;East/North Format:&quot;;" calcext:value-type="string">
            <text:p>TxbSetPrjFormat = "East/North Format:";</text:p>
          </table:table-cell>
          <table:table-cell table:style-name="ce36" table:formula="of:=IF([.$B29]&lt;&gt;0;CONCATENATE([.$B29];&quot; = &quot;&quot;&quot;;[.D29];&quot;&quot;&quot;;&quot;);IF([.$A29]&lt;&gt;0;CONCATENATE(&quot;// &quot;;[.$A29]);&quot; &quot;))" office:value-type="string" office:string-value="TxbSetPrjFormat = &quot;Formato Est/Nord:&quot;;" calcext:value-type="string">
            <text:p>TxbSetPrjFormat = "Formato Est/Nord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PrjDecimals</text:p>
          </table:table-cell>
          <table:table-cell table:style-name="ce34" office:value-type="string" calcext:value-type="string">
            <text:p>East/North Decimals:</text:p>
          </table:table-cell>
          <table:table-cell table:style-name="ce34" office:value-type="string" calcext:value-type="string">
            <text:p>Decimali Est/Nord:</text:p>
          </table:table-cell>
          <table:table-cell table:style-name="ce36" table:formula="of:=IF([.B30]&lt;&gt;0;CONCATENATE(&quot;string &quot;;[.B30];&quot; { get; }&quot;);IF([.A30]&lt;&gt;0;CONCATENATE(&quot;// &quot;;[.A30]);&quot; &quot;))" office:value-type="string" office:string-value="string TxbSetPrjDecimals { get; }" calcext:value-type="string">
            <text:p>string TxbSetPrjDecimals { get; }</text:p>
          </table:table-cell>
          <table:table-cell table:style-name="ce36" table:formula="of:=IF([.B30]&lt;&gt;0;CONCATENATE(&quot;public string &quot;;[.B30];&quot; { get; set; }&quot;);IF([.A30]&lt;&gt;0;CONCATENATE(&quot;// &quot;;[.A30]);&quot; &quot;))" office:value-type="string" office:string-value="public string TxbSetPrjDecimals { get; set; }" calcext:value-type="string">
            <text:p>public string TxbSetPrjDecimals { get; set; }</text:p>
          </table:table-cell>
          <table:table-cell table:style-name="ce36" table:formula="of:=IF([.B30]&lt;&gt;0;CONCATENATE([.B30];&quot; = locStrings.&quot;;[.B30];&quot;;&quot;);IF([.A30]&lt;&gt;0;CONCATENATE(&quot;// &quot;;[.A30]);&quot; &quot;))" office:value-type="string" office:string-value="TxbSetPrjDecimals = locStrings.TxbSetPrjDecimals;" calcext:value-type="string">
            <text:p>TxbSetPrjDecimals = locStrings.TxbSetPrjDecimals;</text:p>
          </table:table-cell>
          <table:table-cell table:style-name="ce36" table:formula="of:=IF([.B30]&lt;&gt;0;CONCATENATE(&quot;public string &quot;;[.B30];&quot; { get; }&quot;);IF([.A30]&lt;&gt;0;CONCATENATE(&quot;// &quot;;[.A30]);&quot; &quot;))" office:value-type="string" office:string-value="public string TxbSetPrjDecimals { get; }" calcext:value-type="string">
            <text:p>public string TxbSetPrjDecimals { get; }</text:p>
          </table:table-cell>
          <table:table-cell table:style-name="ce36" table:formula="of:=IF([.$B30]&lt;&gt;0;CONCATENATE([.$B30];&quot; = &quot;&quot;&quot;;[.C30];&quot;&quot;&quot;;&quot;);IF([.$A30]&lt;&gt;0;CONCATENATE(&quot;// &quot;;[.$A30]);&quot; &quot;))" office:value-type="string" office:string-value="TxbSetPrjDecimals = &quot;East/North Decimals:&quot;;" calcext:value-type="string">
            <text:p>TxbSetPrjDecimals = "East/North Decimals:";</text:p>
          </table:table-cell>
          <table:table-cell table:style-name="ce36" table:formula="of:=IF([.$B30]&lt;&gt;0;CONCATENATE([.$B30];&quot; = &quot;&quot;&quot;;[.D30];&quot;&quot;&quot;;&quot;);IF([.$A30]&lt;&gt;0;CONCATENATE(&quot;// &quot;;[.$A30]);&quot; &quot;))" office:value-type="string" office:string-value="TxbSetPrjDecimals = &quot;Decimali Est/Nord:&quot;;" calcext:value-type="string">
            <text:p>TxbSetPrjDecimals = "Decimali Est/Nord:";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1]&lt;&gt;0;CONCATENATE(&quot;string &quot;;[.B31];&quot; { get; }&quot;);IF([.A31]&lt;&gt;0;CONCATENATE(&quot;// &quot;;[.A31]);&quot; &quot;))" office:value-type="string" office:string-value=" " calcext:value-type="string">
            <text:p><text:s/></text:p>
          </table:table-cell>
          <table:table-cell table:style-name="ce36" table:formula="of:=IF([.B31]&lt;&gt;0;CONCATENATE(&quot;public string &quot;;[.B31];&quot; { get; set; }&quot;);IF([.A31]&lt;&gt;0;CONCATENATE(&quot;// &quot;;[.A31]);&quot; &quot;))" office:value-type="string" office:string-value=" " calcext:value-type="string">
            <text:p><text:s/></text:p>
          </table:table-cell>
          <table:table-cell table:style-name="ce36" table:formula="of:=IF([.B31]&lt;&gt;0;CONCATENATE([.B31];&quot; = locStrings.&quot;;[.B31];&quot;;&quot;);IF([.A31]&lt;&gt;0;CONCATENATE(&quot;// &quot;;[.A31]);&quot; &quot;))" office:value-type="string" office:string-value=" " calcext:value-type="string">
            <text:p><text:s/></text:p>
          </table:table-cell>
          <table:table-cell table:style-name="ce36" table:formula="of:=IF([.B31]&lt;&gt;0;CONCATENATE(&quot;public string &quot;;[.B31];&quot; { get; }&quot;);IF([.A31]&lt;&gt;0;CONCATENATE(&quot;// &quot;;[.A31]);&quot; &quot;))" office:value-type="string" office:string-value=" " calcext:value-type="string">
            <text:p><text:s/></text:p>
          </table:table-cell>
          <table:table-cell table:style-name="ce36" table:formula="of:=IF([.$B31]&lt;&gt;0;CONCATENATE([.$B31];&quot; = &quot;&quot;&quot;;[.C31];&quot;&quot;&quot;;&quot;);IF([.$A31]&lt;&gt;0;CONCATENATE(&quot;// &quot;;[.$A31]);&quot; &quot;))" office:value-type="string" office:string-value=" " calcext:value-type="string">
            <text:p><text:s/></text:p>
          </table:table-cell>
          <table:table-cell table:style-name="ce36" table:formula="of:=IF([.$B31]&lt;&gt;0;CONCATENATE([.$B31];&quot; = &quot;&quot;&quot;;[.D31];&quot;&quot;&quot;;&quot;);IF([.$A31]&lt;&gt;0;CONCATENATE(&quot;// &quot;;[.$A3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2]&lt;&gt;0;CONCATENATE(&quot;string &quot;;[.B32];&quot; { get; }&quot;);IF([.A32]&lt;&gt;0;CONCATENATE(&quot;// &quot;;[.A32]);&quot; &quot;))" office:value-type="string" office:string-value=" " calcext:value-type="string">
            <text:p><text:s/></text:p>
          </table:table-cell>
          <table:table-cell table:style-name="ce36" table:formula="of:=IF([.B32]&lt;&gt;0;CONCATENATE(&quot;public string &quot;;[.B32];&quot; { get; set; }&quot;);IF([.A32]&lt;&gt;0;CONCATENATE(&quot;// &quot;;[.A32]);&quot; &quot;))" office:value-type="string" office:string-value=" " calcext:value-type="string">
            <text:p><text:s/></text:p>
          </table:table-cell>
          <table:table-cell table:style-name="ce36" table:formula="of:=IF([.B32]&lt;&gt;0;CONCATENATE([.B32];&quot; = locStrings.&quot;;[.B32];&quot;;&quot;);IF([.A32]&lt;&gt;0;CONCATENATE(&quot;// &quot;;[.A32]);&quot; &quot;))" office:value-type="string" office:string-value=" " calcext:value-type="string">
            <text:p><text:s/></text:p>
          </table:table-cell>
          <table:table-cell table:style-name="ce36" table:formula="of:=IF([.B32]&lt;&gt;0;CONCATENATE(&quot;public string &quot;;[.B32];&quot; { get; }&quot;);IF([.A32]&lt;&gt;0;CONCATENATE(&quot;// &quot;;[.A32]);&quot; &quot;))" office:value-type="string" office:string-value=" " calcext:value-type="string">
            <text:p><text:s/></text:p>
          </table:table-cell>
          <table:table-cell table:style-name="ce36" table:formula="of:=IF([.$B32]&lt;&gt;0;CONCATENATE([.$B32];&quot; = &quot;&quot;&quot;;[.C32];&quot;&quot;&quot;;&quot;);IF([.$A32]&lt;&gt;0;CONCATENATE(&quot;// &quot;;[.$A32]);&quot; &quot;))" office:value-type="string" office:string-value=" " calcext:value-type="string">
            <text:p><text:s/></text:p>
          </table:table-cell>
          <table:table-cell table:style-name="ce36" table:formula="of:=IF([.$B32]&lt;&gt;0;CONCATENATE([.$B32];&quot; = &quot;&quot;&quot;;[.D32];&quot;&quot;&quot;;&quot;);IF([.$A32]&lt;&gt;0;CONCATENATE(&quot;// &quot;;[.$A3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3]&lt;&gt;0;CONCATENATE(&quot;string &quot;;[.B33];&quot; { get; }&quot;);IF([.A33]&lt;&gt;0;CONCATENATE(&quot;// &quot;;[.A33]);&quot; &quot;))" office:value-type="string" office:string-value=" " calcext:value-type="string">
            <text:p><text:s/></text:p>
          </table:table-cell>
          <table:table-cell table:style-name="ce36" table:formula="of:=IF([.B33]&lt;&gt;0;CONCATENATE(&quot;public string &quot;;[.B33];&quot; { get; set; }&quot;);IF([.A33]&lt;&gt;0;CONCATENATE(&quot;// &quot;;[.A33]);&quot; &quot;))" office:value-type="string" office:string-value=" " calcext:value-type="string">
            <text:p><text:s/></text:p>
          </table:table-cell>
          <table:table-cell table:style-name="ce36" table:formula="of:=IF([.B33]&lt;&gt;0;CONCATENATE([.B33];&quot; = locStrings.&quot;;[.B33];&quot;;&quot;);IF([.A33]&lt;&gt;0;CONCATENATE(&quot;// &quot;;[.A33]);&quot; &quot;))" office:value-type="string" office:string-value=" " calcext:value-type="string">
            <text:p><text:s/></text:p>
          </table:table-cell>
          <table:table-cell table:style-name="ce36" table:formula="of:=IF([.B33]&lt;&gt;0;CONCATENATE(&quot;public string &quot;;[.B33];&quot; { get; }&quot;);IF([.A33]&lt;&gt;0;CONCATENATE(&quot;// &quot;;[.A33]);&quot; &quot;))" office:value-type="string" office:string-value=" " calcext:value-type="string">
            <text:p><text:s/></text:p>
          </table:table-cell>
          <table:table-cell table:style-name="ce36" table:formula="of:=IF([.$B33]&lt;&gt;0;CONCATENATE([.$B33];&quot; = &quot;&quot;&quot;;[.C33];&quot;&quot;&quot;;&quot;);IF([.$A33]&lt;&gt;0;CONCATENATE(&quot;// &quot;;[.$A33]);&quot; &quot;))" office:value-type="string" office:string-value=" " calcext:value-type="string">
            <text:p><text:s/></text:p>
          </table:table-cell>
          <table:table-cell table:style-name="ce36" table:formula="of:=IF([.$B33]&lt;&gt;0;CONCATENATE([.$B33];&quot; = &quot;&quot;&quot;;[.D33];&quot;&quot;&quot;;&quot;);IF([.$A33]&lt;&gt;0;CONCATENATE(&quot;// &quot;;[.$A3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4]&lt;&gt;0;CONCATENATE(&quot;string &quot;;[.B34];&quot; { get; }&quot;);IF([.A34]&lt;&gt;0;CONCATENATE(&quot;// &quot;;[.A34]);&quot; &quot;))" office:value-type="string" office:string-value=" " calcext:value-type="string">
            <text:p><text:s/></text:p>
          </table:table-cell>
          <table:table-cell table:style-name="ce36" table:formula="of:=IF([.B34]&lt;&gt;0;CONCATENATE(&quot;public string &quot;;[.B34];&quot; { get; set; }&quot;);IF([.A34]&lt;&gt;0;CONCATENATE(&quot;// &quot;;[.A34]);&quot; &quot;))" office:value-type="string" office:string-value=" " calcext:value-type="string">
            <text:p><text:s/></text:p>
          </table:table-cell>
          <table:table-cell table:style-name="ce36" table:formula="of:=IF([.B34]&lt;&gt;0;CONCATENATE([.B34];&quot; = locStrings.&quot;;[.B34];&quot;;&quot;);IF([.A34]&lt;&gt;0;CONCATENATE(&quot;// &quot;;[.A34]);&quot; &quot;))" office:value-type="string" office:string-value=" " calcext:value-type="string">
            <text:p><text:s/></text:p>
          </table:table-cell>
          <table:table-cell table:style-name="ce36" table:formula="of:=IF([.B34]&lt;&gt;0;CONCATENATE(&quot;public string &quot;;[.B34];&quot; { get; }&quot;);IF([.A34]&lt;&gt;0;CONCATENATE(&quot;// &quot;;[.A34]);&quot; &quot;))" office:value-type="string" office:string-value=" " calcext:value-type="string">
            <text:p><text:s/></text:p>
          </table:table-cell>
          <table:table-cell table:style-name="ce36" table:formula="of:=IF([.$B34]&lt;&gt;0;CONCATENATE([.$B34];&quot; = &quot;&quot;&quot;;[.C34];&quot;&quot;&quot;;&quot;);IF([.$A34]&lt;&gt;0;CONCATENATE(&quot;// &quot;;[.$A34]);&quot; &quot;))" office:value-type="string" office:string-value=" " calcext:value-type="string">
            <text:p><text:s/></text:p>
          </table:table-cell>
          <table:table-cell table:style-name="ce36" table:formula="of:=IF([.$B34]&lt;&gt;0;CONCATENATE([.$B34];&quot; = &quot;&quot;&quot;;[.D34];&quot;&quot;&quot;;&quot;);IF([.$A34]&lt;&gt;0;CONCATENATE(&quot;// &quot;;[.$A3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5]&lt;&gt;0;CONCATENATE(&quot;string &quot;;[.B35];&quot; { get; }&quot;);IF([.A35]&lt;&gt;0;CONCATENATE(&quot;// &quot;;[.A35]);&quot; &quot;))" office:value-type="string" office:string-value=" " calcext:value-type="string">
            <text:p><text:s/></text:p>
          </table:table-cell>
          <table:table-cell table:style-name="ce36" table:formula="of:=IF([.B35]&lt;&gt;0;CONCATENATE(&quot;public string &quot;;[.B35];&quot; { get; set; }&quot;);IF([.A35]&lt;&gt;0;CONCATENATE(&quot;// &quot;;[.A35]);&quot; &quot;))" office:value-type="string" office:string-value=" " calcext:value-type="string">
            <text:p><text:s/></text:p>
          </table:table-cell>
          <table:table-cell table:style-name="ce36" table:formula="of:=IF([.B35]&lt;&gt;0;CONCATENATE([.B35];&quot; = locStrings.&quot;;[.B35];&quot;;&quot;);IF([.A35]&lt;&gt;0;CONCATENATE(&quot;// &quot;;[.A35]);&quot; &quot;))" office:value-type="string" office:string-value=" " calcext:value-type="string">
            <text:p><text:s/></text:p>
          </table:table-cell>
          <table:table-cell table:style-name="ce36" table:formula="of:=IF([.B35]&lt;&gt;0;CONCATENATE(&quot;public string &quot;;[.B35];&quot; { get; }&quot;);IF([.A35]&lt;&gt;0;CONCATENATE(&quot;// &quot;;[.A35]);&quot; &quot;))" office:value-type="string" office:string-value=" " calcext:value-type="string">
            <text:p><text:s/></text:p>
          </table:table-cell>
          <table:table-cell table:style-name="ce36" table:formula="of:=IF([.$B35]&lt;&gt;0;CONCATENATE([.$B35];&quot; = &quot;&quot;&quot;;[.C35];&quot;&quot;&quot;;&quot;);IF([.$A35]&lt;&gt;0;CONCATENATE(&quot;// &quot;;[.$A35]);&quot; &quot;))" office:value-type="string" office:string-value=" " calcext:value-type="string">
            <text:p><text:s/></text:p>
          </table:table-cell>
          <table:table-cell table:style-name="ce36" table:formula="of:=IF([.$B35]&lt;&gt;0;CONCATENATE([.$B35];&quot; = &quot;&quot;&quot;;[.D35];&quot;&quot;&quot;;&quot;);IF([.$A35]&lt;&gt;0;CONCATENATE(&quot;// &quot;;[.$A3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6]&lt;&gt;0;CONCATENATE(&quot;string &quot;;[.B36];&quot; { get; }&quot;);IF([.A36]&lt;&gt;0;CONCATENATE(&quot;// &quot;;[.A36]);&quot; &quot;))" office:value-type="string" office:string-value=" " calcext:value-type="string">
            <text:p><text:s/></text:p>
          </table:table-cell>
          <table:table-cell table:style-name="ce36" table:formula="of:=IF([.B36]&lt;&gt;0;CONCATENATE(&quot;public string &quot;;[.B36];&quot; { get; set; }&quot;);IF([.A36]&lt;&gt;0;CONCATENATE(&quot;// &quot;;[.A36]);&quot; &quot;))" office:value-type="string" office:string-value=" " calcext:value-type="string">
            <text:p><text:s/></text:p>
          </table:table-cell>
          <table:table-cell table:style-name="ce36" table:formula="of:=IF([.B36]&lt;&gt;0;CONCATENATE([.B36];&quot; = locStrings.&quot;;[.B36];&quot;;&quot;);IF([.A36]&lt;&gt;0;CONCATENATE(&quot;// &quot;;[.A36]);&quot; &quot;))" office:value-type="string" office:string-value=" " calcext:value-type="string">
            <text:p><text:s/></text:p>
          </table:table-cell>
          <table:table-cell table:style-name="ce36" table:formula="of:=IF([.B36]&lt;&gt;0;CONCATENATE(&quot;public string &quot;;[.B36];&quot; { get; }&quot;);IF([.A36]&lt;&gt;0;CONCATENATE(&quot;// &quot;;[.A36]);&quot; &quot;))" office:value-type="string" office:string-value=" " calcext:value-type="string">
            <text:p><text:s/></text:p>
          </table:table-cell>
          <table:table-cell table:style-name="ce36" table:formula="of:=IF([.$B36]&lt;&gt;0;CONCATENATE([.$B36];&quot; = &quot;&quot;&quot;;[.C36];&quot;&quot;&quot;;&quot;);IF([.$A36]&lt;&gt;0;CONCATENATE(&quot;// &quot;;[.$A36]);&quot; &quot;))" office:value-type="string" office:string-value=" " calcext:value-type="string">
            <text:p><text:s/></text:p>
          </table:table-cell>
          <table:table-cell table:style-name="ce36" table:formula="of:=IF([.$B36]&lt;&gt;0;CONCATENATE([.$B36];&quot; = &quot;&quot;&quot;;[.D36];&quot;&quot;&quot;;&quot;);IF([.$A36]&lt;&gt;0;CONCATENATE(&quot;// &quot;;[.$A3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7]&lt;&gt;0;CONCATENATE(&quot;string &quot;;[.B37];&quot; { get; }&quot;);IF([.A37]&lt;&gt;0;CONCATENATE(&quot;// &quot;;[.A37]);&quot; &quot;))" office:value-type="string" office:string-value=" " calcext:value-type="string">
            <text:p><text:s/></text:p>
          </table:table-cell>
          <table:table-cell table:style-name="ce36" table:formula="of:=IF([.B37]&lt;&gt;0;CONCATENATE(&quot;public string &quot;;[.B37];&quot; { get; set; }&quot;);IF([.A37]&lt;&gt;0;CONCATENATE(&quot;// &quot;;[.A37]);&quot; &quot;))" office:value-type="string" office:string-value=" " calcext:value-type="string">
            <text:p><text:s/></text:p>
          </table:table-cell>
          <table:table-cell table:style-name="ce36" table:formula="of:=IF([.B37]&lt;&gt;0;CONCATENATE([.B37];&quot; = locStrings.&quot;;[.B37];&quot;;&quot;);IF([.A37]&lt;&gt;0;CONCATENATE(&quot;// &quot;;[.A37]);&quot; &quot;))" office:value-type="string" office:string-value=" " calcext:value-type="string">
            <text:p><text:s/></text:p>
          </table:table-cell>
          <table:table-cell table:style-name="ce36" table:formula="of:=IF([.B37]&lt;&gt;0;CONCATENATE(&quot;public string &quot;;[.B37];&quot; { get; }&quot;);IF([.A37]&lt;&gt;0;CONCATENATE(&quot;// &quot;;[.A37]);&quot; &quot;))" office:value-type="string" office:string-value=" " calcext:value-type="string">
            <text:p><text:s/></text:p>
          </table:table-cell>
          <table:table-cell table:style-name="ce36" table:formula="of:=IF([.$B37]&lt;&gt;0;CONCATENATE([.$B37];&quot; = &quot;&quot;&quot;;[.C37];&quot;&quot;&quot;;&quot;);IF([.$A37]&lt;&gt;0;CONCATENATE(&quot;// &quot;;[.$A37]);&quot; &quot;))" office:value-type="string" office:string-value=" " calcext:value-type="string">
            <text:p><text:s/></text:p>
          </table:table-cell>
          <table:table-cell table:style-name="ce36" table:formula="of:=IF([.$B37]&lt;&gt;0;CONCATENATE([.$B37];&quot; = &quot;&quot;&quot;;[.D37];&quot;&quot;&quot;;&quot;);IF([.$A37]&lt;&gt;0;CONCATENATE(&quot;// &quot;;[.$A3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8]&lt;&gt;0;CONCATENATE(&quot;string &quot;;[.B38];&quot; { get; }&quot;);IF([.A38]&lt;&gt;0;CONCATENATE(&quot;// &quot;;[.A38]);&quot; &quot;))" office:value-type="string" office:string-value=" " calcext:value-type="string">
            <text:p><text:s/></text:p>
          </table:table-cell>
          <table:table-cell table:style-name="ce36" table:formula="of:=IF([.B38]&lt;&gt;0;CONCATENATE(&quot;public string &quot;;[.B38];&quot; { get; set; }&quot;);IF([.A38]&lt;&gt;0;CONCATENATE(&quot;// &quot;;[.A38]);&quot; &quot;))" office:value-type="string" office:string-value=" " calcext:value-type="string">
            <text:p><text:s/></text:p>
          </table:table-cell>
          <table:table-cell table:style-name="ce36" table:formula="of:=IF([.B38]&lt;&gt;0;CONCATENATE([.B38];&quot; = locStrings.&quot;;[.B38];&quot;;&quot;);IF([.A38]&lt;&gt;0;CONCATENATE(&quot;// &quot;;[.A38]);&quot; &quot;))" office:value-type="string" office:string-value=" " calcext:value-type="string">
            <text:p><text:s/></text:p>
          </table:table-cell>
          <table:table-cell table:style-name="ce36" table:formula="of:=IF([.B38]&lt;&gt;0;CONCATENATE(&quot;public string &quot;;[.B38];&quot; { get; }&quot;);IF([.A38]&lt;&gt;0;CONCATENATE(&quot;// &quot;;[.A38]);&quot; &quot;))" office:value-type="string" office:string-value=" " calcext:value-type="string">
            <text:p><text:s/></text:p>
          </table:table-cell>
          <table:table-cell table:style-name="ce36" table:formula="of:=IF([.$B38]&lt;&gt;0;CONCATENATE([.$B38];&quot; = &quot;&quot;&quot;;[.C38];&quot;&quot;&quot;;&quot;);IF([.$A38]&lt;&gt;0;CONCATENATE(&quot;// &quot;;[.$A38]);&quot; &quot;))" office:value-type="string" office:string-value=" " calcext:value-type="string">
            <text:p><text:s/></text:p>
          </table:table-cell>
          <table:table-cell table:style-name="ce36" table:formula="of:=IF([.$B38]&lt;&gt;0;CONCATENATE([.$B38];&quot; = &quot;&quot;&quot;;[.D38];&quot;&quot;&quot;;&quot;);IF([.$A38]&lt;&gt;0;CONCATENATE(&quot;// &quot;;[.$A3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39]&lt;&gt;0;CONCATENATE(&quot;string &quot;;[.B39];&quot; { get; }&quot;);IF([.A39]&lt;&gt;0;CONCATENATE(&quot;// &quot;;[.A39]);&quot; &quot;))" office:value-type="string" office:string-value=" " calcext:value-type="string">
            <text:p><text:s/></text:p>
          </table:table-cell>
          <table:table-cell table:style-name="ce36" table:formula="of:=IF([.B39]&lt;&gt;0;CONCATENATE(&quot;public string &quot;;[.B39];&quot; { get; set; }&quot;);IF([.A39]&lt;&gt;0;CONCATENATE(&quot;// &quot;;[.A39]);&quot; &quot;))" office:value-type="string" office:string-value=" " calcext:value-type="string">
            <text:p><text:s/></text:p>
          </table:table-cell>
          <table:table-cell table:style-name="ce36" table:formula="of:=IF([.B39]&lt;&gt;0;CONCATENATE([.B39];&quot; = locStrings.&quot;;[.B39];&quot;;&quot;);IF([.A39]&lt;&gt;0;CONCATENATE(&quot;// &quot;;[.A39]);&quot; &quot;))" office:value-type="string" office:string-value=" " calcext:value-type="string">
            <text:p><text:s/></text:p>
          </table:table-cell>
          <table:table-cell table:style-name="ce36" table:formula="of:=IF([.B39]&lt;&gt;0;CONCATENATE(&quot;public string &quot;;[.B39];&quot; { get; }&quot;);IF([.A39]&lt;&gt;0;CONCATENATE(&quot;// &quot;;[.A39]);&quot; &quot;))" office:value-type="string" office:string-value=" " calcext:value-type="string">
            <text:p><text:s/></text:p>
          </table:table-cell>
          <table:table-cell table:style-name="ce36" table:formula="of:=IF([.$B39]&lt;&gt;0;CONCATENATE([.$B39];&quot; = &quot;&quot;&quot;;[.C39];&quot;&quot;&quot;;&quot;);IF([.$A39]&lt;&gt;0;CONCATENATE(&quot;// &quot;;[.$A39]);&quot; &quot;))" office:value-type="string" office:string-value=" " calcext:value-type="string">
            <text:p><text:s/></text:p>
          </table:table-cell>
          <table:table-cell table:style-name="ce36" table:formula="of:=IF([.$B39]&lt;&gt;0;CONCATENATE([.$B39];&quot; = &quot;&quot;&quot;;[.D39];&quot;&quot;&quot;;&quot;);IF([.$A39]&lt;&gt;0;CONCATENATE(&quot;// &quot;;[.$A3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0]&lt;&gt;0;CONCATENATE(&quot;string &quot;;[.B40];&quot; { get; }&quot;);IF([.A40]&lt;&gt;0;CONCATENATE(&quot;// &quot;;[.A40]);&quot; &quot;))" office:value-type="string" office:string-value=" " calcext:value-type="string">
            <text:p><text:s/></text:p>
          </table:table-cell>
          <table:table-cell table:style-name="ce36" table:formula="of:=IF([.B40]&lt;&gt;0;CONCATENATE(&quot;public string &quot;;[.B40];&quot; { get; set; }&quot;);IF([.A40]&lt;&gt;0;CONCATENATE(&quot;// &quot;;[.A40]);&quot; &quot;))" office:value-type="string" office:string-value=" " calcext:value-type="string">
            <text:p><text:s/></text:p>
          </table:table-cell>
          <table:table-cell table:style-name="ce36" table:formula="of:=IF([.B40]&lt;&gt;0;CONCATENATE([.B40];&quot; = locStrings.&quot;;[.B40];&quot;;&quot;);IF([.A40]&lt;&gt;0;CONCATENATE(&quot;// &quot;;[.A40]);&quot; &quot;))" office:value-type="string" office:string-value=" " calcext:value-type="string">
            <text:p><text:s/></text:p>
          </table:table-cell>
          <table:table-cell table:style-name="ce36" table:formula="of:=IF([.B40]&lt;&gt;0;CONCATENATE(&quot;public string &quot;;[.B40];&quot; { get; }&quot;);IF([.A40]&lt;&gt;0;CONCATENATE(&quot;// &quot;;[.A40]);&quot; &quot;))" office:value-type="string" office:string-value=" " calcext:value-type="string">
            <text:p><text:s/></text:p>
          </table:table-cell>
          <table:table-cell table:style-name="ce36" table:formula="of:=IF([.$B40]&lt;&gt;0;CONCATENATE([.$B40];&quot; = &quot;&quot;&quot;;[.C40];&quot;&quot;&quot;;&quot;);IF([.$A40]&lt;&gt;0;CONCATENATE(&quot;// &quot;;[.$A40]);&quot; &quot;))" office:value-type="string" office:string-value=" " calcext:value-type="string">
            <text:p><text:s/></text:p>
          </table:table-cell>
          <table:table-cell table:style-name="ce36" table:formula="of:=IF([.$B40]&lt;&gt;0;CONCATENATE([.$B40];&quot; = &quot;&quot;&quot;;[.D40];&quot;&quot;&quot;;&quot;);IF([.$A40]&lt;&gt;0;CONCATENATE(&quot;// &quot;;[.$A4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1]&lt;&gt;0;CONCATENATE(&quot;string &quot;;[.B41];&quot; { get; }&quot;);IF([.A41]&lt;&gt;0;CONCATENATE(&quot;// &quot;;[.A41]);&quot; &quot;))" office:value-type="string" office:string-value=" " calcext:value-type="string">
            <text:p><text:s/></text:p>
          </table:table-cell>
          <table:table-cell table:style-name="ce36" table:formula="of:=IF([.B41]&lt;&gt;0;CONCATENATE(&quot;public string &quot;;[.B41];&quot; { get; set; }&quot;);IF([.A41]&lt;&gt;0;CONCATENATE(&quot;// &quot;;[.A41]);&quot; &quot;))" office:value-type="string" office:string-value=" " calcext:value-type="string">
            <text:p><text:s/></text:p>
          </table:table-cell>
          <table:table-cell table:style-name="ce36" table:formula="of:=IF([.B41]&lt;&gt;0;CONCATENATE([.B41];&quot; = locStrings.&quot;;[.B41];&quot;;&quot;);IF([.A41]&lt;&gt;0;CONCATENATE(&quot;// &quot;;[.A41]);&quot; &quot;))" office:value-type="string" office:string-value=" " calcext:value-type="string">
            <text:p><text:s/></text:p>
          </table:table-cell>
          <table:table-cell table:style-name="ce36" table:formula="of:=IF([.B41]&lt;&gt;0;CONCATENATE(&quot;public string &quot;;[.B41];&quot; { get; }&quot;);IF([.A41]&lt;&gt;0;CONCATENATE(&quot;// &quot;;[.A41]);&quot; &quot;))" office:value-type="string" office:string-value=" " calcext:value-type="string">
            <text:p><text:s/></text:p>
          </table:table-cell>
          <table:table-cell table:style-name="ce36" table:formula="of:=IF([.$B41]&lt;&gt;0;CONCATENATE([.$B41];&quot; = &quot;&quot;&quot;;[.C41];&quot;&quot;&quot;;&quot;);IF([.$A41]&lt;&gt;0;CONCATENATE(&quot;// &quot;;[.$A41]);&quot; &quot;))" office:value-type="string" office:string-value=" " calcext:value-type="string">
            <text:p><text:s/></text:p>
          </table:table-cell>
          <table:table-cell table:style-name="ce36" table:formula="of:=IF([.$B41]&lt;&gt;0;CONCATENATE([.$B41];&quot; = &quot;&quot;&quot;;[.D41];&quot;&quot;&quot;;&quot;);IF([.$A41]&lt;&gt;0;CONCATENATE(&quot;// &quot;;[.$A4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2]&lt;&gt;0;CONCATENATE(&quot;string &quot;;[.B42];&quot; { get; }&quot;);IF([.A42]&lt;&gt;0;CONCATENATE(&quot;// &quot;;[.A42]);&quot; &quot;))" office:value-type="string" office:string-value=" " calcext:value-type="string">
            <text:p><text:s/></text:p>
          </table:table-cell>
          <table:table-cell table:style-name="ce36" table:formula="of:=IF([.B42]&lt;&gt;0;CONCATENATE(&quot;public string &quot;;[.B42];&quot; { get; set; }&quot;);IF([.A42]&lt;&gt;0;CONCATENATE(&quot;// &quot;;[.A42]);&quot; &quot;))" office:value-type="string" office:string-value=" " calcext:value-type="string">
            <text:p><text:s/></text:p>
          </table:table-cell>
          <table:table-cell table:style-name="ce36" table:formula="of:=IF([.B42]&lt;&gt;0;CONCATENATE([.B42];&quot; = locStrings.&quot;;[.B42];&quot;;&quot;);IF([.A42]&lt;&gt;0;CONCATENATE(&quot;// &quot;;[.A42]);&quot; &quot;))" office:value-type="string" office:string-value=" " calcext:value-type="string">
            <text:p><text:s/></text:p>
          </table:table-cell>
          <table:table-cell table:style-name="ce36" table:formula="of:=IF([.B42]&lt;&gt;0;CONCATENATE(&quot;public string &quot;;[.B42];&quot; { get; }&quot;);IF([.A42]&lt;&gt;0;CONCATENATE(&quot;// &quot;;[.A42]);&quot; &quot;))" office:value-type="string" office:string-value=" " calcext:value-type="string">
            <text:p><text:s/></text:p>
          </table:table-cell>
          <table:table-cell table:style-name="ce36" table:formula="of:=IF([.$B42]&lt;&gt;0;CONCATENATE([.$B42];&quot; = &quot;&quot;&quot;;[.C42];&quot;&quot;&quot;;&quot;);IF([.$A42]&lt;&gt;0;CONCATENATE(&quot;// &quot;;[.$A42]);&quot; &quot;))" office:value-type="string" office:string-value=" " calcext:value-type="string">
            <text:p><text:s/></text:p>
          </table:table-cell>
          <table:table-cell table:style-name="ce36" table:formula="of:=IF([.$B42]&lt;&gt;0;CONCATENATE([.$B42];&quot; = &quot;&quot;&quot;;[.D42];&quot;&quot;&quot;;&quot;);IF([.$A42]&lt;&gt;0;CONCATENATE(&quot;// &quot;;[.$A4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3]&lt;&gt;0;CONCATENATE(&quot;string &quot;;[.B43];&quot; { get; }&quot;);IF([.A43]&lt;&gt;0;CONCATENATE(&quot;// &quot;;[.A43]);&quot; &quot;))" office:value-type="string" office:string-value=" " calcext:value-type="string">
            <text:p><text:s/></text:p>
          </table:table-cell>
          <table:table-cell table:style-name="ce36" table:formula="of:=IF([.B43]&lt;&gt;0;CONCATENATE(&quot;public string &quot;;[.B43];&quot; { get; set; }&quot;);IF([.A43]&lt;&gt;0;CONCATENATE(&quot;// &quot;;[.A43]);&quot; &quot;))" office:value-type="string" office:string-value=" " calcext:value-type="string">
            <text:p><text:s/></text:p>
          </table:table-cell>
          <table:table-cell table:style-name="ce36" table:formula="of:=IF([.B43]&lt;&gt;0;CONCATENATE([.B43];&quot; = locStrings.&quot;;[.B43];&quot;;&quot;);IF([.A43]&lt;&gt;0;CONCATENATE(&quot;// &quot;;[.A43]);&quot; &quot;))" office:value-type="string" office:string-value=" " calcext:value-type="string">
            <text:p><text:s/></text:p>
          </table:table-cell>
          <table:table-cell table:style-name="ce36" table:formula="of:=IF([.B43]&lt;&gt;0;CONCATENATE(&quot;public string &quot;;[.B43];&quot; { get; }&quot;);IF([.A43]&lt;&gt;0;CONCATENATE(&quot;// &quot;;[.A43]);&quot; &quot;))" office:value-type="string" office:string-value=" " calcext:value-type="string">
            <text:p><text:s/></text:p>
          </table:table-cell>
          <table:table-cell table:style-name="ce36" table:formula="of:=IF([.$B43]&lt;&gt;0;CONCATENATE([.$B43];&quot; = &quot;&quot;&quot;;[.C43];&quot;&quot;&quot;;&quot;);IF([.$A43]&lt;&gt;0;CONCATENATE(&quot;// &quot;;[.$A43]);&quot; &quot;))" office:value-type="string" office:string-value=" " calcext:value-type="string">
            <text:p><text:s/></text:p>
          </table:table-cell>
          <table:table-cell table:style-name="ce36" table:formula="of:=IF([.$B43]&lt;&gt;0;CONCATENATE([.$B43];&quot; = &quot;&quot;&quot;;[.D43];&quot;&quot;&quot;;&quot;);IF([.$A43]&lt;&gt;0;CONCATENATE(&quot;// &quot;;[.$A4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4]&lt;&gt;0;CONCATENATE(&quot;string &quot;;[.B44];&quot; { get; }&quot;);IF([.A44]&lt;&gt;0;CONCATENATE(&quot;// &quot;;[.A44]);&quot; &quot;))" office:value-type="string" office:string-value=" " calcext:value-type="string">
            <text:p><text:s/></text:p>
          </table:table-cell>
          <table:table-cell table:style-name="ce36" table:formula="of:=IF([.B44]&lt;&gt;0;CONCATENATE(&quot;public string &quot;;[.B44];&quot; { get; set; }&quot;);IF([.A44]&lt;&gt;0;CONCATENATE(&quot;// &quot;;[.A44]);&quot; &quot;))" office:value-type="string" office:string-value=" " calcext:value-type="string">
            <text:p><text:s/></text:p>
          </table:table-cell>
          <table:table-cell table:style-name="ce36" table:formula="of:=IF([.B44]&lt;&gt;0;CONCATENATE([.B44];&quot; = locStrings.&quot;;[.B44];&quot;;&quot;);IF([.A44]&lt;&gt;0;CONCATENATE(&quot;// &quot;;[.A44]);&quot; &quot;))" office:value-type="string" office:string-value=" " calcext:value-type="string">
            <text:p><text:s/></text:p>
          </table:table-cell>
          <table:table-cell table:style-name="ce36" table:formula="of:=IF([.B44]&lt;&gt;0;CONCATENATE(&quot;public string &quot;;[.B44];&quot; { get; }&quot;);IF([.A44]&lt;&gt;0;CONCATENATE(&quot;// &quot;;[.A44]);&quot; &quot;))" office:value-type="string" office:string-value=" " calcext:value-type="string">
            <text:p><text:s/></text:p>
          </table:table-cell>
          <table:table-cell table:style-name="ce36" table:formula="of:=IF([.$B44]&lt;&gt;0;CONCATENATE([.$B44];&quot; = &quot;&quot;&quot;;[.C44];&quot;&quot;&quot;;&quot;);IF([.$A44]&lt;&gt;0;CONCATENATE(&quot;// &quot;;[.$A44]);&quot; &quot;))" office:value-type="string" office:string-value=" " calcext:value-type="string">
            <text:p><text:s/></text:p>
          </table:table-cell>
          <table:table-cell table:style-name="ce36" table:formula="of:=IF([.$B44]&lt;&gt;0;CONCATENATE([.$B44];&quot; = &quot;&quot;&quot;;[.D44];&quot;&quot;&quot;;&quot;);IF([.$A44]&lt;&gt;0;CONCATENATE(&quot;// &quot;;[.$A4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5]&lt;&gt;0;CONCATENATE(&quot;string &quot;;[.B45];&quot; { get; }&quot;);IF([.A45]&lt;&gt;0;CONCATENATE(&quot;// &quot;;[.A45]);&quot; &quot;))" office:value-type="string" office:string-value=" " calcext:value-type="string">
            <text:p><text:s/></text:p>
          </table:table-cell>
          <table:table-cell table:style-name="ce36" table:formula="of:=IF([.B45]&lt;&gt;0;CONCATENATE(&quot;public string &quot;;[.B45];&quot; { get; set; }&quot;);IF([.A45]&lt;&gt;0;CONCATENATE(&quot;// &quot;;[.A45]);&quot; &quot;))" office:value-type="string" office:string-value=" " calcext:value-type="string">
            <text:p><text:s/></text:p>
          </table:table-cell>
          <table:table-cell table:style-name="ce36" table:formula="of:=IF([.B45]&lt;&gt;0;CONCATENATE([.B45];&quot; = locStrings.&quot;;[.B45];&quot;;&quot;);IF([.A45]&lt;&gt;0;CONCATENATE(&quot;// &quot;;[.A45]);&quot; &quot;))" office:value-type="string" office:string-value=" " calcext:value-type="string">
            <text:p><text:s/></text:p>
          </table:table-cell>
          <table:table-cell table:style-name="ce36" table:formula="of:=IF([.B45]&lt;&gt;0;CONCATENATE(&quot;public string &quot;;[.B45];&quot; { get; }&quot;);IF([.A45]&lt;&gt;0;CONCATENATE(&quot;// &quot;;[.A45]);&quot; &quot;))" office:value-type="string" office:string-value=" " calcext:value-type="string">
            <text:p><text:s/></text:p>
          </table:table-cell>
          <table:table-cell table:style-name="ce36" table:formula="of:=IF([.$B45]&lt;&gt;0;CONCATENATE([.$B45];&quot; = &quot;&quot;&quot;;[.C45];&quot;&quot;&quot;;&quot;);IF([.$A45]&lt;&gt;0;CONCATENATE(&quot;// &quot;;[.$A45]);&quot; &quot;))" office:value-type="string" office:string-value=" " calcext:value-type="string">
            <text:p><text:s/></text:p>
          </table:table-cell>
          <table:table-cell table:style-name="ce36" table:formula="of:=IF([.$B45]&lt;&gt;0;CONCATENATE([.$B45];&quot; = &quot;&quot;&quot;;[.D45];&quot;&quot;&quot;;&quot;);IF([.$A45]&lt;&gt;0;CONCATENATE(&quot;// &quot;;[.$A4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6]&lt;&gt;0;CONCATENATE(&quot;string &quot;;[.B46];&quot; { get; }&quot;);IF([.A46]&lt;&gt;0;CONCATENATE(&quot;// &quot;;[.A46]);&quot; &quot;))" office:value-type="string" office:string-value=" " calcext:value-type="string">
            <text:p><text:s/></text:p>
          </table:table-cell>
          <table:table-cell table:style-name="ce36" table:formula="of:=IF([.B46]&lt;&gt;0;CONCATENATE(&quot;public string &quot;;[.B46];&quot; { get; set; }&quot;);IF([.A46]&lt;&gt;0;CONCATENATE(&quot;// &quot;;[.A46]);&quot; &quot;))" office:value-type="string" office:string-value=" " calcext:value-type="string">
            <text:p><text:s/></text:p>
          </table:table-cell>
          <table:table-cell table:style-name="ce36" table:formula="of:=IF([.B46]&lt;&gt;0;CONCATENATE([.B46];&quot; = locStrings.&quot;;[.B46];&quot;;&quot;);IF([.A46]&lt;&gt;0;CONCATENATE(&quot;// &quot;;[.A46]);&quot; &quot;))" office:value-type="string" office:string-value=" " calcext:value-type="string">
            <text:p><text:s/></text:p>
          </table:table-cell>
          <table:table-cell table:style-name="ce36" table:formula="of:=IF([.B46]&lt;&gt;0;CONCATENATE(&quot;public string &quot;;[.B46];&quot; { get; }&quot;);IF([.A46]&lt;&gt;0;CONCATENATE(&quot;// &quot;;[.A46]);&quot; &quot;))" office:value-type="string" office:string-value=" " calcext:value-type="string">
            <text:p><text:s/></text:p>
          </table:table-cell>
          <table:table-cell table:style-name="ce36" table:formula="of:=IF([.$B46]&lt;&gt;0;CONCATENATE([.$B46];&quot; = &quot;&quot;&quot;;[.C46];&quot;&quot;&quot;;&quot;);IF([.$A46]&lt;&gt;0;CONCATENATE(&quot;// &quot;;[.$A46]);&quot; &quot;))" office:value-type="string" office:string-value=" " calcext:value-type="string">
            <text:p><text:s/></text:p>
          </table:table-cell>
          <table:table-cell table:style-name="ce36" table:formula="of:=IF([.$B46]&lt;&gt;0;CONCATENATE([.$B46];&quot; = &quot;&quot;&quot;;[.D46];&quot;&quot;&quot;;&quot;);IF([.$A46]&lt;&gt;0;CONCATENATE(&quot;// &quot;;[.$A4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7]&lt;&gt;0;CONCATENATE(&quot;string &quot;;[.B47];&quot; { get; }&quot;);IF([.A47]&lt;&gt;0;CONCATENATE(&quot;// &quot;;[.A47]);&quot; &quot;))" office:value-type="string" office:string-value=" " calcext:value-type="string">
            <text:p><text:s/></text:p>
          </table:table-cell>
          <table:table-cell table:style-name="ce36" table:formula="of:=IF([.B47]&lt;&gt;0;CONCATENATE(&quot;public string &quot;;[.B47];&quot; { get; set; }&quot;);IF([.A47]&lt;&gt;0;CONCATENATE(&quot;// &quot;;[.A47]);&quot; &quot;))" office:value-type="string" office:string-value=" " calcext:value-type="string">
            <text:p><text:s/></text:p>
          </table:table-cell>
          <table:table-cell table:style-name="ce36" table:formula="of:=IF([.B47]&lt;&gt;0;CONCATENATE([.B47];&quot; = locStrings.&quot;;[.B47];&quot;;&quot;);IF([.A47]&lt;&gt;0;CONCATENATE(&quot;// &quot;;[.A47]);&quot; &quot;))" office:value-type="string" office:string-value=" " calcext:value-type="string">
            <text:p><text:s/></text:p>
          </table:table-cell>
          <table:table-cell table:style-name="ce36" table:formula="of:=IF([.B47]&lt;&gt;0;CONCATENATE(&quot;public string &quot;;[.B47];&quot; { get; }&quot;);IF([.A47]&lt;&gt;0;CONCATENATE(&quot;// &quot;;[.A47]);&quot; &quot;))" office:value-type="string" office:string-value=" " calcext:value-type="string">
            <text:p><text:s/></text:p>
          </table:table-cell>
          <table:table-cell table:style-name="ce36" table:formula="of:=IF([.$B47]&lt;&gt;0;CONCATENATE([.$B47];&quot; = &quot;&quot;&quot;;[.C47];&quot;&quot;&quot;;&quot;);IF([.$A47]&lt;&gt;0;CONCATENATE(&quot;// &quot;;[.$A47]);&quot; &quot;))" office:value-type="string" office:string-value=" " calcext:value-type="string">
            <text:p><text:s/></text:p>
          </table:table-cell>
          <table:table-cell table:style-name="ce36" table:formula="of:=IF([.$B47]&lt;&gt;0;CONCATENATE([.$B47];&quot; = &quot;&quot;&quot;;[.D47];&quot;&quot;&quot;;&quot;);IF([.$A47]&lt;&gt;0;CONCATENATE(&quot;// &quot;;[.$A4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8]&lt;&gt;0;CONCATENATE(&quot;string &quot;;[.B48];&quot; { get; }&quot;);IF([.A48]&lt;&gt;0;CONCATENATE(&quot;// &quot;;[.A48]);&quot; &quot;))" office:value-type="string" office:string-value=" " calcext:value-type="string">
            <text:p><text:s/></text:p>
          </table:table-cell>
          <table:table-cell table:style-name="ce36" table:formula="of:=IF([.B48]&lt;&gt;0;CONCATENATE(&quot;public string &quot;;[.B48];&quot; { get; set; }&quot;);IF([.A48]&lt;&gt;0;CONCATENATE(&quot;// &quot;;[.A48]);&quot; &quot;))" office:value-type="string" office:string-value=" " calcext:value-type="string">
            <text:p><text:s/></text:p>
          </table:table-cell>
          <table:table-cell table:style-name="ce36" table:formula="of:=IF([.B48]&lt;&gt;0;CONCATENATE([.B48];&quot; = locStrings.&quot;;[.B48];&quot;;&quot;);IF([.A48]&lt;&gt;0;CONCATENATE(&quot;// &quot;;[.A48]);&quot; &quot;))" office:value-type="string" office:string-value=" " calcext:value-type="string">
            <text:p><text:s/></text:p>
          </table:table-cell>
          <table:table-cell table:style-name="ce36" table:formula="of:=IF([.B48]&lt;&gt;0;CONCATENATE(&quot;public string &quot;;[.B48];&quot; { get; }&quot;);IF([.A48]&lt;&gt;0;CONCATENATE(&quot;// &quot;;[.A48]);&quot; &quot;))" office:value-type="string" office:string-value=" " calcext:value-type="string">
            <text:p><text:s/></text:p>
          </table:table-cell>
          <table:table-cell table:style-name="ce36" table:formula="of:=IF([.$B48]&lt;&gt;0;CONCATENATE([.$B48];&quot; = &quot;&quot;&quot;;[.C48];&quot;&quot;&quot;;&quot;);IF([.$A48]&lt;&gt;0;CONCATENATE(&quot;// &quot;;[.$A48]);&quot; &quot;))" office:value-type="string" office:string-value=" " calcext:value-type="string">
            <text:p><text:s/></text:p>
          </table:table-cell>
          <table:table-cell table:style-name="ce36" table:formula="of:=IF([.$B48]&lt;&gt;0;CONCATENATE([.$B48];&quot; = &quot;&quot;&quot;;[.D48];&quot;&quot;&quot;;&quot;);IF([.$A48]&lt;&gt;0;CONCATENATE(&quot;// &quot;;[.$A4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49]&lt;&gt;0;CONCATENATE(&quot;string &quot;;[.B49];&quot; { get; }&quot;);IF([.A49]&lt;&gt;0;CONCATENATE(&quot;// &quot;;[.A49]);&quot; &quot;))" office:value-type="string" office:string-value=" " calcext:value-type="string">
            <text:p><text:s/></text:p>
          </table:table-cell>
          <table:table-cell table:style-name="ce36" table:formula="of:=IF([.B49]&lt;&gt;0;CONCATENATE(&quot;public string &quot;;[.B49];&quot; { get; set; }&quot;);IF([.A49]&lt;&gt;0;CONCATENATE(&quot;// &quot;;[.A49]);&quot; &quot;))" office:value-type="string" office:string-value=" " calcext:value-type="string">
            <text:p><text:s/></text:p>
          </table:table-cell>
          <table:table-cell table:style-name="ce36" table:formula="of:=IF([.B49]&lt;&gt;0;CONCATENATE([.B49];&quot; = locStrings.&quot;;[.B49];&quot;;&quot;);IF([.A49]&lt;&gt;0;CONCATENATE(&quot;// &quot;;[.A49]);&quot; &quot;))" office:value-type="string" office:string-value=" " calcext:value-type="string">
            <text:p><text:s/></text:p>
          </table:table-cell>
          <table:table-cell table:style-name="ce36" table:formula="of:=IF([.B49]&lt;&gt;0;CONCATENATE(&quot;public string &quot;;[.B49];&quot; { get; }&quot;);IF([.A49]&lt;&gt;0;CONCATENATE(&quot;// &quot;;[.A49]);&quot; &quot;))" office:value-type="string" office:string-value=" " calcext:value-type="string">
            <text:p><text:s/></text:p>
          </table:table-cell>
          <table:table-cell table:style-name="ce36" table:formula="of:=IF([.$B49]&lt;&gt;0;CONCATENATE([.$B49];&quot; = &quot;&quot;&quot;;[.C49];&quot;&quot;&quot;;&quot;);IF([.$A49]&lt;&gt;0;CONCATENATE(&quot;// &quot;;[.$A49]);&quot; &quot;))" office:value-type="string" office:string-value=" " calcext:value-type="string">
            <text:p><text:s/></text:p>
          </table:table-cell>
          <table:table-cell table:style-name="ce36" table:formula="of:=IF([.$B49]&lt;&gt;0;CONCATENATE([.$B49];&quot; = &quot;&quot;&quot;;[.D49];&quot;&quot;&quot;;&quot;);IF([.$A49]&lt;&gt;0;CONCATENATE(&quot;// &quot;;[.$A4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0]&lt;&gt;0;CONCATENATE(&quot;string &quot;;[.B50];&quot; { get; }&quot;);IF([.A50]&lt;&gt;0;CONCATENATE(&quot;// &quot;;[.A50]);&quot; &quot;))" office:value-type="string" office:string-value=" " calcext:value-type="string">
            <text:p><text:s/></text:p>
          </table:table-cell>
          <table:table-cell table:style-name="ce36" table:formula="of:=IF([.B50]&lt;&gt;0;CONCATENATE(&quot;public string &quot;;[.B50];&quot; { get; set; }&quot;);IF([.A50]&lt;&gt;0;CONCATENATE(&quot;// &quot;;[.A50]);&quot; &quot;))" office:value-type="string" office:string-value=" " calcext:value-type="string">
            <text:p><text:s/></text:p>
          </table:table-cell>
          <table:table-cell table:style-name="ce36" table:formula="of:=IF([.B50]&lt;&gt;0;CONCATENATE([.B50];&quot; = locStrings.&quot;;[.B50];&quot;;&quot;);IF([.A50]&lt;&gt;0;CONCATENATE(&quot;// &quot;;[.A50]);&quot; &quot;))" office:value-type="string" office:string-value=" " calcext:value-type="string">
            <text:p><text:s/></text:p>
          </table:table-cell>
          <table:table-cell table:style-name="ce36" table:formula="of:=IF([.B50]&lt;&gt;0;CONCATENATE(&quot;public string &quot;;[.B50];&quot; { get; }&quot;);IF([.A50]&lt;&gt;0;CONCATENATE(&quot;// &quot;;[.A50]);&quot; &quot;))" office:value-type="string" office:string-value=" " calcext:value-type="string">
            <text:p><text:s/></text:p>
          </table:table-cell>
          <table:table-cell table:style-name="ce36" table:formula="of:=IF([.$B50]&lt;&gt;0;CONCATENATE([.$B50];&quot; = &quot;&quot;&quot;;[.C50];&quot;&quot;&quot;;&quot;);IF([.$A50]&lt;&gt;0;CONCATENATE(&quot;// &quot;;[.$A50]);&quot; &quot;))" office:value-type="string" office:string-value=" " calcext:value-type="string">
            <text:p><text:s/></text:p>
          </table:table-cell>
          <table:table-cell table:style-name="ce36" table:formula="of:=IF([.$B50]&lt;&gt;0;CONCATENATE([.$B50];&quot; = &quot;&quot;&quot;;[.D50];&quot;&quot;&quot;;&quot;);IF([.$A50]&lt;&gt;0;CONCATENATE(&quot;// &quot;;[.$A5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1]&lt;&gt;0;CONCATENATE(&quot;string &quot;;[.B51];&quot; { get; }&quot;);IF([.A51]&lt;&gt;0;CONCATENATE(&quot;// &quot;;[.A51]);&quot; &quot;))" office:value-type="string" office:string-value=" " calcext:value-type="string">
            <text:p><text:s/></text:p>
          </table:table-cell>
          <table:table-cell table:style-name="ce36" table:formula="of:=IF([.B51]&lt;&gt;0;CONCATENATE(&quot;public string &quot;;[.B51];&quot; { get; set; }&quot;);IF([.A51]&lt;&gt;0;CONCATENATE(&quot;// &quot;;[.A51]);&quot; &quot;))" office:value-type="string" office:string-value=" " calcext:value-type="string">
            <text:p><text:s/></text:p>
          </table:table-cell>
          <table:table-cell table:style-name="ce36" table:formula="of:=IF([.B51]&lt;&gt;0;CONCATENATE([.B51];&quot; = locStrings.&quot;;[.B51];&quot;;&quot;);IF([.A51]&lt;&gt;0;CONCATENATE(&quot;// &quot;;[.A51]);&quot; &quot;))" office:value-type="string" office:string-value=" " calcext:value-type="string">
            <text:p><text:s/></text:p>
          </table:table-cell>
          <table:table-cell table:style-name="ce36" table:formula="of:=IF([.B51]&lt;&gt;0;CONCATENATE(&quot;public string &quot;;[.B51];&quot; { get; }&quot;);IF([.A51]&lt;&gt;0;CONCATENATE(&quot;// &quot;;[.A51]);&quot; &quot;))" office:value-type="string" office:string-value=" " calcext:value-type="string">
            <text:p><text:s/></text:p>
          </table:table-cell>
          <table:table-cell table:style-name="ce36" table:formula="of:=IF([.$B51]&lt;&gt;0;CONCATENATE([.$B51];&quot; = &quot;&quot;&quot;;[.C51];&quot;&quot;&quot;;&quot;);IF([.$A51]&lt;&gt;0;CONCATENATE(&quot;// &quot;;[.$A51]);&quot; &quot;))" office:value-type="string" office:string-value=" " calcext:value-type="string">
            <text:p><text:s/></text:p>
          </table:table-cell>
          <table:table-cell table:style-name="ce36" table:formula="of:=IF([.$B51]&lt;&gt;0;CONCATENATE([.$B51];&quot; = &quot;&quot;&quot;;[.D51];&quot;&quot;&quot;;&quot;);IF([.$A51]&lt;&gt;0;CONCATENATE(&quot;// &quot;;[.$A5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2]&lt;&gt;0;CONCATENATE(&quot;string &quot;;[.B52];&quot; { get; }&quot;);IF([.A52]&lt;&gt;0;CONCATENATE(&quot;// &quot;;[.A52]);&quot; &quot;))" office:value-type="string" office:string-value=" " calcext:value-type="string">
            <text:p><text:s/></text:p>
          </table:table-cell>
          <table:table-cell table:style-name="ce36" table:formula="of:=IF([.B52]&lt;&gt;0;CONCATENATE(&quot;public string &quot;;[.B52];&quot; { get; set; }&quot;);IF([.A52]&lt;&gt;0;CONCATENATE(&quot;// &quot;;[.A52]);&quot; &quot;))" office:value-type="string" office:string-value=" " calcext:value-type="string">
            <text:p><text:s/></text:p>
          </table:table-cell>
          <table:table-cell table:style-name="ce36" table:formula="of:=IF([.B52]&lt;&gt;0;CONCATENATE([.B52];&quot; = locStrings.&quot;;[.B52];&quot;;&quot;);IF([.A52]&lt;&gt;0;CONCATENATE(&quot;// &quot;;[.A52]);&quot; &quot;))" office:value-type="string" office:string-value=" " calcext:value-type="string">
            <text:p><text:s/></text:p>
          </table:table-cell>
          <table:table-cell table:style-name="ce36" table:formula="of:=IF([.B52]&lt;&gt;0;CONCATENATE(&quot;public string &quot;;[.B52];&quot; { get; }&quot;);IF([.A52]&lt;&gt;0;CONCATENATE(&quot;// &quot;;[.A52]);&quot; &quot;))" office:value-type="string" office:string-value=" " calcext:value-type="string">
            <text:p><text:s/></text:p>
          </table:table-cell>
          <table:table-cell table:style-name="ce36" table:formula="of:=IF([.$B52]&lt;&gt;0;CONCATENATE([.$B52];&quot; = &quot;&quot;&quot;;[.C52];&quot;&quot;&quot;;&quot;);IF([.$A52]&lt;&gt;0;CONCATENATE(&quot;// &quot;;[.$A52]);&quot; &quot;))" office:value-type="string" office:string-value=" " calcext:value-type="string">
            <text:p><text:s/></text:p>
          </table:table-cell>
          <table:table-cell table:style-name="ce36" table:formula="of:=IF([.$B52]&lt;&gt;0;CONCATENATE([.$B52];&quot; = &quot;&quot;&quot;;[.D52];&quot;&quot;&quot;;&quot;);IF([.$A52]&lt;&gt;0;CONCATENATE(&quot;// &quot;;[.$A5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3]&lt;&gt;0;CONCATENATE(&quot;string &quot;;[.B53];&quot; { get; }&quot;);IF([.A53]&lt;&gt;0;CONCATENATE(&quot;// &quot;;[.A53]);&quot; &quot;))" office:value-type="string" office:string-value=" " calcext:value-type="string">
            <text:p><text:s/></text:p>
          </table:table-cell>
          <table:table-cell table:style-name="ce36" table:formula="of:=IF([.B53]&lt;&gt;0;CONCATENATE(&quot;public string &quot;;[.B53];&quot; { get; set; }&quot;);IF([.A53]&lt;&gt;0;CONCATENATE(&quot;// &quot;;[.A53]);&quot; &quot;))" office:value-type="string" office:string-value=" " calcext:value-type="string">
            <text:p><text:s/></text:p>
          </table:table-cell>
          <table:table-cell table:style-name="ce36" table:formula="of:=IF([.B53]&lt;&gt;0;CONCATENATE([.B53];&quot; = locStrings.&quot;;[.B53];&quot;;&quot;);IF([.A53]&lt;&gt;0;CONCATENATE(&quot;// &quot;;[.A53]);&quot; &quot;))" office:value-type="string" office:string-value=" " calcext:value-type="string">
            <text:p><text:s/></text:p>
          </table:table-cell>
          <table:table-cell table:style-name="ce36" table:formula="of:=IF([.B53]&lt;&gt;0;CONCATENATE(&quot;public string &quot;;[.B53];&quot; { get; }&quot;);IF([.A53]&lt;&gt;0;CONCATENATE(&quot;// &quot;;[.A53]);&quot; &quot;))" office:value-type="string" office:string-value=" " calcext:value-type="string">
            <text:p><text:s/></text:p>
          </table:table-cell>
          <table:table-cell table:style-name="ce36" table:formula="of:=IF([.$B53]&lt;&gt;0;CONCATENATE([.$B53];&quot; = &quot;&quot;&quot;;[.C53];&quot;&quot;&quot;;&quot;);IF([.$A53]&lt;&gt;0;CONCATENATE(&quot;// &quot;;[.$A53]);&quot; &quot;))" office:value-type="string" office:string-value=" " calcext:value-type="string">
            <text:p><text:s/></text:p>
          </table:table-cell>
          <table:table-cell table:style-name="ce36" table:formula="of:=IF([.$B53]&lt;&gt;0;CONCATENATE([.$B53];&quot; = &quot;&quot;&quot;;[.D53];&quot;&quot;&quot;;&quot;);IF([.$A53]&lt;&gt;0;CONCATENATE(&quot;// &quot;;[.$A5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4]&lt;&gt;0;CONCATENATE(&quot;string &quot;;[.B54];&quot; { get; }&quot;);IF([.A54]&lt;&gt;0;CONCATENATE(&quot;// &quot;;[.A54]);&quot; &quot;))" office:value-type="string" office:string-value=" " calcext:value-type="string">
            <text:p><text:s/></text:p>
          </table:table-cell>
          <table:table-cell table:style-name="ce36" table:formula="of:=IF([.B54]&lt;&gt;0;CONCATENATE(&quot;public string &quot;;[.B54];&quot; { get; set; }&quot;);IF([.A54]&lt;&gt;0;CONCATENATE(&quot;// &quot;;[.A54]);&quot; &quot;))" office:value-type="string" office:string-value=" " calcext:value-type="string">
            <text:p><text:s/></text:p>
          </table:table-cell>
          <table:table-cell table:style-name="ce36" table:formula="of:=IF([.B54]&lt;&gt;0;CONCATENATE([.B54];&quot; = locStrings.&quot;;[.B54];&quot;;&quot;);IF([.A54]&lt;&gt;0;CONCATENATE(&quot;// &quot;;[.A54]);&quot; &quot;))" office:value-type="string" office:string-value=" " calcext:value-type="string">
            <text:p><text:s/></text:p>
          </table:table-cell>
          <table:table-cell table:style-name="ce36" table:formula="of:=IF([.B54]&lt;&gt;0;CONCATENATE(&quot;public string &quot;;[.B54];&quot; { get; }&quot;);IF([.A54]&lt;&gt;0;CONCATENATE(&quot;// &quot;;[.A54]);&quot; &quot;))" office:value-type="string" office:string-value=" " calcext:value-type="string">
            <text:p><text:s/></text:p>
          </table:table-cell>
          <table:table-cell table:style-name="ce36" table:formula="of:=IF([.$B54]&lt;&gt;0;CONCATENATE([.$B54];&quot; = &quot;&quot;&quot;;[.C54];&quot;&quot;&quot;;&quot;);IF([.$A54]&lt;&gt;0;CONCATENATE(&quot;// &quot;;[.$A54]);&quot; &quot;))" office:value-type="string" office:string-value=" " calcext:value-type="string">
            <text:p><text:s/></text:p>
          </table:table-cell>
          <table:table-cell table:style-name="ce36" table:formula="of:=IF([.$B54]&lt;&gt;0;CONCATENATE([.$B54];&quot; = &quot;&quot;&quot;;[.D54];&quot;&quot;&quot;;&quot;);IF([.$A54]&lt;&gt;0;CONCATENATE(&quot;// &quot;;[.$A5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5]&lt;&gt;0;CONCATENATE(&quot;string &quot;;[.B55];&quot; { get; }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set; }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B55]&lt;&gt;0;CONCATENATE([.B55];&quot; = locStrings.&quot;;[.B55];&quot;;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}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C55];&quot;&quot;&quot;;&quot;);IF([.$A55]&lt;&gt;0;CONCATENATE(&quot;// &quot;;[.$A55]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D55];&quot;&quot;&quot;;&quot;);IF([.$A55]&lt;&gt;0;CONCATENATE(&quot;// &quot;;[.$A5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6]&lt;&gt;0;CONCATENATE(&quot;string &quot;;[.B56];&quot; { get; }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set; }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B56]&lt;&gt;0;CONCATENATE([.B56];&quot; = locStrings.&quot;;[.B56];&quot;;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}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C56];&quot;&quot;&quot;;&quot;);IF([.$A56]&lt;&gt;0;CONCATENATE(&quot;// &quot;;[.$A56]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D56];&quot;&quot;&quot;;&quot;);IF([.$A56]&lt;&gt;0;CONCATENATE(&quot;// &quot;;[.$A5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7]&lt;&gt;0;CONCATENATE(&quot;string &quot;;[.B57];&quot; { get; }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B57]&lt;&gt;0;CONCATENATE(&quot;public string &quot;;[.B57];&quot; { get; set; }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B57]&lt;&gt;0;CONCATENATE([.B57];&quot; = locStrings.&quot;;[.B57];&quot;;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B57]&lt;&gt;0;CONCATENATE(&quot;public string &quot;;[.B57];&quot; { get; }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$B57]&lt;&gt;0;CONCATENATE([.$B57];&quot; = &quot;&quot;&quot;;[.C57];&quot;&quot;&quot;;&quot;);IF([.$A57]&lt;&gt;0;CONCATENATE(&quot;// &quot;;[.$A57]);&quot; &quot;))" office:value-type="string" office:string-value=" " calcext:value-type="string">
            <text:p><text:s/></text:p>
          </table:table-cell>
          <table:table-cell table:style-name="ce36" table:formula="of:=IF([.$B57]&lt;&gt;0;CONCATENATE([.$B57];&quot; = &quot;&quot;&quot;;[.D57];&quot;&quot;&quot;;&quot;);IF([.$A57]&lt;&gt;0;CONCATENATE(&quot;// &quot;;[.$A5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8]&lt;&gt;0;CONCATENATE(&quot;string &quot;;[.B58];&quot; { get; }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B58]&lt;&gt;0;CONCATENATE(&quot;public string &quot;;[.B58];&quot; { get; set; }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B58]&lt;&gt;0;CONCATENATE([.B58];&quot; = locStrings.&quot;;[.B58];&quot;;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B58]&lt;&gt;0;CONCATENATE(&quot;public string &quot;;[.B58];&quot; { get; }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$B58]&lt;&gt;0;CONCATENATE([.$B58];&quot; = &quot;&quot;&quot;;[.C58];&quot;&quot;&quot;;&quot;);IF([.$A58]&lt;&gt;0;CONCATENATE(&quot;// &quot;;[.$A58]);&quot; &quot;))" office:value-type="string" office:string-value=" " calcext:value-type="string">
            <text:p><text:s/></text:p>
          </table:table-cell>
          <table:table-cell table:style-name="ce36" table:formula="of:=IF([.$B58]&lt;&gt;0;CONCATENATE([.$B58];&quot; = &quot;&quot;&quot;;[.D58];&quot;&quot;&quot;;&quot;);IF([.$A58]&lt;&gt;0;CONCATENATE(&quot;// &quot;;[.$A5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9]&lt;&gt;0;CONCATENATE(&quot;string &quot;;[.B59];&quot; { get; }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B59]&lt;&gt;0;CONCATENATE(&quot;public string &quot;;[.B59];&quot; { get; set; }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B59]&lt;&gt;0;CONCATENATE([.B59];&quot; = locStrings.&quot;;[.B59];&quot;;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B59]&lt;&gt;0;CONCATENATE(&quot;public string &quot;;[.B59];&quot; { get; }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$B59]&lt;&gt;0;CONCATENATE([.$B59];&quot; = &quot;&quot;&quot;;[.C59];&quot;&quot;&quot;;&quot;);IF([.$A59]&lt;&gt;0;CONCATENATE(&quot;// &quot;;[.$A59]);&quot; &quot;))" office:value-type="string" office:string-value=" " calcext:value-type="string">
            <text:p><text:s/></text:p>
          </table:table-cell>
          <table:table-cell table:style-name="ce36" table:formula="of:=IF([.$B59]&lt;&gt;0;CONCATENATE([.$B59];&quot; = &quot;&quot;&quot;;[.D59];&quot;&quot;&quot;;&quot;);IF([.$A59]&lt;&gt;0;CONCATENATE(&quot;// &quot;;[.$A5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0]&lt;&gt;0;CONCATENATE(&quot;string &quot;;[.B60];&quot; { get; }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B60]&lt;&gt;0;CONCATENATE(&quot;public string &quot;;[.B60];&quot; { get; set; }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B60]&lt;&gt;0;CONCATENATE([.B60];&quot; = locStrings.&quot;;[.B60];&quot;;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B60]&lt;&gt;0;CONCATENATE(&quot;public string &quot;;[.B60];&quot; { get; }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$B60]&lt;&gt;0;CONCATENATE([.$B60];&quot; = &quot;&quot;&quot;;[.C60];&quot;&quot;&quot;;&quot;);IF([.$A60]&lt;&gt;0;CONCATENATE(&quot;// &quot;;[.$A60]);&quot; &quot;))" office:value-type="string" office:string-value=" " calcext:value-type="string">
            <text:p><text:s/></text:p>
          </table:table-cell>
          <table:table-cell table:style-name="ce36" table:formula="of:=IF([.$B60]&lt;&gt;0;CONCATENATE([.$B60];&quot; = &quot;&quot;&quot;;[.D60];&quot;&quot;&quot;;&quot;);IF([.$A60]&lt;&gt;0;CONCATENATE(&quot;// &quot;;[.$A6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1]&lt;&gt;0;CONCATENATE(&quot;string &quot;;[.B61];&quot; { get; }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B61]&lt;&gt;0;CONCATENATE(&quot;public string &quot;;[.B61];&quot; { get; set; }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B61]&lt;&gt;0;CONCATENATE([.B61];&quot; = locStrings.&quot;;[.B61];&quot;;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B61]&lt;&gt;0;CONCATENATE(&quot;public string &quot;;[.B61];&quot; { get; }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$B61]&lt;&gt;0;CONCATENATE([.$B61];&quot; = &quot;&quot;&quot;;[.C61];&quot;&quot;&quot;;&quot;);IF([.$A61]&lt;&gt;0;CONCATENATE(&quot;// &quot;;[.$A61]);&quot; &quot;))" office:value-type="string" office:string-value=" " calcext:value-type="string">
            <text:p><text:s/></text:p>
          </table:table-cell>
          <table:table-cell table:style-name="ce36" table:formula="of:=IF([.$B61]&lt;&gt;0;CONCATENATE([.$B61];&quot; = &quot;&quot;&quot;;[.D61];&quot;&quot;&quot;;&quot;);IF([.$A61]&lt;&gt;0;CONCATENATE(&quot;// &quot;;[.$A6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2]&lt;&gt;0;CONCATENATE(&quot;string &quot;;[.B62];&quot; { get; }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B62]&lt;&gt;0;CONCATENATE(&quot;public string &quot;;[.B62];&quot; { get; set; }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B62]&lt;&gt;0;CONCATENATE([.B62];&quot; = locStrings.&quot;;[.B62];&quot;;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B62]&lt;&gt;0;CONCATENATE(&quot;public string &quot;;[.B62];&quot; { get; }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$B62]&lt;&gt;0;CONCATENATE([.$B62];&quot; = &quot;&quot;&quot;;[.C62];&quot;&quot;&quot;;&quot;);IF([.$A62]&lt;&gt;0;CONCATENATE(&quot;// &quot;;[.$A62]);&quot; &quot;))" office:value-type="string" office:string-value=" " calcext:value-type="string">
            <text:p><text:s/></text:p>
          </table:table-cell>
          <table:table-cell table:style-name="ce36" table:formula="of:=IF([.$B62]&lt;&gt;0;CONCATENATE([.$B62];&quot; = &quot;&quot;&quot;;[.D62];&quot;&quot;&quot;;&quot;);IF([.$A62]&lt;&gt;0;CONCATENATE(&quot;// &quot;;[.$A6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3]&lt;&gt;0;CONCATENATE(&quot;string &quot;;[.B63];&quot; { get; }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B63]&lt;&gt;0;CONCATENATE(&quot;public string &quot;;[.B63];&quot; { get; set; }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B63]&lt;&gt;0;CONCATENATE([.B63];&quot; = locStrings.&quot;;[.B63];&quot;;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B63]&lt;&gt;0;CONCATENATE(&quot;public string &quot;;[.B63];&quot; { get; }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$B63]&lt;&gt;0;CONCATENATE([.$B63];&quot; = &quot;&quot;&quot;;[.C63];&quot;&quot;&quot;;&quot;);IF([.$A63]&lt;&gt;0;CONCATENATE(&quot;// &quot;;[.$A63]);&quot; &quot;))" office:value-type="string" office:string-value=" " calcext:value-type="string">
            <text:p><text:s/></text:p>
          </table:table-cell>
          <table:table-cell table:style-name="ce36" table:formula="of:=IF([.$B63]&lt;&gt;0;CONCATENATE([.$B63];&quot; = &quot;&quot;&quot;;[.D63];&quot;&quot;&quot;;&quot;);IF([.$A63]&lt;&gt;0;CONCATENATE(&quot;// &quot;;[.$A6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4]&lt;&gt;0;CONCATENATE(&quot;string &quot;;[.B64];&quot; { get; }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B64]&lt;&gt;0;CONCATENATE(&quot;public string &quot;;[.B64];&quot; { get; set; }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B64]&lt;&gt;0;CONCATENATE([.B64];&quot; = locStrings.&quot;;[.B64];&quot;;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B64]&lt;&gt;0;CONCATENATE(&quot;public string &quot;;[.B64];&quot; { get; }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$B64]&lt;&gt;0;CONCATENATE([.$B64];&quot; = &quot;&quot;&quot;;[.C64];&quot;&quot;&quot;;&quot;);IF([.$A64]&lt;&gt;0;CONCATENATE(&quot;// &quot;;[.$A64]);&quot; &quot;))" office:value-type="string" office:string-value=" " calcext:value-type="string">
            <text:p><text:s/></text:p>
          </table:table-cell>
          <table:table-cell table:style-name="ce36" table:formula="of:=IF([.$B64]&lt;&gt;0;CONCATENATE([.$B64];&quot; = &quot;&quot;&quot;;[.D64];&quot;&quot;&quot;;&quot;);IF([.$A64]&lt;&gt;0;CONCATENATE(&quot;// &quot;;[.$A6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5]&lt;&gt;0;CONCATENATE(&quot;string &quot;;[.B65];&quot; { get; }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B65]&lt;&gt;0;CONCATENATE(&quot;public string &quot;;[.B65];&quot; { get; set; }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B65]&lt;&gt;0;CONCATENATE([.B65];&quot; = locStrings.&quot;;[.B65];&quot;;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B65]&lt;&gt;0;CONCATENATE(&quot;public string &quot;;[.B65];&quot; { get; }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$B65]&lt;&gt;0;CONCATENATE([.$B65];&quot; = &quot;&quot;&quot;;[.C65];&quot;&quot;&quot;;&quot;);IF([.$A65]&lt;&gt;0;CONCATENATE(&quot;// &quot;;[.$A65]);&quot; &quot;))" office:value-type="string" office:string-value=" " calcext:value-type="string">
            <text:p><text:s/></text:p>
          </table:table-cell>
          <table:table-cell table:style-name="ce36" table:formula="of:=IF([.$B65]&lt;&gt;0;CONCATENATE([.$B65];&quot; = &quot;&quot;&quot;;[.D65];&quot;&quot;&quot;;&quot;);IF([.$A65]&lt;&gt;0;CONCATENATE(&quot;// &quot;;[.$A6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6]&lt;&gt;0;CONCATENATE(&quot;string &quot;;[.B66];&quot; { get; }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B66]&lt;&gt;0;CONCATENATE(&quot;public string &quot;;[.B66];&quot; { get; set; }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B66]&lt;&gt;0;CONCATENATE([.B66];&quot; = locStrings.&quot;;[.B66];&quot;;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B66]&lt;&gt;0;CONCATENATE(&quot;public string &quot;;[.B66];&quot; { get; }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$B66]&lt;&gt;0;CONCATENATE([.$B66];&quot; = &quot;&quot;&quot;;[.C66];&quot;&quot;&quot;;&quot;);IF([.$A66]&lt;&gt;0;CONCATENATE(&quot;// &quot;;[.$A66]);&quot; &quot;))" office:value-type="string" office:string-value=" " calcext:value-type="string">
            <text:p><text:s/></text:p>
          </table:table-cell>
          <table:table-cell table:style-name="ce36" table:formula="of:=IF([.$B66]&lt;&gt;0;CONCATENATE([.$B66];&quot; = &quot;&quot;&quot;;[.D66];&quot;&quot;&quot;;&quot;);IF([.$A66]&lt;&gt;0;CONCATENATE(&quot;// &quot;;[.$A6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7]&lt;&gt;0;CONCATENATE(&quot;string &quot;;[.B67];&quot; { get; }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B67]&lt;&gt;0;CONCATENATE(&quot;public string &quot;;[.B67];&quot; { get; set; }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B67]&lt;&gt;0;CONCATENATE([.B67];&quot; = locStrings.&quot;;[.B67];&quot;;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B67]&lt;&gt;0;CONCATENATE(&quot;public string &quot;;[.B67];&quot; { get; }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$B67]&lt;&gt;0;CONCATENATE([.$B67];&quot; = &quot;&quot;&quot;;[.C67];&quot;&quot;&quot;;&quot;);IF([.$A67]&lt;&gt;0;CONCATENATE(&quot;// &quot;;[.$A67]);&quot; &quot;))" office:value-type="string" office:string-value=" " calcext:value-type="string">
            <text:p><text:s/></text:p>
          </table:table-cell>
          <table:table-cell table:style-name="ce36" table:formula="of:=IF([.$B67]&lt;&gt;0;CONCATENATE([.$B67];&quot; = &quot;&quot;&quot;;[.D67];&quot;&quot;&quot;;&quot;);IF([.$A67]&lt;&gt;0;CONCATENATE(&quot;// &quot;;[.$A6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8]&lt;&gt;0;CONCATENATE(&quot;string &quot;;[.B68];&quot; { get; }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B68]&lt;&gt;0;CONCATENATE(&quot;public string &quot;;[.B68];&quot; { get; set; }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B68]&lt;&gt;0;CONCATENATE([.B68];&quot; = locStrings.&quot;;[.B68];&quot;;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B68]&lt;&gt;0;CONCATENATE(&quot;public string &quot;;[.B68];&quot; { get; }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$B68]&lt;&gt;0;CONCATENATE([.$B68];&quot; = &quot;&quot;&quot;;[.C68];&quot;&quot;&quot;;&quot;);IF([.$A68]&lt;&gt;0;CONCATENATE(&quot;// &quot;;[.$A68]);&quot; &quot;))" office:value-type="string" office:string-value=" " calcext:value-type="string">
            <text:p><text:s/></text:p>
          </table:table-cell>
          <table:table-cell table:style-name="ce36" table:formula="of:=IF([.$B68]&lt;&gt;0;CONCATENATE([.$B68];&quot; = &quot;&quot;&quot;;[.D68];&quot;&quot;&quot;;&quot;);IF([.$A68]&lt;&gt;0;CONCATENATE(&quot;// &quot;;[.$A6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9]&lt;&gt;0;CONCATENATE(&quot;string &quot;;[.B69];&quot; { get; }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B69]&lt;&gt;0;CONCATENATE(&quot;public string &quot;;[.B69];&quot; { get; set; }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B69]&lt;&gt;0;CONCATENATE([.B69];&quot; = locStrings.&quot;;[.B69];&quot;;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B69]&lt;&gt;0;CONCATENATE(&quot;public string &quot;;[.B69];&quot; { get; }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$B69]&lt;&gt;0;CONCATENATE([.$B69];&quot; = &quot;&quot;&quot;;[.C69];&quot;&quot;&quot;;&quot;);IF([.$A69]&lt;&gt;0;CONCATENATE(&quot;// &quot;;[.$A69]);&quot; &quot;))" office:value-type="string" office:string-value=" " calcext:value-type="string">
            <text:p><text:s/></text:p>
          </table:table-cell>
          <table:table-cell table:style-name="ce36" table:formula="of:=IF([.$B69]&lt;&gt;0;CONCATENATE([.$B69];&quot; = &quot;&quot;&quot;;[.D69];&quot;&quot;&quot;;&quot;);IF([.$A69]&lt;&gt;0;CONCATENATE(&quot;// &quot;;[.$A6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70]&lt;&gt;0;CONCATENATE(&quot;string &quot;;[.B70];&quot; { get; }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B70]&lt;&gt;0;CONCATENATE(&quot;public string &quot;;[.B70];&quot; { get; set; }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B70]&lt;&gt;0;CONCATENATE([.B70];&quot; = locStrings.&quot;;[.B70];&quot;;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B70]&lt;&gt;0;CONCATENATE(&quot;public string &quot;;[.B70];&quot; { get; }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$B70]&lt;&gt;0;CONCATENATE([.$B70];&quot; = &quot;&quot;&quot;;[.C70];&quot;&quot;&quot;;&quot;);IF([.$A70]&lt;&gt;0;CONCATENATE(&quot;// &quot;;[.$A70]);&quot; &quot;))" office:value-type="string" office:string-value=" " calcext:value-type="string">
            <text:p><text:s/></text:p>
          </table:table-cell>
          <table:table-cell table:style-name="ce36" table:formula="of:=IF([.$B70]&lt;&gt;0;CONCATENATE([.$B70];&quot; = &quot;&quot;&quot;;[.D70];&quot;&quot;&quot;;&quot;);IF([.$A70]&lt;&gt;0;CONCATENATE(&quot;// &quot;;[.$A7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71]&lt;&gt;0;CONCATENATE(&quot;string &quot;;[.B71];&quot; { get; }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B71]&lt;&gt;0;CONCATENATE(&quot;public string &quot;;[.B71];&quot; { get; set; }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B71]&lt;&gt;0;CONCATENATE([.B71];&quot; = locStrings.&quot;;[.B71];&quot;;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B71]&lt;&gt;0;CONCATENATE(&quot;public string &quot;;[.B71];&quot; { get; }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$B71]&lt;&gt;0;CONCATENATE([.$B71];&quot; = &quot;&quot;&quot;;[.C71];&quot;&quot;&quot;;&quot;);IF([.$A71]&lt;&gt;0;CONCATENATE(&quot;// &quot;;[.$A71]);&quot; &quot;))" office:value-type="string" office:string-value=" " calcext:value-type="string">
            <text:p><text:s/></text:p>
          </table:table-cell>
          <table:table-cell table:style-name="ce36" table:formula="of:=IF([.$B71]&lt;&gt;0;CONCATENATE([.$B71];&quot; = &quot;&quot;&quot;;[.D71];&quot;&quot;&quot;;&quot;);IF([.$A71]&lt;&gt;0;CONCATENATE(&quot;// &quot;;[.$A7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72]&lt;&gt;0;CONCATENATE(&quot;string &quot;;[.B72];&quot; { get; }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B72]&lt;&gt;0;CONCATENATE(&quot;public string &quot;;[.B72];&quot; { get; set; }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B72]&lt;&gt;0;CONCATENATE([.B72];&quot; = locStrings.&quot;;[.B72];&quot;;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B72]&lt;&gt;0;CONCATENATE(&quot;public string &quot;;[.B72];&quot; { get; }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$B72]&lt;&gt;0;CONCATENATE([.$B72];&quot; = &quot;&quot;&quot;;[.C72];&quot;&quot;&quot;;&quot;);IF([.$A72]&lt;&gt;0;CONCATENATE(&quot;// &quot;;[.$A72]);&quot; &quot;))" office:value-type="string" office:string-value=" " calcext:value-type="string">
            <text:p><text:s/></text:p>
          </table:table-cell>
          <table:table-cell table:style-name="ce36" table:formula="of:=IF([.$B72]&lt;&gt;0;CONCATENATE([.$B72];&quot; = &quot;&quot;&quot;;[.D72];&quot;&quot;&quot;;&quot;);IF([.$A72]&lt;&gt;0;CONCATENATE(&quot;// &quot;;[.$A7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73]&lt;&gt;0;CONCATENATE(&quot;string &quot;;[.B73];&quot; { get; }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B73]&lt;&gt;0;CONCATENATE(&quot;public string &quot;;[.B73];&quot; { get; set; }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B73]&lt;&gt;0;CONCATENATE([.B73];&quot; = locStrings.&quot;;[.B73];&quot;;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B73]&lt;&gt;0;CONCATENATE(&quot;public string &quot;;[.B73];&quot; { get; }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$B73]&lt;&gt;0;CONCATENATE([.$B73];&quot; = &quot;&quot;&quot;;[.C73];&quot;&quot;&quot;;&quot;);IF([.$A73]&lt;&gt;0;CONCATENATE(&quot;// &quot;;[.$A73]);&quot; &quot;))" office:value-type="string" office:string-value=" " calcext:value-type="string">
            <text:p><text:s/></text:p>
          </table:table-cell>
          <table:table-cell table:style-name="ce36" table:formula="of:=IF([.$B73]&lt;&gt;0;CONCATENATE([.$B73];&quot; = &quot;&quot;&quot;;[.D73];&quot;&quot;&quot;;&quot;);IF([.$A73]&lt;&gt;0;CONCATENATE(&quot;// &quot;;[.$A7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4]&lt;&gt;0;CONCATENATE(&quot;string &quot;;[.B74];&quot; { get; }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B74]&lt;&gt;0;CONCATENATE(&quot;public string &quot;;[.B74];&quot; { get; set; }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B74]&lt;&gt;0;CONCATENATE([.B74];&quot; = locStrings.&quot;;[.B74];&quot;;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B74]&lt;&gt;0;CONCATENATE(&quot;public string &quot;;[.B74];&quot; { get; }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$B74]&lt;&gt;0;CONCATENATE([.$B74];&quot; = &quot;&quot;&quot;;[.C74];&quot;&quot;&quot;;&quot;);IF([.$A74]&lt;&gt;0;CONCATENATE(&quot;// &quot;;[.$A74]);&quot; &quot;))" office:value-type="string" office:string-value=" " calcext:value-type="string">
            <text:p><text:s/></text:p>
          </table:table-cell>
          <table:table-cell table:style-name="ce36" table:formula="of:=IF([.$B74]&lt;&gt;0;CONCATENATE([.$B74];&quot; = &quot;&quot;&quot;;[.D74];&quot;&quot;&quot;;&quot;);IF([.$A74]&lt;&gt;0;CONCATENATE(&quot;// &quot;;[.$A7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5]&lt;&gt;0;CONCATENATE(&quot;string &quot;;[.B75];&quot; { get; }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B75]&lt;&gt;0;CONCATENATE(&quot;public string &quot;;[.B75];&quot; { get; set; }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B75]&lt;&gt;0;CONCATENATE([.B75];&quot; = locStrings.&quot;;[.B75];&quot;;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B75]&lt;&gt;0;CONCATENATE(&quot;public string &quot;;[.B75];&quot; { get; }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$B75]&lt;&gt;0;CONCATENATE([.$B75];&quot; = &quot;&quot;&quot;;[.C75];&quot;&quot;&quot;;&quot;);IF([.$A75]&lt;&gt;0;CONCATENATE(&quot;// &quot;;[.$A75]);&quot; &quot;))" office:value-type="string" office:string-value=" " calcext:value-type="string">
            <text:p><text:s/></text:p>
          </table:table-cell>
          <table:table-cell table:style-name="ce36" table:formula="of:=IF([.$B75]&lt;&gt;0;CONCATENATE([.$B75];&quot; = &quot;&quot;&quot;;[.D75];&quot;&quot;&quot;;&quot;);IF([.$A75]&lt;&gt;0;CONCATENATE(&quot;// &quot;;[.$A7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6]&lt;&gt;0;CONCATENATE(&quot;string &quot;;[.B76];&quot; { get; }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B76]&lt;&gt;0;CONCATENATE(&quot;public string &quot;;[.B76];&quot; { get; set; }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B76]&lt;&gt;0;CONCATENATE([.B76];&quot; = locStrings.&quot;;[.B76];&quot;;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B76]&lt;&gt;0;CONCATENATE(&quot;public string &quot;;[.B76];&quot; { get; }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$B76]&lt;&gt;0;CONCATENATE([.$B76];&quot; = &quot;&quot;&quot;;[.C76];&quot;&quot;&quot;;&quot;);IF([.$A76]&lt;&gt;0;CONCATENATE(&quot;// &quot;;[.$A76]);&quot; &quot;))" office:value-type="string" office:string-value=" " calcext:value-type="string">
            <text:p><text:s/></text:p>
          </table:table-cell>
          <table:table-cell table:style-name="ce36" table:formula="of:=IF([.$B76]&lt;&gt;0;CONCATENATE([.$B76];&quot; = &quot;&quot;&quot;;[.D76];&quot;&quot;&quot;;&quot;);IF([.$A76]&lt;&gt;0;CONCATENATE(&quot;// &quot;;[.$A7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7]&lt;&gt;0;CONCATENATE(&quot;string &quot;;[.B77];&quot; { get; }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B77]&lt;&gt;0;CONCATENATE(&quot;public string &quot;;[.B77];&quot; { get; set; }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B77]&lt;&gt;0;CONCATENATE([.B77];&quot; = locStrings.&quot;;[.B77];&quot;;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B77]&lt;&gt;0;CONCATENATE(&quot;public string &quot;;[.B77];&quot; { get; }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$B77]&lt;&gt;0;CONCATENATE([.$B77];&quot; = &quot;&quot;&quot;;[.C77];&quot;&quot;&quot;;&quot;);IF([.$A77]&lt;&gt;0;CONCATENATE(&quot;// &quot;;[.$A77]);&quot; &quot;))" office:value-type="string" office:string-value=" " calcext:value-type="string">
            <text:p><text:s/></text:p>
          </table:table-cell>
          <table:table-cell table:style-name="ce36" table:formula="of:=IF([.$B77]&lt;&gt;0;CONCATENATE([.$B77];&quot; = &quot;&quot;&quot;;[.D77];&quot;&quot;&quot;;&quot;);IF([.$A77]&lt;&gt;0;CONCATENATE(&quot;// &quot;;[.$A7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8]&lt;&gt;0;CONCATENATE(&quot;string &quot;;[.B78];&quot; { get; }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B78]&lt;&gt;0;CONCATENATE(&quot;public string &quot;;[.B78];&quot; { get; set; }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B78]&lt;&gt;0;CONCATENATE([.B78];&quot; = locStrings.&quot;;[.B78];&quot;;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B78]&lt;&gt;0;CONCATENATE(&quot;public string &quot;;[.B78];&quot; { get; }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$B78]&lt;&gt;0;CONCATENATE([.$B78];&quot; = &quot;&quot;&quot;;[.C78];&quot;&quot;&quot;;&quot;);IF([.$A78]&lt;&gt;0;CONCATENATE(&quot;// &quot;;[.$A78]);&quot; &quot;))" office:value-type="string" office:string-value=" " calcext:value-type="string">
            <text:p><text:s/></text:p>
          </table:table-cell>
          <table:table-cell table:style-name="ce36" table:formula="of:=IF([.$B78]&lt;&gt;0;CONCATENATE([.$B78];&quot; = &quot;&quot;&quot;;[.D78];&quot;&quot;&quot;;&quot;);IF([.$A78]&lt;&gt;0;CONCATENATE(&quot;// &quot;;[.$A7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9]&lt;&gt;0;CONCATENATE(&quot;string &quot;;[.B79];&quot; { get; }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B79]&lt;&gt;0;CONCATENATE(&quot;public string &quot;;[.B79];&quot; { get; set; }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B79]&lt;&gt;0;CONCATENATE([.B79];&quot; = locStrings.&quot;;[.B79];&quot;;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B79]&lt;&gt;0;CONCATENATE(&quot;public string &quot;;[.B79];&quot; { get; }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$B79]&lt;&gt;0;CONCATENATE([.$B79];&quot; = &quot;&quot;&quot;;[.C79];&quot;&quot;&quot;;&quot;);IF([.$A79]&lt;&gt;0;CONCATENATE(&quot;// &quot;;[.$A79]);&quot; &quot;))" office:value-type="string" office:string-value=" " calcext:value-type="string">
            <text:p><text:s/></text:p>
          </table:table-cell>
          <table:table-cell table:style-name="ce36" table:formula="of:=IF([.$B79]&lt;&gt;0;CONCATENATE([.$B79];&quot; = &quot;&quot;&quot;;[.D79];&quot;&quot;&quot;;&quot;);IF([.$A79]&lt;&gt;0;CONCATENATE(&quot;// &quot;;[.$A7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0]&lt;&gt;0;CONCATENATE(&quot;string &quot;;[.B80];&quot; { get; }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B80]&lt;&gt;0;CONCATENATE(&quot;public string &quot;;[.B80];&quot; { get; set; }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B80]&lt;&gt;0;CONCATENATE([.B80];&quot; = locStrings.&quot;;[.B80];&quot;;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B80]&lt;&gt;0;CONCATENATE(&quot;public string &quot;;[.B80];&quot; { get; }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$B80]&lt;&gt;0;CONCATENATE([.$B80];&quot; = &quot;&quot;&quot;;[.C80];&quot;&quot;&quot;;&quot;);IF([.$A80]&lt;&gt;0;CONCATENATE(&quot;// &quot;;[.$A80]);&quot; &quot;))" office:value-type="string" office:string-value=" " calcext:value-type="string">
            <text:p><text:s/></text:p>
          </table:table-cell>
          <table:table-cell table:style-name="ce36" table:formula="of:=IF([.$B80]&lt;&gt;0;CONCATENATE([.$B80];&quot; = &quot;&quot;&quot;;[.D80];&quot;&quot;&quot;;&quot;);IF([.$A80]&lt;&gt;0;CONCATENATE(&quot;// &quot;;[.$A8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1]&lt;&gt;0;CONCATENATE(&quot;string &quot;;[.B81];&quot; { get; }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B81]&lt;&gt;0;CONCATENATE(&quot;public string &quot;;[.B81];&quot; { get; set; }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B81]&lt;&gt;0;CONCATENATE([.B81];&quot; = locStrings.&quot;;[.B81];&quot;;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B81]&lt;&gt;0;CONCATENATE(&quot;public string &quot;;[.B81];&quot; { get; }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$B81]&lt;&gt;0;CONCATENATE([.$B81];&quot; = &quot;&quot;&quot;;[.C81];&quot;&quot;&quot;;&quot;);IF([.$A81]&lt;&gt;0;CONCATENATE(&quot;// &quot;;[.$A81]);&quot; &quot;))" office:value-type="string" office:string-value=" " calcext:value-type="string">
            <text:p><text:s/></text:p>
          </table:table-cell>
          <table:table-cell table:style-name="ce36" table:formula="of:=IF([.$B81]&lt;&gt;0;CONCATENATE([.$B81];&quot; = &quot;&quot;&quot;;[.D81];&quot;&quot;&quot;;&quot;);IF([.$A81]&lt;&gt;0;CONCATENATE(&quot;// &quot;;[.$A8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2]&lt;&gt;0;CONCATENATE(&quot;string &quot;;[.B82];&quot; { get; }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B82]&lt;&gt;0;CONCATENATE(&quot;public string &quot;;[.B82];&quot; { get; set; }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B82]&lt;&gt;0;CONCATENATE([.B82];&quot; = locStrings.&quot;;[.B82];&quot;;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B82]&lt;&gt;0;CONCATENATE(&quot;public string &quot;;[.B82];&quot; { get; }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$B82]&lt;&gt;0;CONCATENATE([.$B82];&quot; = &quot;&quot;&quot;;[.C82];&quot;&quot;&quot;;&quot;);IF([.$A82]&lt;&gt;0;CONCATENATE(&quot;// &quot;;[.$A82]);&quot; &quot;))" office:value-type="string" office:string-value=" " calcext:value-type="string">
            <text:p><text:s/></text:p>
          </table:table-cell>
          <table:table-cell table:style-name="ce36" table:formula="of:=IF([.$B82]&lt;&gt;0;CONCATENATE([.$B82];&quot; = &quot;&quot;&quot;;[.D82];&quot;&quot;&quot;;&quot;);IF([.$A82]&lt;&gt;0;CONCATENATE(&quot;// &quot;;[.$A8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3]&lt;&gt;0;CONCATENATE(&quot;string &quot;;[.B83];&quot; { get; }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B83]&lt;&gt;0;CONCATENATE(&quot;public string &quot;;[.B83];&quot; { get; set; }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B83]&lt;&gt;0;CONCATENATE([.B83];&quot; = locStrings.&quot;;[.B83];&quot;;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B83]&lt;&gt;0;CONCATENATE(&quot;public string &quot;;[.B83];&quot; { get; }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$B83]&lt;&gt;0;CONCATENATE([.$B83];&quot; = &quot;&quot;&quot;;[.C83];&quot;&quot;&quot;;&quot;);IF([.$A83]&lt;&gt;0;CONCATENATE(&quot;// &quot;;[.$A83]);&quot; &quot;))" office:value-type="string" office:string-value=" " calcext:value-type="string">
            <text:p><text:s/></text:p>
          </table:table-cell>
          <table:table-cell table:style-name="ce36" table:formula="of:=IF([.$B83]&lt;&gt;0;CONCATENATE([.$B83];&quot; = &quot;&quot;&quot;;[.D83];&quot;&quot;&quot;;&quot;);IF([.$A83]&lt;&gt;0;CONCATENATE(&quot;// &quot;;[.$A8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4]&lt;&gt;0;CONCATENATE(&quot;string &quot;;[.B84];&quot; { get; }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B84]&lt;&gt;0;CONCATENATE(&quot;public string &quot;;[.B84];&quot; { get; set; }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B84]&lt;&gt;0;CONCATENATE([.B84];&quot; = locStrings.&quot;;[.B84];&quot;;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B84]&lt;&gt;0;CONCATENATE(&quot;public string &quot;;[.B84];&quot; { get; }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$B84]&lt;&gt;0;CONCATENATE([.$B84];&quot; = &quot;&quot;&quot;;[.C84];&quot;&quot;&quot;;&quot;);IF([.$A84]&lt;&gt;0;CONCATENATE(&quot;// &quot;;[.$A84]);&quot; &quot;))" office:value-type="string" office:string-value=" " calcext:value-type="string">
            <text:p><text:s/></text:p>
          </table:table-cell>
          <table:table-cell table:style-name="ce36" table:formula="of:=IF([.$B84]&lt;&gt;0;CONCATENATE([.$B84];&quot; = &quot;&quot;&quot;;[.D84];&quot;&quot;&quot;;&quot;);IF([.$A84]&lt;&gt;0;CONCATENATE(&quot;// &quot;;[.$A8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5]&lt;&gt;0;CONCATENATE(&quot;string &quot;;[.B85];&quot; { get; }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set; }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B85]&lt;&gt;0;CONCATENATE([.B85];&quot; = locStrings.&quot;;[.B85];&quot;;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}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C85];&quot;&quot;&quot;;&quot;);IF([.$A85]&lt;&gt;0;CONCATENATE(&quot;// &quot;;[.$A85]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D85];&quot;&quot;&quot;;&quot;);IF([.$A85]&lt;&gt;0;CONCATENATE(&quot;// &quot;;[.$A8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6]&lt;&gt;0;CONCATENATE(&quot;string &quot;;[.B86];&quot; { get; }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set; }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B86]&lt;&gt;0;CONCATENATE([.B86];&quot; = locStrings.&quot;;[.B86];&quot;;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}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C86];&quot;&quot;&quot;;&quot;);IF([.$A86]&lt;&gt;0;CONCATENATE(&quot;// &quot;;[.$A86]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D86];&quot;&quot;&quot;;&quot;);IF([.$A86]&lt;&gt;0;CONCATENATE(&quot;// &quot;;[.$A8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7]&lt;&gt;0;CONCATENATE(&quot;string &quot;;[.B87];&quot; { get; }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set; }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B87]&lt;&gt;0;CONCATENATE([.B87];&quot; = locStrings.&quot;;[.B87];&quot;;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}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C87];&quot;&quot;&quot;;&quot;);IF([.$A87]&lt;&gt;0;CONCATENATE(&quot;// &quot;;[.$A87]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D87];&quot;&quot;&quot;;&quot;);IF([.$A87]&lt;&gt;0;CONCATENATE(&quot;// &quot;;[.$A8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8]&lt;&gt;0;CONCATENATE(&quot;string &quot;;[.B88];&quot; { get; }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set; }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B88]&lt;&gt;0;CONCATENATE([.B88];&quot; = locStrings.&quot;;[.B88];&quot;;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}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C88];&quot;&quot;&quot;;&quot;);IF([.$A88]&lt;&gt;0;CONCATENATE(&quot;// &quot;;[.$A88]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D88];&quot;&quot;&quot;;&quot;);IF([.$A88]&lt;&gt;0;CONCATENATE(&quot;// &quot;;[.$A8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9]&lt;&gt;0;CONCATENATE(&quot;string &quot;;[.B89];&quot; { get; }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set; }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B89]&lt;&gt;0;CONCATENATE([.B89];&quot; = locStrings.&quot;;[.B89];&quot;;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}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C89];&quot;&quot;&quot;;&quot;);IF([.$A89]&lt;&gt;0;CONCATENATE(&quot;// &quot;;[.$A89]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D89];&quot;&quot;&quot;;&quot;);IF([.$A89]&lt;&gt;0;CONCATENATE(&quot;// &quot;;[.$A8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0]&lt;&gt;0;CONCATENATE(&quot;string &quot;;[.B90];&quot; { get; }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set; }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B90]&lt;&gt;0;CONCATENATE([.B90];&quot; = locStrings.&quot;;[.B90];&quot;;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}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C90];&quot;&quot;&quot;;&quot;);IF([.$A90]&lt;&gt;0;CONCATENATE(&quot;// &quot;;[.$A90]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D90];&quot;&quot;&quot;;&quot;);IF([.$A90]&lt;&gt;0;CONCATENATE(&quot;// &quot;;[.$A9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1]&lt;&gt;0;CONCATENATE(&quot;string &quot;;[.B91];&quot; { get; }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set; }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B91]&lt;&gt;0;CONCATENATE([.B91];&quot; = locStrings.&quot;;[.B91];&quot;;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}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C91];&quot;&quot;&quot;;&quot;);IF([.$A91]&lt;&gt;0;CONCATENATE(&quot;// &quot;;[.$A91]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D91];&quot;&quot;&quot;;&quot;);IF([.$A91]&lt;&gt;0;CONCATENATE(&quot;// &quot;;[.$A9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2]&lt;&gt;0;CONCATENATE(&quot;string &quot;;[.B92];&quot; { get; }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set; }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B92]&lt;&gt;0;CONCATENATE([.B92];&quot; = locStrings.&quot;;[.B92];&quot;;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}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C92];&quot;&quot;&quot;;&quot;);IF([.$A92]&lt;&gt;0;CONCATENATE(&quot;// &quot;;[.$A92]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D92];&quot;&quot;&quot;;&quot;);IF([.$A92]&lt;&gt;0;CONCATENATE(&quot;// &quot;;[.$A9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3]&lt;&gt;0;CONCATENATE(&quot;string &quot;;[.B93];&quot; { get; }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B93]&lt;&gt;0;CONCATENATE(&quot;public string &quot;;[.B93];&quot; { get; set; }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B93]&lt;&gt;0;CONCATENATE([.B93];&quot; = locStrings.&quot;;[.B93];&quot;;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B93]&lt;&gt;0;CONCATENATE(&quot;public string &quot;;[.B93];&quot; { get; }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$B93]&lt;&gt;0;CONCATENATE([.$B93];&quot; = &quot;&quot;&quot;;[.C93];&quot;&quot;&quot;;&quot;);IF([.$A93]&lt;&gt;0;CONCATENATE(&quot;// &quot;;[.$A93]);&quot; &quot;))" office:value-type="string" office:string-value=" " calcext:value-type="string">
            <text:p><text:s/></text:p>
          </table:table-cell>
          <table:table-cell table:style-name="ce36" table:formula="of:=IF([.$B93]&lt;&gt;0;CONCATENATE([.$B93];&quot; = &quot;&quot;&quot;;[.D93];&quot;&quot;&quot;;&quot;);IF([.$A93]&lt;&gt;0;CONCATENATE(&quot;// &quot;;[.$A9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4]&lt;&gt;0;CONCATENATE(&quot;string &quot;;[.B94];&quot; { get; }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B94]&lt;&gt;0;CONCATENATE(&quot;public string &quot;;[.B94];&quot; { get; set; }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B94]&lt;&gt;0;CONCATENATE([.B94];&quot; = locStrings.&quot;;[.B94];&quot;;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B94]&lt;&gt;0;CONCATENATE(&quot;public string &quot;;[.B94];&quot; { get; }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$B94]&lt;&gt;0;CONCATENATE([.$B94];&quot; = &quot;&quot;&quot;;[.C94];&quot;&quot;&quot;;&quot;);IF([.$A94]&lt;&gt;0;CONCATENATE(&quot;// &quot;;[.$A94]);&quot; &quot;))" office:value-type="string" office:string-value=" " calcext:value-type="string">
            <text:p><text:s/></text:p>
          </table:table-cell>
          <table:table-cell table:style-name="ce36" table:formula="of:=IF([.$B94]&lt;&gt;0;CONCATENATE([.$B94];&quot; = &quot;&quot;&quot;;[.D94];&quot;&quot;&quot;;&quot;);IF([.$A94]&lt;&gt;0;CONCATENATE(&quot;// &quot;;[.$A9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5]&lt;&gt;0;CONCATENATE(&quot;string &quot;;[.B95];&quot; { get; }&quot;);IF([.A95]&lt;&gt;0;CONCATENATE(&quot;// &quot;;[.A95]);&quot; &quot;))" office:value-type="string" office:string-value=" " calcext:value-type="string">
            <text:p><text:s/></text:p>
          </table:table-cell>
          <table:table-cell table:style-name="ce36" table:formula="of:=IF([.B95]&lt;&gt;0;CONCATENATE(&quot;public string &quot;;[.B95];&quot; { get; set; }&quot;);IF([.A95]&lt;&gt;0;CONCATENATE(&quot;// &quot;;[.A95]);&quot; &quot;))" office:value-type="string" office:string-value=" " calcext:value-type="string">
            <text:p><text:s/></text:p>
          </table:table-cell>
          <table:table-cell table:style-name="ce36" table:formula="of:=IF([.B95]&lt;&gt;0;CONCATENATE([.B95];&quot; = locStrings.&quot;;[.B95];&quot;;&quot;);IF([.A95]&lt;&gt;0;CONCATENATE(&quot;// &quot;;[.A95]);&quot; &quot;))" office:value-type="string" office:string-value=" " calcext:value-type="string">
            <text:p><text:s/></text:p>
          </table:table-cell>
          <table:table-cell table:style-name="ce36" table:formula="of:=IF([.B95]&lt;&gt;0;CONCATENATE(&quot;public string &quot;;[.B95];&quot; { get; }&quot;);IF([.A95]&lt;&gt;0;CONCATENATE(&quot;// &quot;;[.A95]);&quot; &quot;))" office:value-type="string" office:string-value=" " calcext:value-type="string">
            <text:p><text:s/></text:p>
          </table:table-cell>
          <table:table-cell table:style-name="ce36" table:formula="of:=IF([.$B95]&lt;&gt;0;CONCATENATE([.$B95];&quot; = &quot;&quot;&quot;;[.C95];&quot;&quot;&quot;;&quot;);IF([.$A95]&lt;&gt;0;CONCATENATE(&quot;// &quot;;[.$A95]);&quot; &quot;))" office:value-type="string" office:string-value=" " calcext:value-type="string">
            <text:p><text:s/></text:p>
          </table:table-cell>
          <table:table-cell table:style-name="ce36" table:formula="of:=IF([.$B95]&lt;&gt;0;CONCATENATE([.$B95];&quot; = &quot;&quot;&quot;;[.D95];&quot;&quot;&quot;;&quot;);IF([.$A95]&lt;&gt;0;CONCATENATE(&quot;// &quot;;[.$A9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6]&lt;&gt;0;CONCATENATE(&quot;string &quot;;[.B96];&quot; { get; }&quot;);IF([.A96]&lt;&gt;0;CONCATENATE(&quot;// &quot;;[.A96]);&quot; &quot;))" office:value-type="string" office:string-value=" " calcext:value-type="string">
            <text:p><text:s/></text:p>
          </table:table-cell>
          <table:table-cell table:style-name="ce36" table:formula="of:=IF([.B96]&lt;&gt;0;CONCATENATE(&quot;public string &quot;;[.B96];&quot; { get; set; }&quot;);IF([.A96]&lt;&gt;0;CONCATENATE(&quot;// &quot;;[.A96]);&quot; &quot;))" office:value-type="string" office:string-value=" " calcext:value-type="string">
            <text:p><text:s/></text:p>
          </table:table-cell>
          <table:table-cell table:style-name="ce36" table:formula="of:=IF([.B96]&lt;&gt;0;CONCATENATE([.B96];&quot; = locStrings.&quot;;[.B96];&quot;;&quot;);IF([.A96]&lt;&gt;0;CONCATENATE(&quot;// &quot;;[.A96]);&quot; &quot;))" office:value-type="string" office:string-value=" " calcext:value-type="string">
            <text:p><text:s/></text:p>
          </table:table-cell>
          <table:table-cell table:style-name="ce36" table:formula="of:=IF([.B96]&lt;&gt;0;CONCATENATE(&quot;public string &quot;;[.B96];&quot; { get; }&quot;);IF([.A96]&lt;&gt;0;CONCATENATE(&quot;// &quot;;[.A96]);&quot; &quot;))" office:value-type="string" office:string-value=" " calcext:value-type="string">
            <text:p><text:s/></text:p>
          </table:table-cell>
          <table:table-cell table:style-name="ce36" table:formula="of:=IF([.$B96]&lt;&gt;0;CONCATENATE([.$B96];&quot; = &quot;&quot;&quot;;[.C96];&quot;&quot;&quot;;&quot;);IF([.$A96]&lt;&gt;0;CONCATENATE(&quot;// &quot;;[.$A96]);&quot; &quot;))" office:value-type="string" office:string-value=" " calcext:value-type="string">
            <text:p><text:s/></text:p>
          </table:table-cell>
          <table:table-cell table:style-name="ce36" table:formula="of:=IF([.$B96]&lt;&gt;0;CONCATENATE([.$B96];&quot; = &quot;&quot;&quot;;[.D96];&quot;&quot;&quot;;&quot;);IF([.$A96]&lt;&gt;0;CONCATENATE(&quot;// &quot;;[.$A9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7]&lt;&gt;0;CONCATENATE(&quot;string &quot;;[.B97];&quot; { get; }&quot;);IF([.A97]&lt;&gt;0;CONCATENATE(&quot;// &quot;;[.A97]);&quot; &quot;))" office:value-type="string" office:string-value=" " calcext:value-type="string">
            <text:p><text:s/></text:p>
          </table:table-cell>
          <table:table-cell table:style-name="ce36" table:formula="of:=IF([.B97]&lt;&gt;0;CONCATENATE(&quot;public string &quot;;[.B97];&quot; { get; set; }&quot;);IF([.A97]&lt;&gt;0;CONCATENATE(&quot;// &quot;;[.A97]);&quot; &quot;))" office:value-type="string" office:string-value=" " calcext:value-type="string">
            <text:p><text:s/></text:p>
          </table:table-cell>
          <table:table-cell table:style-name="ce36" table:formula="of:=IF([.B97]&lt;&gt;0;CONCATENATE([.B97];&quot; = locStrings.&quot;;[.B97];&quot;;&quot;);IF([.A97]&lt;&gt;0;CONCATENATE(&quot;// &quot;;[.A97]);&quot; &quot;))" office:value-type="string" office:string-value=" " calcext:value-type="string">
            <text:p><text:s/></text:p>
          </table:table-cell>
          <table:table-cell table:style-name="ce36" table:formula="of:=IF([.B97]&lt;&gt;0;CONCATENATE(&quot;public string &quot;;[.B97];&quot; { get; }&quot;);IF([.A97]&lt;&gt;0;CONCATENATE(&quot;// &quot;;[.A97]);&quot; &quot;))" office:value-type="string" office:string-value=" " calcext:value-type="string">
            <text:p><text:s/></text:p>
          </table:table-cell>
          <table:table-cell table:style-name="ce36" table:formula="of:=IF([.$B97]&lt;&gt;0;CONCATENATE([.$B97];&quot; = &quot;&quot;&quot;;[.C97];&quot;&quot;&quot;;&quot;);IF([.$A97]&lt;&gt;0;CONCATENATE(&quot;// &quot;;[.$A97]);&quot; &quot;))" office:value-type="string" office:string-value=" " calcext:value-type="string">
            <text:p><text:s/></text:p>
          </table:table-cell>
          <table:table-cell table:style-name="ce36" table:formula="of:=IF([.$B97]&lt;&gt;0;CONCATENATE([.$B97];&quot; = &quot;&quot;&quot;;[.D97];&quot;&quot;&quot;;&quot;);IF([.$A97]&lt;&gt;0;CONCATENATE(&quot;// &quot;;[.$A9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8]&lt;&gt;0;CONCATENATE(&quot;string &quot;;[.B98];&quot; { get; }&quot;);IF([.A98]&lt;&gt;0;CONCATENATE(&quot;// &quot;;[.A98]);&quot; &quot;))" office:value-type="string" office:string-value=" " calcext:value-type="string">
            <text:p><text:s/></text:p>
          </table:table-cell>
          <table:table-cell table:style-name="ce36" table:formula="of:=IF([.B98]&lt;&gt;0;CONCATENATE(&quot;public string &quot;;[.B98];&quot; { get; set; }&quot;);IF([.A98]&lt;&gt;0;CONCATENATE(&quot;// &quot;;[.A98]);&quot; &quot;))" office:value-type="string" office:string-value=" " calcext:value-type="string">
            <text:p><text:s/></text:p>
          </table:table-cell>
          <table:table-cell table:style-name="ce36" table:formula="of:=IF([.B98]&lt;&gt;0;CONCATENATE([.B98];&quot; = locStrings.&quot;;[.B98];&quot;;&quot;);IF([.A98]&lt;&gt;0;CONCATENATE(&quot;// &quot;;[.A98]);&quot; &quot;))" office:value-type="string" office:string-value=" " calcext:value-type="string">
            <text:p><text:s/></text:p>
          </table:table-cell>
          <table:table-cell table:style-name="ce36" table:formula="of:=IF([.B98]&lt;&gt;0;CONCATENATE(&quot;public string &quot;;[.B98];&quot; { get; }&quot;);IF([.A98]&lt;&gt;0;CONCATENATE(&quot;// &quot;;[.A98]);&quot; &quot;))" office:value-type="string" office:string-value=" " calcext:value-type="string">
            <text:p><text:s/></text:p>
          </table:table-cell>
          <table:table-cell table:style-name="ce36" table:formula="of:=IF([.$B98]&lt;&gt;0;CONCATENATE([.$B98];&quot; = &quot;&quot;&quot;;[.C98];&quot;&quot;&quot;;&quot;);IF([.$A98]&lt;&gt;0;CONCATENATE(&quot;// &quot;;[.$A98]);&quot; &quot;))" office:value-type="string" office:string-value=" " calcext:value-type="string">
            <text:p><text:s/></text:p>
          </table:table-cell>
          <table:table-cell table:style-name="ce36" table:formula="of:=IF([.$B98]&lt;&gt;0;CONCATENATE([.$B98];&quot; = &quot;&quot;&quot;;[.D98];&quot;&quot;&quot;;&quot;);IF([.$A98]&lt;&gt;0;CONCATENATE(&quot;// &quot;;[.$A9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9]&lt;&gt;0;CONCATENATE(&quot;string &quot;;[.B99];&quot; { get; }&quot;);IF([.A99]&lt;&gt;0;CONCATENATE(&quot;// &quot;;[.A99]);&quot; &quot;))" office:value-type="string" office:string-value=" " calcext:value-type="string">
            <text:p><text:s/></text:p>
          </table:table-cell>
          <table:table-cell table:style-name="ce36" table:formula="of:=IF([.B99]&lt;&gt;0;CONCATENATE(&quot;public string &quot;;[.B99];&quot; { get; set; }&quot;);IF([.A99]&lt;&gt;0;CONCATENATE(&quot;// &quot;;[.A99]);&quot; &quot;))" office:value-type="string" office:string-value=" " calcext:value-type="string">
            <text:p><text:s/></text:p>
          </table:table-cell>
          <table:table-cell table:style-name="ce36" table:formula="of:=IF([.B99]&lt;&gt;0;CONCATENATE([.B99];&quot; = locStrings.&quot;;[.B99];&quot;;&quot;);IF([.A99]&lt;&gt;0;CONCATENATE(&quot;// &quot;;[.A99]);&quot; &quot;))" office:value-type="string" office:string-value=" " calcext:value-type="string">
            <text:p><text:s/></text:p>
          </table:table-cell>
          <table:table-cell table:style-name="ce36" table:formula="of:=IF([.B99]&lt;&gt;0;CONCATENATE(&quot;public string &quot;;[.B99];&quot; { get; }&quot;);IF([.A99]&lt;&gt;0;CONCATENATE(&quot;// &quot;;[.A99]);&quot; &quot;))" office:value-type="string" office:string-value=" " calcext:value-type="string">
            <text:p><text:s/></text:p>
          </table:table-cell>
          <table:table-cell table:style-name="ce36" table:formula="of:=IF([.$B99]&lt;&gt;0;CONCATENATE([.$B99];&quot; = &quot;&quot;&quot;;[.C99];&quot;&quot;&quot;;&quot;);IF([.$A99]&lt;&gt;0;CONCATENATE(&quot;// &quot;;[.$A99]);&quot; &quot;))" office:value-type="string" office:string-value=" " calcext:value-type="string">
            <text:p><text:s/></text:p>
          </table:table-cell>
          <table:table-cell table:style-name="ce36" table:formula="of:=IF([.$B99]&lt;&gt;0;CONCATENATE([.$B99];&quot; = &quot;&quot;&quot;;[.D99];&quot;&quot;&quot;;&quot;);IF([.$A99]&lt;&gt;0;CONCATENATE(&quot;// &quot;;[.$A9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0]&lt;&gt;0;CONCATENATE(&quot;string &quot;;[.B100];&quot; { get; }&quot;);IF([.A100]&lt;&gt;0;CONCATENATE(&quot;// &quot;;[.A100]);&quot; &quot;))" office:value-type="string" office:string-value=" " calcext:value-type="string">
            <text:p><text:s/></text:p>
          </table:table-cell>
          <table:table-cell table:style-name="ce36" table:formula="of:=IF([.B100]&lt;&gt;0;CONCATENATE(&quot;public string &quot;;[.B100];&quot; { get; set; }&quot;);IF([.A100]&lt;&gt;0;CONCATENATE(&quot;// &quot;;[.A100]);&quot; &quot;))" office:value-type="string" office:string-value=" " calcext:value-type="string">
            <text:p><text:s/></text:p>
          </table:table-cell>
          <table:table-cell table:style-name="ce36" table:formula="of:=IF([.B100]&lt;&gt;0;CONCATENATE([.B100];&quot; = locStrings.&quot;;[.B100];&quot;;&quot;);IF([.A100]&lt;&gt;0;CONCATENATE(&quot;// &quot;;[.A100]);&quot; &quot;))" office:value-type="string" office:string-value=" " calcext:value-type="string">
            <text:p><text:s/></text:p>
          </table:table-cell>
          <table:table-cell table:style-name="ce36" table:formula="of:=IF([.B100]&lt;&gt;0;CONCATENATE(&quot;public string &quot;;[.B100];&quot; { get; }&quot;);IF([.A100]&lt;&gt;0;CONCATENATE(&quot;// &quot;;[.A100]);&quot; &quot;))" office:value-type="string" office:string-value=" " calcext:value-type="string">
            <text:p><text:s/></text:p>
          </table:table-cell>
          <table:table-cell table:style-name="ce36" table:formula="of:=IF([.$B100]&lt;&gt;0;CONCATENATE([.$B100];&quot; = &quot;&quot;&quot;;[.C100];&quot;&quot;&quot;;&quot;);IF([.$A100]&lt;&gt;0;CONCATENATE(&quot;// &quot;;[.$A100]);&quot; &quot;))" office:value-type="string" office:string-value=" " calcext:value-type="string">
            <text:p><text:s/></text:p>
          </table:table-cell>
          <table:table-cell table:style-name="ce36" table:formula="of:=IF([.$B100]&lt;&gt;0;CONCATENATE([.$B100];&quot; = &quot;&quot;&quot;;[.D100];&quot;&quot;&quot;;&quot;);IF([.$A100]&lt;&gt;0;CONCATENATE(&quot;// &quot;;[.$A10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1]&lt;&gt;0;CONCATENATE(&quot;string &quot;;[.B101];&quot; { get; }&quot;);IF([.A101]&lt;&gt;0;CONCATENATE(&quot;// &quot;;[.A101]);&quot; &quot;))" office:value-type="string" office:string-value=" " calcext:value-type="string">
            <text:p><text:s/></text:p>
          </table:table-cell>
          <table:table-cell table:style-name="ce36" table:formula="of:=IF([.B101]&lt;&gt;0;CONCATENATE(&quot;public string &quot;;[.B101];&quot; { get; set; }&quot;);IF([.A101]&lt;&gt;0;CONCATENATE(&quot;// &quot;;[.A101]);&quot; &quot;))" office:value-type="string" office:string-value=" " calcext:value-type="string">
            <text:p><text:s/></text:p>
          </table:table-cell>
          <table:table-cell table:style-name="ce36" table:formula="of:=IF([.B101]&lt;&gt;0;CONCATENATE([.B101];&quot; = locStrings.&quot;;[.B101];&quot;;&quot;);IF([.A101]&lt;&gt;0;CONCATENATE(&quot;// &quot;;[.A101]);&quot; &quot;))" office:value-type="string" office:string-value=" " calcext:value-type="string">
            <text:p><text:s/></text:p>
          </table:table-cell>
          <table:table-cell table:style-name="ce36" table:formula="of:=IF([.B101]&lt;&gt;0;CONCATENATE(&quot;public string &quot;;[.B101];&quot; { get; }&quot;);IF([.A101]&lt;&gt;0;CONCATENATE(&quot;// &quot;;[.A101]);&quot; &quot;))" office:value-type="string" office:string-value=" " calcext:value-type="string">
            <text:p><text:s/></text:p>
          </table:table-cell>
          <table:table-cell table:style-name="ce36" table:formula="of:=IF([.$B101]&lt;&gt;0;CONCATENATE([.$B101];&quot; = &quot;&quot;&quot;;[.C101];&quot;&quot;&quot;;&quot;);IF([.$A101]&lt;&gt;0;CONCATENATE(&quot;// &quot;;[.$A101]);&quot; &quot;))" office:value-type="string" office:string-value=" " calcext:value-type="string">
            <text:p><text:s/></text:p>
          </table:table-cell>
          <table:table-cell table:style-name="ce36" table:formula="of:=IF([.$B101]&lt;&gt;0;CONCATENATE([.$B101];&quot; = &quot;&quot;&quot;;[.D101];&quot;&quot;&quot;;&quot;);IF([.$A101]&lt;&gt;0;CONCATENATE(&quot;// &quot;;[.$A10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2]&lt;&gt;0;CONCATENATE(&quot;string &quot;;[.B102];&quot; { get; }&quot;);IF([.A102]&lt;&gt;0;CONCATENATE(&quot;// &quot;;[.A102]);&quot; &quot;))" office:value-type="string" office:string-value=" " calcext:value-type="string">
            <text:p><text:s/></text:p>
          </table:table-cell>
          <table:table-cell table:style-name="ce36" table:formula="of:=IF([.B102]&lt;&gt;0;CONCATENATE(&quot;public string &quot;;[.B102];&quot; { get; set; }&quot;);IF([.A102]&lt;&gt;0;CONCATENATE(&quot;// &quot;;[.A102]);&quot; &quot;))" office:value-type="string" office:string-value=" " calcext:value-type="string">
            <text:p><text:s/></text:p>
          </table:table-cell>
          <table:table-cell table:style-name="ce36" table:formula="of:=IF([.B102]&lt;&gt;0;CONCATENATE([.B102];&quot; = locStrings.&quot;;[.B102];&quot;;&quot;);IF([.A102]&lt;&gt;0;CONCATENATE(&quot;// &quot;;[.A102]);&quot; &quot;))" office:value-type="string" office:string-value=" " calcext:value-type="string">
            <text:p><text:s/></text:p>
          </table:table-cell>
          <table:table-cell table:style-name="ce36" table:formula="of:=IF([.B102]&lt;&gt;0;CONCATENATE(&quot;public string &quot;;[.B102];&quot; { get; }&quot;);IF([.A102]&lt;&gt;0;CONCATENATE(&quot;// &quot;;[.A102]);&quot; &quot;))" office:value-type="string" office:string-value=" " calcext:value-type="string">
            <text:p><text:s/></text:p>
          </table:table-cell>
          <table:table-cell table:style-name="ce36" table:formula="of:=IF([.$B102]&lt;&gt;0;CONCATENATE([.$B102];&quot; = &quot;&quot;&quot;;[.C102];&quot;&quot;&quot;;&quot;);IF([.$A102]&lt;&gt;0;CONCATENATE(&quot;// &quot;;[.$A102]);&quot; &quot;))" office:value-type="string" office:string-value=" " calcext:value-type="string">
            <text:p><text:s/></text:p>
          </table:table-cell>
          <table:table-cell table:style-name="ce36" table:formula="of:=IF([.$B102]&lt;&gt;0;CONCATENATE([.$B102];&quot; = &quot;&quot;&quot;;[.D102];&quot;&quot;&quot;;&quot;);IF([.$A102]&lt;&gt;0;CONCATENATE(&quot;// &quot;;[.$A10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3]&lt;&gt;0;CONCATENATE(&quot;string &quot;;[.B103];&quot; { get; }&quot;);IF([.A103]&lt;&gt;0;CONCATENATE(&quot;// &quot;;[.A103]);&quot; &quot;))" office:value-type="string" office:string-value=" " calcext:value-type="string">
            <text:p><text:s/></text:p>
          </table:table-cell>
          <table:table-cell table:style-name="ce36" table:formula="of:=IF([.B103]&lt;&gt;0;CONCATENATE(&quot;public string &quot;;[.B103];&quot; { get; set; }&quot;);IF([.A103]&lt;&gt;0;CONCATENATE(&quot;// &quot;;[.A103]);&quot; &quot;))" office:value-type="string" office:string-value=" " calcext:value-type="string">
            <text:p><text:s/></text:p>
          </table:table-cell>
          <table:table-cell table:style-name="ce36" table:formula="of:=IF([.B103]&lt;&gt;0;CONCATENATE([.B103];&quot; = locStrings.&quot;;[.B103];&quot;;&quot;);IF([.A103]&lt;&gt;0;CONCATENATE(&quot;// &quot;;[.A103]);&quot; &quot;))" office:value-type="string" office:string-value=" " calcext:value-type="string">
            <text:p><text:s/></text:p>
          </table:table-cell>
          <table:table-cell table:style-name="ce36" table:formula="of:=IF([.B103]&lt;&gt;0;CONCATENATE(&quot;public string &quot;;[.B103];&quot; { get; }&quot;);IF([.A103]&lt;&gt;0;CONCATENATE(&quot;// &quot;;[.A103]);&quot; &quot;))" office:value-type="string" office:string-value=" " calcext:value-type="string">
            <text:p><text:s/></text:p>
          </table:table-cell>
          <table:table-cell table:style-name="ce36" table:formula="of:=IF([.$B103]&lt;&gt;0;CONCATENATE([.$B103];&quot; = &quot;&quot;&quot;;[.C103];&quot;&quot;&quot;;&quot;);IF([.$A103]&lt;&gt;0;CONCATENATE(&quot;// &quot;;[.$A103]);&quot; &quot;))" office:value-type="string" office:string-value=" " calcext:value-type="string">
            <text:p><text:s/></text:p>
          </table:table-cell>
          <table:table-cell table:style-name="ce36" table:formula="of:=IF([.$B103]&lt;&gt;0;CONCATENATE([.$B103];&quot; = &quot;&quot;&quot;;[.D103];&quot;&quot;&quot;;&quot;);IF([.$A103]&lt;&gt;0;CONCATENATE(&quot;// &quot;;[.$A10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4]&lt;&gt;0;CONCATENATE(&quot;string &quot;;[.B104];&quot; { get; }&quot;);IF([.A104]&lt;&gt;0;CONCATENATE(&quot;// &quot;;[.A104]);&quot; &quot;))" office:value-type="string" office:string-value=" " calcext:value-type="string">
            <text:p><text:s/></text:p>
          </table:table-cell>
          <table:table-cell table:style-name="ce36" table:formula="of:=IF([.B104]&lt;&gt;0;CONCATENATE(&quot;public string &quot;;[.B104];&quot; { get; set; }&quot;);IF([.A104]&lt;&gt;0;CONCATENATE(&quot;// &quot;;[.A104]);&quot; &quot;))" office:value-type="string" office:string-value=" " calcext:value-type="string">
            <text:p><text:s/></text:p>
          </table:table-cell>
          <table:table-cell table:style-name="ce36" table:formula="of:=IF([.B104]&lt;&gt;0;CONCATENATE([.B104];&quot; = locStrings.&quot;;[.B104];&quot;;&quot;);IF([.A104]&lt;&gt;0;CONCATENATE(&quot;// &quot;;[.A104]);&quot; &quot;))" office:value-type="string" office:string-value=" " calcext:value-type="string">
            <text:p><text:s/></text:p>
          </table:table-cell>
          <table:table-cell table:style-name="ce36" table:formula="of:=IF([.B104]&lt;&gt;0;CONCATENATE(&quot;public string &quot;;[.B104];&quot; { get; }&quot;);IF([.A104]&lt;&gt;0;CONCATENATE(&quot;// &quot;;[.A104]);&quot; &quot;))" office:value-type="string" office:string-value=" " calcext:value-type="string">
            <text:p><text:s/></text:p>
          </table:table-cell>
          <table:table-cell table:style-name="ce36" table:formula="of:=IF([.$B104]&lt;&gt;0;CONCATENATE([.$B104];&quot; = &quot;&quot;&quot;;[.C104];&quot;&quot;&quot;;&quot;);IF([.$A104]&lt;&gt;0;CONCATENATE(&quot;// &quot;;[.$A104]);&quot; &quot;))" office:value-type="string" office:string-value=" " calcext:value-type="string">
            <text:p><text:s/></text:p>
          </table:table-cell>
          <table:table-cell table:style-name="ce36" table:formula="of:=IF([.$B104]&lt;&gt;0;CONCATENATE([.$B104];&quot; = &quot;&quot;&quot;;[.D104];&quot;&quot;&quot;;&quot;);IF([.$A104]&lt;&gt;0;CONCATENATE(&quot;// &quot;;[.$A10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5]&lt;&gt;0;CONCATENATE(&quot;string &quot;;[.B105];&quot; { get; }&quot;);IF([.A105]&lt;&gt;0;CONCATENATE(&quot;// &quot;;[.A105]);&quot; &quot;))" office:value-type="string" office:string-value=" " calcext:value-type="string">
            <text:p><text:s/></text:p>
          </table:table-cell>
          <table:table-cell table:style-name="ce36" table:formula="of:=IF([.B105]&lt;&gt;0;CONCATENATE(&quot;public string &quot;;[.B105];&quot; { get; set; }&quot;);IF([.A105]&lt;&gt;0;CONCATENATE(&quot;// &quot;;[.A105]);&quot; &quot;))" office:value-type="string" office:string-value=" " calcext:value-type="string">
            <text:p><text:s/></text:p>
          </table:table-cell>
          <table:table-cell table:style-name="ce36" table:formula="of:=IF([.B105]&lt;&gt;0;CONCATENATE([.B105];&quot; = locStrings.&quot;;[.B105];&quot;;&quot;);IF([.A105]&lt;&gt;0;CONCATENATE(&quot;// &quot;;[.A105]);&quot; &quot;))" office:value-type="string" office:string-value=" " calcext:value-type="string">
            <text:p><text:s/></text:p>
          </table:table-cell>
          <table:table-cell table:style-name="ce36" table:formula="of:=IF([.B105]&lt;&gt;0;CONCATENATE(&quot;public string &quot;;[.B105];&quot; { get; }&quot;);IF([.A105]&lt;&gt;0;CONCATENATE(&quot;// &quot;;[.A105]);&quot; &quot;))" office:value-type="string" office:string-value=" " calcext:value-type="string">
            <text:p><text:s/></text:p>
          </table:table-cell>
          <table:table-cell table:style-name="ce36" table:formula="of:=IF([.$B105]&lt;&gt;0;CONCATENATE([.$B105];&quot; = &quot;&quot;&quot;;[.C105];&quot;&quot;&quot;;&quot;);IF([.$A105]&lt;&gt;0;CONCATENATE(&quot;// &quot;;[.$A105]);&quot; &quot;))" office:value-type="string" office:string-value=" " calcext:value-type="string">
            <text:p><text:s/></text:p>
          </table:table-cell>
          <table:table-cell table:style-name="ce36" table:formula="of:=IF([.$B105]&lt;&gt;0;CONCATENATE([.$B105];&quot; = &quot;&quot;&quot;;[.D105];&quot;&quot;&quot;;&quot;);IF([.$A105]&lt;&gt;0;CONCATENATE(&quot;// &quot;;[.$A10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6]&lt;&gt;0;CONCATENATE(&quot;string &quot;;[.B106];&quot; { get; }&quot;);IF([.A106]&lt;&gt;0;CONCATENATE(&quot;// &quot;;[.A106]);&quot; &quot;))" office:value-type="string" office:string-value=" " calcext:value-type="string">
            <text:p><text:s/></text:p>
          </table:table-cell>
          <table:table-cell table:style-name="ce36" table:formula="of:=IF([.B106]&lt;&gt;0;CONCATENATE(&quot;public string &quot;;[.B106];&quot; { get; set; }&quot;);IF([.A106]&lt;&gt;0;CONCATENATE(&quot;// &quot;;[.A106]);&quot; &quot;))" office:value-type="string" office:string-value=" " calcext:value-type="string">
            <text:p><text:s/></text:p>
          </table:table-cell>
          <table:table-cell table:style-name="ce36" table:formula="of:=IF([.B106]&lt;&gt;0;CONCATENATE([.B106];&quot; = locStrings.&quot;;[.B106];&quot;;&quot;);IF([.A106]&lt;&gt;0;CONCATENATE(&quot;// &quot;;[.A106]);&quot; &quot;))" office:value-type="string" office:string-value=" " calcext:value-type="string">
            <text:p><text:s/></text:p>
          </table:table-cell>
          <table:table-cell table:style-name="ce36" table:formula="of:=IF([.B106]&lt;&gt;0;CONCATENATE(&quot;public string &quot;;[.B106];&quot; { get; }&quot;);IF([.A106]&lt;&gt;0;CONCATENATE(&quot;// &quot;;[.A106]);&quot; &quot;))" office:value-type="string" office:string-value=" " calcext:value-type="string">
            <text:p><text:s/></text:p>
          </table:table-cell>
          <table:table-cell table:style-name="ce36" table:formula="of:=IF([.$B106]&lt;&gt;0;CONCATENATE([.$B106];&quot; = &quot;&quot;&quot;;[.C106];&quot;&quot;&quot;;&quot;);IF([.$A106]&lt;&gt;0;CONCATENATE(&quot;// &quot;;[.$A106]);&quot; &quot;))" office:value-type="string" office:string-value=" " calcext:value-type="string">
            <text:p><text:s/></text:p>
          </table:table-cell>
          <table:table-cell table:style-name="ce36" table:formula="of:=IF([.$B106]&lt;&gt;0;CONCATENATE([.$B106];&quot; = &quot;&quot;&quot;;[.D106];&quot;&quot;&quot;;&quot;);IF([.$A106]&lt;&gt;0;CONCATENATE(&quot;// &quot;;[.$A10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7]&lt;&gt;0;CONCATENATE(&quot;string &quot;;[.B107];&quot; { get; }&quot;);IF([.A107]&lt;&gt;0;CONCATENATE(&quot;// &quot;;[.A107]);&quot; &quot;))" office:value-type="string" office:string-value=" " calcext:value-type="string">
            <text:p><text:s/></text:p>
          </table:table-cell>
          <table:table-cell table:style-name="ce36" table:formula="of:=IF([.B107]&lt;&gt;0;CONCATENATE(&quot;public string &quot;;[.B107];&quot; { get; set; }&quot;);IF([.A107]&lt;&gt;0;CONCATENATE(&quot;// &quot;;[.A107]);&quot; &quot;))" office:value-type="string" office:string-value=" " calcext:value-type="string">
            <text:p><text:s/></text:p>
          </table:table-cell>
          <table:table-cell table:style-name="ce36" table:formula="of:=IF([.B107]&lt;&gt;0;CONCATENATE([.B107];&quot; = locStrings.&quot;;[.B107];&quot;;&quot;);IF([.A107]&lt;&gt;0;CONCATENATE(&quot;// &quot;;[.A107]);&quot; &quot;))" office:value-type="string" office:string-value=" " calcext:value-type="string">
            <text:p><text:s/></text:p>
          </table:table-cell>
          <table:table-cell table:style-name="ce36" table:formula="of:=IF([.B107]&lt;&gt;0;CONCATENATE(&quot;public string &quot;;[.B107];&quot; { get; }&quot;);IF([.A107]&lt;&gt;0;CONCATENATE(&quot;// &quot;;[.A107]);&quot; &quot;))" office:value-type="string" office:string-value=" " calcext:value-type="string">
            <text:p><text:s/></text:p>
          </table:table-cell>
          <table:table-cell table:style-name="ce36" table:formula="of:=IF([.$B107]&lt;&gt;0;CONCATENATE([.$B107];&quot; = &quot;&quot;&quot;;[.C107];&quot;&quot;&quot;;&quot;);IF([.$A107]&lt;&gt;0;CONCATENATE(&quot;// &quot;;[.$A107]);&quot; &quot;))" office:value-type="string" office:string-value=" " calcext:value-type="string">
            <text:p><text:s/></text:p>
          </table:table-cell>
          <table:table-cell table:style-name="ce36" table:formula="of:=IF([.$B107]&lt;&gt;0;CONCATENATE([.$B107];&quot; = &quot;&quot;&quot;;[.D107];&quot;&quot;&quot;;&quot;);IF([.$A107]&lt;&gt;0;CONCATENATE(&quot;// &quot;;[.$A10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8]&lt;&gt;0;CONCATENATE(&quot;string &quot;;[.B108];&quot; { get; }&quot;);IF([.A108]&lt;&gt;0;CONCATENATE(&quot;// &quot;;[.A108]);&quot; &quot;))" office:value-type="string" office:string-value=" " calcext:value-type="string">
            <text:p><text:s/></text:p>
          </table:table-cell>
          <table:table-cell table:style-name="ce36" table:formula="of:=IF([.B108]&lt;&gt;0;CONCATENATE(&quot;public string &quot;;[.B108];&quot; { get; set; }&quot;);IF([.A108]&lt;&gt;0;CONCATENATE(&quot;// &quot;;[.A108]);&quot; &quot;))" office:value-type="string" office:string-value=" " calcext:value-type="string">
            <text:p><text:s/></text:p>
          </table:table-cell>
          <table:table-cell table:style-name="ce36" table:formula="of:=IF([.B108]&lt;&gt;0;CONCATENATE([.B108];&quot; = locStrings.&quot;;[.B108];&quot;;&quot;);IF([.A108]&lt;&gt;0;CONCATENATE(&quot;// &quot;;[.A108]);&quot; &quot;))" office:value-type="string" office:string-value=" " calcext:value-type="string">
            <text:p><text:s/></text:p>
          </table:table-cell>
          <table:table-cell table:style-name="ce36" table:formula="of:=IF([.B108]&lt;&gt;0;CONCATENATE(&quot;public string &quot;;[.B108];&quot; { get; }&quot;);IF([.A108]&lt;&gt;0;CONCATENATE(&quot;// &quot;;[.A108]);&quot; &quot;))" office:value-type="string" office:string-value=" " calcext:value-type="string">
            <text:p><text:s/></text:p>
          </table:table-cell>
          <table:table-cell table:style-name="ce36" table:formula="of:=IF([.$B108]&lt;&gt;0;CONCATENATE([.$B108];&quot; = &quot;&quot;&quot;;[.C108];&quot;&quot;&quot;;&quot;);IF([.$A108]&lt;&gt;0;CONCATENATE(&quot;// &quot;;[.$A108]);&quot; &quot;))" office:value-type="string" office:string-value=" " calcext:value-type="string">
            <text:p><text:s/></text:p>
          </table:table-cell>
          <table:table-cell table:style-name="ce36" table:formula="of:=IF([.$B108]&lt;&gt;0;CONCATENATE([.$B108];&quot; = &quot;&quot;&quot;;[.D108];&quot;&quot;&quot;;&quot;);IF([.$A108]&lt;&gt;0;CONCATENATE(&quot;// &quot;;[.$A10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9]&lt;&gt;0;CONCATENATE(&quot;string &quot;;[.B109];&quot; { get; }&quot;);IF([.A109]&lt;&gt;0;CONCATENATE(&quot;// &quot;;[.A109]);&quot; &quot;))" office:value-type="string" office:string-value=" " calcext:value-type="string">
            <text:p><text:s/></text:p>
          </table:table-cell>
          <table:table-cell table:style-name="ce36" table:formula="of:=IF([.B109]&lt;&gt;0;CONCATENATE(&quot;public string &quot;;[.B109];&quot; { get; set; }&quot;);IF([.A109]&lt;&gt;0;CONCATENATE(&quot;// &quot;;[.A109]);&quot; &quot;))" office:value-type="string" office:string-value=" " calcext:value-type="string">
            <text:p><text:s/></text:p>
          </table:table-cell>
          <table:table-cell table:style-name="ce36" table:formula="of:=IF([.B109]&lt;&gt;0;CONCATENATE([.B109];&quot; = locStrings.&quot;;[.B109];&quot;;&quot;);IF([.A109]&lt;&gt;0;CONCATENATE(&quot;// &quot;;[.A109]);&quot; &quot;))" office:value-type="string" office:string-value=" " calcext:value-type="string">
            <text:p><text:s/></text:p>
          </table:table-cell>
          <table:table-cell table:style-name="ce36" table:formula="of:=IF([.B109]&lt;&gt;0;CONCATENATE(&quot;public string &quot;;[.B109];&quot; { get; }&quot;);IF([.A109]&lt;&gt;0;CONCATENATE(&quot;// &quot;;[.A109]);&quot; &quot;))" office:value-type="string" office:string-value=" " calcext:value-type="string">
            <text:p><text:s/></text:p>
          </table:table-cell>
          <table:table-cell table:style-name="ce36" table:formula="of:=IF([.$B109]&lt;&gt;0;CONCATENATE([.$B109];&quot; = &quot;&quot;&quot;;[.C109];&quot;&quot;&quot;;&quot;);IF([.$A109]&lt;&gt;0;CONCATENATE(&quot;// &quot;;[.$A109]);&quot; &quot;))" office:value-type="string" office:string-value=" " calcext:value-type="string">
            <text:p><text:s/></text:p>
          </table:table-cell>
          <table:table-cell table:style-name="ce36" table:formula="of:=IF([.$B109]&lt;&gt;0;CONCATENATE([.$B109];&quot; = &quot;&quot;&quot;;[.D109];&quot;&quot;&quot;;&quot;);IF([.$A109]&lt;&gt;0;CONCATENATE(&quot;// &quot;;[.$A10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10]&lt;&gt;0;CONCATENATE(&quot;string &quot;;[.B110];&quot; { get; }&quot;);IF([.A110]&lt;&gt;0;CONCATENATE(&quot;// &quot;;[.A110]);&quot; &quot;))" office:value-type="string" office:string-value=" " calcext:value-type="string">
            <text:p><text:s/></text:p>
          </table:table-cell>
          <table:table-cell table:style-name="ce36" table:formula="of:=IF([.B110]&lt;&gt;0;CONCATENATE(&quot;public string &quot;;[.B110];&quot; { get; set; }&quot;);IF([.A110]&lt;&gt;0;CONCATENATE(&quot;// &quot;;[.A110]);&quot; &quot;))" office:value-type="string" office:string-value=" " calcext:value-type="string">
            <text:p><text:s/></text:p>
          </table:table-cell>
          <table:table-cell table:style-name="ce36" table:formula="of:=IF([.B110]&lt;&gt;0;CONCATENATE([.B110];&quot; = locStrings.&quot;;[.B110];&quot;;&quot;);IF([.A110]&lt;&gt;0;CONCATENATE(&quot;// &quot;;[.A110]);&quot; &quot;))" office:value-type="string" office:string-value=" " calcext:value-type="string">
            <text:p><text:s/></text:p>
          </table:table-cell>
          <table:table-cell table:style-name="ce36" table:formula="of:=IF([.B110]&lt;&gt;0;CONCATENATE(&quot;public string &quot;;[.B110];&quot; { get; }&quot;);IF([.A110]&lt;&gt;0;CONCATENATE(&quot;// &quot;;[.A110]);&quot; &quot;))" office:value-type="string" office:string-value=" " calcext:value-type="string">
            <text:p><text:s/></text:p>
          </table:table-cell>
          <table:table-cell table:style-name="ce36" table:formula="of:=IF([.$B110]&lt;&gt;0;CONCATENATE([.$B110];&quot; = &quot;&quot;&quot;;[.C110];&quot;&quot;&quot;;&quot;);IF([.$A110]&lt;&gt;0;CONCATENATE(&quot;// &quot;;[.$A110]);&quot; &quot;))" office:value-type="string" office:string-value=" " calcext:value-type="string">
            <text:p><text:s/></text:p>
          </table:table-cell>
          <table:table-cell table:style-name="ce36" table:formula="of:=IF([.$B110]&lt;&gt;0;CONCATENATE([.$B110];&quot; = &quot;&quot;&quot;;[.D110];&quot;&quot;&quot;;&quot;);IF([.$A110]&lt;&gt;0;CONCATENATE(&quot;// &quot;;[.$A11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11]&lt;&gt;0;CONCATENATE(&quot;string &quot;;[.B111];&quot; { get; }&quot;);IF([.A111]&lt;&gt;0;CONCATENATE(&quot;// &quot;;[.A111]);&quot; &quot;))" office:value-type="string" office:string-value=" " calcext:value-type="string">
            <text:p><text:s/></text:p>
          </table:table-cell>
          <table:table-cell table:style-name="ce36" table:formula="of:=IF([.B111]&lt;&gt;0;CONCATENATE(&quot;public string &quot;;[.B111];&quot; { get; set; }&quot;);IF([.A111]&lt;&gt;0;CONCATENATE(&quot;// &quot;;[.A111]);&quot; &quot;))" office:value-type="string" office:string-value=" " calcext:value-type="string">
            <text:p><text:s/></text:p>
          </table:table-cell>
          <table:table-cell table:style-name="ce36" table:formula="of:=IF([.B111]&lt;&gt;0;CONCATENATE([.B111];&quot; = locStrings.&quot;;[.B111];&quot;;&quot;);IF([.A111]&lt;&gt;0;CONCATENATE(&quot;// &quot;;[.A111]);&quot; &quot;))" office:value-type="string" office:string-value=" " calcext:value-type="string">
            <text:p><text:s/></text:p>
          </table:table-cell>
          <table:table-cell table:style-name="ce36" table:formula="of:=IF([.B111]&lt;&gt;0;CONCATENATE(&quot;public string &quot;;[.B111];&quot; { get; }&quot;);IF([.A111]&lt;&gt;0;CONCATENATE(&quot;// &quot;;[.A111]);&quot; &quot;))" office:value-type="string" office:string-value=" " calcext:value-type="string">
            <text:p><text:s/></text:p>
          </table:table-cell>
          <table:table-cell table:style-name="ce36" table:formula="of:=IF([.$B111]&lt;&gt;0;CONCATENATE([.$B111];&quot; = &quot;&quot;&quot;;[.C111];&quot;&quot;&quot;;&quot;);IF([.$A111]&lt;&gt;0;CONCATENATE(&quot;// &quot;;[.$A111]);&quot; &quot;))" office:value-type="string" office:string-value=" " calcext:value-type="string">
            <text:p><text:s/></text:p>
          </table:table-cell>
          <table:table-cell table:style-name="ce36" table:formula="of:=IF([.$B111]&lt;&gt;0;CONCATENATE([.$B111];&quot; = &quot;&quot;&quot;;[.D111];&quot;&quot;&quot;;&quot;);IF([.$A111]&lt;&gt;0;CONCATENATE(&quot;// &quot;;[.$A11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12]&lt;&gt;0;CONCATENATE(&quot;string &quot;;[.B112];&quot; { get; }&quot;);IF([.A112]&lt;&gt;0;CONCATENATE(&quot;// &quot;;[.A112]);&quot; &quot;))" office:value-type="string" office:string-value=" " calcext:value-type="string">
            <text:p><text:s/></text:p>
          </table:table-cell>
          <table:table-cell table:style-name="ce36" table:formula="of:=IF([.B112]&lt;&gt;0;CONCATENATE(&quot;public string &quot;;[.B112];&quot; { get; set; }&quot;);IF([.A112]&lt;&gt;0;CONCATENATE(&quot;// &quot;;[.A112]);&quot; &quot;))" office:value-type="string" office:string-value=" " calcext:value-type="string">
            <text:p><text:s/></text:p>
          </table:table-cell>
          <table:table-cell table:style-name="ce36" table:formula="of:=IF([.B112]&lt;&gt;0;CONCATENATE([.B112];&quot; = locStrings.&quot;;[.B112];&quot;;&quot;);IF([.A112]&lt;&gt;0;CONCATENATE(&quot;// &quot;;[.A112]);&quot; &quot;))" office:value-type="string" office:string-value=" " calcext:value-type="string">
            <text:p><text:s/></text:p>
          </table:table-cell>
          <table:table-cell table:style-name="ce36" table:formula="of:=IF([.B112]&lt;&gt;0;CONCATENATE(&quot;public string &quot;;[.B112];&quot; { get; }&quot;);IF([.A112]&lt;&gt;0;CONCATENATE(&quot;// &quot;;[.A112]);&quot; &quot;))" office:value-type="string" office:string-value=" " calcext:value-type="string">
            <text:p><text:s/></text:p>
          </table:table-cell>
          <table:table-cell table:style-name="ce36" table:formula="of:=IF([.$B112]&lt;&gt;0;CONCATENATE([.$B112];&quot; = &quot;&quot;&quot;;[.C112];&quot;&quot;&quot;;&quot;);IF([.$A112]&lt;&gt;0;CONCATENATE(&quot;// &quot;;[.$A112]);&quot; &quot;))" office:value-type="string" office:string-value=" " calcext:value-type="string">
            <text:p><text:s/></text:p>
          </table:table-cell>
          <table:table-cell table:style-name="ce36" table:formula="of:=IF([.$B112]&lt;&gt;0;CONCATENATE([.$B112];&quot; = &quot;&quot;&quot;;[.D112];&quot;&quot;&quot;;&quot;);IF([.$A112]&lt;&gt;0;CONCATENATE(&quot;// &quot;;[.$A11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13]&lt;&gt;0;CONCATENATE(&quot;string &quot;;[.B113];&quot; { get; }&quot;);IF([.A113]&lt;&gt;0;CONCATENATE(&quot;// &quot;;[.A113]);&quot; &quot;))" office:value-type="string" office:string-value=" " calcext:value-type="string">
            <text:p><text:s/></text:p>
          </table:table-cell>
          <table:table-cell table:style-name="ce36" table:formula="of:=IF([.B113]&lt;&gt;0;CONCATENATE(&quot;public string &quot;;[.B113];&quot; { get; set; }&quot;);IF([.A113]&lt;&gt;0;CONCATENATE(&quot;// &quot;;[.A113]);&quot; &quot;))" office:value-type="string" office:string-value=" " calcext:value-type="string">
            <text:p><text:s/></text:p>
          </table:table-cell>
          <table:table-cell table:style-name="ce36" table:formula="of:=IF([.B113]&lt;&gt;0;CONCATENATE([.B113];&quot; = locStrings.&quot;;[.B113];&quot;;&quot;);IF([.A113]&lt;&gt;0;CONCATENATE(&quot;// &quot;;[.A113]);&quot; &quot;))" office:value-type="string" office:string-value=" " calcext:value-type="string">
            <text:p><text:s/></text:p>
          </table:table-cell>
          <table:table-cell table:style-name="ce36" table:formula="of:=IF([.B113]&lt;&gt;0;CONCATENATE(&quot;public string &quot;;[.B113];&quot; { get; }&quot;);IF([.A113]&lt;&gt;0;CONCATENATE(&quot;// &quot;;[.A113]);&quot; &quot;))" office:value-type="string" office:string-value=" " calcext:value-type="string">
            <text:p><text:s/></text:p>
          </table:table-cell>
          <table:table-cell table:style-name="ce36" table:formula="of:=IF([.$B113]&lt;&gt;0;CONCATENATE([.$B113];&quot; = &quot;&quot;&quot;;[.C113];&quot;&quot;&quot;;&quot;);IF([.$A113]&lt;&gt;0;CONCATENATE(&quot;// &quot;;[.$A113]);&quot; &quot;))" office:value-type="string" office:string-value=" " calcext:value-type="string">
            <text:p><text:s/></text:p>
          </table:table-cell>
          <table:table-cell table:style-name="ce36" table:formula="of:=IF([.$B113]&lt;&gt;0;CONCATENATE([.$B113];&quot; = &quot;&quot;&quot;;[.D113];&quot;&quot;&quot;;&quot;);IF([.$A113]&lt;&gt;0;CONCATENATE(&quot;// &quot;;[.$A11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ors" table:style-name="ta1">
        <table:table-column table:style-name="co1" table:default-cell-style-name="ce29"/>
        <table:table-column table:style-name="co1" table:number-columns-repeated="3" table:default-cell-style-name="ce33"/>
        <table:table-column table:style-name="co2" table:number-columns-repeated="6" table:default-cell-style-name="ce37"/>
        <table:table-column table:style-name="co3" table:number-columns-repeated="54" table:default-cell-style-name="ce37"/>
        <table:table-row table:style-name="ro1">
          <table:table-cell table:style-name="ce20"/>
          <table:table-cell table:style-name="ce5" table:number-columns-repeated="3"/>
          <table:table-cell table:style-name="ce35" office:value-type="string" calcext:value-type="string">
            <text:p>IStrings.cs</text:p>
          </table:table-cell>
          <table:table-cell table:style-name="ce38" office:value-type="string" calcext:value-type="string" table:number-columns-spanned="2" table:number-rows-spanned="1">
            <text:p>StringProvider.cs</text:p>
          </table:table-cell>
          <table:covered-table-cell table:style-name="ce5"/>
          <table:table-cell table:style-name="ce35" office:value-type="string" calcext:value-type="string">
            <text:p>##Strings.cs</text:p>
          </table:table-cell>
          <table:table-cell table:style-name="ce35" office:value-type="string" calcext:value-type="string">
            <text:p>EnStrings.cs</text:p>
          </table:table-cell>
          <table:table-cell table:style-name="ce35" office:value-type="string" calcext:value-type="string">
            <text:p>ItStrings.cs</text:p>
          </table:table-cell>
          <table:table-cell table:number-columns-repeated="54"/>
        </table:table-row>
        <table:table-row table:style-name="ro1">
          <table:table-cell table:style-name="ce20"/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EN Strings</text:p>
          </table:table-cell>
          <table:table-cell table:style-name="ce31" office:value-type="string" calcext:value-type="string">
            <text:p>IT Strings</text:p>
          </table:table-cell>
          <table:table-cell table:style-name="ce31" office:value-type="string" calcext:value-type="string">
            <text:p>Interface</text:p>
          </table:table-cell>
          <table:table-cell table:style-name="ce31" office:value-type="string" calcext:value-type="string">
            <text:p>Public Propertie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Public Properties</text:p>
          </table:table-cell>
          <table:table-cell table:number-columns-repeated="2" table:style-name="ce31" office:value-type="string" calcext:value-type="string">
            <text:p>Constructor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3]&lt;&gt;0;CONCATENATE(&quot;string &quot;;[.B3];&quot; { get; }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B3]&lt;&gt;0;CONCATENATE(&quot;public string &quot;;[.B3];&quot; { get; set; }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B3]&lt;&gt;0;CONCATENATE([.B3];&quot; = locStrings.&quot;;[.B3];&quot;;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B3]&lt;&gt;0;CONCATENATE(&quot;public string &quot;;[.B3];&quot; { get; }&quot;);IF([.A3]&lt;&gt;0;CONCATENATE(&quot;// &quot;;[.A3]);&quot; &quot;))" office:value-type="string" office:string-value=" " calcext:value-type="string">
            <text:p><text:s/></text:p>
          </table:table-cell>
          <table:table-cell table:style-name="ce36" table:formula="of:=IF([.$B3]&lt;&gt;0;CONCATENATE([.$B3];&quot; = &quot;&quot;&quot;;[.C3];&quot;&quot;&quot;;&quot;);IF([.$A3]&lt;&gt;0;CONCATENATE(&quot;// &quot;;[.$A3]);&quot; &quot;))" office:value-type="string" office:string-value=" " calcext:value-type="string">
            <text:p><text:s/></text:p>
          </table:table-cell>
          <table:table-cell table:style-name="ce36" table:formula="of:=IF([.$B3]&lt;&gt;0;CONCATENATE([.$B3];&quot; = &quot;&quot;&quot;;[.D3];&quot;&quot;&quot;;&quot;);IF([.$A3]&lt;&gt;0;CONCATENATE(&quot;// &quot;;[.$A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4]&lt;&gt;0;CONCATENATE(&quot;string &quot;;[.B4];&quot; { get; }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B4]&lt;&gt;0;CONCATENATE(&quot;public string &quot;;[.B4];&quot; { get; set; }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B4]&lt;&gt;0;CONCATENATE([.B4];&quot; = locStrings.&quot;;[.B4];&quot;;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B4]&lt;&gt;0;CONCATENATE(&quot;public string &quot;;[.B4];&quot; { get; }&quot;);IF([.A4]&lt;&gt;0;CONCATENATE(&quot;// &quot;;[.A4]);&quot; &quot;))" office:value-type="string" office:string-value=" " calcext:value-type="string">
            <text:p><text:s/></text:p>
          </table:table-cell>
          <table:table-cell table:style-name="ce36" table:formula="of:=IF([.$B4]&lt;&gt;0;CONCATENATE([.$B4];&quot; = &quot;&quot;&quot;;[.C4];&quot;&quot;&quot;;&quot;);IF([.$A4]&lt;&gt;0;CONCATENATE(&quot;// &quot;;[.$A4]);&quot; &quot;))" office:value-type="string" office:string-value=" " calcext:value-type="string">
            <text:p><text:s/></text:p>
          </table:table-cell>
          <table:table-cell table:style-name="ce36" table:formula="of:=IF([.$B4]&lt;&gt;0;CONCATENATE([.$B4];&quot; = &quot;&quot;&quot;;[.D4];&quot;&quot;&quot;;&quot;);IF([.$A4]&lt;&gt;0;CONCATENATE(&quot;// &quot;;[.$A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/>
          <table:table-cell table:style-name="ce34" table:number-columns-repeated="2"/>
          <table:table-cell table:style-name="ce36" table:formula="of:=IF([.B5]&lt;&gt;0;CONCATENATE(&quot;string &quot;;[.B5];&quot; { get; }&quot;);IF([.A5]&lt;&gt;0;CONCATENATE(&quot;// &quot;;[.A5]);&quot; &quot;))" office:value-type="string" office:string-value="// Projection Methods" calcext:value-type="string">
            <text:p>// Projection Methods</text:p>
          </table:table-cell>
          <table:table-cell table:style-name="ce36" table:formula="of:=IF([.B5]&lt;&gt;0;CONCATENATE(&quot;public string &quot;;[.B5];&quot; { get; set; }&quot;);IF([.A5]&lt;&gt;0;CONCATENATE(&quot;// &quot;;[.A5]);&quot; &quot;))" office:value-type="string" office:string-value="// Projection Methods" calcext:value-type="string">
            <text:p>// Projection Methods</text:p>
          </table:table-cell>
          <table:table-cell table:style-name="ce36" table:formula="of:=IF([.B5]&lt;&gt;0;CONCATENATE([.B5];&quot; = locStrings.&quot;;[.B5];&quot;;&quot;);IF([.A5]&lt;&gt;0;CONCATENATE(&quot;// &quot;;[.A5]);&quot; &quot;))" office:value-type="string" office:string-value="// Projection Methods" calcext:value-type="string">
            <text:p>// Projection Methods</text:p>
          </table:table-cell>
          <table:table-cell table:style-name="ce36" table:formula="of:=IF([.B5]&lt;&gt;0;CONCATENATE(&quot;public string &quot;;[.B5];&quot; { get; }&quot;);IF([.A5]&lt;&gt;0;CONCATENATE(&quot;// &quot;;[.A5]);&quot; &quot;))" office:value-type="string" office:string-value="// Projection Methods" calcext:value-type="string">
            <text:p>// Projection Methods</text:p>
          </table:table-cell>
          <table:table-cell table:style-name="ce36" table:formula="of:=IF([.$B5]&lt;&gt;0;CONCATENATE([.$B5];&quot; = &quot;&quot;&quot;;[.C5];&quot;&quot;&quot;;&quot;);IF([.$A5]&lt;&gt;0;CONCATENATE(&quot;// &quot;;[.$A5]);&quot; &quot;))" office:value-type="string" office:string-value="// Projection Methods" calcext:value-type="string">
            <text:p>// Projection Methods</text:p>
          </table:table-cell>
          <table:table-cell table:style-name="ce36" table:formula="of:=IF([.$B5]&lt;&gt;0;CONCATENATE([.$B5];&quot; = &quot;&quot;&quot;;[.D5];&quot;&quot;&quot;;&quot;);IF([.$A5]&lt;&gt;0;CONCATENATE(&quot;// &quot;;[.$A5]);&quot; &quot;))" office:value-type="string" office:string-value="// Projection Methods" calcext:value-type="string">
            <text:p>// Projection Methods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2SP</text:p>
          </table:table-cell>
          <table:table-cell table:style-name="ce34" office:value-type="string" calcext:value-type="string">
            <text:p>Lambert Conic Conformal (2 Parallels)</text:p>
          </table:table-cell>
          <table:table-cell table:style-name="ce34" office:value-type="string" calcext:value-type="string">
            <text:p>Conica Conforme di Lambert (2 paralleli)</text:p>
          </table:table-cell>
          <table:table-cell table:style-name="ce36" table:formula="of:=IF([.B6]&lt;&gt;0;CONCATENATE(&quot;string &quot;;[.B6];&quot; { get; }&quot;);IF([.A6]&lt;&gt;0;CONCATENATE(&quot;// &quot;;[.A6]);&quot; &quot;))" office:value-type="string" office:string-value="string PrjLambertConicConformal2SP { get; }" calcext:value-type="string">
            <text:p>string PrjLambertConicConformal2SP { get; }</text:p>
          </table:table-cell>
          <table:table-cell table:style-name="ce36" table:formula="of:=IF([.B6]&lt;&gt;0;CONCATENATE(&quot;public string &quot;;[.B6];&quot; { get; set; }&quot;);IF([.A6]&lt;&gt;0;CONCATENATE(&quot;// &quot;;[.A6]);&quot; &quot;))" office:value-type="string" office:string-value="public string PrjLambertConicConformal2SP { get; set; }" calcext:value-type="string">
            <text:p>public string PrjLambertConicConformal2SP { get; set; }</text:p>
          </table:table-cell>
          <table:table-cell table:style-name="ce36" table:formula="of:=IF([.B6]&lt;&gt;0;CONCATENATE([.B6];&quot; = locStrings.&quot;;[.B6];&quot;;&quot;);IF([.A6]&lt;&gt;0;CONCATENATE(&quot;// &quot;;[.A6]);&quot; &quot;))" office:value-type="string" office:string-value="PrjLambertConicConformal2SP = locStrings.PrjLambertConicConformal2SP;" calcext:value-type="string">
            <text:p>PrjLambertConicConformal2SP = locStrings.PrjLambertConicConformal2SP;</text:p>
          </table:table-cell>
          <table:table-cell table:style-name="ce36" table:formula="of:=IF([.B6]&lt;&gt;0;CONCATENATE(&quot;public string &quot;;[.B6];&quot; { get; }&quot;);IF([.A6]&lt;&gt;0;CONCATENATE(&quot;// &quot;;[.A6]);&quot; &quot;))" office:value-type="string" office:string-value="public string PrjLambertConicConformal2SP { get; }" calcext:value-type="string">
            <text:p>public string PrjLambertConicConformal2SP { get; }</text:p>
          </table:table-cell>
          <table:table-cell table:style-name="ce36" table:formula="of:=IF([.$B6]&lt;&gt;0;CONCATENATE([.$B6];&quot; = &quot;&quot;&quot;;[.C6];&quot;&quot;&quot;;&quot;);IF([.$A6]&lt;&gt;0;CONCATENATE(&quot;// &quot;;[.$A6]);&quot; &quot;))" office:value-type="string" office:string-value="PrjLambertConicConformal2SP = &quot;Lambert Conic Conformal (2 Parallels)&quot;;" calcext:value-type="string">
            <text:p>PrjLambertConicConformal2SP = "Lambert Conic Conformal (2 Parallels)";</text:p>
          </table:table-cell>
          <table:table-cell table:style-name="ce36" table:formula="of:=IF([.$B6]&lt;&gt;0;CONCATENATE([.$B6];&quot; = &quot;&quot;&quot;;[.D6];&quot;&quot;&quot;;&quot;);IF([.$A6]&lt;&gt;0;CONCATENATE(&quot;// &quot;;[.$A6]);&quot; &quot;))" office:value-type="string" office:string-value="PrjLambertConicConformal2SP = &quot;Conica Conforme di Lambert (2 paralleli)&quot;;" calcext:value-type="string">
            <text:p>PrjLambertConicConformal2SP = "Conica Conforme di Lambert (2 paralleli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1SP</text:p>
          </table:table-cell>
          <table:table-cell table:style-name="ce34" office:value-type="string" calcext:value-type="string">
            <text:p>Lambert Conic Conformal (1 Parallel)</text:p>
          </table:table-cell>
          <table:table-cell table:style-name="ce34" office:value-type="string" calcext:value-type="string">
            <text:p>Conica Conforme di Lambert (1 parallelo)</text:p>
          </table:table-cell>
          <table:table-cell table:style-name="ce36" table:formula="of:=IF([.B7]&lt;&gt;0;CONCATENATE(&quot;string &quot;;[.B7];&quot; { get; }&quot;);IF([.A7]&lt;&gt;0;CONCATENATE(&quot;// &quot;;[.A7]);&quot; &quot;))" office:value-type="string" office:string-value="string PrjLambertConicConformal1SP { get; }" calcext:value-type="string">
            <text:p>string PrjLambertConicConformal1SP { get; }</text:p>
          </table:table-cell>
          <table:table-cell table:style-name="ce36" table:formula="of:=IF([.B7]&lt;&gt;0;CONCATENATE(&quot;public string &quot;;[.B7];&quot; { get; set; }&quot;);IF([.A7]&lt;&gt;0;CONCATENATE(&quot;// &quot;;[.A7]);&quot; &quot;))" office:value-type="string" office:string-value="public string PrjLambertConicConformal1SP { get; set; }" calcext:value-type="string">
            <text:p>public string PrjLambertConicConformal1SP { get; set; }</text:p>
          </table:table-cell>
          <table:table-cell table:style-name="ce36" table:formula="of:=IF([.B7]&lt;&gt;0;CONCATENATE([.B7];&quot; = locStrings.&quot;;[.B7];&quot;;&quot;);IF([.A7]&lt;&gt;0;CONCATENATE(&quot;// &quot;;[.A7]);&quot; &quot;))" office:value-type="string" office:string-value="PrjLambertConicConformal1SP = locStrings.PrjLambertConicConformal1SP;" calcext:value-type="string">
            <text:p>PrjLambertConicConformal1SP = locStrings.PrjLambertConicConformal1SP;</text:p>
          </table:table-cell>
          <table:table-cell table:style-name="ce36" table:formula="of:=IF([.B7]&lt;&gt;0;CONCATENATE(&quot;public string &quot;;[.B7];&quot; { get; }&quot;);IF([.A7]&lt;&gt;0;CONCATENATE(&quot;// &quot;;[.A7]);&quot; &quot;))" office:value-type="string" office:string-value="public string PrjLambertConicConformal1SP { get; }" calcext:value-type="string">
            <text:p>public string PrjLambertConicConformal1SP { get; }</text:p>
          </table:table-cell>
          <table:table-cell table:style-name="ce36" table:formula="of:=IF([.$B7]&lt;&gt;0;CONCATENATE([.$B7];&quot; = &quot;&quot;&quot;;[.C7];&quot;&quot;&quot;;&quot;);IF([.$A7]&lt;&gt;0;CONCATENATE(&quot;// &quot;;[.$A7]);&quot; &quot;))" office:value-type="string" office:string-value="PrjLambertConicConformal1SP = &quot;Lambert Conic Conformal (1 Parallel)&quot;;" calcext:value-type="string">
            <text:p>PrjLambertConicConformal1SP = "Lambert Conic Conformal (1 Parallel)";</text:p>
          </table:table-cell>
          <table:table-cell table:style-name="ce36" table:formula="of:=IF([.$B7]&lt;&gt;0;CONCATENATE([.$B7];&quot; = &quot;&quot;&quot;;[.D7];&quot;&quot;&quot;;&quot;);IF([.$A7]&lt;&gt;0;CONCATENATE(&quot;// &quot;;[.$A7]);&quot; &quot;))" office:value-type="string" office:string-value="PrjLambertConicConformal1SP = &quot;Conica Conforme di Lambert (1 parallelo)&quot;;" calcext:value-type="string">
            <text:p>PrjLambertConicConformal1SP = "Conica Conforme di Lambert (1 parallelo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West</text:p>
          </table:table-cell>
          <table:table-cell table:style-name="ce34" office:value-type="string" calcext:value-type="string">
            <text:p>Lambert Conic Conformal (West Oriented)</text:p>
          </table:table-cell>
          <table:table-cell table:style-name="ce34" office:value-type="string" calcext:value-type="string">
            <text:p>Conica Conforme di Lambert (Orientata ad ovest)</text:p>
          </table:table-cell>
          <table:table-cell table:style-name="ce36" table:formula="of:=IF([.B8]&lt;&gt;0;CONCATENATE(&quot;string &quot;;[.B8];&quot; { get; }&quot;);IF([.A8]&lt;&gt;0;CONCATENATE(&quot;// &quot;;[.A8]);&quot; &quot;))" office:value-type="string" office:string-value="string PrjLambertConicConformalWest { get; }" calcext:value-type="string">
            <text:p>string PrjLambertConicConformalWest { get; }</text:p>
          </table:table-cell>
          <table:table-cell table:style-name="ce36" table:formula="of:=IF([.B8]&lt;&gt;0;CONCATENATE(&quot;public string &quot;;[.B8];&quot; { get; set; }&quot;);IF([.A8]&lt;&gt;0;CONCATENATE(&quot;// &quot;;[.A8]);&quot; &quot;))" office:value-type="string" office:string-value="public string PrjLambertConicConformalWest { get; set; }" calcext:value-type="string">
            <text:p>public string PrjLambertConicConformalWest { get; set; }</text:p>
          </table:table-cell>
          <table:table-cell table:style-name="ce36" table:formula="of:=IF([.B8]&lt;&gt;0;CONCATENATE([.B8];&quot; = locStrings.&quot;;[.B8];&quot;;&quot;);IF([.A8]&lt;&gt;0;CONCATENATE(&quot;// &quot;;[.A8]);&quot; &quot;))" office:value-type="string" office:string-value="PrjLambertConicConformalWest = locStrings.PrjLambertConicConformalWest;" calcext:value-type="string">
            <text:p>PrjLambertConicConformalWest = locStrings.PrjLambertConicConformalWest;</text:p>
          </table:table-cell>
          <table:table-cell table:style-name="ce36" table:formula="of:=IF([.B8]&lt;&gt;0;CONCATENATE(&quot;public string &quot;;[.B8];&quot; { get; }&quot;);IF([.A8]&lt;&gt;0;CONCATENATE(&quot;// &quot;;[.A8]);&quot; &quot;))" office:value-type="string" office:string-value="public string PrjLambertConicConformalWest { get; }" calcext:value-type="string">
            <text:p>public string PrjLambertConicConformalWest { get; }</text:p>
          </table:table-cell>
          <table:table-cell table:style-name="ce36" table:formula="of:=IF([.$B8]&lt;&gt;0;CONCATENATE([.$B8];&quot; = &quot;&quot;&quot;;[.C8];&quot;&quot;&quot;;&quot;);IF([.$A8]&lt;&gt;0;CONCATENATE(&quot;// &quot;;[.$A8]);&quot; &quot;))" office:value-type="string" office:string-value="PrjLambertConicConformalWest = &quot;Lambert Conic Conformal (West Oriented)&quot;;" calcext:value-type="string">
            <text:p>PrjLambertConicConformalWest = "Lambert Conic Conformal (West Oriented)";</text:p>
          </table:table-cell>
          <table:table-cell table:style-name="ce36" table:formula="of:=IF([.$B8]&lt;&gt;0;CONCATENATE([.$B8];&quot; = &quot;&quot;&quot;;[.D8];&quot;&quot;&quot;;&quot;);IF([.$A8]&lt;&gt;0;CONCATENATE(&quot;// &quot;;[.$A8]);&quot; &quot;))" office:value-type="string" office:string-value="PrjLambertConicConformalWest = &quot;Conica Conforme di Lambert (Orientata ad ovest)&quot;;" calcext:value-type="string">
            <text:p>PrjLambertConicConformalWest = "Conica Conforme di Lambert (Orientata ad ovest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Belgium</text:p>
          </table:table-cell>
          <table:table-cell table:style-name="ce34" office:value-type="string" calcext:value-type="string">
            <text:p>Lambert Conic Conformal (Belgium)</text:p>
          </table:table-cell>
          <table:table-cell table:style-name="ce34" office:value-type="string" calcext:value-type="string">
            <text:p>Conica Conforme di Lambert (Belgio)</text:p>
          </table:table-cell>
          <table:table-cell table:style-name="ce36" table:formula="of:=IF([.B9]&lt;&gt;0;CONCATENATE(&quot;string &quot;;[.B9];&quot; { get; }&quot;);IF([.A9]&lt;&gt;0;CONCATENATE(&quot;// &quot;;[.A9]);&quot; &quot;))" office:value-type="string" office:string-value="string PrjLambertConicConformalBelgium { get; }" calcext:value-type="string">
            <text:p>string PrjLambertConicConformalBelgium { get; }</text:p>
          </table:table-cell>
          <table:table-cell table:style-name="ce36" table:formula="of:=IF([.B9]&lt;&gt;0;CONCATENATE(&quot;public string &quot;;[.B9];&quot; { get; set; }&quot;);IF([.A9]&lt;&gt;0;CONCATENATE(&quot;// &quot;;[.A9]);&quot; &quot;))" office:value-type="string" office:string-value="public string PrjLambertConicConformalBelgium { get; set; }" calcext:value-type="string">
            <text:p>public string PrjLambertConicConformalBelgium { get; set; }</text:p>
          </table:table-cell>
          <table:table-cell table:style-name="ce36" table:formula="of:=IF([.B9]&lt;&gt;0;CONCATENATE([.B9];&quot; = locStrings.&quot;;[.B9];&quot;;&quot;);IF([.A9]&lt;&gt;0;CONCATENATE(&quot;// &quot;;[.A9]);&quot; &quot;))" office:value-type="string" office:string-value="PrjLambertConicConformalBelgium = locStrings.PrjLambertConicConformalBelgium;" calcext:value-type="string">
            <text:p>PrjLambertConicConformalBelgium = locStrings.PrjLambertConicConformalBelgium;</text:p>
          </table:table-cell>
          <table:table-cell table:style-name="ce36" table:formula="of:=IF([.B9]&lt;&gt;0;CONCATENATE(&quot;public string &quot;;[.B9];&quot; { get; }&quot;);IF([.A9]&lt;&gt;0;CONCATENATE(&quot;// &quot;;[.A9]);&quot; &quot;))" office:value-type="string" office:string-value="public string PrjLambertConicConformalBelgium { get; }" calcext:value-type="string">
            <text:p>public string PrjLambertConicConformalBelgium { get; }</text:p>
          </table:table-cell>
          <table:table-cell table:style-name="ce36" table:formula="of:=IF([.$B9]&lt;&gt;0;CONCATENATE([.$B9];&quot; = &quot;&quot;&quot;;[.C9];&quot;&quot;&quot;;&quot;);IF([.$A9]&lt;&gt;0;CONCATENATE(&quot;// &quot;;[.$A9]);&quot; &quot;))" office:value-type="string" office:string-value="PrjLambertConicConformalBelgium = &quot;Lambert Conic Conformal (Belgium)&quot;;" calcext:value-type="string">
            <text:p>PrjLambertConicConformalBelgium = "Lambert Conic Conformal (Belgium)";</text:p>
          </table:table-cell>
          <table:table-cell table:style-name="ce36" table:formula="of:=IF([.$B9]&lt;&gt;0;CONCATENATE([.$B9];&quot; = &quot;&quot;&quot;;[.D9];&quot;&quot;&quot;;&quot;);IF([.$A9]&lt;&gt;0;CONCATENATE(&quot;// &quot;;[.$A9]);&quot; &quot;))" office:value-type="string" office:string-value="PrjLambertConicConformalBelgium = &quot;Conica Conforme di Lambert (Belgio)&quot;;" calcext:value-type="string">
            <text:p>PrjLambertConicConformalBelgium = "Conica Conforme di Lambert (Belgio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NearConformal</text:p>
          </table:table-cell>
          <table:table-cell table:style-name="ce34" office:value-type="string" calcext:value-type="string">
            <text:p>Lambert Conic Near Conformal</text:p>
          </table:table-cell>
          <table:table-cell table:style-name="ce34" office:value-type="string" calcext:value-type="string">
            <text:p>Conica Quasi Conforme di Lambert</text:p>
          </table:table-cell>
          <table:table-cell table:style-name="ce36" table:formula="of:=IF([.B10]&lt;&gt;0;CONCATENATE(&quot;string &quot;;[.B10];&quot; { get; }&quot;);IF([.A10]&lt;&gt;0;CONCATENATE(&quot;// &quot;;[.A10]);&quot; &quot;))" office:value-type="string" office:string-value="string PrjLambertConicNearConformal { get; }" calcext:value-type="string">
            <text:p>string PrjLambertConicNearConformal { get; }</text:p>
          </table:table-cell>
          <table:table-cell table:style-name="ce36" table:formula="of:=IF([.B10]&lt;&gt;0;CONCATENATE(&quot;public string &quot;;[.B10];&quot; { get; set; }&quot;);IF([.A10]&lt;&gt;0;CONCATENATE(&quot;// &quot;;[.A10]);&quot; &quot;))" office:value-type="string" office:string-value="public string PrjLambertConicNearConformal { get; set; }" calcext:value-type="string">
            <text:p>public string PrjLambertConicNearConformal { get; set; }</text:p>
          </table:table-cell>
          <table:table-cell table:style-name="ce36" table:formula="of:=IF([.B10]&lt;&gt;0;CONCATENATE([.B10];&quot; = locStrings.&quot;;[.B10];&quot;;&quot;);IF([.A10]&lt;&gt;0;CONCATENATE(&quot;// &quot;;[.A10]);&quot; &quot;))" office:value-type="string" office:string-value="PrjLambertConicNearConformal = locStrings.PrjLambertConicNearConformal;" calcext:value-type="string">
            <text:p>PrjLambertConicNearConformal = locStrings.PrjLambertConicNearConformal;</text:p>
          </table:table-cell>
          <table:table-cell table:style-name="ce36" table:formula="of:=IF([.B10]&lt;&gt;0;CONCATENATE(&quot;public string &quot;;[.B10];&quot; { get; }&quot;);IF([.A10]&lt;&gt;0;CONCATENATE(&quot;// &quot;;[.A10]);&quot; &quot;))" office:value-type="string" office:string-value="public string PrjLambertConicNearConformal { get; }" calcext:value-type="string">
            <text:p>public string PrjLambertConicNearConformal { get; }</text:p>
          </table:table-cell>
          <table:table-cell table:style-name="ce36" table:formula="of:=IF([.$B10]&lt;&gt;0;CONCATENATE([.$B10];&quot; = &quot;&quot;&quot;;[.C10];&quot;&quot;&quot;;&quot;);IF([.$A10]&lt;&gt;0;CONCATENATE(&quot;// &quot;;[.$A10]);&quot; &quot;))" office:value-type="string" office:string-value="PrjLambertConicNearConformal = &quot;Lambert Conic Near Conformal&quot;;" calcext:value-type="string">
            <text:p>PrjLambertConicNearConformal = "Lambert Conic Near Conformal";</text:p>
          </table:table-cell>
          <table:table-cell table:style-name="ce36" table:formula="of:=IF([.$B10]&lt;&gt;0;CONCATENATE([.$B10];&quot; = &quot;&quot;&quot;;[.D10];&quot;&quot;&quot;;&quot;);IF([.$A10]&lt;&gt;0;CONCATENATE(&quot;// &quot;;[.$A10]);&quot; &quot;))" office:value-type="string" office:string-value="PrjLambertConicNearConformal = &quot;Conica Quasi Conforme di Lambert&quot;;" calcext:value-type="string">
            <text:p>PrjLambertConicNearConformal = "Conica Quasi Conforme di Lambert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</text:p>
          </table:table-cell>
          <table:table-cell table:number-columns-repeated="2" table:style-name="ce34" office:value-type="string" calcext:value-type="string">
            <text:p>Krovak</text:p>
          </table:table-cell>
          <table:table-cell table:style-name="ce36" table:formula="of:=IF([.B11]&lt;&gt;0;CONCATENATE(&quot;string &quot;;[.B11];&quot; { get; }&quot;);IF([.A11]&lt;&gt;0;CONCATENATE(&quot;// &quot;;[.A11]);&quot; &quot;))" office:value-type="string" office:string-value="string PrjKrovak { get; }" calcext:value-type="string">
            <text:p>string PrjKrovak { get; }</text:p>
          </table:table-cell>
          <table:table-cell table:style-name="ce36" table:formula="of:=IF([.B11]&lt;&gt;0;CONCATENATE(&quot;public string &quot;;[.B11];&quot; { get; set; }&quot;);IF([.A11]&lt;&gt;0;CONCATENATE(&quot;// &quot;;[.A11]);&quot; &quot;))" office:value-type="string" office:string-value="public string PrjKrovak { get; set; }" calcext:value-type="string">
            <text:p>public string PrjKrovak { get; set; }</text:p>
          </table:table-cell>
          <table:table-cell table:style-name="ce36" table:formula="of:=IF([.B11]&lt;&gt;0;CONCATENATE([.B11];&quot; = locStrings.&quot;;[.B11];&quot;;&quot;);IF([.A11]&lt;&gt;0;CONCATENATE(&quot;// &quot;;[.A11]);&quot; &quot;))" office:value-type="string" office:string-value="PrjKrovak = locStrings.PrjKrovak;" calcext:value-type="string">
            <text:p>PrjKrovak = locStrings.PrjKrovak;</text:p>
          </table:table-cell>
          <table:table-cell table:style-name="ce36" table:formula="of:=IF([.B11]&lt;&gt;0;CONCATENATE(&quot;public string &quot;;[.B11];&quot; { get; }&quot;);IF([.A11]&lt;&gt;0;CONCATENATE(&quot;// &quot;;[.A11]);&quot; &quot;))" office:value-type="string" office:string-value="public string PrjKrovak { get; }" calcext:value-type="string">
            <text:p>public string PrjKrovak { get; }</text:p>
          </table:table-cell>
          <table:table-cell table:style-name="ce36" table:formula="of:=IF([.$B11]&lt;&gt;0;CONCATENATE([.$B11];&quot; = &quot;&quot;&quot;;[.C11];&quot;&quot;&quot;;&quot;);IF([.$A11]&lt;&gt;0;CONCATENATE(&quot;// &quot;;[.$A11]);&quot; &quot;))" office:value-type="string" office:string-value="PrjKrovak = &quot;Krovak&quot;;" calcext:value-type="string">
            <text:p>PrjKrovak = "Krovak";</text:p>
          </table:table-cell>
          <table:table-cell table:style-name="ce36" table:formula="of:=IF([.$B11]&lt;&gt;0;CONCATENATE([.$B11];&quot; = &quot;&quot;&quot;;[.D11];&quot;&quot;&quot;;&quot;);IF([.$A11]&lt;&gt;0;CONCATENATE(&quot;// &quot;;[.$A11]);&quot; &quot;))" office:value-type="string" office:string-value="PrjKrovak = &quot;Krovak&quot;;" calcext:value-type="string">
            <text:p>PrjKrovak = "Krovak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North</text:p>
          </table:table-cell>
          <table:table-cell table:style-name="ce34" office:value-type="string" calcext:value-type="string">
            <text:p>Krovak (North oriented)</text:p>
          </table:table-cell>
          <table:table-cell table:style-name="ce34" office:value-type="string" calcext:value-type="string">
            <text:p>Krovak (Orientata a nord)</text:p>
          </table:table-cell>
          <table:table-cell table:style-name="ce36" table:formula="of:=IF([.B12]&lt;&gt;0;CONCATENATE(&quot;string &quot;;[.B12];&quot; { get; }&quot;);IF([.A12]&lt;&gt;0;CONCATENATE(&quot;// &quot;;[.A12]);&quot; &quot;))" office:value-type="string" office:string-value="string PrjKrovakNorth { get; }" calcext:value-type="string">
            <text:p>string PrjKrovakNorth { get; }</text:p>
          </table:table-cell>
          <table:table-cell table:style-name="ce36" table:formula="of:=IF([.B12]&lt;&gt;0;CONCATENATE(&quot;public string &quot;;[.B12];&quot; { get; set; }&quot;);IF([.A12]&lt;&gt;0;CONCATENATE(&quot;// &quot;;[.A12]);&quot; &quot;))" office:value-type="string" office:string-value="public string PrjKrovakNorth { get; set; }" calcext:value-type="string">
            <text:p>public string PrjKrovakNorth { get; set; }</text:p>
          </table:table-cell>
          <table:table-cell table:style-name="ce36" table:formula="of:=IF([.B12]&lt;&gt;0;CONCATENATE([.B12];&quot; = locStrings.&quot;;[.B12];&quot;;&quot;);IF([.A12]&lt;&gt;0;CONCATENATE(&quot;// &quot;;[.A12]);&quot; &quot;))" office:value-type="string" office:string-value="PrjKrovakNorth = locStrings.PrjKrovakNorth;" calcext:value-type="string">
            <text:p>PrjKrovakNorth = locStrings.PrjKrovakNorth;</text:p>
          </table:table-cell>
          <table:table-cell table:style-name="ce36" table:formula="of:=IF([.B12]&lt;&gt;0;CONCATENATE(&quot;public string &quot;;[.B12];&quot; { get; }&quot;);IF([.A12]&lt;&gt;0;CONCATENATE(&quot;// &quot;;[.A12]);&quot; &quot;))" office:value-type="string" office:string-value="public string PrjKrovakNorth { get; }" calcext:value-type="string">
            <text:p>public string PrjKrovakNorth { get; }</text:p>
          </table:table-cell>
          <table:table-cell table:style-name="ce36" table:formula="of:=IF([.$B12]&lt;&gt;0;CONCATENATE([.$B12];&quot; = &quot;&quot;&quot;;[.C12];&quot;&quot;&quot;;&quot;);IF([.$A12]&lt;&gt;0;CONCATENATE(&quot;// &quot;;[.$A12]);&quot; &quot;))" office:value-type="string" office:string-value="PrjKrovakNorth = &quot;Krovak (North oriented)&quot;;" calcext:value-type="string">
            <text:p>PrjKrovakNorth = "Krovak (North oriented)";</text:p>
          </table:table-cell>
          <table:table-cell table:style-name="ce36" table:formula="of:=IF([.$B12]&lt;&gt;0;CONCATENATE([.$B12];&quot; = &quot;&quot;&quot;;[.D12];&quot;&quot;&quot;;&quot;);IF([.$A12]&lt;&gt;0;CONCATENATE(&quot;// &quot;;[.$A12]);&quot; &quot;))" office:value-type="string" office:string-value="PrjKrovakNorth = &quot;Krovak (Orientata a nord)&quot;;" calcext:value-type="string">
            <text:p>PrjKrovakNorth = "Krovak (Orientata a nord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Modified</text:p>
          </table:table-cell>
          <table:table-cell table:style-name="ce34" office:value-type="string" calcext:value-type="string">
            <text:p>Krovak Modified</text:p>
          </table:table-cell>
          <table:table-cell table:style-name="ce34" office:value-type="string" calcext:value-type="string">
            <text:p>Krovak Modificata</text:p>
          </table:table-cell>
          <table:table-cell table:style-name="ce36" table:formula="of:=IF([.B13]&lt;&gt;0;CONCATENATE(&quot;string &quot;;[.B13];&quot; { get; }&quot;);IF([.A13]&lt;&gt;0;CONCATENATE(&quot;// &quot;;[.A13]);&quot; &quot;))" office:value-type="string" office:string-value="string PrjKrovakModified { get; }" calcext:value-type="string">
            <text:p>string PrjKrovakModified { get; }</text:p>
          </table:table-cell>
          <table:table-cell table:style-name="ce36" table:formula="of:=IF([.B13]&lt;&gt;0;CONCATENATE(&quot;public string &quot;;[.B13];&quot; { get; set; }&quot;);IF([.A13]&lt;&gt;0;CONCATENATE(&quot;// &quot;;[.A13]);&quot; &quot;))" office:value-type="string" office:string-value="public string PrjKrovakModified { get; set; }" calcext:value-type="string">
            <text:p>public string PrjKrovakModified { get; set; }</text:p>
          </table:table-cell>
          <table:table-cell table:style-name="ce36" table:formula="of:=IF([.B13]&lt;&gt;0;CONCATENATE([.B13];&quot; = locStrings.&quot;;[.B13];&quot;;&quot;);IF([.A13]&lt;&gt;0;CONCATENATE(&quot;// &quot;;[.A13]);&quot; &quot;))" office:value-type="string" office:string-value="PrjKrovakModified = locStrings.PrjKrovakModified;" calcext:value-type="string">
            <text:p>PrjKrovakModified = locStrings.PrjKrovakModified;</text:p>
          </table:table-cell>
          <table:table-cell table:style-name="ce36" table:formula="of:=IF([.B13]&lt;&gt;0;CONCATENATE(&quot;public string &quot;;[.B13];&quot; { get; }&quot;);IF([.A13]&lt;&gt;0;CONCATENATE(&quot;// &quot;;[.A13]);&quot; &quot;))" office:value-type="string" office:string-value="public string PrjKrovakModified { get; }" calcext:value-type="string">
            <text:p>public string PrjKrovakModified { get; }</text:p>
          </table:table-cell>
          <table:table-cell table:style-name="ce36" table:formula="of:=IF([.$B13]&lt;&gt;0;CONCATENATE([.$B13];&quot; = &quot;&quot;&quot;;[.C13];&quot;&quot;&quot;;&quot;);IF([.$A13]&lt;&gt;0;CONCATENATE(&quot;// &quot;;[.$A13]);&quot; &quot;))" office:value-type="string" office:string-value="PrjKrovakModified = &quot;Krovak Modified&quot;;" calcext:value-type="string">
            <text:p>PrjKrovakModified = "Krovak Modified";</text:p>
          </table:table-cell>
          <table:table-cell table:style-name="ce36" table:formula="of:=IF([.$B13]&lt;&gt;0;CONCATENATE([.$B13];&quot; = &quot;&quot;&quot;;[.D13];&quot;&quot;&quot;;&quot;);IF([.$A13]&lt;&gt;0;CONCATENATE(&quot;// &quot;;[.$A13]);&quot; &quot;))" office:value-type="string" office:string-value="PrjKrovakModified = &quot;Krovak Modificata&quot;;" calcext:value-type="string">
            <text:p>PrjKrovakModified = "Krovak Modificat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ModifiedNorth</text:p>
          </table:table-cell>
          <table:table-cell table:style-name="ce34" office:value-type="string" calcext:value-type="string">
            <text:p>Krovak Modified (North oriented)</text:p>
          </table:table-cell>
          <table:table-cell table:style-name="ce34" office:value-type="string" calcext:value-type="string">
            <text:p>Krovak Modificata (Orientata a nord)</text:p>
          </table:table-cell>
          <table:table-cell table:style-name="ce36" table:formula="of:=IF([.B14]&lt;&gt;0;CONCATENATE(&quot;string &quot;;[.B14];&quot; { get; }&quot;);IF([.A14]&lt;&gt;0;CONCATENATE(&quot;// &quot;;[.A14]);&quot; &quot;))" office:value-type="string" office:string-value="string PrjKrovakModifiedNorth { get; }" calcext:value-type="string">
            <text:p>string PrjKrovakModifiedNorth { get; }</text:p>
          </table:table-cell>
          <table:table-cell table:style-name="ce36" table:formula="of:=IF([.B14]&lt;&gt;0;CONCATENATE(&quot;public string &quot;;[.B14];&quot; { get; set; }&quot;);IF([.A14]&lt;&gt;0;CONCATENATE(&quot;// &quot;;[.A14]);&quot; &quot;))" office:value-type="string" office:string-value="public string PrjKrovakModifiedNorth { get; set; }" calcext:value-type="string">
            <text:p>public string PrjKrovakModifiedNorth { get; set; }</text:p>
          </table:table-cell>
          <table:table-cell table:style-name="ce36" table:formula="of:=IF([.B14]&lt;&gt;0;CONCATENATE([.B14];&quot; = locStrings.&quot;;[.B14];&quot;;&quot;);IF([.A14]&lt;&gt;0;CONCATENATE(&quot;// &quot;;[.A14]);&quot; &quot;))" office:value-type="string" office:string-value="PrjKrovakModifiedNorth = locStrings.PrjKrovakModifiedNorth;" calcext:value-type="string">
            <text:p>PrjKrovakModifiedNorth = locStrings.PrjKrovakModifiedNorth;</text:p>
          </table:table-cell>
          <table:table-cell table:style-name="ce36" table:formula="of:=IF([.B14]&lt;&gt;0;CONCATENATE(&quot;public string &quot;;[.B14];&quot; { get; }&quot;);IF([.A14]&lt;&gt;0;CONCATENATE(&quot;// &quot;;[.A14]);&quot; &quot;))" office:value-type="string" office:string-value="public string PrjKrovakModifiedNorth { get; }" calcext:value-type="string">
            <text:p>public string PrjKrovakModifiedNorth { get; }</text:p>
          </table:table-cell>
          <table:table-cell table:style-name="ce36" table:formula="of:=IF([.$B14]&lt;&gt;0;CONCATENATE([.$B14];&quot; = &quot;&quot;&quot;;[.C14];&quot;&quot;&quot;;&quot;);IF([.$A14]&lt;&gt;0;CONCATENATE(&quot;// &quot;;[.$A14]);&quot; &quot;))" office:value-type="string" office:string-value="PrjKrovakModifiedNorth = &quot;Krovak Modified (North oriented)&quot;;" calcext:value-type="string">
            <text:p>PrjKrovakModifiedNorth = "Krovak Modified (North oriented)";</text:p>
          </table:table-cell>
          <table:table-cell table:style-name="ce36" table:formula="of:=IF([.$B14]&lt;&gt;0;CONCATENATE([.$B14];&quot; = &quot;&quot;&quot;;[.D14];&quot;&quot;&quot;;&quot;);IF([.$A14]&lt;&gt;0;CONCATENATE(&quot;// &quot;;[.$A14]);&quot; &quot;))" office:value-type="string" office:string-value="PrjKrovakModifiedNorth = &quot;Krovak Modificata (Orientata a nord)&quot;;" calcext:value-type="string">
            <text:p>PrjKrovakModifiedNorth = "Krovak Modificata (Orientata a nord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VariantA</text:p>
          </table:table-cell>
          <table:table-cell table:style-name="ce34" office:value-type="string" calcext:value-type="string">
            <text:p>Mercator (Variant A)</text:p>
          </table:table-cell>
          <table:table-cell table:style-name="ce34" office:value-type="string" calcext:value-type="string">
            <text:p>Mercatore (Variante A)</text:p>
          </table:table-cell>
          <table:table-cell table:style-name="ce36" table:formula="of:=IF([.B15]&lt;&gt;0;CONCATENATE(&quot;string &quot;;[.B15];&quot; { get; }&quot;);IF([.A15]&lt;&gt;0;CONCATENATE(&quot;// &quot;;[.A15]);&quot; &quot;))" office:value-type="string" office:string-value="string PrjMercatorVariantA { get; }" calcext:value-type="string">
            <text:p>string PrjMercatorVariantA { get; }</text:p>
          </table:table-cell>
          <table:table-cell table:style-name="ce36" table:formula="of:=IF([.B15]&lt;&gt;0;CONCATENATE(&quot;public string &quot;;[.B15];&quot; { get; set; }&quot;);IF([.A15]&lt;&gt;0;CONCATENATE(&quot;// &quot;;[.A15]);&quot; &quot;))" office:value-type="string" office:string-value="public string PrjMercatorVariantA { get; set; }" calcext:value-type="string">
            <text:p>public string PrjMercatorVariantA { get; set; }</text:p>
          </table:table-cell>
          <table:table-cell table:style-name="ce36" table:formula="of:=IF([.B15]&lt;&gt;0;CONCATENATE([.B15];&quot; = locStrings.&quot;;[.B15];&quot;;&quot;);IF([.A15]&lt;&gt;0;CONCATENATE(&quot;// &quot;;[.A15]);&quot; &quot;))" office:value-type="string" office:string-value="PrjMercatorVariantA = locStrings.PrjMercatorVariantA;" calcext:value-type="string">
            <text:p>PrjMercatorVariantA = locStrings.PrjMercatorVariantA;</text:p>
          </table:table-cell>
          <table:table-cell table:style-name="ce36" table:formula="of:=IF([.B15]&lt;&gt;0;CONCATENATE(&quot;public string &quot;;[.B15];&quot; { get; }&quot;);IF([.A15]&lt;&gt;0;CONCATENATE(&quot;// &quot;;[.A15]);&quot; &quot;))" office:value-type="string" office:string-value="public string PrjMercatorVariantA { get; }" calcext:value-type="string">
            <text:p>public string PrjMercatorVariantA { get; }</text:p>
          </table:table-cell>
          <table:table-cell table:style-name="ce36" table:formula="of:=IF([.$B15]&lt;&gt;0;CONCATENATE([.$B15];&quot; = &quot;&quot;&quot;;[.C15];&quot;&quot;&quot;;&quot;);IF([.$A15]&lt;&gt;0;CONCATENATE(&quot;// &quot;;[.$A15]);&quot; &quot;))" office:value-type="string" office:string-value="PrjMercatorVariantA = &quot;Mercator (Variant A)&quot;;" calcext:value-type="string">
            <text:p>PrjMercatorVariantA = "Mercator (Variant A)";</text:p>
          </table:table-cell>
          <table:table-cell table:style-name="ce36" table:formula="of:=IF([.$B15]&lt;&gt;0;CONCATENATE([.$B15];&quot; = &quot;&quot;&quot;;[.D15];&quot;&quot;&quot;;&quot;);IF([.$A15]&lt;&gt;0;CONCATENATE(&quot;// &quot;;[.$A15]);&quot; &quot;))" office:value-type="string" office:string-value="PrjMercatorVariantA = &quot;Mercatore (Variante A)&quot;;" calcext:value-type="string">
            <text:p>PrjMercatorVariantA = "Mercatore (Variante A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VariantB</text:p>
          </table:table-cell>
          <table:table-cell table:style-name="ce34" office:value-type="string" calcext:value-type="string">
            <text:p>Mercator (Variant B)</text:p>
          </table:table-cell>
          <table:table-cell table:style-name="ce34" office:value-type="string" calcext:value-type="string">
            <text:p>Mercatore (Variante B)</text:p>
          </table:table-cell>
          <table:table-cell table:style-name="ce36" table:formula="of:=IF([.B16]&lt;&gt;0;CONCATENATE(&quot;string &quot;;[.B16];&quot; { get; }&quot;);IF([.A16]&lt;&gt;0;CONCATENATE(&quot;// &quot;;[.A16]);&quot; &quot;))" office:value-type="string" office:string-value="string PrjMercatorVariantB { get; }" calcext:value-type="string">
            <text:p>string PrjMercatorVariantB { get; }</text:p>
          </table:table-cell>
          <table:table-cell table:style-name="ce36" table:formula="of:=IF([.B16]&lt;&gt;0;CONCATENATE(&quot;public string &quot;;[.B16];&quot; { get; set; }&quot;);IF([.A16]&lt;&gt;0;CONCATENATE(&quot;// &quot;;[.A16]);&quot; &quot;))" office:value-type="string" office:string-value="public string PrjMercatorVariantB { get; set; }" calcext:value-type="string">
            <text:p>public string PrjMercatorVariantB { get; set; }</text:p>
          </table:table-cell>
          <table:table-cell table:style-name="ce36" table:formula="of:=IF([.B16]&lt;&gt;0;CONCATENATE([.B16];&quot; = locStrings.&quot;;[.B16];&quot;;&quot;);IF([.A16]&lt;&gt;0;CONCATENATE(&quot;// &quot;;[.A16]);&quot; &quot;))" office:value-type="string" office:string-value="PrjMercatorVariantB = locStrings.PrjMercatorVariantB;" calcext:value-type="string">
            <text:p>PrjMercatorVariantB = locStrings.PrjMercatorVariantB;</text:p>
          </table:table-cell>
          <table:table-cell table:style-name="ce36" table:formula="of:=IF([.B16]&lt;&gt;0;CONCATENATE(&quot;public string &quot;;[.B16];&quot; { get; }&quot;);IF([.A16]&lt;&gt;0;CONCATENATE(&quot;// &quot;;[.A16]);&quot; &quot;))" office:value-type="string" office:string-value="public string PrjMercatorVariantB { get; }" calcext:value-type="string">
            <text:p>public string PrjMercatorVariantB { get; }</text:p>
          </table:table-cell>
          <table:table-cell table:style-name="ce36" table:formula="of:=IF([.$B16]&lt;&gt;0;CONCATENATE([.$B16];&quot; = &quot;&quot;&quot;;[.C16];&quot;&quot;&quot;;&quot;);IF([.$A16]&lt;&gt;0;CONCATENATE(&quot;// &quot;;[.$A16]);&quot; &quot;))" office:value-type="string" office:string-value="PrjMercatorVariantB = &quot;Mercator (Variant B)&quot;;" calcext:value-type="string">
            <text:p>PrjMercatorVariantB = "Mercator (Variant B)";</text:p>
          </table:table-cell>
          <table:table-cell table:style-name="ce36" table:formula="of:=IF([.$B16]&lt;&gt;0;CONCATENATE([.$B16];&quot; = &quot;&quot;&quot;;[.D16];&quot;&quot;&quot;;&quot;);IF([.$A16]&lt;&gt;0;CONCATENATE(&quot;// &quot;;[.$A16]);&quot; &quot;))" office:value-type="string" office:string-value="PrjMercatorVariantB = &quot;Mercatore (Variante B)&quot;;" calcext:value-type="string">
            <text:p>PrjMercatorVariantB = "Mercatore (Variante B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VariantC</text:p>
          </table:table-cell>
          <table:table-cell table:style-name="ce34" office:value-type="string" calcext:value-type="string">
            <text:p>Mercator (Variant C)</text:p>
          </table:table-cell>
          <table:table-cell table:style-name="ce34" office:value-type="string" calcext:value-type="string">
            <text:p>Mercatore (Variante C)</text:p>
          </table:table-cell>
          <table:table-cell table:style-name="ce36" table:formula="of:=IF([.B17]&lt;&gt;0;CONCATENATE(&quot;string &quot;;[.B17];&quot; { get; }&quot;);IF([.A17]&lt;&gt;0;CONCATENATE(&quot;// &quot;;[.A17]);&quot; &quot;))" office:value-type="string" office:string-value="string PrjMercatorVariantC { get; }" calcext:value-type="string">
            <text:p>string PrjMercatorVariantC { get; }</text:p>
          </table:table-cell>
          <table:table-cell table:style-name="ce36" table:formula="of:=IF([.B17]&lt;&gt;0;CONCATENATE(&quot;public string &quot;;[.B17];&quot; { get; set; }&quot;);IF([.A17]&lt;&gt;0;CONCATENATE(&quot;// &quot;;[.A17]);&quot; &quot;))" office:value-type="string" office:string-value="public string PrjMercatorVariantC { get; set; }" calcext:value-type="string">
            <text:p>public string PrjMercatorVariantC { get; set; }</text:p>
          </table:table-cell>
          <table:table-cell table:style-name="ce36" table:formula="of:=IF([.B17]&lt;&gt;0;CONCATENATE([.B17];&quot; = locStrings.&quot;;[.B17];&quot;;&quot;);IF([.A17]&lt;&gt;0;CONCATENATE(&quot;// &quot;;[.A17]);&quot; &quot;))" office:value-type="string" office:string-value="PrjMercatorVariantC = locStrings.PrjMercatorVariantC;" calcext:value-type="string">
            <text:p>PrjMercatorVariantC = locStrings.PrjMercatorVariantC;</text:p>
          </table:table-cell>
          <table:table-cell table:style-name="ce36" table:formula="of:=IF([.B17]&lt;&gt;0;CONCATENATE(&quot;public string &quot;;[.B17];&quot; { get; }&quot;);IF([.A17]&lt;&gt;0;CONCATENATE(&quot;// &quot;;[.A17]);&quot; &quot;))" office:value-type="string" office:string-value="public string PrjMercatorVariantC { get; }" calcext:value-type="string">
            <text:p>public string PrjMercatorVariantC { get; }</text:p>
          </table:table-cell>
          <table:table-cell table:style-name="ce36" table:formula="of:=IF([.$B17]&lt;&gt;0;CONCATENATE([.$B17];&quot; = &quot;&quot;&quot;;[.C17];&quot;&quot;&quot;;&quot;);IF([.$A17]&lt;&gt;0;CONCATENATE(&quot;// &quot;;[.$A17]);&quot; &quot;))" office:value-type="string" office:string-value="PrjMercatorVariantC = &quot;Mercator (Variant C)&quot;;" calcext:value-type="string">
            <text:p>PrjMercatorVariantC = "Mercator (Variant C)";</text:p>
          </table:table-cell>
          <table:table-cell table:style-name="ce36" table:formula="of:=IF([.$B17]&lt;&gt;0;CONCATENATE([.$B17];&quot; = &quot;&quot;&quot;;[.D17];&quot;&quot;&quot;;&quot;);IF([.$A17]&lt;&gt;0;CONCATENATE(&quot;// &quot;;[.$A17]);&quot; &quot;))" office:value-type="string" office:string-value="PrjMercatorVariantC = &quot;Mercatore (Variante C)&quot;;" calcext:value-type="string">
            <text:p>PrjMercatorVariantC = "Mercatore (Variante C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Spherical</text:p>
          </table:table-cell>
          <table:table-cell table:style-name="ce34" office:value-type="string" calcext:value-type="string">
            <text:p>Mercator Spherical</text:p>
          </table:table-cell>
          <table:table-cell table:style-name="ce34" office:value-type="string" calcext:value-type="string">
            <text:p>Mercatore Sferica</text:p>
          </table:table-cell>
          <table:table-cell table:style-name="ce36" table:formula="of:=IF([.B18]&lt;&gt;0;CONCATENATE(&quot;string &quot;;[.B18];&quot; { get; }&quot;);IF([.A18]&lt;&gt;0;CONCATENATE(&quot;// &quot;;[.A18]);&quot; &quot;))" office:value-type="string" office:string-value="string PrjMercatorSpherical { get; }" calcext:value-type="string">
            <text:p>string PrjMercatorSpherical { get; }</text:p>
          </table:table-cell>
          <table:table-cell table:style-name="ce36" table:formula="of:=IF([.B18]&lt;&gt;0;CONCATENATE(&quot;public string &quot;;[.B18];&quot; { get; set; }&quot;);IF([.A18]&lt;&gt;0;CONCATENATE(&quot;// &quot;;[.A18]);&quot; &quot;))" office:value-type="string" office:string-value="public string PrjMercatorSpherical { get; set; }" calcext:value-type="string">
            <text:p>public string PrjMercatorSpherical { get; set; }</text:p>
          </table:table-cell>
          <table:table-cell table:style-name="ce36" table:formula="of:=IF([.B18]&lt;&gt;0;CONCATENATE([.B18];&quot; = locStrings.&quot;;[.B18];&quot;;&quot;);IF([.A18]&lt;&gt;0;CONCATENATE(&quot;// &quot;;[.A18]);&quot; &quot;))" office:value-type="string" office:string-value="PrjMercatorSpherical = locStrings.PrjMercatorSpherical;" calcext:value-type="string">
            <text:p>PrjMercatorSpherical = locStrings.PrjMercatorSpherical;</text:p>
          </table:table-cell>
          <table:table-cell table:style-name="ce36" table:formula="of:=IF([.B18]&lt;&gt;0;CONCATENATE(&quot;public string &quot;;[.B18];&quot; { get; }&quot;);IF([.A18]&lt;&gt;0;CONCATENATE(&quot;// &quot;;[.A18]);&quot; &quot;))" office:value-type="string" office:string-value="public string PrjMercatorSpherical { get; }" calcext:value-type="string">
            <text:p>public string PrjMercatorSpherical { get; }</text:p>
          </table:table-cell>
          <table:table-cell table:style-name="ce36" table:formula="of:=IF([.$B18]&lt;&gt;0;CONCATENATE([.$B18];&quot; = &quot;&quot;&quot;;[.C18];&quot;&quot;&quot;;&quot;);IF([.$A18]&lt;&gt;0;CONCATENATE(&quot;// &quot;;[.$A18]);&quot; &quot;))" office:value-type="string" office:string-value="PrjMercatorSpherical = &quot;Mercator Spherical&quot;;" calcext:value-type="string">
            <text:p>PrjMercatorSpherical = "Mercator Spherical";</text:p>
          </table:table-cell>
          <table:table-cell table:style-name="ce36" table:formula="of:=IF([.$B18]&lt;&gt;0;CONCATENATE([.$B18];&quot; = &quot;&quot;&quot;;[.D18];&quot;&quot;&quot;;&quot;);IF([.$A18]&lt;&gt;0;CONCATENATE(&quot;// &quot;;[.$A18]);&quot; &quot;))" office:value-type="string" office:string-value="PrjMercatorSpherical = &quot;Mercatore Sferica&quot;;" calcext:value-type="string">
            <text:p>PrjMercatorSpherical = "Mercatore Sfer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Pseudo</text:p>
          </table:table-cell>
          <table:table-cell table:style-name="ce34" office:value-type="string" calcext:value-type="string">
            <text:p>Pseudo-Mercator</text:p>
          </table:table-cell>
          <table:table-cell table:style-name="ce34" office:value-type="string" calcext:value-type="string">
            <text:p>Pseudo-Mercatore</text:p>
          </table:table-cell>
          <table:table-cell table:style-name="ce36" table:formula="of:=IF([.B19]&lt;&gt;0;CONCATENATE(&quot;string &quot;;[.B19];&quot; { get; }&quot;);IF([.A19]&lt;&gt;0;CONCATENATE(&quot;// &quot;;[.A19]);&quot; &quot;))" office:value-type="string" office:string-value="string PrjMercatorPseudo { get; }" calcext:value-type="string">
            <text:p>string PrjMercatorPseudo { get; }</text:p>
          </table:table-cell>
          <table:table-cell table:style-name="ce36" table:formula="of:=IF([.B19]&lt;&gt;0;CONCATENATE(&quot;public string &quot;;[.B19];&quot; { get; set; }&quot;);IF([.A19]&lt;&gt;0;CONCATENATE(&quot;// &quot;;[.A19]);&quot; &quot;))" office:value-type="string" office:string-value="public string PrjMercatorPseudo { get; set; }" calcext:value-type="string">
            <text:p>public string PrjMercatorPseudo { get; set; }</text:p>
          </table:table-cell>
          <table:table-cell table:style-name="ce36" table:formula="of:=IF([.B19]&lt;&gt;0;CONCATENATE([.B19];&quot; = locStrings.&quot;;[.B19];&quot;;&quot;);IF([.A19]&lt;&gt;0;CONCATENATE(&quot;// &quot;;[.A19]);&quot; &quot;))" office:value-type="string" office:string-value="PrjMercatorPseudo = locStrings.PrjMercatorPseudo;" calcext:value-type="string">
            <text:p>PrjMercatorPseudo = locStrings.PrjMercatorPseudo;</text:p>
          </table:table-cell>
          <table:table-cell table:style-name="ce36" table:formula="of:=IF([.B19]&lt;&gt;0;CONCATENATE(&quot;public string &quot;;[.B19];&quot; { get; }&quot;);IF([.A19]&lt;&gt;0;CONCATENATE(&quot;// &quot;;[.A19]);&quot; &quot;))" office:value-type="string" office:string-value="public string PrjMercatorPseudo { get; }" calcext:value-type="string">
            <text:p>public string PrjMercatorPseudo { get; }</text:p>
          </table:table-cell>
          <table:table-cell table:style-name="ce36" table:formula="of:=IF([.$B19]&lt;&gt;0;CONCATENATE([.$B19];&quot; = &quot;&quot;&quot;;[.C19];&quot;&quot;&quot;;&quot;);IF([.$A19]&lt;&gt;0;CONCATENATE(&quot;// &quot;;[.$A19]);&quot; &quot;))" office:value-type="string" office:string-value="PrjMercatorPseudo = &quot;Pseudo-Mercator&quot;;" calcext:value-type="string">
            <text:p>PrjMercatorPseudo = "Pseudo-Mercator";</text:p>
          </table:table-cell>
          <table:table-cell table:style-name="ce36" table:formula="of:=IF([.$B19]&lt;&gt;0;CONCATENATE([.$B19];&quot; = &quot;&quot;&quot;;[.D19];&quot;&quot;&quot;;&quot;);IF([.$A19]&lt;&gt;0;CONCATENATE(&quot;// &quot;;[.$A19]);&quot; &quot;))" office:value-type="string" office:string-value="PrjMercatorPseudo = &quot;Pseudo-Mercatore&quot;;" calcext:value-type="string">
            <text:p>PrjMercatorPseudo = "Pseudo-Mercator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CassiniSoldner</text:p>
          </table:table-cell>
          <table:table-cell table:number-columns-repeated="2" table:style-name="ce34" office:value-type="string" calcext:value-type="string">
            <text:p>Cassini-Soldner</text:p>
          </table:table-cell>
          <table:table-cell table:style-name="ce36" table:formula="of:=IF([.B20]&lt;&gt;0;CONCATENATE(&quot;string &quot;;[.B20];&quot; { get; }&quot;);IF([.A20]&lt;&gt;0;CONCATENATE(&quot;// &quot;;[.A20]);&quot; &quot;))" office:value-type="string" office:string-value="string PrjCassiniSoldner { get; }" calcext:value-type="string">
            <text:p>string PrjCassiniSoldner { get; }</text:p>
          </table:table-cell>
          <table:table-cell table:style-name="ce36" table:formula="of:=IF([.B20]&lt;&gt;0;CONCATENATE(&quot;public string &quot;;[.B20];&quot; { get; set; }&quot;);IF([.A20]&lt;&gt;0;CONCATENATE(&quot;// &quot;;[.A20]);&quot; &quot;))" office:value-type="string" office:string-value="public string PrjCassiniSoldner { get; set; }" calcext:value-type="string">
            <text:p>public string PrjCassiniSoldner { get; set; }</text:p>
          </table:table-cell>
          <table:table-cell table:style-name="ce36" table:formula="of:=IF([.B20]&lt;&gt;0;CONCATENATE([.B20];&quot; = locStrings.&quot;;[.B20];&quot;;&quot;);IF([.A20]&lt;&gt;0;CONCATENATE(&quot;// &quot;;[.A20]);&quot; &quot;))" office:value-type="string" office:string-value="PrjCassiniSoldner = locStrings.PrjCassiniSoldner;" calcext:value-type="string">
            <text:p>PrjCassiniSoldner = locStrings.PrjCassiniSoldner;</text:p>
          </table:table-cell>
          <table:table-cell table:style-name="ce36" table:formula="of:=IF([.B20]&lt;&gt;0;CONCATENATE(&quot;public string &quot;;[.B20];&quot; { get; }&quot;);IF([.A20]&lt;&gt;0;CONCATENATE(&quot;// &quot;;[.A20]);&quot; &quot;))" office:value-type="string" office:string-value="public string PrjCassiniSoldner { get; }" calcext:value-type="string">
            <text:p>public string PrjCassiniSoldner { get; }</text:p>
          </table:table-cell>
          <table:table-cell table:style-name="ce36" table:formula="of:=IF([.$B20]&lt;&gt;0;CONCATENATE([.$B20];&quot; = &quot;&quot;&quot;;[.C20];&quot;&quot;&quot;;&quot;);IF([.$A20]&lt;&gt;0;CONCATENATE(&quot;// &quot;;[.$A20]);&quot; &quot;))" office:value-type="string" office:string-value="PrjCassiniSoldner = &quot;Cassini-Soldner&quot;;" calcext:value-type="string">
            <text:p>PrjCassiniSoldner = "Cassini-Soldner";</text:p>
          </table:table-cell>
          <table:table-cell table:style-name="ce36" table:formula="of:=IF([.$B20]&lt;&gt;0;CONCATENATE([.$B20];&quot; = &quot;&quot;&quot;;[.D20];&quot;&quot;&quot;;&quot;);IF([.$A20]&lt;&gt;0;CONCATENATE(&quot;// &quot;;[.$A20]);&quot; &quot;))" office:value-type="string" office:string-value="PrjCassiniSoldner = &quot;Cassini-Soldner&quot;;" calcext:value-type="string">
            <text:p>PrjCassiniSoldner = "Cassini-Soldne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CassiniSoldnerHyperbolic</text:p>
          </table:table-cell>
          <table:table-cell table:style-name="ce34" office:value-type="string" calcext:value-type="string">
            <text:p>Cassini-Soldner Hyperbolic</text:p>
          </table:table-cell>
          <table:table-cell table:style-name="ce34" office:value-type="string" calcext:value-type="string">
            <text:p>Cassini-Soldner Iperbolica</text:p>
          </table:table-cell>
          <table:table-cell table:style-name="ce36" table:formula="of:=IF([.B21]&lt;&gt;0;CONCATENATE(&quot;string &quot;;[.B21];&quot; { get; }&quot;);IF([.A21]&lt;&gt;0;CONCATENATE(&quot;// &quot;;[.A21]);&quot; &quot;))" office:value-type="string" office:string-value="string PrjCassiniSoldnerHyperbolic { get; }" calcext:value-type="string">
            <text:p>string PrjCassiniSoldnerHyperbolic { get; }</text:p>
          </table:table-cell>
          <table:table-cell table:style-name="ce36" table:formula="of:=IF([.B21]&lt;&gt;0;CONCATENATE(&quot;public string &quot;;[.B21];&quot; { get; set; }&quot;);IF([.A21]&lt;&gt;0;CONCATENATE(&quot;// &quot;;[.A21]);&quot; &quot;))" office:value-type="string" office:string-value="public string PrjCassiniSoldnerHyperbolic { get; set; }" calcext:value-type="string">
            <text:p>public string PrjCassiniSoldnerHyperbolic { get; set; }</text:p>
          </table:table-cell>
          <table:table-cell table:style-name="ce36" table:formula="of:=IF([.B21]&lt;&gt;0;CONCATENATE([.B21];&quot; = locStrings.&quot;;[.B21];&quot;;&quot;);IF([.A21]&lt;&gt;0;CONCATENATE(&quot;// &quot;;[.A21]);&quot; &quot;))" office:value-type="string" office:string-value="PrjCassiniSoldnerHyperbolic = locStrings.PrjCassiniSoldnerHyperbolic;" calcext:value-type="string">
            <text:p>PrjCassiniSoldnerHyperbolic = locStrings.PrjCassiniSoldnerHyperbolic;</text:p>
          </table:table-cell>
          <table:table-cell table:style-name="ce36" table:formula="of:=IF([.B21]&lt;&gt;0;CONCATENATE(&quot;public string &quot;;[.B21];&quot; { get; }&quot;);IF([.A21]&lt;&gt;0;CONCATENATE(&quot;// &quot;;[.A21]);&quot; &quot;))" office:value-type="string" office:string-value="public string PrjCassiniSoldnerHyperbolic { get; }" calcext:value-type="string">
            <text:p>public string PrjCassiniSoldnerHyperbolic { get; }</text:p>
          </table:table-cell>
          <table:table-cell table:style-name="ce36" table:formula="of:=IF([.$B21]&lt;&gt;0;CONCATENATE([.$B21];&quot; = &quot;&quot;&quot;;[.C21];&quot;&quot;&quot;;&quot;);IF([.$A21]&lt;&gt;0;CONCATENATE(&quot;// &quot;;[.$A21]);&quot; &quot;))" office:value-type="string" office:string-value="PrjCassiniSoldnerHyperbolic = &quot;Cassini-Soldner Hyperbolic&quot;;" calcext:value-type="string">
            <text:p>PrjCassiniSoldnerHyperbolic = "Cassini-Soldner Hyperbolic";</text:p>
          </table:table-cell>
          <table:table-cell table:style-name="ce36" table:formula="of:=IF([.$B21]&lt;&gt;0;CONCATENATE([.$B21];&quot; = &quot;&quot;&quot;;[.D21];&quot;&quot;&quot;;&quot;);IF([.$A21]&lt;&gt;0;CONCATENATE(&quot;// &quot;;[.$A21]);&quot; &quot;))" office:value-type="string" office:string-value="PrjCassiniSoldnerHyperbolic = &quot;Cassini-Soldner Iperbolica&quot;;" calcext:value-type="string">
            <text:p>PrjCassiniSoldnerHyperbolic = "Cassini-Soldner Iperbol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</text:p>
          </table:table-cell>
          <table:table-cell table:style-name="ce34" office:value-type="string" calcext:value-type="string">
            <text:p>Transverse Mercator</text:p>
          </table:table-cell>
          <table:table-cell table:style-name="ce34" office:value-type="string" calcext:value-type="string">
            <text:p>Trasversa di Mercatore</text:p>
          </table:table-cell>
          <table:table-cell table:style-name="ce36" table:formula="of:=IF([.B22]&lt;&gt;0;CONCATENATE(&quot;string &quot;;[.B22];&quot; { get; }&quot;);IF([.A22]&lt;&gt;0;CONCATENATE(&quot;// &quot;;[.A22]);&quot; &quot;))" office:value-type="string" office:string-value="string PrjTransverseMercator { get; }" calcext:value-type="string">
            <text:p>string PrjTransverseMercator { get; }</text:p>
          </table:table-cell>
          <table:table-cell table:style-name="ce36" table:formula="of:=IF([.B22]&lt;&gt;0;CONCATENATE(&quot;public string &quot;;[.B22];&quot; { get; set; }&quot;);IF([.A22]&lt;&gt;0;CONCATENATE(&quot;// &quot;;[.A22]);&quot; &quot;))" office:value-type="string" office:string-value="public string PrjTransverseMercator { get; set; }" calcext:value-type="string">
            <text:p>public string PrjTransverseMercator { get; set; }</text:p>
          </table:table-cell>
          <table:table-cell table:style-name="ce36" table:formula="of:=IF([.B22]&lt;&gt;0;CONCATENATE([.B22];&quot; = locStrings.&quot;;[.B22];&quot;;&quot;);IF([.A22]&lt;&gt;0;CONCATENATE(&quot;// &quot;;[.A22]);&quot; &quot;))" office:value-type="string" office:string-value="PrjTransverseMercator = locStrings.PrjTransverseMercator;" calcext:value-type="string">
            <text:p>PrjTransverseMercator = locStrings.PrjTransverseMercator;</text:p>
          </table:table-cell>
          <table:table-cell table:style-name="ce36" table:formula="of:=IF([.B22]&lt;&gt;0;CONCATENATE(&quot;public string &quot;;[.B22];&quot; { get; }&quot;);IF([.A22]&lt;&gt;0;CONCATENATE(&quot;// &quot;;[.A22]);&quot; &quot;))" office:value-type="string" office:string-value="public string PrjTransverseMercator { get; }" calcext:value-type="string">
            <text:p>public string PrjTransverseMercator { get; }</text:p>
          </table:table-cell>
          <table:table-cell table:style-name="ce36" table:formula="of:=IF([.$B22]&lt;&gt;0;CONCATENATE([.$B22];&quot; = &quot;&quot;&quot;;[.C22];&quot;&quot;&quot;;&quot;);IF([.$A22]&lt;&gt;0;CONCATENATE(&quot;// &quot;;[.$A22]);&quot; &quot;))" office:value-type="string" office:string-value="PrjTransverseMercator = &quot;Transverse Mercator&quot;;" calcext:value-type="string">
            <text:p>PrjTransverseMercator = "Transverse Mercator";</text:p>
          </table:table-cell>
          <table:table-cell table:style-name="ce36" table:formula="of:=IF([.$B22]&lt;&gt;0;CONCATENATE([.$B22];&quot; = &quot;&quot;&quot;;[.D22];&quot;&quot;&quot;;&quot;);IF([.$A22]&lt;&gt;0;CONCATENATE(&quot;// &quot;;[.$A22]);&quot; &quot;))" office:value-type="string" office:string-value="PrjTransverseMercator = &quot;Trasversa di Mercatore&quot;;" calcext:value-type="string">
            <text:p>PrjTransverseMercator = "Trasversa di Mercator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Universal</text:p>
          </table:table-cell>
          <table:table-cell table:style-name="ce34" office:value-type="string" calcext:value-type="string">
            <text:p>Universal Transverse Mercator (U.T.M.)</text:p>
          </table:table-cell>
          <table:table-cell table:style-name="ce34" office:value-type="string" calcext:value-type="string">
            <text:p>Trasversa di Mercatore Universale (U.T.M.)</text:p>
          </table:table-cell>
          <table:table-cell table:style-name="ce36" table:formula="of:=IF([.B23]&lt;&gt;0;CONCATENATE(&quot;string &quot;;[.B23];&quot; { get; }&quot;);IF([.A23]&lt;&gt;0;CONCATENATE(&quot;// &quot;;[.A23]);&quot; &quot;))" office:value-type="string" office:string-value="string PrjTransverseMercatorUniversal { get; }" calcext:value-type="string">
            <text:p>string PrjTransverseMercatorUniversal { get; }</text:p>
          </table:table-cell>
          <table:table-cell table:style-name="ce36" table:formula="of:=IF([.B23]&lt;&gt;0;CONCATENATE(&quot;public string &quot;;[.B23];&quot; { get; set; }&quot;);IF([.A23]&lt;&gt;0;CONCATENATE(&quot;// &quot;;[.A23]);&quot; &quot;))" office:value-type="string" office:string-value="public string PrjTransverseMercatorUniversal { get; set; }" calcext:value-type="string">
            <text:p>public string PrjTransverseMercatorUniversal { get; set; }</text:p>
          </table:table-cell>
          <table:table-cell table:style-name="ce36" table:formula="of:=IF([.B23]&lt;&gt;0;CONCATENATE([.B23];&quot; = locStrings.&quot;;[.B23];&quot;;&quot;);IF([.A23]&lt;&gt;0;CONCATENATE(&quot;// &quot;;[.A23]);&quot; &quot;))" office:value-type="string" office:string-value="PrjTransverseMercatorUniversal = locStrings.PrjTransverseMercatorUniversal;" calcext:value-type="string">
            <text:p>PrjTransverseMercatorUniversal = locStrings.PrjTransverseMercatorUniversal;</text:p>
          </table:table-cell>
          <table:table-cell table:style-name="ce36" table:formula="of:=IF([.B23]&lt;&gt;0;CONCATENATE(&quot;public string &quot;;[.B23];&quot; { get; }&quot;);IF([.A23]&lt;&gt;0;CONCATENATE(&quot;// &quot;;[.A23]);&quot; &quot;))" office:value-type="string" office:string-value="public string PrjTransverseMercatorUniversal { get; }" calcext:value-type="string">
            <text:p>public string PrjTransverseMercatorUniversal { get; }</text:p>
          </table:table-cell>
          <table:table-cell table:style-name="ce36" table:formula="of:=IF([.$B23]&lt;&gt;0;CONCATENATE([.$B23];&quot; = &quot;&quot;&quot;;[.C23];&quot;&quot;&quot;;&quot;);IF([.$A23]&lt;&gt;0;CONCATENATE(&quot;// &quot;;[.$A23]);&quot; &quot;))" office:value-type="string" office:string-value="PrjTransverseMercatorUniversal = &quot;Universal Transverse Mercator (U.T.M.)&quot;;" calcext:value-type="string">
            <text:p>PrjTransverseMercatorUniversal = "Universal Transverse Mercator (U.T.M.)";</text:p>
          </table:table-cell>
          <table:table-cell table:style-name="ce36" table:formula="of:=IF([.$B23]&lt;&gt;0;CONCATENATE([.$B23];&quot; = &quot;&quot;&quot;;[.D23];&quot;&quot;&quot;;&quot;);IF([.$A23]&lt;&gt;0;CONCATENATE(&quot;// &quot;;[.$A23]);&quot; &quot;))" office:value-type="string" office:string-value="PrjTransverseMercatorUniversal = &quot;Trasversa di Mercatore Universale (U.T.M.)&quot;;" calcext:value-type="string">
            <text:p>PrjTransverseMercatorUniversal = "Trasversa di Mercatore Universale (U.T.M.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Zoned</text:p>
          </table:table-cell>
          <table:table-cell table:style-name="ce34" office:value-type="string" calcext:value-type="string">
            <text:p>Zoned Transverse Mercator</text:p>
          </table:table-cell>
          <table:table-cell table:style-name="ce34" office:value-type="string" calcext:value-type="string">
            <text:p>Trasversa di Mercatore a Zone</text:p>
          </table:table-cell>
          <table:table-cell table:style-name="ce36" table:formula="of:=IF([.B24]&lt;&gt;0;CONCATENATE(&quot;string &quot;;[.B24];&quot; { get; }&quot;);IF([.A24]&lt;&gt;0;CONCATENATE(&quot;// &quot;;[.A24]);&quot; &quot;))" office:value-type="string" office:string-value="string PrjTransverseMercatorZoned { get; }" calcext:value-type="string">
            <text:p>string PrjTransverseMercatorZoned { get; }</text:p>
          </table:table-cell>
          <table:table-cell table:style-name="ce36" table:formula="of:=IF([.B24]&lt;&gt;0;CONCATENATE(&quot;public string &quot;;[.B24];&quot; { get; set; }&quot;);IF([.A24]&lt;&gt;0;CONCATENATE(&quot;// &quot;;[.A24]);&quot; &quot;))" office:value-type="string" office:string-value="public string PrjTransverseMercatorZoned { get; set; }" calcext:value-type="string">
            <text:p>public string PrjTransverseMercatorZoned { get; set; }</text:p>
          </table:table-cell>
          <table:table-cell table:style-name="ce36" table:formula="of:=IF([.B24]&lt;&gt;0;CONCATENATE([.B24];&quot; = locStrings.&quot;;[.B24];&quot;;&quot;);IF([.A24]&lt;&gt;0;CONCATENATE(&quot;// &quot;;[.A24]);&quot; &quot;))" office:value-type="string" office:string-value="PrjTransverseMercatorZoned = locStrings.PrjTransverseMercatorZoned;" calcext:value-type="string">
            <text:p>PrjTransverseMercatorZoned = locStrings.PrjTransverseMercatorZoned;</text:p>
          </table:table-cell>
          <table:table-cell table:style-name="ce36" table:formula="of:=IF([.B24]&lt;&gt;0;CONCATENATE(&quot;public string &quot;;[.B24];&quot; { get; }&quot;);IF([.A24]&lt;&gt;0;CONCATENATE(&quot;// &quot;;[.A24]);&quot; &quot;))" office:value-type="string" office:string-value="public string PrjTransverseMercatorZoned { get; }" calcext:value-type="string">
            <text:p>public string PrjTransverseMercatorZoned { get; }</text:p>
          </table:table-cell>
          <table:table-cell table:style-name="ce36" table:formula="of:=IF([.$B24]&lt;&gt;0;CONCATENATE([.$B24];&quot; = &quot;&quot;&quot;;[.C24];&quot;&quot;&quot;;&quot;);IF([.$A24]&lt;&gt;0;CONCATENATE(&quot;// &quot;;[.$A24]);&quot; &quot;))" office:value-type="string" office:string-value="PrjTransverseMercatorZoned = &quot;Zoned Transverse Mercator&quot;;" calcext:value-type="string">
            <text:p>PrjTransverseMercatorZoned = "Zoned Transverse Mercator";</text:p>
          </table:table-cell>
          <table:table-cell table:style-name="ce36" table:formula="of:=IF([.$B24]&lt;&gt;0;CONCATENATE([.$B24];&quot; = &quot;&quot;&quot;;[.D24];&quot;&quot;&quot;;&quot;);IF([.$A24]&lt;&gt;0;CONCATENATE(&quot;// &quot;;[.$A24]);&quot; &quot;))" office:value-type="string" office:string-value="PrjTransverseMercatorZoned = &quot;Trasversa di Mercatore a Zone&quot;;" calcext:value-type="string">
            <text:p>PrjTransverseMercatorZoned = "Trasversa di Mercatore a Zo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South</text:p>
          </table:table-cell>
          <table:table-cell table:style-name="ce34" office:value-type="string" calcext:value-type="string">
            <text:p>Transverse Mercator (South oriented)</text:p>
          </table:table-cell>
          <table:table-cell table:style-name="ce34" office:value-type="string" calcext:value-type="string">
            <text:p>Trasversa di Mercatore (Orientata a sud)</text:p>
          </table:table-cell>
          <table:table-cell table:style-name="ce36" table:formula="of:=IF([.B25]&lt;&gt;0;CONCATENATE(&quot;string &quot;;[.B25];&quot; { get; }&quot;);IF([.A25]&lt;&gt;0;CONCATENATE(&quot;// &quot;;[.A25]);&quot; &quot;))" office:value-type="string" office:string-value="string PrjTransverseMercatorSouth { get; }" calcext:value-type="string">
            <text:p>string PrjTransverseMercatorSouth { get; }</text:p>
          </table:table-cell>
          <table:table-cell table:style-name="ce36" table:formula="of:=IF([.B25]&lt;&gt;0;CONCATENATE(&quot;public string &quot;;[.B25];&quot; { get; set; }&quot;);IF([.A25]&lt;&gt;0;CONCATENATE(&quot;// &quot;;[.A25]);&quot; &quot;))" office:value-type="string" office:string-value="public string PrjTransverseMercatorSouth { get; set; }" calcext:value-type="string">
            <text:p>public string PrjTransverseMercatorSouth { get; set; }</text:p>
          </table:table-cell>
          <table:table-cell table:style-name="ce36" table:formula="of:=IF([.B25]&lt;&gt;0;CONCATENATE([.B25];&quot; = locStrings.&quot;;[.B25];&quot;;&quot;);IF([.A25]&lt;&gt;0;CONCATENATE(&quot;// &quot;;[.A25]);&quot; &quot;))" office:value-type="string" office:string-value="PrjTransverseMercatorSouth = locStrings.PrjTransverseMercatorSouth;" calcext:value-type="string">
            <text:p>PrjTransverseMercatorSouth = locStrings.PrjTransverseMercatorSouth;</text:p>
          </table:table-cell>
          <table:table-cell table:style-name="ce36" table:formula="of:=IF([.B25]&lt;&gt;0;CONCATENATE(&quot;public string &quot;;[.B25];&quot; { get; }&quot;);IF([.A25]&lt;&gt;0;CONCATENATE(&quot;// &quot;;[.A25]);&quot; &quot;))" office:value-type="string" office:string-value="public string PrjTransverseMercatorSouth { get; }" calcext:value-type="string">
            <text:p>public string PrjTransverseMercatorSouth { get; }</text:p>
          </table:table-cell>
          <table:table-cell table:style-name="ce36" table:formula="of:=IF([.$B25]&lt;&gt;0;CONCATENATE([.$B25];&quot; = &quot;&quot;&quot;;[.C25];&quot;&quot;&quot;;&quot;);IF([.$A25]&lt;&gt;0;CONCATENATE(&quot;// &quot;;[.$A25]);&quot; &quot;))" office:value-type="string" office:string-value="PrjTransverseMercatorSouth = &quot;Transverse Mercator (South oriented)&quot;;" calcext:value-type="string">
            <text:p>PrjTransverseMercatorSouth = "Transverse Mercator (South oriented)";</text:p>
          </table:table-cell>
          <table:table-cell table:style-name="ce36" table:formula="of:=IF([.$B25]&lt;&gt;0;CONCATENATE([.$B25];&quot; = &quot;&quot;&quot;;[.D25];&quot;&quot;&quot;;&quot;);IF([.$A25]&lt;&gt;0;CONCATENATE(&quot;// &quot;;[.$A25]);&quot; &quot;))" office:value-type="string" office:string-value="PrjTransverseMercatorSouth = &quot;Trasversa di Mercatore (Orientata a sud)&quot;;" calcext:value-type="string">
            <text:p>PrjTransverseMercatorSouth = "Trasversa di Mercatore (Orientata a sud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ObliqueMercatorHotineA</text:p>
          </table:table-cell>
          <table:table-cell table:number-columns-repeated="2" table:style-name="ce34" office:value-type="string" calcext:value-type="string">
            <text:p>PrjObliqueMercatorHotineA</text:p>
          </table:table-cell>
          <table:table-cell table:style-name="ce36" table:formula="of:=IF([.B26]&lt;&gt;0;CONCATENATE(&quot;string &quot;;[.B26];&quot; { get; }&quot;);IF([.A26]&lt;&gt;0;CONCATENATE(&quot;// &quot;;[.A26]);&quot; &quot;))" office:value-type="string" office:string-value="string PrjObliqueMercatorHotineA { get; }" calcext:value-type="string">
            <text:p>string PrjObliqueMercatorHotineA { get; }</text:p>
          </table:table-cell>
          <table:table-cell table:style-name="ce36" table:formula="of:=IF([.B26]&lt;&gt;0;CONCATENATE(&quot;public string &quot;;[.B26];&quot; { get; set; }&quot;);IF([.A26]&lt;&gt;0;CONCATENATE(&quot;// &quot;;[.A26]);&quot; &quot;))" office:value-type="string" office:string-value="public string PrjObliqueMercatorHotineA { get; set; }" calcext:value-type="string">
            <text:p>public string PrjObliqueMercatorHotineA { get; set; }</text:p>
          </table:table-cell>
          <table:table-cell table:style-name="ce36" table:formula="of:=IF([.B26]&lt;&gt;0;CONCATENATE([.B26];&quot; = locStrings.&quot;;[.B26];&quot;;&quot;);IF([.A26]&lt;&gt;0;CONCATENATE(&quot;// &quot;;[.A26]);&quot; &quot;))" office:value-type="string" office:string-value="PrjObliqueMercatorHotineA = locStrings.PrjObliqueMercatorHotineA;" calcext:value-type="string">
            <text:p>PrjObliqueMercatorHotineA = locStrings.PrjObliqueMercatorHotineA;</text:p>
          </table:table-cell>
          <table:table-cell table:style-name="ce36" table:formula="of:=IF([.B26]&lt;&gt;0;CONCATENATE(&quot;public string &quot;;[.B26];&quot; { get; }&quot;);IF([.A26]&lt;&gt;0;CONCATENATE(&quot;// &quot;;[.A26]);&quot; &quot;))" office:value-type="string" office:string-value="public string PrjObliqueMercatorHotineA { get; }" calcext:value-type="string">
            <text:p>public string PrjObliqueMercatorHotineA { get; }</text:p>
          </table:table-cell>
          <table:table-cell table:style-name="ce36" table:formula="of:=IF([.$B26]&lt;&gt;0;CONCATENATE([.$B26];&quot; = &quot;&quot;&quot;;[.C26];&quot;&quot;&quot;;&quot;);IF([.$A26]&lt;&gt;0;CONCATENATE(&quot;// &quot;;[.$A26]);&quot; &quot;))" office:value-type="string" office:string-value="PrjObliqueMercatorHotineA = &quot;PrjObliqueMercatorHotineA&quot;;" calcext:value-type="string">
            <text:p>PrjObliqueMercatorHotineA = "PrjObliqueMercatorHotineA";</text:p>
          </table:table-cell>
          <table:table-cell table:style-name="ce36" table:formula="of:=IF([.$B26]&lt;&gt;0;CONCATENATE([.$B26];&quot; = &quot;&quot;&quot;;[.D26];&quot;&quot;&quot;;&quot;);IF([.$A26]&lt;&gt;0;CONCATENATE(&quot;// &quot;;[.$A26]);&quot; &quot;))" office:value-type="string" office:string-value="PrjObliqueMercatorHotineA = &quot;PrjObliqueMercatorHotineA&quot;;" calcext:value-type="string">
            <text:p>PrjObliqueMercatorHotineA = "PrjObliqueMercatorHotin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ObliqueMercatorHotineB</text:p>
          </table:table-cell>
          <table:table-cell table:number-columns-repeated="2" table:style-name="ce34" office:value-type="string" calcext:value-type="string">
            <text:p>PrjObliqueMercatorHotineB</text:p>
          </table:table-cell>
          <table:table-cell table:style-name="ce36" table:formula="of:=IF([.B27]&lt;&gt;0;CONCATENATE(&quot;string &quot;;[.B27];&quot; { get; }&quot;);IF([.A27]&lt;&gt;0;CONCATENATE(&quot;// &quot;;[.A27]);&quot; &quot;))" office:value-type="string" office:string-value="string PrjObliqueMercatorHotineB { get; }" calcext:value-type="string">
            <text:p>string PrjObliqueMercatorHotineB { get; }</text:p>
          </table:table-cell>
          <table:table-cell table:style-name="ce36" table:formula="of:=IF([.B27]&lt;&gt;0;CONCATENATE(&quot;public string &quot;;[.B27];&quot; { get; set; }&quot;);IF([.A27]&lt;&gt;0;CONCATENATE(&quot;// &quot;;[.A27]);&quot; &quot;))" office:value-type="string" office:string-value="public string PrjObliqueMercatorHotineB { get; set; }" calcext:value-type="string">
            <text:p>public string PrjObliqueMercatorHotineB { get; set; }</text:p>
          </table:table-cell>
          <table:table-cell table:style-name="ce36" table:formula="of:=IF([.B27]&lt;&gt;0;CONCATENATE([.B27];&quot; = locStrings.&quot;;[.B27];&quot;;&quot;);IF([.A27]&lt;&gt;0;CONCATENATE(&quot;// &quot;;[.A27]);&quot; &quot;))" office:value-type="string" office:string-value="PrjObliqueMercatorHotineB = locStrings.PrjObliqueMercatorHotineB;" calcext:value-type="string">
            <text:p>PrjObliqueMercatorHotineB = locStrings.PrjObliqueMercatorHotineB;</text:p>
          </table:table-cell>
          <table:table-cell table:style-name="ce36" table:formula="of:=IF([.B27]&lt;&gt;0;CONCATENATE(&quot;public string &quot;;[.B27];&quot; { get; }&quot;);IF([.A27]&lt;&gt;0;CONCATENATE(&quot;// &quot;;[.A27]);&quot; &quot;))" office:value-type="string" office:string-value="public string PrjObliqueMercatorHotineB { get; }" calcext:value-type="string">
            <text:p>public string PrjObliqueMercatorHotineB { get; }</text:p>
          </table:table-cell>
          <table:table-cell table:style-name="ce36" table:formula="of:=IF([.$B27]&lt;&gt;0;CONCATENATE([.$B27];&quot; = &quot;&quot;&quot;;[.C27];&quot;&quot;&quot;;&quot;);IF([.$A27]&lt;&gt;0;CONCATENATE(&quot;// &quot;;[.$A27]);&quot; &quot;))" office:value-type="string" office:string-value="PrjObliqueMercatorHotineB = &quot;PrjObliqueMercatorHotineB&quot;;" calcext:value-type="string">
            <text:p>PrjObliqueMercatorHotineB = "PrjObliqueMercatorHotineB";</text:p>
          </table:table-cell>
          <table:table-cell table:style-name="ce36" table:formula="of:=IF([.$B27]&lt;&gt;0;CONCATENATE([.$B27];&quot; = &quot;&quot;&quot;;[.D27];&quot;&quot;&quot;;&quot;);IF([.$A27]&lt;&gt;0;CONCATENATE(&quot;// &quot;;[.$A27]);&quot; &quot;))" office:value-type="string" office:string-value="PrjObliqueMercatorHotineB = &quot;PrjObliqueMercatorHotineB&quot;;" calcext:value-type="string">
            <text:p>PrjObliqueMercatorHotineB = "PrjObliqueMercatorHotineB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ObliqueMercatorLaborde</text:p>
          </table:table-cell>
          <table:table-cell table:number-columns-repeated="2" table:style-name="ce34" office:value-type="string" calcext:value-type="string">
            <text:p>PrjObliqueMercatorLaborde</text:p>
          </table:table-cell>
          <table:table-cell table:style-name="ce36" table:formula="of:=IF([.B28]&lt;&gt;0;CONCATENATE(&quot;string &quot;;[.B28];&quot; { get; }&quot;);IF([.A28]&lt;&gt;0;CONCATENATE(&quot;// &quot;;[.A28]);&quot; &quot;))" office:value-type="string" office:string-value="string PrjObliqueMercatorLaborde { get; }" calcext:value-type="string">
            <text:p>string PrjObliqueMercatorLaborde { get; }</text:p>
          </table:table-cell>
          <table:table-cell table:style-name="ce36" table:formula="of:=IF([.B28]&lt;&gt;0;CONCATENATE(&quot;public string &quot;;[.B28];&quot; { get; set; }&quot;);IF([.A28]&lt;&gt;0;CONCATENATE(&quot;// &quot;;[.A28]);&quot; &quot;))" office:value-type="string" office:string-value="public string PrjObliqueMercatorLaborde { get; set; }" calcext:value-type="string">
            <text:p>public string PrjObliqueMercatorLaborde { get; set; }</text:p>
          </table:table-cell>
          <table:table-cell table:style-name="ce36" table:formula="of:=IF([.B28]&lt;&gt;0;CONCATENATE([.B28];&quot; = locStrings.&quot;;[.B28];&quot;;&quot;);IF([.A28]&lt;&gt;0;CONCATENATE(&quot;// &quot;;[.A28]);&quot; &quot;))" office:value-type="string" office:string-value="PrjObliqueMercatorLaborde = locStrings.PrjObliqueMercatorLaborde;" calcext:value-type="string">
            <text:p>PrjObliqueMercatorLaborde = locStrings.PrjObliqueMercatorLaborde;</text:p>
          </table:table-cell>
          <table:table-cell table:style-name="ce36" table:formula="of:=IF([.B28]&lt;&gt;0;CONCATENATE(&quot;public string &quot;;[.B28];&quot; { get; }&quot;);IF([.A28]&lt;&gt;0;CONCATENATE(&quot;// &quot;;[.A28]);&quot; &quot;))" office:value-type="string" office:string-value="public string PrjObliqueMercatorLaborde { get; }" calcext:value-type="string">
            <text:p>public string PrjObliqueMercatorLaborde { get; }</text:p>
          </table:table-cell>
          <table:table-cell table:style-name="ce36" table:formula="of:=IF([.$B28]&lt;&gt;0;CONCATENATE([.$B28];&quot; = &quot;&quot;&quot;;[.C28];&quot;&quot;&quot;;&quot;);IF([.$A28]&lt;&gt;0;CONCATENATE(&quot;// &quot;;[.$A28]);&quot; &quot;))" office:value-type="string" office:string-value="PrjObliqueMercatorLaborde = &quot;PrjObliqueMercatorLaborde&quot;;" calcext:value-type="string">
            <text:p>PrjObliqueMercatorLaborde = "PrjObliqueMercatorLaborde";</text:p>
          </table:table-cell>
          <table:table-cell table:style-name="ce36" table:formula="of:=IF([.$B28]&lt;&gt;0;CONCATENATE([.$B28];&quot; = &quot;&quot;&quot;;[.D28];&quot;&quot;&quot;;&quot;);IF([.$A28]&lt;&gt;0;CONCATENATE(&quot;// &quot;;[.$A28]);&quot; &quot;))" office:value-type="string" office:string-value="PrjObliqueMercatorLaborde = &quot;PrjObliqueMercatorLaborde&quot;;" calcext:value-type="string">
            <text:p>PrjObliqueMercatorLaborde = "PrjObliqueMercatorLabord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Oblique</text:p>
          </table:table-cell>
          <table:table-cell table:number-columns-repeated="2" table:style-name="ce34" office:value-type="string" calcext:value-type="string">
            <text:p>PrjStereographicOblique</text:p>
          </table:table-cell>
          <table:table-cell table:style-name="ce36" table:formula="of:=IF([.B29]&lt;&gt;0;CONCATENATE(&quot;string &quot;;[.B29];&quot; { get; }&quot;);IF([.A29]&lt;&gt;0;CONCATENATE(&quot;// &quot;;[.A29]);&quot; &quot;))" office:value-type="string" office:string-value="string PrjStereographicOblique { get; }" calcext:value-type="string">
            <text:p>string PrjStereographicOblique { get; }</text:p>
          </table:table-cell>
          <table:table-cell table:style-name="ce36" table:formula="of:=IF([.B29]&lt;&gt;0;CONCATENATE(&quot;public string &quot;;[.B29];&quot; { get; set; }&quot;);IF([.A29]&lt;&gt;0;CONCATENATE(&quot;// &quot;;[.A29]);&quot; &quot;))" office:value-type="string" office:string-value="public string PrjStereographicOblique { get; set; }" calcext:value-type="string">
            <text:p>public string PrjStereographicOblique { get; set; }</text:p>
          </table:table-cell>
          <table:table-cell table:style-name="ce36" table:formula="of:=IF([.B29]&lt;&gt;0;CONCATENATE([.B29];&quot; = locStrings.&quot;;[.B29];&quot;;&quot;);IF([.A29]&lt;&gt;0;CONCATENATE(&quot;// &quot;;[.A29]);&quot; &quot;))" office:value-type="string" office:string-value="PrjStereographicOblique = locStrings.PrjStereographicOblique;" calcext:value-type="string">
            <text:p>PrjStereographicOblique = locStrings.PrjStereographicOblique;</text:p>
          </table:table-cell>
          <table:table-cell table:style-name="ce36" table:formula="of:=IF([.B29]&lt;&gt;0;CONCATENATE(&quot;public string &quot;;[.B29];&quot; { get; }&quot;);IF([.A29]&lt;&gt;0;CONCATENATE(&quot;// &quot;;[.A29]);&quot; &quot;))" office:value-type="string" office:string-value="public string PrjStereographicOblique { get; }" calcext:value-type="string">
            <text:p>public string PrjStereographicOblique { get; }</text:p>
          </table:table-cell>
          <table:table-cell table:style-name="ce36" table:formula="of:=IF([.$B29]&lt;&gt;0;CONCATENATE([.$B29];&quot; = &quot;&quot;&quot;;[.C29];&quot;&quot;&quot;;&quot;);IF([.$A29]&lt;&gt;0;CONCATENATE(&quot;// &quot;;[.$A29]);&quot; &quot;))" office:value-type="string" office:string-value="PrjStereographicOblique = &quot;PrjStereographicOblique&quot;;" calcext:value-type="string">
            <text:p>PrjStereographicOblique = "PrjStereographicOblique";</text:p>
          </table:table-cell>
          <table:table-cell table:style-name="ce36" table:formula="of:=IF([.$B29]&lt;&gt;0;CONCATENATE([.$B29];&quot; = &quot;&quot;&quot;;[.D29];&quot;&quot;&quot;;&quot;);IF([.$A29]&lt;&gt;0;CONCATENATE(&quot;// &quot;;[.$A29]);&quot; &quot;))" office:value-type="string" office:string-value="PrjStereographicOblique = &quot;PrjStereographicOblique&quot;;" calcext:value-type="string">
            <text:p>PrjStereographicOblique = "PrjStereographicObliqu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PolarA</text:p>
          </table:table-cell>
          <table:table-cell table:number-columns-repeated="2" table:style-name="ce34" office:value-type="string" calcext:value-type="string">
            <text:p>PrjStereographicPolarA</text:p>
          </table:table-cell>
          <table:table-cell table:style-name="ce36" table:formula="of:=IF([.B30]&lt;&gt;0;CONCATENATE(&quot;string &quot;;[.B30];&quot; { get; }&quot;);IF([.A30]&lt;&gt;0;CONCATENATE(&quot;// &quot;;[.A30]);&quot; &quot;))" office:value-type="string" office:string-value="string PrjStereographicPolarA { get; }" calcext:value-type="string">
            <text:p>string PrjStereographicPolarA { get; }</text:p>
          </table:table-cell>
          <table:table-cell table:style-name="ce36" table:formula="of:=IF([.B30]&lt;&gt;0;CONCATENATE(&quot;public string &quot;;[.B30];&quot; { get; set; }&quot;);IF([.A30]&lt;&gt;0;CONCATENATE(&quot;// &quot;;[.A30]);&quot; &quot;))" office:value-type="string" office:string-value="public string PrjStereographicPolarA { get; set; }" calcext:value-type="string">
            <text:p>public string PrjStereographicPolarA { get; set; }</text:p>
          </table:table-cell>
          <table:table-cell table:style-name="ce36" table:formula="of:=IF([.B30]&lt;&gt;0;CONCATENATE([.B30];&quot; = locStrings.&quot;;[.B30];&quot;;&quot;);IF([.A30]&lt;&gt;0;CONCATENATE(&quot;// &quot;;[.A30]);&quot; &quot;))" office:value-type="string" office:string-value="PrjStereographicPolarA = locStrings.PrjStereographicPolarA;" calcext:value-type="string">
            <text:p>PrjStereographicPolarA = locStrings.PrjStereographicPolarA;</text:p>
          </table:table-cell>
          <table:table-cell table:style-name="ce36" table:formula="of:=IF([.B30]&lt;&gt;0;CONCATENATE(&quot;public string &quot;;[.B30];&quot; { get; }&quot;);IF([.A30]&lt;&gt;0;CONCATENATE(&quot;// &quot;;[.A30]);&quot; &quot;))" office:value-type="string" office:string-value="public string PrjStereographicPolarA { get; }" calcext:value-type="string">
            <text:p>public string PrjStereographicPolarA { get; }</text:p>
          </table:table-cell>
          <table:table-cell table:style-name="ce36" table:formula="of:=IF([.$B30]&lt;&gt;0;CONCATENATE([.$B30];&quot; = &quot;&quot;&quot;;[.C30];&quot;&quot;&quot;;&quot;);IF([.$A30]&lt;&gt;0;CONCATENATE(&quot;// &quot;;[.$A30]);&quot; &quot;))" office:value-type="string" office:string-value="PrjStereographicPolarA = &quot;PrjStereographicPolarA&quot;;" calcext:value-type="string">
            <text:p>PrjStereographicPolarA = "PrjStereographicPolarA";</text:p>
          </table:table-cell>
          <table:table-cell table:style-name="ce36" table:formula="of:=IF([.$B30]&lt;&gt;0;CONCATENATE([.$B30];&quot; = &quot;&quot;&quot;;[.D30];&quot;&quot;&quot;;&quot;);IF([.$A30]&lt;&gt;0;CONCATENATE(&quot;// &quot;;[.$A30]);&quot; &quot;))" office:value-type="string" office:string-value="PrjStereographicPolarA = &quot;PrjStereographicPolarA&quot;;" calcext:value-type="string">
            <text:p>PrjStereographicPolarA = "PrjStereographicPolar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PolarB</text:p>
          </table:table-cell>
          <table:table-cell table:number-columns-repeated="2" table:style-name="ce34" office:value-type="string" calcext:value-type="string">
            <text:p>PrjStereographicPolarB</text:p>
          </table:table-cell>
          <table:table-cell table:style-name="ce36" table:formula="of:=IF([.B31]&lt;&gt;0;CONCATENATE(&quot;string &quot;;[.B31];&quot; { get; }&quot;);IF([.A31]&lt;&gt;0;CONCATENATE(&quot;// &quot;;[.A31]);&quot; &quot;))" office:value-type="string" office:string-value="string PrjStereographicPolarB { get; }" calcext:value-type="string">
            <text:p>string PrjStereographicPolarB { get; }</text:p>
          </table:table-cell>
          <table:table-cell table:style-name="ce36" table:formula="of:=IF([.B31]&lt;&gt;0;CONCATENATE(&quot;public string &quot;;[.B31];&quot; { get; set; }&quot;);IF([.A31]&lt;&gt;0;CONCATENATE(&quot;// &quot;;[.A31]);&quot; &quot;))" office:value-type="string" office:string-value="public string PrjStereographicPolarB { get; set; }" calcext:value-type="string">
            <text:p>public string PrjStereographicPolarB { get; set; }</text:p>
          </table:table-cell>
          <table:table-cell table:style-name="ce36" table:formula="of:=IF([.B31]&lt;&gt;0;CONCATENATE([.B31];&quot; = locStrings.&quot;;[.B31];&quot;;&quot;);IF([.A31]&lt;&gt;0;CONCATENATE(&quot;// &quot;;[.A31]);&quot; &quot;))" office:value-type="string" office:string-value="PrjStereographicPolarB = locStrings.PrjStereographicPolarB;" calcext:value-type="string">
            <text:p>PrjStereographicPolarB = locStrings.PrjStereographicPolarB;</text:p>
          </table:table-cell>
          <table:table-cell table:style-name="ce36" table:formula="of:=IF([.B31]&lt;&gt;0;CONCATENATE(&quot;public string &quot;;[.B31];&quot; { get; }&quot;);IF([.A31]&lt;&gt;0;CONCATENATE(&quot;// &quot;;[.A31]);&quot; &quot;))" office:value-type="string" office:string-value="public string PrjStereographicPolarB { get; }" calcext:value-type="string">
            <text:p>public string PrjStereographicPolarB { get; }</text:p>
          </table:table-cell>
          <table:table-cell table:style-name="ce36" table:formula="of:=IF([.$B31]&lt;&gt;0;CONCATENATE([.$B31];&quot; = &quot;&quot;&quot;;[.C31];&quot;&quot;&quot;;&quot;);IF([.$A31]&lt;&gt;0;CONCATENATE(&quot;// &quot;;[.$A31]);&quot; &quot;))" office:value-type="string" office:string-value="PrjStereographicPolarB = &quot;PrjStereographicPolarB&quot;;" calcext:value-type="string">
            <text:p>PrjStereographicPolarB = "PrjStereographicPolarB";</text:p>
          </table:table-cell>
          <table:table-cell table:style-name="ce36" table:formula="of:=IF([.$B31]&lt;&gt;0;CONCATENATE([.$B31];&quot; = &quot;&quot;&quot;;[.D31];&quot;&quot;&quot;;&quot;);IF([.$A31]&lt;&gt;0;CONCATENATE(&quot;// &quot;;[.$A31]);&quot; &quot;))" office:value-type="string" office:string-value="PrjStereographicPolarB = &quot;PrjStereographicPolarB&quot;;" calcext:value-type="string">
            <text:p>PrjStereographicPolarB = "PrjStereographicPolarB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PolarC</text:p>
          </table:table-cell>
          <table:table-cell table:number-columns-repeated="2" table:style-name="ce34" office:value-type="string" calcext:value-type="string">
            <text:p>PrjStereographicPolarC</text:p>
          </table:table-cell>
          <table:table-cell table:style-name="ce36" table:formula="of:=IF([.B32]&lt;&gt;0;CONCATENATE(&quot;string &quot;;[.B32];&quot; { get; }&quot;);IF([.A32]&lt;&gt;0;CONCATENATE(&quot;// &quot;;[.A32]);&quot; &quot;))" office:value-type="string" office:string-value="string PrjStereographicPolarC { get; }" calcext:value-type="string">
            <text:p>string PrjStereographicPolarC { get; }</text:p>
          </table:table-cell>
          <table:table-cell table:style-name="ce36" table:formula="of:=IF([.B32]&lt;&gt;0;CONCATENATE(&quot;public string &quot;;[.B32];&quot; { get; set; }&quot;);IF([.A32]&lt;&gt;0;CONCATENATE(&quot;// &quot;;[.A32]);&quot; &quot;))" office:value-type="string" office:string-value="public string PrjStereographicPolarC { get; set; }" calcext:value-type="string">
            <text:p>public string PrjStereographicPolarC { get; set; }</text:p>
          </table:table-cell>
          <table:table-cell table:style-name="ce36" table:formula="of:=IF([.B32]&lt;&gt;0;CONCATENATE([.B32];&quot; = locStrings.&quot;;[.B32];&quot;;&quot;);IF([.A32]&lt;&gt;0;CONCATENATE(&quot;// &quot;;[.A32]);&quot; &quot;))" office:value-type="string" office:string-value="PrjStereographicPolarC = locStrings.PrjStereographicPolarC;" calcext:value-type="string">
            <text:p>PrjStereographicPolarC = locStrings.PrjStereographicPolarC;</text:p>
          </table:table-cell>
          <table:table-cell table:style-name="ce36" table:formula="of:=IF([.B32]&lt;&gt;0;CONCATENATE(&quot;public string &quot;;[.B32];&quot; { get; }&quot;);IF([.A32]&lt;&gt;0;CONCATENATE(&quot;// &quot;;[.A32]);&quot; &quot;))" office:value-type="string" office:string-value="public string PrjStereographicPolarC { get; }" calcext:value-type="string">
            <text:p>public string PrjStereographicPolarC { get; }</text:p>
          </table:table-cell>
          <table:table-cell table:style-name="ce36" table:formula="of:=IF([.$B32]&lt;&gt;0;CONCATENATE([.$B32];&quot; = &quot;&quot;&quot;;[.C32];&quot;&quot;&quot;;&quot;);IF([.$A32]&lt;&gt;0;CONCATENATE(&quot;// &quot;;[.$A32]);&quot; &quot;))" office:value-type="string" office:string-value="PrjStereographicPolarC = &quot;PrjStereographicPolarC&quot;;" calcext:value-type="string">
            <text:p>PrjStereographicPolarC = "PrjStereographicPolarC";</text:p>
          </table:table-cell>
          <table:table-cell table:style-name="ce36" table:formula="of:=IF([.$B32]&lt;&gt;0;CONCATENATE([.$B32];&quot; = &quot;&quot;&quot;;[.D32];&quot;&quot;&quot;;&quot;);IF([.$A32]&lt;&gt;0;CONCATENATE(&quot;// &quot;;[.$A32]);&quot; &quot;))" office:value-type="string" office:string-value="PrjStereographicPolarC = &quot;PrjStereographicPolarC&quot;;" calcext:value-type="string">
            <text:p>PrjStereographicPolarC = "PrjStereographicPolarC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NewZealandGrid</text:p>
          </table:table-cell>
          <table:table-cell table:number-columns-repeated="2" table:style-name="ce34" office:value-type="string" calcext:value-type="string">
            <text:p>PrjNewZealandGrid</text:p>
          </table:table-cell>
          <table:table-cell table:style-name="ce36" table:formula="of:=IF([.B33]&lt;&gt;0;CONCATENATE(&quot;string &quot;;[.B33];&quot; { get; }&quot;);IF([.A33]&lt;&gt;0;CONCATENATE(&quot;// &quot;;[.A33]);&quot; &quot;))" office:value-type="string" office:string-value="string PrjNewZealandGrid { get; }" calcext:value-type="string">
            <text:p>string PrjNewZealandGrid { get; }</text:p>
          </table:table-cell>
          <table:table-cell table:style-name="ce36" table:formula="of:=IF([.B33]&lt;&gt;0;CONCATENATE(&quot;public string &quot;;[.B33];&quot; { get; set; }&quot;);IF([.A33]&lt;&gt;0;CONCATENATE(&quot;// &quot;;[.A33]);&quot; &quot;))" office:value-type="string" office:string-value="public string PrjNewZealandGrid { get; set; }" calcext:value-type="string">
            <text:p>public string PrjNewZealandGrid { get; set; }</text:p>
          </table:table-cell>
          <table:table-cell table:style-name="ce36" table:formula="of:=IF([.B33]&lt;&gt;0;CONCATENATE([.B33];&quot; = locStrings.&quot;;[.B33];&quot;;&quot;);IF([.A33]&lt;&gt;0;CONCATENATE(&quot;// &quot;;[.A33]);&quot; &quot;))" office:value-type="string" office:string-value="PrjNewZealandGrid = locStrings.PrjNewZealandGrid;" calcext:value-type="string">
            <text:p>PrjNewZealandGrid = locStrings.PrjNewZealandGrid;</text:p>
          </table:table-cell>
          <table:table-cell table:style-name="ce36" table:formula="of:=IF([.B33]&lt;&gt;0;CONCATENATE(&quot;public string &quot;;[.B33];&quot; { get; }&quot;);IF([.A33]&lt;&gt;0;CONCATENATE(&quot;// &quot;;[.A33]);&quot; &quot;))" office:value-type="string" office:string-value="public string PrjNewZealandGrid { get; }" calcext:value-type="string">
            <text:p>public string PrjNewZealandGrid { get; }</text:p>
          </table:table-cell>
          <table:table-cell table:style-name="ce36" table:formula="of:=IF([.$B33]&lt;&gt;0;CONCATENATE([.$B33];&quot; = &quot;&quot;&quot;;[.C33];&quot;&quot;&quot;;&quot;);IF([.$A33]&lt;&gt;0;CONCATENATE(&quot;// &quot;;[.$A33]);&quot; &quot;))" office:value-type="string" office:string-value="PrjNewZealandGrid = &quot;PrjNewZealandGrid&quot;;" calcext:value-type="string">
            <text:p>PrjNewZealandGrid = "PrjNewZealandGrid";</text:p>
          </table:table-cell>
          <table:table-cell table:style-name="ce36" table:formula="of:=IF([.$B33]&lt;&gt;0;CONCATENATE([.$B33];&quot; = &quot;&quot;&quot;;[.D33];&quot;&quot;&quot;;&quot;);IF([.$A33]&lt;&gt;0;CONCATENATE(&quot;// &quot;;[.$A33]);&quot; &quot;))" office:value-type="string" office:string-value="PrjNewZealandGrid = &quot;PrjNewZealandGrid&quot;;" calcext:value-type="string">
            <text:p>PrjNewZealandGrid = "PrjNewZealandGrid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unisiaMining</text:p>
          </table:table-cell>
          <table:table-cell table:number-columns-repeated="2" table:style-name="ce34" office:value-type="string" calcext:value-type="string">
            <text:p>PrjTunisiaMining</text:p>
          </table:table-cell>
          <table:table-cell table:style-name="ce36" table:formula="of:=IF([.B34]&lt;&gt;0;CONCATENATE(&quot;string &quot;;[.B34];&quot; { get; }&quot;);IF([.A34]&lt;&gt;0;CONCATENATE(&quot;// &quot;;[.A34]);&quot; &quot;))" office:value-type="string" office:string-value="string PrjTunisiaMining { get; }" calcext:value-type="string">
            <text:p>string PrjTunisiaMining { get; }</text:p>
          </table:table-cell>
          <table:table-cell table:style-name="ce36" table:formula="of:=IF([.B34]&lt;&gt;0;CONCATENATE(&quot;public string &quot;;[.B34];&quot; { get; set; }&quot;);IF([.A34]&lt;&gt;0;CONCATENATE(&quot;// &quot;;[.A34]);&quot; &quot;))" office:value-type="string" office:string-value="public string PrjTunisiaMining { get; set; }" calcext:value-type="string">
            <text:p>public string PrjTunisiaMining { get; set; }</text:p>
          </table:table-cell>
          <table:table-cell table:style-name="ce36" table:formula="of:=IF([.B34]&lt;&gt;0;CONCATENATE([.B34];&quot; = locStrings.&quot;;[.B34];&quot;;&quot;);IF([.A34]&lt;&gt;0;CONCATENATE(&quot;// &quot;;[.A34]);&quot; &quot;))" office:value-type="string" office:string-value="PrjTunisiaMining = locStrings.PrjTunisiaMining;" calcext:value-type="string">
            <text:p>PrjTunisiaMining = locStrings.PrjTunisiaMining;</text:p>
          </table:table-cell>
          <table:table-cell table:style-name="ce36" table:formula="of:=IF([.B34]&lt;&gt;0;CONCATENATE(&quot;public string &quot;;[.B34];&quot; { get; }&quot;);IF([.A34]&lt;&gt;0;CONCATENATE(&quot;// &quot;;[.A34]);&quot; &quot;))" office:value-type="string" office:string-value="public string PrjTunisiaMining { get; }" calcext:value-type="string">
            <text:p>public string PrjTunisiaMining { get; }</text:p>
          </table:table-cell>
          <table:table-cell table:style-name="ce36" table:formula="of:=IF([.$B34]&lt;&gt;0;CONCATENATE([.$B34];&quot; = &quot;&quot;&quot;;[.C34];&quot;&quot;&quot;;&quot;);IF([.$A34]&lt;&gt;0;CONCATENATE(&quot;// &quot;;[.$A34]);&quot; &quot;))" office:value-type="string" office:string-value="PrjTunisiaMining = &quot;PrjTunisiaMining&quot;;" calcext:value-type="string">
            <text:p>PrjTunisiaMining = "PrjTunisiaMining";</text:p>
          </table:table-cell>
          <table:table-cell table:style-name="ce36" table:formula="of:=IF([.$B34]&lt;&gt;0;CONCATENATE([.$B34];&quot; = &quot;&quot;&quot;;[.D34];&quot;&quot;&quot;;&quot;);IF([.$A34]&lt;&gt;0;CONCATENATE(&quot;// &quot;;[.$A34]);&quot; &quot;))" office:value-type="string" office:string-value="PrjTunisiaMining = &quot;PrjTunisiaMining&quot;;" calcext:value-type="string">
            <text:p>PrjTunisiaMining = "PrjTunisiaMining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mericanPolyconic</text:p>
          </table:table-cell>
          <table:table-cell table:number-columns-repeated="2" table:style-name="ce34" office:value-type="string" calcext:value-type="string">
            <text:p>PrjAmericanPolyconic</text:p>
          </table:table-cell>
          <table:table-cell table:style-name="ce36" table:formula="of:=IF([.B35]&lt;&gt;0;CONCATENATE(&quot;string &quot;;[.B35];&quot; { get; }&quot;);IF([.A35]&lt;&gt;0;CONCATENATE(&quot;// &quot;;[.A35]);&quot; &quot;))" office:value-type="string" office:string-value="string PrjAmericanPolyconic { get; }" calcext:value-type="string">
            <text:p>string PrjAmericanPolyconic { get; }</text:p>
          </table:table-cell>
          <table:table-cell table:style-name="ce36" table:formula="of:=IF([.B35]&lt;&gt;0;CONCATENATE(&quot;public string &quot;;[.B35];&quot; { get; set; }&quot;);IF([.A35]&lt;&gt;0;CONCATENATE(&quot;// &quot;;[.A35]);&quot; &quot;))" office:value-type="string" office:string-value="public string PrjAmericanPolyconic { get; set; }" calcext:value-type="string">
            <text:p>public string PrjAmericanPolyconic { get; set; }</text:p>
          </table:table-cell>
          <table:table-cell table:style-name="ce36" table:formula="of:=IF([.B35]&lt;&gt;0;CONCATENATE([.B35];&quot; = locStrings.&quot;;[.B35];&quot;;&quot;);IF([.A35]&lt;&gt;0;CONCATENATE(&quot;// &quot;;[.A35]);&quot; &quot;))" office:value-type="string" office:string-value="PrjAmericanPolyconic = locStrings.PrjAmericanPolyconic;" calcext:value-type="string">
            <text:p>PrjAmericanPolyconic = locStrings.PrjAmericanPolyconic;</text:p>
          </table:table-cell>
          <table:table-cell table:style-name="ce36" table:formula="of:=IF([.B35]&lt;&gt;0;CONCATENATE(&quot;public string &quot;;[.B35];&quot; { get; }&quot;);IF([.A35]&lt;&gt;0;CONCATENATE(&quot;// &quot;;[.A35]);&quot; &quot;))" office:value-type="string" office:string-value="public string PrjAmericanPolyconic { get; }" calcext:value-type="string">
            <text:p>public string PrjAmericanPolyconic { get; }</text:p>
          </table:table-cell>
          <table:table-cell table:style-name="ce36" table:formula="of:=IF([.$B35]&lt;&gt;0;CONCATENATE([.$B35];&quot; = &quot;&quot;&quot;;[.C35];&quot;&quot;&quot;;&quot;);IF([.$A35]&lt;&gt;0;CONCATENATE(&quot;// &quot;;[.$A35]);&quot; &quot;))" office:value-type="string" office:string-value="PrjAmericanPolyconic = &quot;PrjAmericanPolyconic&quot;;" calcext:value-type="string">
            <text:p>PrjAmericanPolyconic = "PrjAmericanPolyconic";</text:p>
          </table:table-cell>
          <table:table-cell table:style-name="ce36" table:formula="of:=IF([.$B35]&lt;&gt;0;CONCATENATE([.$B35];&quot; = &quot;&quot;&quot;;[.D35];&quot;&quot;&quot;;&quot;);IF([.$A35]&lt;&gt;0;CONCATENATE(&quot;// &quot;;[.$A35]);&quot; &quot;))" office:value-type="string" office:string-value="PrjAmericanPolyconic = &quot;PrjAmericanPolyconic&quot;;" calcext:value-type="string">
            <text:p>PrjAmericanPolyconic = "PrjAmericanPolyconic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AzimutalEqualArea</text:p>
          </table:table-cell>
          <table:table-cell table:number-columns-repeated="2" table:style-name="ce34" office:value-type="string" calcext:value-type="string">
            <text:p>PrjLambertAzimutalEqualArea</text:p>
          </table:table-cell>
          <table:table-cell table:style-name="ce36" table:formula="of:=IF([.B36]&lt;&gt;0;CONCATENATE(&quot;string &quot;;[.B36];&quot; { get; }&quot;);IF([.A36]&lt;&gt;0;CONCATENATE(&quot;// &quot;;[.A36]);&quot; &quot;))" office:value-type="string" office:string-value="string PrjLambertAzimutalEqualArea { get; }" calcext:value-type="string">
            <text:p>string PrjLambertAzimutalEqualArea { get; }</text:p>
          </table:table-cell>
          <table:table-cell table:style-name="ce36" table:formula="of:=IF([.B36]&lt;&gt;0;CONCATENATE(&quot;public string &quot;;[.B36];&quot; { get; set; }&quot;);IF([.A36]&lt;&gt;0;CONCATENATE(&quot;// &quot;;[.A36]);&quot; &quot;))" office:value-type="string" office:string-value="public string PrjLambertAzimutalEqualArea { get; set; }" calcext:value-type="string">
            <text:p>public string PrjLambertAzimutalEqualArea { get; set; }</text:p>
          </table:table-cell>
          <table:table-cell table:style-name="ce36" table:formula="of:=IF([.B36]&lt;&gt;0;CONCATENATE([.B36];&quot; = locStrings.&quot;;[.B36];&quot;;&quot;);IF([.A36]&lt;&gt;0;CONCATENATE(&quot;// &quot;;[.A36]);&quot; &quot;))" office:value-type="string" office:string-value="PrjLambertAzimutalEqualArea = locStrings.PrjLambertAzimutalEqualArea;" calcext:value-type="string">
            <text:p>PrjLambertAzimutalEqualArea = locStrings.PrjLambertAzimutalEqualArea;</text:p>
          </table:table-cell>
          <table:table-cell table:style-name="ce36" table:formula="of:=IF([.B36]&lt;&gt;0;CONCATENATE(&quot;public string &quot;;[.B36];&quot; { get; }&quot;);IF([.A36]&lt;&gt;0;CONCATENATE(&quot;// &quot;;[.A36]);&quot; &quot;))" office:value-type="string" office:string-value="public string PrjLambertAzimutalEqualArea { get; }" calcext:value-type="string">
            <text:p>public string PrjLambertAzimutalEqualArea { get; }</text:p>
          </table:table-cell>
          <table:table-cell table:style-name="ce36" table:formula="of:=IF([.$B36]&lt;&gt;0;CONCATENATE([.$B36];&quot; = &quot;&quot;&quot;;[.C36];&quot;&quot;&quot;;&quot;);IF([.$A36]&lt;&gt;0;CONCATENATE(&quot;// &quot;;[.$A36]);&quot; &quot;))" office:value-type="string" office:string-value="PrjLambertAzimutalEqualArea = &quot;PrjLambertAzimutalEqualArea&quot;;" calcext:value-type="string">
            <text:p>PrjLambertAzimutalEqualArea = "PrjLambertAzimutalEqualArea";</text:p>
          </table:table-cell>
          <table:table-cell table:style-name="ce36" table:formula="of:=IF([.$B36]&lt;&gt;0;CONCATENATE([.$B36];&quot; = &quot;&quot;&quot;;[.D36];&quot;&quot;&quot;;&quot;);IF([.$A36]&lt;&gt;0;CONCATENATE(&quot;// &quot;;[.$A36]);&quot; &quot;))" office:value-type="string" office:string-value="PrjLambertAzimutalEqualArea = &quot;PrjLambertAzimutalEqualArea&quot;;" calcext:value-type="string">
            <text:p>PrjLambertAzimutalEqualArea = "PrjLambertAzimutalEqualAr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AzimutalEqualAreaPolar</text:p>
          </table:table-cell>
          <table:table-cell table:number-columns-repeated="2" table:style-name="ce34" office:value-type="string" calcext:value-type="string">
            <text:p>PrjLambertAzimutalEqualAreaPolar</text:p>
          </table:table-cell>
          <table:table-cell table:style-name="ce36" table:formula="of:=IF([.B37]&lt;&gt;0;CONCATENATE(&quot;string &quot;;[.B37];&quot; { get; }&quot;);IF([.A37]&lt;&gt;0;CONCATENATE(&quot;// &quot;;[.A37]);&quot; &quot;))" office:value-type="string" office:string-value="string PrjLambertAzimutalEqualAreaPolar { get; }" calcext:value-type="string">
            <text:p>string PrjLambertAzimutalEqualAreaPolar { get; }</text:p>
          </table:table-cell>
          <table:table-cell table:style-name="ce36" table:formula="of:=IF([.B37]&lt;&gt;0;CONCATENATE(&quot;public string &quot;;[.B37];&quot; { get; set; }&quot;);IF([.A37]&lt;&gt;0;CONCATENATE(&quot;// &quot;;[.A37]);&quot; &quot;))" office:value-type="string" office:string-value="public string PrjLambertAzimutalEqualAreaPolar { get; set; }" calcext:value-type="string">
            <text:p>public string PrjLambertAzimutalEqualAreaPolar { get; set; }</text:p>
          </table:table-cell>
          <table:table-cell table:style-name="ce36" table:formula="of:=IF([.B37]&lt;&gt;0;CONCATENATE([.B37];&quot; = locStrings.&quot;;[.B37];&quot;;&quot;);IF([.A37]&lt;&gt;0;CONCATENATE(&quot;// &quot;;[.A37]);&quot; &quot;))" office:value-type="string" office:string-value="PrjLambertAzimutalEqualAreaPolar = locStrings.PrjLambertAzimutalEqualAreaPolar;" calcext:value-type="string">
            <text:p>PrjLambertAzimutalEqualAreaPolar = locStrings.PrjLambertAzimutalEqualAreaPolar;</text:p>
          </table:table-cell>
          <table:table-cell table:style-name="ce36" table:formula="of:=IF([.B37]&lt;&gt;0;CONCATENATE(&quot;public string &quot;;[.B37];&quot; { get; }&quot;);IF([.A37]&lt;&gt;0;CONCATENATE(&quot;// &quot;;[.A37]);&quot; &quot;))" office:value-type="string" office:string-value="public string PrjLambertAzimutalEqualAreaPolar { get; }" calcext:value-type="string">
            <text:p>public string PrjLambertAzimutalEqualAreaPolar { get; }</text:p>
          </table:table-cell>
          <table:table-cell table:style-name="ce36" table:formula="of:=IF([.$B37]&lt;&gt;0;CONCATENATE([.$B37];&quot; = &quot;&quot;&quot;;[.C37];&quot;&quot;&quot;;&quot;);IF([.$A37]&lt;&gt;0;CONCATENATE(&quot;// &quot;;[.$A37]);&quot; &quot;))" office:value-type="string" office:string-value="PrjLambertAzimutalEqualAreaPolar = &quot;PrjLambertAzimutalEqualAreaPolar&quot;;" calcext:value-type="string">
            <text:p>PrjLambertAzimutalEqualAreaPolar = "PrjLambertAzimutalEqualAreaPolar";</text:p>
          </table:table-cell>
          <table:table-cell table:style-name="ce36" table:formula="of:=IF([.$B37]&lt;&gt;0;CONCATENATE([.$B37];&quot; = &quot;&quot;&quot;;[.D37];&quot;&quot;&quot;;&quot;);IF([.$A37]&lt;&gt;0;CONCATENATE(&quot;// &quot;;[.$A37]);&quot; &quot;))" office:value-type="string" office:string-value="PrjLambertAzimutalEqualAreaPolar = &quot;PrjLambertAzimutalEqualAreaPolar&quot;;" calcext:value-type="string">
            <text:p>PrjLambertAzimutalEqualAreaPolar = "PrjLambertAzimutalEqualAreaPola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AzimutalEqualAreaSpherical</text:p>
          </table:table-cell>
          <table:table-cell table:number-columns-repeated="2" table:style-name="ce34" office:value-type="string" calcext:value-type="string">
            <text:p>PrjLambertAzimutalEqualAreaSpherical</text:p>
          </table:table-cell>
          <table:table-cell table:style-name="ce36" table:formula="of:=IF([.B38]&lt;&gt;0;CONCATENATE(&quot;string &quot;;[.B38];&quot; { get; }&quot;);IF([.A38]&lt;&gt;0;CONCATENATE(&quot;// &quot;;[.A38]);&quot; &quot;))" office:value-type="string" office:string-value="string PrjLambertAzimutalEqualAreaSpherical { get; }" calcext:value-type="string">
            <text:p>string PrjLambertAzimutalEqualAreaSpherical { get; }</text:p>
          </table:table-cell>
          <table:table-cell table:style-name="ce36" table:formula="of:=IF([.B38]&lt;&gt;0;CONCATENATE(&quot;public string &quot;;[.B38];&quot; { get; set; }&quot;);IF([.A38]&lt;&gt;0;CONCATENATE(&quot;// &quot;;[.A38]);&quot; &quot;))" office:value-type="string" office:string-value="public string PrjLambertAzimutalEqualAreaSpherical { get; set; }" calcext:value-type="string">
            <text:p>public string PrjLambertAzimutalEqualAreaSpherical { get; set; }</text:p>
          </table:table-cell>
          <table:table-cell table:style-name="ce36" table:formula="of:=IF([.B38]&lt;&gt;0;CONCATENATE([.B38];&quot; = locStrings.&quot;;[.B38];&quot;;&quot;);IF([.A38]&lt;&gt;0;CONCATENATE(&quot;// &quot;;[.A38]);&quot; &quot;))" office:value-type="string" office:string-value="PrjLambertAzimutalEqualAreaSpherical = locStrings.PrjLambertAzimutalEqualAreaSpherical;" calcext:value-type="string">
            <text:p>PrjLambertAzimutalEqualAreaSpherical = locStrings.PrjLambertAzimutalEqualAreaSpherical;</text:p>
          </table:table-cell>
          <table:table-cell table:style-name="ce36" table:formula="of:=IF([.B38]&lt;&gt;0;CONCATENATE(&quot;public string &quot;;[.B38];&quot; { get; }&quot;);IF([.A38]&lt;&gt;0;CONCATENATE(&quot;// &quot;;[.A38]);&quot; &quot;))" office:value-type="string" office:string-value="public string PrjLambertAzimutalEqualAreaSpherical { get; }" calcext:value-type="string">
            <text:p>public string PrjLambertAzimutalEqualAreaSpherical { get; }</text:p>
          </table:table-cell>
          <table:table-cell table:style-name="ce36" table:formula="of:=IF([.$B38]&lt;&gt;0;CONCATENATE([.$B38];&quot; = &quot;&quot;&quot;;[.C38];&quot;&quot;&quot;;&quot;);IF([.$A38]&lt;&gt;0;CONCATENATE(&quot;// &quot;;[.$A38]);&quot; &quot;))" office:value-type="string" office:string-value="PrjLambertAzimutalEqualAreaSpherical = &quot;PrjLambertAzimutalEqualAreaSpherical&quot;;" calcext:value-type="string">
            <text:p>PrjLambertAzimutalEqualAreaSpherical = "PrjLambertAzimutalEqualAreaSpherical";</text:p>
          </table:table-cell>
          <table:table-cell table:style-name="ce36" table:formula="of:=IF([.$B38]&lt;&gt;0;CONCATENATE([.$B38];&quot; = &quot;&quot;&quot;;[.D38];&quot;&quot;&quot;;&quot;);IF([.$A38]&lt;&gt;0;CONCATENATE(&quot;// &quot;;[.$A38]);&quot; &quot;))" office:value-type="string" office:string-value="PrjLambertAzimutalEqualAreaSpherical = &quot;PrjLambertAzimutalEqualAreaSpherical&quot;;" calcext:value-type="string">
            <text:p>PrjLambertAzimutalEqualAreaSpherical = "PrjLambertAzimutalEqualAreaSphe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ylindricalEqualArea</text:p>
          </table:table-cell>
          <table:table-cell table:number-columns-repeated="2" table:style-name="ce34" office:value-type="string" calcext:value-type="string">
            <text:p>PrjLambertCylindricalEqualArea</text:p>
          </table:table-cell>
          <table:table-cell table:style-name="ce36" table:formula="of:=IF([.B39]&lt;&gt;0;CONCATENATE(&quot;string &quot;;[.B39];&quot; { get; }&quot;);IF([.A39]&lt;&gt;0;CONCATENATE(&quot;// &quot;;[.A39]);&quot; &quot;))" office:value-type="string" office:string-value="string PrjLambertCylindricalEqualArea { get; }" calcext:value-type="string">
            <text:p>string PrjLambertCylindricalEqualArea { get; }</text:p>
          </table:table-cell>
          <table:table-cell table:style-name="ce36" table:formula="of:=IF([.B39]&lt;&gt;0;CONCATENATE(&quot;public string &quot;;[.B39];&quot; { get; set; }&quot;);IF([.A39]&lt;&gt;0;CONCATENATE(&quot;// &quot;;[.A39]);&quot; &quot;))" office:value-type="string" office:string-value="public string PrjLambertCylindricalEqualArea { get; set; }" calcext:value-type="string">
            <text:p>public string PrjLambertCylindricalEqualArea { get; set; }</text:p>
          </table:table-cell>
          <table:table-cell table:style-name="ce36" table:formula="of:=IF([.B39]&lt;&gt;0;CONCATENATE([.B39];&quot; = locStrings.&quot;;[.B39];&quot;;&quot;);IF([.A39]&lt;&gt;0;CONCATENATE(&quot;// &quot;;[.A39]);&quot; &quot;))" office:value-type="string" office:string-value="PrjLambertCylindricalEqualArea = locStrings.PrjLambertCylindricalEqualArea;" calcext:value-type="string">
            <text:p>PrjLambertCylindricalEqualArea = locStrings.PrjLambertCylindricalEqualArea;</text:p>
          </table:table-cell>
          <table:table-cell table:style-name="ce36" table:formula="of:=IF([.B39]&lt;&gt;0;CONCATENATE(&quot;public string &quot;;[.B39];&quot; { get; }&quot;);IF([.A39]&lt;&gt;0;CONCATENATE(&quot;// &quot;;[.A39]);&quot; &quot;))" office:value-type="string" office:string-value="public string PrjLambertCylindricalEqualArea { get; }" calcext:value-type="string">
            <text:p>public string PrjLambertCylindricalEqualArea { get; }</text:p>
          </table:table-cell>
          <table:table-cell table:style-name="ce36" table:formula="of:=IF([.$B39]&lt;&gt;0;CONCATENATE([.$B39];&quot; = &quot;&quot;&quot;;[.C39];&quot;&quot;&quot;;&quot;);IF([.$A39]&lt;&gt;0;CONCATENATE(&quot;// &quot;;[.$A39]);&quot; &quot;))" office:value-type="string" office:string-value="PrjLambertCylindricalEqualArea = &quot;PrjLambertCylindricalEqualArea&quot;;" calcext:value-type="string">
            <text:p>PrjLambertCylindricalEqualArea = "PrjLambertCylindricalEqualArea";</text:p>
          </table:table-cell>
          <table:table-cell table:style-name="ce36" table:formula="of:=IF([.$B39]&lt;&gt;0;CONCATENATE([.$B39];&quot; = &quot;&quot;&quot;;[.D39];&quot;&quot;&quot;;&quot;);IF([.$A39]&lt;&gt;0;CONCATENATE(&quot;// &quot;;[.$A39]);&quot; &quot;))" office:value-type="string" office:string-value="PrjLambertCylindricalEqualArea = &quot;PrjLambertCylindricalEqualArea&quot;;" calcext:value-type="string">
            <text:p>PrjLambertCylindricalEqualArea = "PrjLambertCylindricalEqualAr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ylindricalEqualAreaSpherical</text:p>
          </table:table-cell>
          <table:table-cell table:number-columns-repeated="2" table:style-name="ce34" office:value-type="string" calcext:value-type="string">
            <text:p>PrjLambertCylindricalEqualAreaSpherical</text:p>
          </table:table-cell>
          <table:table-cell table:style-name="ce36" table:formula="of:=IF([.B40]&lt;&gt;0;CONCATENATE(&quot;string &quot;;[.B40];&quot; { get; }&quot;);IF([.A40]&lt;&gt;0;CONCATENATE(&quot;// &quot;;[.A40]);&quot; &quot;))" office:value-type="string" office:string-value="string PrjLambertCylindricalEqualAreaSpherical { get; }" calcext:value-type="string">
            <text:p>string PrjLambertCylindricalEqualAreaSpherical { get; }</text:p>
          </table:table-cell>
          <table:table-cell table:style-name="ce36" table:formula="of:=IF([.B40]&lt;&gt;0;CONCATENATE(&quot;public string &quot;;[.B40];&quot; { get; set; }&quot;);IF([.A40]&lt;&gt;0;CONCATENATE(&quot;// &quot;;[.A40]);&quot; &quot;))" office:value-type="string" office:string-value="public string PrjLambertCylindricalEqualAreaSpherical { get; set; }" calcext:value-type="string">
            <text:p>public string PrjLambertCylindricalEqualAreaSpherical { get; set; }</text:p>
          </table:table-cell>
          <table:table-cell table:style-name="ce36" table:formula="of:=IF([.B40]&lt;&gt;0;CONCATENATE([.B40];&quot; = locStrings.&quot;;[.B40];&quot;;&quot;);IF([.A40]&lt;&gt;0;CONCATENATE(&quot;// &quot;;[.A40]);&quot; &quot;))" office:value-type="string" office:string-value="PrjLambertCylindricalEqualAreaSpherical = locStrings.PrjLambertCylindricalEqualAreaSpherical;" calcext:value-type="string">
            <text:p>PrjLambertCylindricalEqualAreaSpherical = locStrings.PrjLambertCylindricalEqualAreaSpherical;</text:p>
          </table:table-cell>
          <table:table-cell table:style-name="ce36" table:formula="of:=IF([.B40]&lt;&gt;0;CONCATENATE(&quot;public string &quot;;[.B40];&quot; { get; }&quot;);IF([.A40]&lt;&gt;0;CONCATENATE(&quot;// &quot;;[.A40]);&quot; &quot;))" office:value-type="string" office:string-value="public string PrjLambertCylindricalEqualAreaSpherical { get; }" calcext:value-type="string">
            <text:p>public string PrjLambertCylindricalEqualAreaSpherical { get; }</text:p>
          </table:table-cell>
          <table:table-cell table:style-name="ce36" table:formula="of:=IF([.$B40]&lt;&gt;0;CONCATENATE([.$B40];&quot; = &quot;&quot;&quot;;[.C40];&quot;&quot;&quot;;&quot;);IF([.$A40]&lt;&gt;0;CONCATENATE(&quot;// &quot;;[.$A40]);&quot; &quot;))" office:value-type="string" office:string-value="PrjLambertCylindricalEqualAreaSpherical = &quot;PrjLambertCylindricalEqualAreaSpherical&quot;;" calcext:value-type="string">
            <text:p>PrjLambertCylindricalEqualAreaSpherical = "PrjLambertCylindricalEqualAreaSpherical";</text:p>
          </table:table-cell>
          <table:table-cell table:style-name="ce36" table:formula="of:=IF([.$B40]&lt;&gt;0;CONCATENATE([.$B40];&quot; = &quot;&quot;&quot;;[.D40];&quot;&quot;&quot;;&quot;);IF([.$A40]&lt;&gt;0;CONCATENATE(&quot;// &quot;;[.$A40]);&quot; &quot;))" office:value-type="string" office:string-value="PrjLambertCylindricalEqualAreaSpherical = &quot;PrjLambertCylindricalEqualAreaSpherical&quot;;" calcext:value-type="string">
            <text:p>PrjLambertCylindricalEqualAreaSpherical = "PrjLambertCylindricalEqualAreaSphe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lbersEqualArea</text:p>
          </table:table-cell>
          <table:table-cell table:number-columns-repeated="2" table:style-name="ce34" office:value-type="string" calcext:value-type="string">
            <text:p>PrjAlbersEqualArea</text:p>
          </table:table-cell>
          <table:table-cell table:style-name="ce36" table:formula="of:=IF([.B41]&lt;&gt;0;CONCATENATE(&quot;string &quot;;[.B41];&quot; { get; }&quot;);IF([.A41]&lt;&gt;0;CONCATENATE(&quot;// &quot;;[.A41]);&quot; &quot;))" office:value-type="string" office:string-value="string PrjAlbersEqualArea { get; }" calcext:value-type="string">
            <text:p>string PrjAlbersEqualArea { get; }</text:p>
          </table:table-cell>
          <table:table-cell table:style-name="ce36" table:formula="of:=IF([.B41]&lt;&gt;0;CONCATENATE(&quot;public string &quot;;[.B41];&quot; { get; set; }&quot;);IF([.A41]&lt;&gt;0;CONCATENATE(&quot;// &quot;;[.A41]);&quot; &quot;))" office:value-type="string" office:string-value="public string PrjAlbersEqualArea { get; set; }" calcext:value-type="string">
            <text:p>public string PrjAlbersEqualArea { get; set; }</text:p>
          </table:table-cell>
          <table:table-cell table:style-name="ce36" table:formula="of:=IF([.B41]&lt;&gt;0;CONCATENATE([.B41];&quot; = locStrings.&quot;;[.B41];&quot;;&quot;);IF([.A41]&lt;&gt;0;CONCATENATE(&quot;// &quot;;[.A41]);&quot; &quot;))" office:value-type="string" office:string-value="PrjAlbersEqualArea = locStrings.PrjAlbersEqualArea;" calcext:value-type="string">
            <text:p>PrjAlbersEqualArea = locStrings.PrjAlbersEqualArea;</text:p>
          </table:table-cell>
          <table:table-cell table:style-name="ce36" table:formula="of:=IF([.B41]&lt;&gt;0;CONCATENATE(&quot;public string &quot;;[.B41];&quot; { get; }&quot;);IF([.A41]&lt;&gt;0;CONCATENATE(&quot;// &quot;;[.A41]);&quot; &quot;))" office:value-type="string" office:string-value="public string PrjAlbersEqualArea { get; }" calcext:value-type="string">
            <text:p>public string PrjAlbersEqualArea { get; }</text:p>
          </table:table-cell>
          <table:table-cell table:style-name="ce36" table:formula="of:=IF([.$B41]&lt;&gt;0;CONCATENATE([.$B41];&quot; = &quot;&quot;&quot;;[.C41];&quot;&quot;&quot;;&quot;);IF([.$A41]&lt;&gt;0;CONCATENATE(&quot;// &quot;;[.$A41]);&quot; &quot;))" office:value-type="string" office:string-value="PrjAlbersEqualArea = &quot;PrjAlbersEqualArea&quot;;" calcext:value-type="string">
            <text:p>PrjAlbersEqualArea = "PrjAlbersEqualArea";</text:p>
          </table:table-cell>
          <table:table-cell table:style-name="ce36" table:formula="of:=IF([.$B41]&lt;&gt;0;CONCATENATE([.$B41];&quot; = &quot;&quot;&quot;;[.D41];&quot;&quot;&quot;;&quot;);IF([.$A41]&lt;&gt;0;CONCATENATE(&quot;// &quot;;[.$A41]);&quot; &quot;))" office:value-type="string" office:string-value="PrjAlbersEqualArea = &quot;PrjAlbersEqualArea&quot;;" calcext:value-type="string">
            <text:p>PrjAlbersEqualArea = "PrjAlbersEqualAr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EquidistantCylindrical</text:p>
          </table:table-cell>
          <table:table-cell table:number-columns-repeated="2" table:style-name="ce34" office:value-type="string" calcext:value-type="string">
            <text:p>PrjEquidistantCylindrical</text:p>
          </table:table-cell>
          <table:table-cell table:style-name="ce36" table:formula="of:=IF([.B42]&lt;&gt;0;CONCATENATE(&quot;string &quot;;[.B42];&quot; { get; }&quot;);IF([.A42]&lt;&gt;0;CONCATENATE(&quot;// &quot;;[.A42]);&quot; &quot;))" office:value-type="string" office:string-value="string PrjEquidistantCylindrical { get; }" calcext:value-type="string">
            <text:p>string PrjEquidistantCylindrical { get; }</text:p>
          </table:table-cell>
          <table:table-cell table:style-name="ce36" table:formula="of:=IF([.B42]&lt;&gt;0;CONCATENATE(&quot;public string &quot;;[.B42];&quot; { get; set; }&quot;);IF([.A42]&lt;&gt;0;CONCATENATE(&quot;// &quot;;[.A42]);&quot; &quot;))" office:value-type="string" office:string-value="public string PrjEquidistantCylindrical { get; set; }" calcext:value-type="string">
            <text:p>public string PrjEquidistantCylindrical { get; set; }</text:p>
          </table:table-cell>
          <table:table-cell table:style-name="ce36" table:formula="of:=IF([.B42]&lt;&gt;0;CONCATENATE([.B42];&quot; = locStrings.&quot;;[.B42];&quot;;&quot;);IF([.A42]&lt;&gt;0;CONCATENATE(&quot;// &quot;;[.A42]);&quot; &quot;))" office:value-type="string" office:string-value="PrjEquidistantCylindrical = locStrings.PrjEquidistantCylindrical;" calcext:value-type="string">
            <text:p>PrjEquidistantCylindrical = locStrings.PrjEquidistantCylindrical;</text:p>
          </table:table-cell>
          <table:table-cell table:style-name="ce36" table:formula="of:=IF([.B42]&lt;&gt;0;CONCATENATE(&quot;public string &quot;;[.B42];&quot; { get; }&quot;);IF([.A42]&lt;&gt;0;CONCATENATE(&quot;// &quot;;[.A42]);&quot; &quot;))" office:value-type="string" office:string-value="public string PrjEquidistantCylindrical { get; }" calcext:value-type="string">
            <text:p>public string PrjEquidistantCylindrical { get; }</text:p>
          </table:table-cell>
          <table:table-cell table:style-name="ce36" table:formula="of:=IF([.$B42]&lt;&gt;0;CONCATENATE([.$B42];&quot; = &quot;&quot;&quot;;[.C42];&quot;&quot;&quot;;&quot;);IF([.$A42]&lt;&gt;0;CONCATENATE(&quot;// &quot;;[.$A42]);&quot; &quot;))" office:value-type="string" office:string-value="PrjEquidistantCylindrical = &quot;PrjEquidistantCylindrical&quot;;" calcext:value-type="string">
            <text:p>PrjEquidistantCylindrical = "PrjEquidistantCylindrical";</text:p>
          </table:table-cell>
          <table:table-cell table:style-name="ce36" table:formula="of:=IF([.$B42]&lt;&gt;0;CONCATENATE([.$B42];&quot; = &quot;&quot;&quot;;[.D42];&quot;&quot;&quot;;&quot;);IF([.$A42]&lt;&gt;0;CONCATENATE(&quot;// &quot;;[.$A42]);&quot; &quot;))" office:value-type="string" office:string-value="PrjEquidistantCylindrical = &quot;PrjEquidistantCylindrical&quot;;" calcext:value-type="string">
            <text:p>PrjEquidistantCylindrical = "PrjEquidistantCylind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EquidistantCylindricalSpherical</text:p>
          </table:table-cell>
          <table:table-cell table:number-columns-repeated="2" table:style-name="ce34" office:value-type="string" calcext:value-type="string">
            <text:p>PrjEquidistantCylindricalSpherical</text:p>
          </table:table-cell>
          <table:table-cell table:style-name="ce36" table:formula="of:=IF([.B43]&lt;&gt;0;CONCATENATE(&quot;string &quot;;[.B43];&quot; { get; }&quot;);IF([.A43]&lt;&gt;0;CONCATENATE(&quot;// &quot;;[.A43]);&quot; &quot;))" office:value-type="string" office:string-value="string PrjEquidistantCylindricalSpherical { get; }" calcext:value-type="string">
            <text:p>string PrjEquidistantCylindricalSpherical { get; }</text:p>
          </table:table-cell>
          <table:table-cell table:style-name="ce36" table:formula="of:=IF([.B43]&lt;&gt;0;CONCATENATE(&quot;public string &quot;;[.B43];&quot; { get; set; }&quot;);IF([.A43]&lt;&gt;0;CONCATENATE(&quot;// &quot;;[.A43]);&quot; &quot;))" office:value-type="string" office:string-value="public string PrjEquidistantCylindricalSpherical { get; set; }" calcext:value-type="string">
            <text:p>public string PrjEquidistantCylindricalSpherical { get; set; }</text:p>
          </table:table-cell>
          <table:table-cell table:style-name="ce36" table:formula="of:=IF([.B43]&lt;&gt;0;CONCATENATE([.B43];&quot; = locStrings.&quot;;[.B43];&quot;;&quot;);IF([.A43]&lt;&gt;0;CONCATENATE(&quot;// &quot;;[.A43]);&quot; &quot;))" office:value-type="string" office:string-value="PrjEquidistantCylindricalSpherical = locStrings.PrjEquidistantCylindricalSpherical;" calcext:value-type="string">
            <text:p>PrjEquidistantCylindricalSpherical = locStrings.PrjEquidistantCylindricalSpherical;</text:p>
          </table:table-cell>
          <table:table-cell table:style-name="ce36" table:formula="of:=IF([.B43]&lt;&gt;0;CONCATENATE(&quot;public string &quot;;[.B43];&quot; { get; }&quot;);IF([.A43]&lt;&gt;0;CONCATENATE(&quot;// &quot;;[.A43]);&quot; &quot;))" office:value-type="string" office:string-value="public string PrjEquidistantCylindricalSpherical { get; }" calcext:value-type="string">
            <text:p>public string PrjEquidistantCylindricalSpherical { get; }</text:p>
          </table:table-cell>
          <table:table-cell table:style-name="ce36" table:formula="of:=IF([.$B43]&lt;&gt;0;CONCATENATE([.$B43];&quot; = &quot;&quot;&quot;;[.C43];&quot;&quot;&quot;;&quot;);IF([.$A43]&lt;&gt;0;CONCATENATE(&quot;// &quot;;[.$A43]);&quot; &quot;))" office:value-type="string" office:string-value="PrjEquidistantCylindricalSpherical = &quot;PrjEquidistantCylindricalSpherical&quot;;" calcext:value-type="string">
            <text:p>PrjEquidistantCylindricalSpherical = "PrjEquidistantCylindricalSpherical";</text:p>
          </table:table-cell>
          <table:table-cell table:style-name="ce36" table:formula="of:=IF([.$B43]&lt;&gt;0;CONCATENATE([.$B43];&quot; = &quot;&quot;&quot;;[.D43];&quot;&quot;&quot;;&quot;);IF([.$A43]&lt;&gt;0;CONCATENATE(&quot;// &quot;;[.$A43]);&quot; &quot;))" office:value-type="string" office:string-value="PrjEquidistantCylindricalSpherical = &quot;PrjEquidistantCylindricalSpherical&quot;;" calcext:value-type="string">
            <text:p>PrjEquidistantCylindricalSpherical = "PrjEquidistantCylindricalSphe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PseudoPlateCarree</text:p>
          </table:table-cell>
          <table:table-cell table:number-columns-repeated="2" table:style-name="ce34" office:value-type="string" calcext:value-type="string">
            <text:p>PrjPseudoPlateCarree</text:p>
          </table:table-cell>
          <table:table-cell table:style-name="ce36" table:formula="of:=IF([.B44]&lt;&gt;0;CONCATENATE(&quot;string &quot;;[.B44];&quot; { get; }&quot;);IF([.A44]&lt;&gt;0;CONCATENATE(&quot;// &quot;;[.A44]);&quot; &quot;))" office:value-type="string" office:string-value="string PrjPseudoPlateCarree { get; }" calcext:value-type="string">
            <text:p>string PrjPseudoPlateCarree { get; }</text:p>
          </table:table-cell>
          <table:table-cell table:style-name="ce36" table:formula="of:=IF([.B44]&lt;&gt;0;CONCATENATE(&quot;public string &quot;;[.B44];&quot; { get; set; }&quot;);IF([.A44]&lt;&gt;0;CONCATENATE(&quot;// &quot;;[.A44]);&quot; &quot;))" office:value-type="string" office:string-value="public string PrjPseudoPlateCarree { get; set; }" calcext:value-type="string">
            <text:p>public string PrjPseudoPlateCarree { get; set; }</text:p>
          </table:table-cell>
          <table:table-cell table:style-name="ce36" table:formula="of:=IF([.B44]&lt;&gt;0;CONCATENATE([.B44];&quot; = locStrings.&quot;;[.B44];&quot;;&quot;);IF([.A44]&lt;&gt;0;CONCATENATE(&quot;// &quot;;[.A44]);&quot; &quot;))" office:value-type="string" office:string-value="PrjPseudoPlateCarree = locStrings.PrjPseudoPlateCarree;" calcext:value-type="string">
            <text:p>PrjPseudoPlateCarree = locStrings.PrjPseudoPlateCarree;</text:p>
          </table:table-cell>
          <table:table-cell table:style-name="ce36" table:formula="of:=IF([.B44]&lt;&gt;0;CONCATENATE(&quot;public string &quot;;[.B44];&quot; { get; }&quot;);IF([.A44]&lt;&gt;0;CONCATENATE(&quot;// &quot;;[.A44]);&quot; &quot;))" office:value-type="string" office:string-value="public string PrjPseudoPlateCarree { get; }" calcext:value-type="string">
            <text:p>public string PrjPseudoPlateCarree { get; }</text:p>
          </table:table-cell>
          <table:table-cell table:style-name="ce36" table:formula="of:=IF([.$B44]&lt;&gt;0;CONCATENATE([.$B44];&quot; = &quot;&quot;&quot;;[.C44];&quot;&quot;&quot;;&quot;);IF([.$A44]&lt;&gt;0;CONCATENATE(&quot;// &quot;;[.$A44]);&quot; &quot;))" office:value-type="string" office:string-value="PrjPseudoPlateCarree = &quot;PrjPseudoPlateCarree&quot;;" calcext:value-type="string">
            <text:p>PrjPseudoPlateCarree = "PrjPseudoPlateCarree";</text:p>
          </table:table-cell>
          <table:table-cell table:style-name="ce36" table:formula="of:=IF([.$B44]&lt;&gt;0;CONCATENATE([.$B44];&quot; = &quot;&quot;&quot;;[.D44];&quot;&quot;&quot;;&quot;);IF([.$A44]&lt;&gt;0;CONCATENATE(&quot;// &quot;;[.$A44]);&quot; &quot;))" office:value-type="string" office:string-value="PrjPseudoPlateCarree = &quot;PrjPseudoPlateCarree&quot;;" calcext:value-type="string">
            <text:p>PrjPseudoPlateCarree = "PrjPseudoPlateCarre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Bonne</text:p>
          </table:table-cell>
          <table:table-cell table:number-columns-repeated="2" table:style-name="ce34" office:value-type="string" calcext:value-type="string">
            <text:p>PrjBonne</text:p>
          </table:table-cell>
          <table:table-cell table:style-name="ce36" table:formula="of:=IF([.B45]&lt;&gt;0;CONCATENATE(&quot;string &quot;;[.B45];&quot; { get; }&quot;);IF([.A45]&lt;&gt;0;CONCATENATE(&quot;// &quot;;[.A45]);&quot; &quot;))" office:value-type="string" office:string-value="string PrjBonne { get; }" calcext:value-type="string">
            <text:p>string PrjBonne { get; }</text:p>
          </table:table-cell>
          <table:table-cell table:style-name="ce36" table:formula="of:=IF([.B45]&lt;&gt;0;CONCATENATE(&quot;public string &quot;;[.B45];&quot; { get; set; }&quot;);IF([.A45]&lt;&gt;0;CONCATENATE(&quot;// &quot;;[.A45]);&quot; &quot;))" office:value-type="string" office:string-value="public string PrjBonne { get; set; }" calcext:value-type="string">
            <text:p>public string PrjBonne { get; set; }</text:p>
          </table:table-cell>
          <table:table-cell table:style-name="ce36" table:formula="of:=IF([.B45]&lt;&gt;0;CONCATENATE([.B45];&quot; = locStrings.&quot;;[.B45];&quot;;&quot;);IF([.A45]&lt;&gt;0;CONCATENATE(&quot;// &quot;;[.A45]);&quot; &quot;))" office:value-type="string" office:string-value="PrjBonne = locStrings.PrjBonne;" calcext:value-type="string">
            <text:p>PrjBonne = locStrings.PrjBonne;</text:p>
          </table:table-cell>
          <table:table-cell table:style-name="ce36" table:formula="of:=IF([.B45]&lt;&gt;0;CONCATENATE(&quot;public string &quot;;[.B45];&quot; { get; }&quot;);IF([.A45]&lt;&gt;0;CONCATENATE(&quot;// &quot;;[.A45]);&quot; &quot;))" office:value-type="string" office:string-value="public string PrjBonne { get; }" calcext:value-type="string">
            <text:p>public string PrjBonne { get; }</text:p>
          </table:table-cell>
          <table:table-cell table:style-name="ce36" table:formula="of:=IF([.$B45]&lt;&gt;0;CONCATENATE([.$B45];&quot; = &quot;&quot;&quot;;[.C45];&quot;&quot;&quot;;&quot;);IF([.$A45]&lt;&gt;0;CONCATENATE(&quot;// &quot;;[.$A45]);&quot; &quot;))" office:value-type="string" office:string-value="PrjBonne = &quot;PrjBonne&quot;;" calcext:value-type="string">
            <text:p>PrjBonne = "PrjBonne";</text:p>
          </table:table-cell>
          <table:table-cell table:style-name="ce36" table:formula="of:=IF([.$B45]&lt;&gt;0;CONCATENATE([.$B45];&quot; = &quot;&quot;&quot;;[.D45];&quot;&quot;&quot;;&quot;);IF([.$A45]&lt;&gt;0;CONCATENATE(&quot;// &quot;;[.$A45]);&quot; &quot;))" office:value-type="string" office:string-value="PrjBonne = &quot;PrjBonne&quot;;" calcext:value-type="string">
            <text:p>PrjBonne = "PrjBon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BonneSouth</text:p>
          </table:table-cell>
          <table:table-cell table:number-columns-repeated="2" table:style-name="ce34" office:value-type="string" calcext:value-type="string">
            <text:p>PrjBonneSouth</text:p>
          </table:table-cell>
          <table:table-cell table:style-name="ce36" table:formula="of:=IF([.B46]&lt;&gt;0;CONCATENATE(&quot;string &quot;;[.B46];&quot; { get; }&quot;);IF([.A46]&lt;&gt;0;CONCATENATE(&quot;// &quot;;[.A46]);&quot; &quot;))" office:value-type="string" office:string-value="string PrjBonneSouth { get; }" calcext:value-type="string">
            <text:p>string PrjBonneSouth { get; }</text:p>
          </table:table-cell>
          <table:table-cell table:style-name="ce36" table:formula="of:=IF([.B46]&lt;&gt;0;CONCATENATE(&quot;public string &quot;;[.B46];&quot; { get; set; }&quot;);IF([.A46]&lt;&gt;0;CONCATENATE(&quot;// &quot;;[.A46]);&quot; &quot;))" office:value-type="string" office:string-value="public string PrjBonneSouth { get; set; }" calcext:value-type="string">
            <text:p>public string PrjBonneSouth { get; set; }</text:p>
          </table:table-cell>
          <table:table-cell table:style-name="ce36" table:formula="of:=IF([.B46]&lt;&gt;0;CONCATENATE([.B46];&quot; = locStrings.&quot;;[.B46];&quot;;&quot;);IF([.A46]&lt;&gt;0;CONCATENATE(&quot;// &quot;;[.A46]);&quot; &quot;))" office:value-type="string" office:string-value="PrjBonneSouth = locStrings.PrjBonneSouth;" calcext:value-type="string">
            <text:p>PrjBonneSouth = locStrings.PrjBonneSouth;</text:p>
          </table:table-cell>
          <table:table-cell table:style-name="ce36" table:formula="of:=IF([.B46]&lt;&gt;0;CONCATENATE(&quot;public string &quot;;[.B46];&quot; { get; }&quot;);IF([.A46]&lt;&gt;0;CONCATENATE(&quot;// &quot;;[.A46]);&quot; &quot;))" office:value-type="string" office:string-value="public string PrjBonneSouth { get; }" calcext:value-type="string">
            <text:p>public string PrjBonneSouth { get; }</text:p>
          </table:table-cell>
          <table:table-cell table:style-name="ce36" table:formula="of:=IF([.$B46]&lt;&gt;0;CONCATENATE([.$B46];&quot; = &quot;&quot;&quot;;[.C46];&quot;&quot;&quot;;&quot;);IF([.$A46]&lt;&gt;0;CONCATENATE(&quot;// &quot;;[.$A46]);&quot; &quot;))" office:value-type="string" office:string-value="PrjBonneSouth = &quot;PrjBonneSouth&quot;;" calcext:value-type="string">
            <text:p>PrjBonneSouth = "PrjBonneSouth";</text:p>
          </table:table-cell>
          <table:table-cell table:style-name="ce36" table:formula="of:=IF([.$B46]&lt;&gt;0;CONCATENATE([.$B46];&quot; = &quot;&quot;&quot;;[.D46];&quot;&quot;&quot;;&quot;);IF([.$A46]&lt;&gt;0;CONCATENATE(&quot;// &quot;;[.$A46]);&quot; &quot;))" office:value-type="string" office:string-value="PrjBonneSouth = &quot;PrjBonneSouth&quot;;" calcext:value-type="string">
            <text:p>PrjBonneSouth = "PrjBonneSouth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zimutalEquidistantModified</text:p>
          </table:table-cell>
          <table:table-cell table:number-columns-repeated="2" table:style-name="ce34" office:value-type="string" calcext:value-type="string">
            <text:p>PrjAzimutalEquidistantModified</text:p>
          </table:table-cell>
          <table:table-cell table:style-name="ce36" table:formula="of:=IF([.B47]&lt;&gt;0;CONCATENATE(&quot;string &quot;;[.B47];&quot; { get; }&quot;);IF([.A47]&lt;&gt;0;CONCATENATE(&quot;// &quot;;[.A47]);&quot; &quot;))" office:value-type="string" office:string-value="string PrjAzimutalEquidistantModified { get; }" calcext:value-type="string">
            <text:p>string PrjAzimutalEquidistantModified { get; }</text:p>
          </table:table-cell>
          <table:table-cell table:style-name="ce36" table:formula="of:=IF([.B47]&lt;&gt;0;CONCATENATE(&quot;public string &quot;;[.B47];&quot; { get; set; }&quot;);IF([.A47]&lt;&gt;0;CONCATENATE(&quot;// &quot;;[.A47]);&quot; &quot;))" office:value-type="string" office:string-value="public string PrjAzimutalEquidistantModified { get; set; }" calcext:value-type="string">
            <text:p>public string PrjAzimutalEquidistantModified { get; set; }</text:p>
          </table:table-cell>
          <table:table-cell table:style-name="ce36" table:formula="of:=IF([.B47]&lt;&gt;0;CONCATENATE([.B47];&quot; = locStrings.&quot;;[.B47];&quot;;&quot;);IF([.A47]&lt;&gt;0;CONCATENATE(&quot;// &quot;;[.A47]);&quot; &quot;))" office:value-type="string" office:string-value="PrjAzimutalEquidistantModified = locStrings.PrjAzimutalEquidistantModified;" calcext:value-type="string">
            <text:p>PrjAzimutalEquidistantModified = locStrings.PrjAzimutalEquidistantModified;</text:p>
          </table:table-cell>
          <table:table-cell table:style-name="ce36" table:formula="of:=IF([.B47]&lt;&gt;0;CONCATENATE(&quot;public string &quot;;[.B47];&quot; { get; }&quot;);IF([.A47]&lt;&gt;0;CONCATENATE(&quot;// &quot;;[.A47]);&quot; &quot;))" office:value-type="string" office:string-value="public string PrjAzimutalEquidistantModified { get; }" calcext:value-type="string">
            <text:p>public string PrjAzimutalEquidistantModified { get; }</text:p>
          </table:table-cell>
          <table:table-cell table:style-name="ce36" table:formula="of:=IF([.$B47]&lt;&gt;0;CONCATENATE([.$B47];&quot; = &quot;&quot;&quot;;[.C47];&quot;&quot;&quot;;&quot;);IF([.$A47]&lt;&gt;0;CONCATENATE(&quot;// &quot;;[.$A47]);&quot; &quot;))" office:value-type="string" office:string-value="PrjAzimutalEquidistantModified = &quot;PrjAzimutalEquidistantModified&quot;;" calcext:value-type="string">
            <text:p>PrjAzimutalEquidistantModified = "PrjAzimutalEquidistantModified";</text:p>
          </table:table-cell>
          <table:table-cell table:style-name="ce36" table:formula="of:=IF([.$B47]&lt;&gt;0;CONCATENATE([.$B47];&quot; = &quot;&quot;&quot;;[.D47];&quot;&quot;&quot;;&quot;);IF([.$A47]&lt;&gt;0;CONCATENATE(&quot;// &quot;;[.$A47]);&quot; &quot;))" office:value-type="string" office:string-value="PrjAzimutalEquidistantModified = &quot;PrjAzimutalEquidistantModified&quot;;" calcext:value-type="string">
            <text:p>PrjAzimutalEquidistantModified = "PrjAzimutalEquidistantModified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zimutalEquidistantGuam</text:p>
          </table:table-cell>
          <table:table-cell table:number-columns-repeated="2" table:style-name="ce34" office:value-type="string" calcext:value-type="string">
            <text:p>PrjAzimutalEquidistantGuam</text:p>
          </table:table-cell>
          <table:table-cell table:style-name="ce36" table:formula="of:=IF([.B48]&lt;&gt;0;CONCATENATE(&quot;string &quot;;[.B48];&quot; { get; }&quot;);IF([.A48]&lt;&gt;0;CONCATENATE(&quot;// &quot;;[.A48]);&quot; &quot;))" office:value-type="string" office:string-value="string PrjAzimutalEquidistantGuam { get; }" calcext:value-type="string">
            <text:p>string PrjAzimutalEquidistantGuam { get; }</text:p>
          </table:table-cell>
          <table:table-cell table:style-name="ce36" table:formula="of:=IF([.B48]&lt;&gt;0;CONCATENATE(&quot;public string &quot;;[.B48];&quot; { get; set; }&quot;);IF([.A48]&lt;&gt;0;CONCATENATE(&quot;// &quot;;[.A48]);&quot; &quot;))" office:value-type="string" office:string-value="public string PrjAzimutalEquidistantGuam { get; set; }" calcext:value-type="string">
            <text:p>public string PrjAzimutalEquidistantGuam { get; set; }</text:p>
          </table:table-cell>
          <table:table-cell table:style-name="ce36" table:formula="of:=IF([.B48]&lt;&gt;0;CONCATENATE([.B48];&quot; = locStrings.&quot;;[.B48];&quot;;&quot;);IF([.A48]&lt;&gt;0;CONCATENATE(&quot;// &quot;;[.A48]);&quot; &quot;))" office:value-type="string" office:string-value="PrjAzimutalEquidistantGuam = locStrings.PrjAzimutalEquidistantGuam;" calcext:value-type="string">
            <text:p>PrjAzimutalEquidistantGuam = locStrings.PrjAzimutalEquidistantGuam;</text:p>
          </table:table-cell>
          <table:table-cell table:style-name="ce36" table:formula="of:=IF([.B48]&lt;&gt;0;CONCATENATE(&quot;public string &quot;;[.B48];&quot; { get; }&quot;);IF([.A48]&lt;&gt;0;CONCATENATE(&quot;// &quot;;[.A48]);&quot; &quot;))" office:value-type="string" office:string-value="public string PrjAzimutalEquidistantGuam { get; }" calcext:value-type="string">
            <text:p>public string PrjAzimutalEquidistantGuam { get; }</text:p>
          </table:table-cell>
          <table:table-cell table:style-name="ce36" table:formula="of:=IF([.$B48]&lt;&gt;0;CONCATENATE([.$B48];&quot; = &quot;&quot;&quot;;[.C48];&quot;&quot;&quot;;&quot;);IF([.$A48]&lt;&gt;0;CONCATENATE(&quot;// &quot;;[.$A48]);&quot; &quot;))" office:value-type="string" office:string-value="PrjAzimutalEquidistantGuam = &quot;PrjAzimutalEquidistantGuam&quot;;" calcext:value-type="string">
            <text:p>PrjAzimutalEquidistantGuam = "PrjAzimutalEquidistantGuam";</text:p>
          </table:table-cell>
          <table:table-cell table:style-name="ce36" table:formula="of:=IF([.$B48]&lt;&gt;0;CONCATENATE([.$B48];&quot; = &quot;&quot;&quot;;[.D48];&quot;&quot;&quot;;&quot;);IF([.$A48]&lt;&gt;0;CONCATENATE(&quot;// &quot;;[.$A48]);&quot; &quot;))" office:value-type="string" office:string-value="PrjAzimutalEquidistantGuam = &quot;PrjAzimutalEquidistantGuam&quot;;" calcext:value-type="string">
            <text:p>PrjAzimutalEquidistantGuam = "PrjAzimutalEquidistantGuam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/>
          <table:table-cell table:style-name="ce34" table:number-columns-repeated="2"/>
          <table:table-cell table:style-name="ce36" table:formula="of:=IF([.B49]&lt;&gt;0;CONCATENATE(&quot;string &quot;;[.B49];&quot; { get; }&quot;);IF([.A49]&lt;&gt;0;CONCATENATE(&quot;// &quot;;[.A49]);&quot; &quot;))" office:value-type="string" office:string-value="// Transformation Methods" calcext:value-type="string">
            <text:p>// Transformation Methods</text:p>
          </table:table-cell>
          <table:table-cell table:style-name="ce36" table:formula="of:=IF([.B49]&lt;&gt;0;CONCATENATE(&quot;public string &quot;;[.B49];&quot; { get; set; }&quot;);IF([.A49]&lt;&gt;0;CONCATENATE(&quot;// &quot;;[.A49]);&quot; &quot;))" office:value-type="string" office:string-value="// Transformation Methods" calcext:value-type="string">
            <text:p>// Transformation Methods</text:p>
          </table:table-cell>
          <table:table-cell table:style-name="ce36" table:formula="of:=IF([.B49]&lt;&gt;0;CONCATENATE([.B49];&quot; = locStrings.&quot;;[.B49];&quot;;&quot;);IF([.A49]&lt;&gt;0;CONCATENATE(&quot;// &quot;;[.A49]);&quot; &quot;))" office:value-type="string" office:string-value="// Transformation Methods" calcext:value-type="string">
            <text:p>// Transformation Methods</text:p>
          </table:table-cell>
          <table:table-cell table:style-name="ce36" table:formula="of:=IF([.B49]&lt;&gt;0;CONCATENATE(&quot;public string &quot;;[.B49];&quot; { get; }&quot;);IF([.A49]&lt;&gt;0;CONCATENATE(&quot;// &quot;;[.A49]);&quot; &quot;))" office:value-type="string" office:string-value="// Transformation Methods" calcext:value-type="string">
            <text:p>// Transformation Methods</text:p>
          </table:table-cell>
          <table:table-cell table:style-name="ce36" table:formula="of:=IF([.$B49]&lt;&gt;0;CONCATENATE([.$B49];&quot; = &quot;&quot;&quot;;[.C49];&quot;&quot;&quot;;&quot;);IF([.$A49]&lt;&gt;0;CONCATENATE(&quot;// &quot;;[.$A49]);&quot; &quot;))" office:value-type="string" office:string-value="// Transformation Methods" calcext:value-type="string">
            <text:p>// Transformation Methods</text:p>
          </table:table-cell>
          <table:table-cell table:style-name="ce36" table:formula="of:=IF([.$B49]&lt;&gt;0;CONCATENATE([.$B49];&quot; = &quot;&quot;&quot;;[.D49];&quot;&quot;&quot;;&quot;);IF([.$A49]&lt;&gt;0;CONCATENATE(&quot;// &quot;;[.$A49]);&quot; &quot;))" office:value-type="string" office:string-value="// Transformation Methods" calcext:value-type="string">
            <text:p>// Transformation Methods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None</text:p>
          </table:table-cell>
          <table:table-cell table:number-columns-repeated="2" table:style-name="ce34" office:value-type="string" calcext:value-type="string">
            <text:p>SftNone</text:p>
          </table:table-cell>
          <table:table-cell table:style-name="ce36" table:formula="of:=IF([.B50]&lt;&gt;0;CONCATENATE(&quot;string &quot;;[.B50];&quot; { get; }&quot;);IF([.A50]&lt;&gt;0;CONCATENATE(&quot;// &quot;;[.A50]);&quot; &quot;))" office:value-type="string" office:string-value="string SftNone { get; }" calcext:value-type="string">
            <text:p>string SftNone { get; }</text:p>
          </table:table-cell>
          <table:table-cell table:style-name="ce36" table:formula="of:=IF([.B50]&lt;&gt;0;CONCATENATE(&quot;public string &quot;;[.B50];&quot; { get; set; }&quot;);IF([.A50]&lt;&gt;0;CONCATENATE(&quot;// &quot;;[.A50]);&quot; &quot;))" office:value-type="string" office:string-value="public string SftNone { get; set; }" calcext:value-type="string">
            <text:p>public string SftNone { get; set; }</text:p>
          </table:table-cell>
          <table:table-cell table:style-name="ce36" table:formula="of:=IF([.B50]&lt;&gt;0;CONCATENATE([.B50];&quot; = locStrings.&quot;;[.B50];&quot;;&quot;);IF([.A50]&lt;&gt;0;CONCATENATE(&quot;// &quot;;[.A50]);&quot; &quot;))" office:value-type="string" office:string-value="SftNone = locStrings.SftNone;" calcext:value-type="string">
            <text:p>SftNone = locStrings.SftNone;</text:p>
          </table:table-cell>
          <table:table-cell table:style-name="ce36" table:formula="of:=IF([.B50]&lt;&gt;0;CONCATENATE(&quot;public string &quot;;[.B50];&quot; { get; }&quot;);IF([.A50]&lt;&gt;0;CONCATENATE(&quot;// &quot;;[.A50]);&quot; &quot;))" office:value-type="string" office:string-value="public string SftNone { get; }" calcext:value-type="string">
            <text:p>public string SftNone { get; }</text:p>
          </table:table-cell>
          <table:table-cell table:style-name="ce36" table:formula="of:=IF([.$B50]&lt;&gt;0;CONCATENATE([.$B50];&quot; = &quot;&quot;&quot;;[.C50];&quot;&quot;&quot;;&quot;);IF([.$A50]&lt;&gt;0;CONCATENATE(&quot;// &quot;;[.$A50]);&quot; &quot;))" office:value-type="string" office:string-value="SftNone = &quot;SftNone&quot;;" calcext:value-type="string">
            <text:p>SftNone = "SftNone";</text:p>
          </table:table-cell>
          <table:table-cell table:style-name="ce36" table:formula="of:=IF([.$B50]&lt;&gt;0;CONCATENATE([.$B50];&quot; = &quot;&quot;&quot;;[.D50];&quot;&quot;&quot;;&quot;);IF([.$A50]&lt;&gt;0;CONCATENATE(&quot;// &quot;;[.$A50]);&quot; &quot;))" office:value-type="string" office:string-value="SftNone = &quot;SftNone&quot;;" calcext:value-type="string">
            <text:p>SftNone = "SftNo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Geocentric3Parameter</text:p>
          </table:table-cell>
          <table:table-cell table:number-columns-repeated="2" table:style-name="ce34" office:value-type="string" calcext:value-type="string">
            <text:p>SftGeocentric3Parameter</text:p>
          </table:table-cell>
          <table:table-cell table:style-name="ce36" table:formula="of:=IF([.B51]&lt;&gt;0;CONCATENATE(&quot;string &quot;;[.B51];&quot; { get; }&quot;);IF([.A51]&lt;&gt;0;CONCATENATE(&quot;// &quot;;[.A51]);&quot; &quot;))" office:value-type="string" office:string-value="string SftGeocentric3Parameter { get; }" calcext:value-type="string">
            <text:p>string SftGeocentric3Parameter { get; }</text:p>
          </table:table-cell>
          <table:table-cell table:style-name="ce36" table:formula="of:=IF([.B51]&lt;&gt;0;CONCATENATE(&quot;public string &quot;;[.B51];&quot; { get; set; }&quot;);IF([.A51]&lt;&gt;0;CONCATENATE(&quot;// &quot;;[.A51]);&quot; &quot;))" office:value-type="string" office:string-value="public string SftGeocentric3Parameter { get; set; }" calcext:value-type="string">
            <text:p>public string SftGeocentric3Parameter { get; set; }</text:p>
          </table:table-cell>
          <table:table-cell table:style-name="ce36" table:formula="of:=IF([.B51]&lt;&gt;0;CONCATENATE([.B51];&quot; = locStrings.&quot;;[.B51];&quot;;&quot;);IF([.A51]&lt;&gt;0;CONCATENATE(&quot;// &quot;;[.A51]);&quot; &quot;))" office:value-type="string" office:string-value="SftGeocentric3Parameter = locStrings.SftGeocentric3Parameter;" calcext:value-type="string">
            <text:p>SftGeocentric3Parameter = locStrings.SftGeocentric3Parameter;</text:p>
          </table:table-cell>
          <table:table-cell table:style-name="ce36" table:formula="of:=IF([.B51]&lt;&gt;0;CONCATENATE(&quot;public string &quot;;[.B51];&quot; { get; }&quot;);IF([.A51]&lt;&gt;0;CONCATENATE(&quot;// &quot;;[.A51]);&quot; &quot;))" office:value-type="string" office:string-value="public string SftGeocentric3Parameter { get; }" calcext:value-type="string">
            <text:p>public string SftGeocentric3Parameter { get; }</text:p>
          </table:table-cell>
          <table:table-cell table:style-name="ce36" table:formula="of:=IF([.$B51]&lt;&gt;0;CONCATENATE([.$B51];&quot; = &quot;&quot;&quot;;[.C51];&quot;&quot;&quot;;&quot;);IF([.$A51]&lt;&gt;0;CONCATENATE(&quot;// &quot;;[.$A51]);&quot; &quot;))" office:value-type="string" office:string-value="SftGeocentric3Parameter = &quot;SftGeocentric3Parameter&quot;;" calcext:value-type="string">
            <text:p>SftGeocentric3Parameter = "SftGeocentric3Parameter";</text:p>
          </table:table-cell>
          <table:table-cell table:style-name="ce36" table:formula="of:=IF([.$B51]&lt;&gt;0;CONCATENATE([.$B51];&quot; = &quot;&quot;&quot;;[.D51];&quot;&quot;&quot;;&quot;);IF([.$A51]&lt;&gt;0;CONCATENATE(&quot;// &quot;;[.$A51]);&quot; &quot;))" office:value-type="string" office:string-value="SftGeocentric3Parameter = &quot;SftGeocentric3Parameter&quot;;" calcext:value-type="string">
            <text:p>SftGeocentric3Parameter = "SftGeocentric3Paramete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Helmert7Parameter</text:p>
          </table:table-cell>
          <table:table-cell table:number-columns-repeated="2" table:style-name="ce34" office:value-type="string" calcext:value-type="string">
            <text:p>StHelmert7Parameter</text:p>
          </table:table-cell>
          <table:table-cell table:style-name="ce36" table:formula="of:=IF([.B52]&lt;&gt;0;CONCATENATE(&quot;string &quot;;[.B52];&quot; { get; }&quot;);IF([.A52]&lt;&gt;0;CONCATENATE(&quot;// &quot;;[.A52]);&quot; &quot;))" office:value-type="string" office:string-value="string SftHelmert7Parameter { get; }" calcext:value-type="string">
            <text:p>string SftHelmert7Parameter { get; }</text:p>
          </table:table-cell>
          <table:table-cell table:style-name="ce36" table:formula="of:=IF([.B52]&lt;&gt;0;CONCATENATE(&quot;public string &quot;;[.B52];&quot; { get; set; }&quot;);IF([.A52]&lt;&gt;0;CONCATENATE(&quot;// &quot;;[.A52]);&quot; &quot;))" office:value-type="string" office:string-value="public string SftHelmert7Parameter { get; set; }" calcext:value-type="string">
            <text:p>public string SftHelmert7Parameter { get; set; }</text:p>
          </table:table-cell>
          <table:table-cell table:style-name="ce36" table:formula="of:=IF([.B52]&lt;&gt;0;CONCATENATE([.B52];&quot; = locStrings.&quot;;[.B52];&quot;;&quot;);IF([.A52]&lt;&gt;0;CONCATENATE(&quot;// &quot;;[.A52]);&quot; &quot;))" office:value-type="string" office:string-value="SftHelmert7Parameter = locStrings.SftHelmert7Parameter;" calcext:value-type="string">
            <text:p>SftHelmert7Parameter = locStrings.SftHelmert7Parameter;</text:p>
          </table:table-cell>
          <table:table-cell table:style-name="ce36" table:formula="of:=IF([.B52]&lt;&gt;0;CONCATENATE(&quot;public string &quot;;[.B52];&quot; { get; }&quot;);IF([.A52]&lt;&gt;0;CONCATENATE(&quot;// &quot;;[.A52]);&quot; &quot;))" office:value-type="string" office:string-value="public string SftHelmert7Parameter { get; }" calcext:value-type="string">
            <text:p>public string SftHelmert7Parameter { get; }</text:p>
          </table:table-cell>
          <table:table-cell table:style-name="ce36" table:formula="of:=IF([.$B52]&lt;&gt;0;CONCATENATE([.$B52];&quot; = &quot;&quot;&quot;;[.C52];&quot;&quot;&quot;;&quot;);IF([.$A52]&lt;&gt;0;CONCATENATE(&quot;// &quot;;[.$A52]);&quot; &quot;))" office:value-type="string" office:string-value="SftHelmert7Parameter = &quot;StHelmert7Parameter&quot;;" calcext:value-type="string">
            <text:p>SftHelmert7Parameter = "StHelmert7Parameter";</text:p>
          </table:table-cell>
          <table:table-cell table:style-name="ce36" table:formula="of:=IF([.$B52]&lt;&gt;0;CONCATENATE([.$B52];&quot; = &quot;&quot;&quot;;[.D52];&quot;&quot;&quot;;&quot;);IF([.$A52]&lt;&gt;0;CONCATENATE(&quot;// &quot;;[.$A52]);&quot; &quot;))" office:value-type="string" office:string-value="SftHelmert7Parameter = &quot;StHelmert7Parameter&quot;;" calcext:value-type="string">
            <text:p>SftHelmert7Parameter = "StHelmert7Paramete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MolodenskyBadekas10Parameter</text:p>
          </table:table-cell>
          <table:table-cell table:number-columns-repeated="2" table:style-name="ce34" office:value-type="string" calcext:value-type="string">
            <text:p>SftMolodenskyBadekas10Parameter</text:p>
          </table:table-cell>
          <table:table-cell table:style-name="ce36" table:formula="of:=IF([.B53]&lt;&gt;0;CONCATENATE(&quot;string &quot;;[.B53];&quot; { get; }&quot;);IF([.A53]&lt;&gt;0;CONCATENATE(&quot;// &quot;;[.A53]);&quot; &quot;))" office:value-type="string" office:string-value="string SftMolodenskyBadekas10Parameter { get; }" calcext:value-type="string">
            <text:p>string SftMolodenskyBadekas10Parameter { get; }</text:p>
          </table:table-cell>
          <table:table-cell table:style-name="ce36" table:formula="of:=IF([.B53]&lt;&gt;0;CONCATENATE(&quot;public string &quot;;[.B53];&quot; { get; set; }&quot;);IF([.A53]&lt;&gt;0;CONCATENATE(&quot;// &quot;;[.A53]);&quot; &quot;))" office:value-type="string" office:string-value="public string SftMolodenskyBadekas10Parameter { get; set; }" calcext:value-type="string">
            <text:p>public string SftMolodenskyBadekas10Parameter { get; set; }</text:p>
          </table:table-cell>
          <table:table-cell table:style-name="ce36" table:formula="of:=IF([.B53]&lt;&gt;0;CONCATENATE([.B53];&quot; = locStrings.&quot;;[.B53];&quot;;&quot;);IF([.A53]&lt;&gt;0;CONCATENATE(&quot;// &quot;;[.A53]);&quot; &quot;))" office:value-type="string" office:string-value="SftMolodenskyBadekas10Parameter = locStrings.SftMolodenskyBadekas10Parameter;" calcext:value-type="string">
            <text:p>SftMolodenskyBadekas10Parameter = locStrings.SftMolodenskyBadekas10Parameter;</text:p>
          </table:table-cell>
          <table:table-cell table:style-name="ce36" table:formula="of:=IF([.B53]&lt;&gt;0;CONCATENATE(&quot;public string &quot;;[.B53];&quot; { get; }&quot;);IF([.A53]&lt;&gt;0;CONCATENATE(&quot;// &quot;;[.A53]);&quot; &quot;))" office:value-type="string" office:string-value="public string SftMolodenskyBadekas10Parameter { get; }" calcext:value-type="string">
            <text:p>public string SftMolodenskyBadekas10Parameter { get; }</text:p>
          </table:table-cell>
          <table:table-cell table:style-name="ce36" table:formula="of:=IF([.$B53]&lt;&gt;0;CONCATENATE([.$B53];&quot; = &quot;&quot;&quot;;[.C53];&quot;&quot;&quot;;&quot;);IF([.$A53]&lt;&gt;0;CONCATENATE(&quot;// &quot;;[.$A53]);&quot; &quot;))" office:value-type="string" office:string-value="SftMolodenskyBadekas10Parameter = &quot;SftMolodenskyBadekas10Parameter&quot;;" calcext:value-type="string">
            <text:p>SftMolodenskyBadekas10Parameter = "SftMolodenskyBadekas10Parameter";</text:p>
          </table:table-cell>
          <table:table-cell table:style-name="ce36" table:formula="of:=IF([.$B53]&lt;&gt;0;CONCATENATE([.$B53];&quot; = &quot;&quot;&quot;;[.D53];&quot;&quot;&quot;;&quot;);IF([.$A53]&lt;&gt;0;CONCATENATE(&quot;// &quot;;[.$A53]);&quot; &quot;))" office:value-type="string" office:string-value="SftMolodenskyBadekas10Parameter = &quot;SftMolodenskyBadekas10Parameter&quot;;" calcext:value-type="string">
            <text:p>SftMolodenskyBadekas10Parameter = "SftMolodenskyBadekas10Paramete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AbridgedMolodensky</text:p>
          </table:table-cell>
          <table:table-cell table:number-columns-repeated="2" table:style-name="ce34" office:value-type="string" calcext:value-type="string">
            <text:p>SftAbridgedMolodensky</text:p>
          </table:table-cell>
          <table:table-cell table:style-name="ce36" table:formula="of:=IF([.B54]&lt;&gt;0;CONCATENATE(&quot;string &quot;;[.B54];&quot; { get; }&quot;);IF([.A54]&lt;&gt;0;CONCATENATE(&quot;// &quot;;[.A54]);&quot; &quot;))" office:value-type="string" office:string-value="string SftAbridgedMolodensky { get; }" calcext:value-type="string">
            <text:p>string SftAbridgedMolodensky { get; }</text:p>
          </table:table-cell>
          <table:table-cell table:style-name="ce36" table:formula="of:=IF([.B54]&lt;&gt;0;CONCATENATE(&quot;public string &quot;;[.B54];&quot; { get; set; }&quot;);IF([.A54]&lt;&gt;0;CONCATENATE(&quot;// &quot;;[.A54]);&quot; &quot;))" office:value-type="string" office:string-value="public string SftAbridgedMolodensky { get; set; }" calcext:value-type="string">
            <text:p>public string SftAbridgedMolodensky { get; set; }</text:p>
          </table:table-cell>
          <table:table-cell table:style-name="ce36" table:formula="of:=IF([.B54]&lt;&gt;0;CONCATENATE([.B54];&quot; = locStrings.&quot;;[.B54];&quot;;&quot;);IF([.A54]&lt;&gt;0;CONCATENATE(&quot;// &quot;;[.A54]);&quot; &quot;))" office:value-type="string" office:string-value="SftAbridgedMolodensky = locStrings.SftAbridgedMolodensky;" calcext:value-type="string">
            <text:p>SftAbridgedMolodensky = locStrings.SftAbridgedMolodensky;</text:p>
          </table:table-cell>
          <table:table-cell table:style-name="ce36" table:formula="of:=IF([.B54]&lt;&gt;0;CONCATENATE(&quot;public string &quot;;[.B54];&quot; { get; }&quot;);IF([.A54]&lt;&gt;0;CONCATENATE(&quot;// &quot;;[.A54]);&quot; &quot;))" office:value-type="string" office:string-value="public string SftAbridgedMolodensky { get; }" calcext:value-type="string">
            <text:p>public string SftAbridgedMolodensky { get; }</text:p>
          </table:table-cell>
          <table:table-cell table:style-name="ce36" table:formula="of:=IF([.$B54]&lt;&gt;0;CONCATENATE([.$B54];&quot; = &quot;&quot;&quot;;[.C54];&quot;&quot;&quot;;&quot;);IF([.$A54]&lt;&gt;0;CONCATENATE(&quot;// &quot;;[.$A54]);&quot; &quot;))" office:value-type="string" office:string-value="SftAbridgedMolodensky = &quot;SftAbridgedMolodensky&quot;;" calcext:value-type="string">
            <text:p>SftAbridgedMolodensky = "SftAbridgedMolodensky";</text:p>
          </table:table-cell>
          <table:table-cell table:style-name="ce36" table:formula="of:=IF([.$B54]&lt;&gt;0;CONCATENATE([.$B54];&quot; = &quot;&quot;&quot;;[.D54];&quot;&quot;&quot;;&quot;);IF([.$A54]&lt;&gt;0;CONCATENATE(&quot;// &quot;;[.$A54]);&quot; &quot;))" office:value-type="string" office:string-value="SftAbridgedMolodensky = &quot;SftAbridgedMolodensky&quot;;" calcext:value-type="string">
            <text:p>SftAbridgedMolodensky = "SftAbridgedMolodensky";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5]&lt;&gt;0;CONCATENATE(&quot;string &quot;;[.B55];&quot; { get; }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set; }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B55]&lt;&gt;0;CONCATENATE([.B55];&quot; = locStrings.&quot;;[.B55];&quot;;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}&quot;);IF([.A55]&lt;&gt;0;CONCATENATE(&quot;// &quot;;[.A55]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C55];&quot;&quot;&quot;;&quot;);IF([.$A55]&lt;&gt;0;CONCATENATE(&quot;// &quot;;[.$A55]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D55];&quot;&quot;&quot;;&quot;);IF([.$A55]&lt;&gt;0;CONCATENATE(&quot;// &quot;;[.$A5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6]&lt;&gt;0;CONCATENATE(&quot;string &quot;;[.B56];&quot; { get; }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set; }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B56]&lt;&gt;0;CONCATENATE([.B56];&quot; = locStrings.&quot;;[.B56];&quot;;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}&quot;);IF([.A56]&lt;&gt;0;CONCATENATE(&quot;// &quot;;[.A56]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C56];&quot;&quot;&quot;;&quot;);IF([.$A56]&lt;&gt;0;CONCATENATE(&quot;// &quot;;[.$A56]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D56];&quot;&quot;&quot;;&quot;);IF([.$A56]&lt;&gt;0;CONCATENATE(&quot;// &quot;;[.$A5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7]&lt;&gt;0;CONCATENATE(&quot;string &quot;;[.B57];&quot; { get; }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B57]&lt;&gt;0;CONCATENATE(&quot;public string &quot;;[.B57];&quot; { get; set; }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B57]&lt;&gt;0;CONCATENATE([.B57];&quot; = locStrings.&quot;;[.B57];&quot;;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B57]&lt;&gt;0;CONCATENATE(&quot;public string &quot;;[.B57];&quot; { get; }&quot;);IF([.A57]&lt;&gt;0;CONCATENATE(&quot;// &quot;;[.A57]);&quot; &quot;))" office:value-type="string" office:string-value=" " calcext:value-type="string">
            <text:p><text:s/></text:p>
          </table:table-cell>
          <table:table-cell table:style-name="ce36" table:formula="of:=IF([.$B57]&lt;&gt;0;CONCATENATE([.$B57];&quot; = &quot;&quot;&quot;;[.C57];&quot;&quot;&quot;;&quot;);IF([.$A57]&lt;&gt;0;CONCATENATE(&quot;// &quot;;[.$A57]);&quot; &quot;))" office:value-type="string" office:string-value=" " calcext:value-type="string">
            <text:p><text:s/></text:p>
          </table:table-cell>
          <table:table-cell table:style-name="ce36" table:formula="of:=IF([.$B57]&lt;&gt;0;CONCATENATE([.$B57];&quot; = &quot;&quot;&quot;;[.D57];&quot;&quot;&quot;;&quot;);IF([.$A57]&lt;&gt;0;CONCATENATE(&quot;// &quot;;[.$A5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8]&lt;&gt;0;CONCATENATE(&quot;string &quot;;[.B58];&quot; { get; }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B58]&lt;&gt;0;CONCATENATE(&quot;public string &quot;;[.B58];&quot; { get; set; }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B58]&lt;&gt;0;CONCATENATE([.B58];&quot; = locStrings.&quot;;[.B58];&quot;;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B58]&lt;&gt;0;CONCATENATE(&quot;public string &quot;;[.B58];&quot; { get; }&quot;);IF([.A58]&lt;&gt;0;CONCATENATE(&quot;// &quot;;[.A58]);&quot; &quot;))" office:value-type="string" office:string-value=" " calcext:value-type="string">
            <text:p><text:s/></text:p>
          </table:table-cell>
          <table:table-cell table:style-name="ce36" table:formula="of:=IF([.$B58]&lt;&gt;0;CONCATENATE([.$B58];&quot; = &quot;&quot;&quot;;[.C58];&quot;&quot;&quot;;&quot;);IF([.$A58]&lt;&gt;0;CONCATENATE(&quot;// &quot;;[.$A58]);&quot; &quot;))" office:value-type="string" office:string-value=" " calcext:value-type="string">
            <text:p><text:s/></text:p>
          </table:table-cell>
          <table:table-cell table:style-name="ce36" table:formula="of:=IF([.$B58]&lt;&gt;0;CONCATENATE([.$B58];&quot; = &quot;&quot;&quot;;[.D58];&quot;&quot;&quot;;&quot;);IF([.$A58]&lt;&gt;0;CONCATENATE(&quot;// &quot;;[.$A5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9]&lt;&gt;0;CONCATENATE(&quot;string &quot;;[.B59];&quot; { get; }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B59]&lt;&gt;0;CONCATENATE(&quot;public string &quot;;[.B59];&quot; { get; set; }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B59]&lt;&gt;0;CONCATENATE([.B59];&quot; = locStrings.&quot;;[.B59];&quot;;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B59]&lt;&gt;0;CONCATENATE(&quot;public string &quot;;[.B59];&quot; { get; }&quot;);IF([.A59]&lt;&gt;0;CONCATENATE(&quot;// &quot;;[.A59]);&quot; &quot;))" office:value-type="string" office:string-value=" " calcext:value-type="string">
            <text:p><text:s/></text:p>
          </table:table-cell>
          <table:table-cell table:style-name="ce36" table:formula="of:=IF([.$B59]&lt;&gt;0;CONCATENATE([.$B59];&quot; = &quot;&quot;&quot;;[.C59];&quot;&quot;&quot;;&quot;);IF([.$A59]&lt;&gt;0;CONCATENATE(&quot;// &quot;;[.$A59]);&quot; &quot;))" office:value-type="string" office:string-value=" " calcext:value-type="string">
            <text:p><text:s/></text:p>
          </table:table-cell>
          <table:table-cell table:style-name="ce36" table:formula="of:=IF([.$B59]&lt;&gt;0;CONCATENATE([.$B59];&quot; = &quot;&quot;&quot;;[.D59];&quot;&quot;&quot;;&quot;);IF([.$A59]&lt;&gt;0;CONCATENATE(&quot;// &quot;;[.$A5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0]&lt;&gt;0;CONCATENATE(&quot;string &quot;;[.B60];&quot; { get; }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B60]&lt;&gt;0;CONCATENATE(&quot;public string &quot;;[.B60];&quot; { get; set; }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B60]&lt;&gt;0;CONCATENATE([.B60];&quot; = locStrings.&quot;;[.B60];&quot;;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B60]&lt;&gt;0;CONCATENATE(&quot;public string &quot;;[.B60];&quot; { get; }&quot;);IF([.A60]&lt;&gt;0;CONCATENATE(&quot;// &quot;;[.A60]);&quot; &quot;))" office:value-type="string" office:string-value=" " calcext:value-type="string">
            <text:p><text:s/></text:p>
          </table:table-cell>
          <table:table-cell table:style-name="ce36" table:formula="of:=IF([.$B60]&lt;&gt;0;CONCATENATE([.$B60];&quot; = &quot;&quot;&quot;;[.C60];&quot;&quot;&quot;;&quot;);IF([.$A60]&lt;&gt;0;CONCATENATE(&quot;// &quot;;[.$A60]);&quot; &quot;))" office:value-type="string" office:string-value=" " calcext:value-type="string">
            <text:p><text:s/></text:p>
          </table:table-cell>
          <table:table-cell table:style-name="ce36" table:formula="of:=IF([.$B60]&lt;&gt;0;CONCATENATE([.$B60];&quot; = &quot;&quot;&quot;;[.D60];&quot;&quot;&quot;;&quot;);IF([.$A60]&lt;&gt;0;CONCATENATE(&quot;// &quot;;[.$A6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1]&lt;&gt;0;CONCATENATE(&quot;string &quot;;[.B61];&quot; { get; }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B61]&lt;&gt;0;CONCATENATE(&quot;public string &quot;;[.B61];&quot; { get; set; }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B61]&lt;&gt;0;CONCATENATE([.B61];&quot; = locStrings.&quot;;[.B61];&quot;;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B61]&lt;&gt;0;CONCATENATE(&quot;public string &quot;;[.B61];&quot; { get; }&quot;);IF([.A61]&lt;&gt;0;CONCATENATE(&quot;// &quot;;[.A61]);&quot; &quot;))" office:value-type="string" office:string-value=" " calcext:value-type="string">
            <text:p><text:s/></text:p>
          </table:table-cell>
          <table:table-cell table:style-name="ce36" table:formula="of:=IF([.$B61]&lt;&gt;0;CONCATENATE([.$B61];&quot; = &quot;&quot;&quot;;[.C61];&quot;&quot;&quot;;&quot;);IF([.$A61]&lt;&gt;0;CONCATENATE(&quot;// &quot;;[.$A61]);&quot; &quot;))" office:value-type="string" office:string-value=" " calcext:value-type="string">
            <text:p><text:s/></text:p>
          </table:table-cell>
          <table:table-cell table:style-name="ce36" table:formula="of:=IF([.$B61]&lt;&gt;0;CONCATENATE([.$B61];&quot; = &quot;&quot;&quot;;[.D61];&quot;&quot;&quot;;&quot;);IF([.$A61]&lt;&gt;0;CONCATENATE(&quot;// &quot;;[.$A6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2]&lt;&gt;0;CONCATENATE(&quot;string &quot;;[.B62];&quot; { get; }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B62]&lt;&gt;0;CONCATENATE(&quot;public string &quot;;[.B62];&quot; { get; set; }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B62]&lt;&gt;0;CONCATENATE([.B62];&quot; = locStrings.&quot;;[.B62];&quot;;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B62]&lt;&gt;0;CONCATENATE(&quot;public string &quot;;[.B62];&quot; { get; }&quot;);IF([.A62]&lt;&gt;0;CONCATENATE(&quot;// &quot;;[.A62]);&quot; &quot;))" office:value-type="string" office:string-value=" " calcext:value-type="string">
            <text:p><text:s/></text:p>
          </table:table-cell>
          <table:table-cell table:style-name="ce36" table:formula="of:=IF([.$B62]&lt;&gt;0;CONCATENATE([.$B62];&quot; = &quot;&quot;&quot;;[.C62];&quot;&quot;&quot;;&quot;);IF([.$A62]&lt;&gt;0;CONCATENATE(&quot;// &quot;;[.$A62]);&quot; &quot;))" office:value-type="string" office:string-value=" " calcext:value-type="string">
            <text:p><text:s/></text:p>
          </table:table-cell>
          <table:table-cell table:style-name="ce36" table:formula="of:=IF([.$B62]&lt;&gt;0;CONCATENATE([.$B62];&quot; = &quot;&quot;&quot;;[.D62];&quot;&quot;&quot;;&quot;);IF([.$A62]&lt;&gt;0;CONCATENATE(&quot;// &quot;;[.$A6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3]&lt;&gt;0;CONCATENATE(&quot;string &quot;;[.B63];&quot; { get; }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B63]&lt;&gt;0;CONCATENATE(&quot;public string &quot;;[.B63];&quot; { get; set; }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B63]&lt;&gt;0;CONCATENATE([.B63];&quot; = locStrings.&quot;;[.B63];&quot;;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B63]&lt;&gt;0;CONCATENATE(&quot;public string &quot;;[.B63];&quot; { get; }&quot;);IF([.A63]&lt;&gt;0;CONCATENATE(&quot;// &quot;;[.A63]);&quot; &quot;))" office:value-type="string" office:string-value=" " calcext:value-type="string">
            <text:p><text:s/></text:p>
          </table:table-cell>
          <table:table-cell table:style-name="ce36" table:formula="of:=IF([.$B63]&lt;&gt;0;CONCATENATE([.$B63];&quot; = &quot;&quot;&quot;;[.C63];&quot;&quot;&quot;;&quot;);IF([.$A63]&lt;&gt;0;CONCATENATE(&quot;// &quot;;[.$A63]);&quot; &quot;))" office:value-type="string" office:string-value=" " calcext:value-type="string">
            <text:p><text:s/></text:p>
          </table:table-cell>
          <table:table-cell table:style-name="ce36" table:formula="of:=IF([.$B63]&lt;&gt;0;CONCATENATE([.$B63];&quot; = &quot;&quot;&quot;;[.D63];&quot;&quot;&quot;;&quot;);IF([.$A63]&lt;&gt;0;CONCATENATE(&quot;// &quot;;[.$A6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4]&lt;&gt;0;CONCATENATE(&quot;string &quot;;[.B64];&quot; { get; }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B64]&lt;&gt;0;CONCATENATE(&quot;public string &quot;;[.B64];&quot; { get; set; }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B64]&lt;&gt;0;CONCATENATE([.B64];&quot; = locStrings.&quot;;[.B64];&quot;;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B64]&lt;&gt;0;CONCATENATE(&quot;public string &quot;;[.B64];&quot; { get; }&quot;);IF([.A64]&lt;&gt;0;CONCATENATE(&quot;// &quot;;[.A64]);&quot; &quot;))" office:value-type="string" office:string-value=" " calcext:value-type="string">
            <text:p><text:s/></text:p>
          </table:table-cell>
          <table:table-cell table:style-name="ce36" table:formula="of:=IF([.$B64]&lt;&gt;0;CONCATENATE([.$B64];&quot; = &quot;&quot;&quot;;[.C64];&quot;&quot;&quot;;&quot;);IF([.$A64]&lt;&gt;0;CONCATENATE(&quot;// &quot;;[.$A64]);&quot; &quot;))" office:value-type="string" office:string-value=" " calcext:value-type="string">
            <text:p><text:s/></text:p>
          </table:table-cell>
          <table:table-cell table:style-name="ce36" table:formula="of:=IF([.$B64]&lt;&gt;0;CONCATENATE([.$B64];&quot; = &quot;&quot;&quot;;[.D64];&quot;&quot;&quot;;&quot;);IF([.$A64]&lt;&gt;0;CONCATENATE(&quot;// &quot;;[.$A6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5]&lt;&gt;0;CONCATENATE(&quot;string &quot;;[.B65];&quot; { get; }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B65]&lt;&gt;0;CONCATENATE(&quot;public string &quot;;[.B65];&quot; { get; set; }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B65]&lt;&gt;0;CONCATENATE([.B65];&quot; = locStrings.&quot;;[.B65];&quot;;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B65]&lt;&gt;0;CONCATENATE(&quot;public string &quot;;[.B65];&quot; { get; }&quot;);IF([.A65]&lt;&gt;0;CONCATENATE(&quot;// &quot;;[.A65]);&quot; &quot;))" office:value-type="string" office:string-value=" " calcext:value-type="string">
            <text:p><text:s/></text:p>
          </table:table-cell>
          <table:table-cell table:style-name="ce36" table:formula="of:=IF([.$B65]&lt;&gt;0;CONCATENATE([.$B65];&quot; = &quot;&quot;&quot;;[.C65];&quot;&quot;&quot;;&quot;);IF([.$A65]&lt;&gt;0;CONCATENATE(&quot;// &quot;;[.$A65]);&quot; &quot;))" office:value-type="string" office:string-value=" " calcext:value-type="string">
            <text:p><text:s/></text:p>
          </table:table-cell>
          <table:table-cell table:style-name="ce36" table:formula="of:=IF([.$B65]&lt;&gt;0;CONCATENATE([.$B65];&quot; = &quot;&quot;&quot;;[.D65];&quot;&quot;&quot;;&quot;);IF([.$A65]&lt;&gt;0;CONCATENATE(&quot;// &quot;;[.$A6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6]&lt;&gt;0;CONCATENATE(&quot;string &quot;;[.B66];&quot; { get; }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B66]&lt;&gt;0;CONCATENATE(&quot;public string &quot;;[.B66];&quot; { get; set; }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B66]&lt;&gt;0;CONCATENATE([.B66];&quot; = locStrings.&quot;;[.B66];&quot;;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B66]&lt;&gt;0;CONCATENATE(&quot;public string &quot;;[.B66];&quot; { get; }&quot;);IF([.A66]&lt;&gt;0;CONCATENATE(&quot;// &quot;;[.A66]);&quot; &quot;))" office:value-type="string" office:string-value=" " calcext:value-type="string">
            <text:p><text:s/></text:p>
          </table:table-cell>
          <table:table-cell table:style-name="ce36" table:formula="of:=IF([.$B66]&lt;&gt;0;CONCATENATE([.$B66];&quot; = &quot;&quot;&quot;;[.C66];&quot;&quot;&quot;;&quot;);IF([.$A66]&lt;&gt;0;CONCATENATE(&quot;// &quot;;[.$A66]);&quot; &quot;))" office:value-type="string" office:string-value=" " calcext:value-type="string">
            <text:p><text:s/></text:p>
          </table:table-cell>
          <table:table-cell table:style-name="ce36" table:formula="of:=IF([.$B66]&lt;&gt;0;CONCATENATE([.$B66];&quot; = &quot;&quot;&quot;;[.D66];&quot;&quot;&quot;;&quot;);IF([.$A66]&lt;&gt;0;CONCATENATE(&quot;// &quot;;[.$A6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7]&lt;&gt;0;CONCATENATE(&quot;string &quot;;[.B67];&quot; { get; }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B67]&lt;&gt;0;CONCATENATE(&quot;public string &quot;;[.B67];&quot; { get; set; }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B67]&lt;&gt;0;CONCATENATE([.B67];&quot; = locStrings.&quot;;[.B67];&quot;;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B67]&lt;&gt;0;CONCATENATE(&quot;public string &quot;;[.B67];&quot; { get; }&quot;);IF([.A67]&lt;&gt;0;CONCATENATE(&quot;// &quot;;[.A67]);&quot; &quot;))" office:value-type="string" office:string-value=" " calcext:value-type="string">
            <text:p><text:s/></text:p>
          </table:table-cell>
          <table:table-cell table:style-name="ce36" table:formula="of:=IF([.$B67]&lt;&gt;0;CONCATENATE([.$B67];&quot; = &quot;&quot;&quot;;[.C67];&quot;&quot;&quot;;&quot;);IF([.$A67]&lt;&gt;0;CONCATENATE(&quot;// &quot;;[.$A67]);&quot; &quot;))" office:value-type="string" office:string-value=" " calcext:value-type="string">
            <text:p><text:s/></text:p>
          </table:table-cell>
          <table:table-cell table:style-name="ce36" table:formula="of:=IF([.$B67]&lt;&gt;0;CONCATENATE([.$B67];&quot; = &quot;&quot;&quot;;[.D67];&quot;&quot;&quot;;&quot;);IF([.$A67]&lt;&gt;0;CONCATENATE(&quot;// &quot;;[.$A6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8]&lt;&gt;0;CONCATENATE(&quot;string &quot;;[.B68];&quot; { get; }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B68]&lt;&gt;0;CONCATENATE(&quot;public string &quot;;[.B68];&quot; { get; set; }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B68]&lt;&gt;0;CONCATENATE([.B68];&quot; = locStrings.&quot;;[.B68];&quot;;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B68]&lt;&gt;0;CONCATENATE(&quot;public string &quot;;[.B68];&quot; { get; }&quot;);IF([.A68]&lt;&gt;0;CONCATENATE(&quot;// &quot;;[.A68]);&quot; &quot;))" office:value-type="string" office:string-value=" " calcext:value-type="string">
            <text:p><text:s/></text:p>
          </table:table-cell>
          <table:table-cell table:style-name="ce36" table:formula="of:=IF([.$B68]&lt;&gt;0;CONCATENATE([.$B68];&quot; = &quot;&quot;&quot;;[.C68];&quot;&quot;&quot;;&quot;);IF([.$A68]&lt;&gt;0;CONCATENATE(&quot;// &quot;;[.$A68]);&quot; &quot;))" office:value-type="string" office:string-value=" " calcext:value-type="string">
            <text:p><text:s/></text:p>
          </table:table-cell>
          <table:table-cell table:style-name="ce36" table:formula="of:=IF([.$B68]&lt;&gt;0;CONCATENATE([.$B68];&quot; = &quot;&quot;&quot;;[.D68];&quot;&quot;&quot;;&quot;);IF([.$A68]&lt;&gt;0;CONCATENATE(&quot;// &quot;;[.$A6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69]&lt;&gt;0;CONCATENATE(&quot;string &quot;;[.B69];&quot; { get; }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B69]&lt;&gt;0;CONCATENATE(&quot;public string &quot;;[.B69];&quot; { get; set; }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B69]&lt;&gt;0;CONCATENATE([.B69];&quot; = locStrings.&quot;;[.B69];&quot;;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B69]&lt;&gt;0;CONCATENATE(&quot;public string &quot;;[.B69];&quot; { get; }&quot;);IF([.A69]&lt;&gt;0;CONCATENATE(&quot;// &quot;;[.A69]);&quot; &quot;))" office:value-type="string" office:string-value=" " calcext:value-type="string">
            <text:p><text:s/></text:p>
          </table:table-cell>
          <table:table-cell table:style-name="ce36" table:formula="of:=IF([.$B69]&lt;&gt;0;CONCATENATE([.$B69];&quot; = &quot;&quot;&quot;;[.C69];&quot;&quot;&quot;;&quot;);IF([.$A69]&lt;&gt;0;CONCATENATE(&quot;// &quot;;[.$A69]);&quot; &quot;))" office:value-type="string" office:string-value=" " calcext:value-type="string">
            <text:p><text:s/></text:p>
          </table:table-cell>
          <table:table-cell table:style-name="ce36" table:formula="of:=IF([.$B69]&lt;&gt;0;CONCATENATE([.$B69];&quot; = &quot;&quot;&quot;;[.D69];&quot;&quot;&quot;;&quot;);IF([.$A69]&lt;&gt;0;CONCATENATE(&quot;// &quot;;[.$A6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0]&lt;&gt;0;CONCATENATE(&quot;string &quot;;[.B70];&quot; { get; }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B70]&lt;&gt;0;CONCATENATE(&quot;public string &quot;;[.B70];&quot; { get; set; }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B70]&lt;&gt;0;CONCATENATE([.B70];&quot; = locStrings.&quot;;[.B70];&quot;;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B70]&lt;&gt;0;CONCATENATE(&quot;public string &quot;;[.B70];&quot; { get; }&quot;);IF([.A70]&lt;&gt;0;CONCATENATE(&quot;// &quot;;[.A70]);&quot; &quot;))" office:value-type="string" office:string-value=" " calcext:value-type="string">
            <text:p><text:s/></text:p>
          </table:table-cell>
          <table:table-cell table:style-name="ce36" table:formula="of:=IF([.$B70]&lt;&gt;0;CONCATENATE([.$B70];&quot; = &quot;&quot;&quot;;[.C70];&quot;&quot;&quot;;&quot;);IF([.$A70]&lt;&gt;0;CONCATENATE(&quot;// &quot;;[.$A70]);&quot; &quot;))" office:value-type="string" office:string-value=" " calcext:value-type="string">
            <text:p><text:s/></text:p>
          </table:table-cell>
          <table:table-cell table:style-name="ce36" table:formula="of:=IF([.$B70]&lt;&gt;0;CONCATENATE([.$B70];&quot; = &quot;&quot;&quot;;[.D70];&quot;&quot;&quot;;&quot;);IF([.$A70]&lt;&gt;0;CONCATENATE(&quot;// &quot;;[.$A7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1]&lt;&gt;0;CONCATENATE(&quot;string &quot;;[.B71];&quot; { get; }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B71]&lt;&gt;0;CONCATENATE(&quot;public string &quot;;[.B71];&quot; { get; set; }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B71]&lt;&gt;0;CONCATENATE([.B71];&quot; = locStrings.&quot;;[.B71];&quot;;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B71]&lt;&gt;0;CONCATENATE(&quot;public string &quot;;[.B71];&quot; { get; }&quot;);IF([.A71]&lt;&gt;0;CONCATENATE(&quot;// &quot;;[.A71]);&quot; &quot;))" office:value-type="string" office:string-value=" " calcext:value-type="string">
            <text:p><text:s/></text:p>
          </table:table-cell>
          <table:table-cell table:style-name="ce36" table:formula="of:=IF([.$B71]&lt;&gt;0;CONCATENATE([.$B71];&quot; = &quot;&quot;&quot;;[.C71];&quot;&quot;&quot;;&quot;);IF([.$A71]&lt;&gt;0;CONCATENATE(&quot;// &quot;;[.$A71]);&quot; &quot;))" office:value-type="string" office:string-value=" " calcext:value-type="string">
            <text:p><text:s/></text:p>
          </table:table-cell>
          <table:table-cell table:style-name="ce36" table:formula="of:=IF([.$B71]&lt;&gt;0;CONCATENATE([.$B71];&quot; = &quot;&quot;&quot;;[.D71];&quot;&quot;&quot;;&quot;);IF([.$A71]&lt;&gt;0;CONCATENATE(&quot;// &quot;;[.$A7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2]&lt;&gt;0;CONCATENATE(&quot;string &quot;;[.B72];&quot; { get; }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B72]&lt;&gt;0;CONCATENATE(&quot;public string &quot;;[.B72];&quot; { get; set; }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B72]&lt;&gt;0;CONCATENATE([.B72];&quot; = locStrings.&quot;;[.B72];&quot;;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B72]&lt;&gt;0;CONCATENATE(&quot;public string &quot;;[.B72];&quot; { get; }&quot;);IF([.A72]&lt;&gt;0;CONCATENATE(&quot;// &quot;;[.A72]);&quot; &quot;))" office:value-type="string" office:string-value=" " calcext:value-type="string">
            <text:p><text:s/></text:p>
          </table:table-cell>
          <table:table-cell table:style-name="ce36" table:formula="of:=IF([.$B72]&lt;&gt;0;CONCATENATE([.$B72];&quot; = &quot;&quot;&quot;;[.C72];&quot;&quot;&quot;;&quot;);IF([.$A72]&lt;&gt;0;CONCATENATE(&quot;// &quot;;[.$A72]);&quot; &quot;))" office:value-type="string" office:string-value=" " calcext:value-type="string">
            <text:p><text:s/></text:p>
          </table:table-cell>
          <table:table-cell table:style-name="ce36" table:formula="of:=IF([.$B72]&lt;&gt;0;CONCATENATE([.$B72];&quot; = &quot;&quot;&quot;;[.D72];&quot;&quot;&quot;;&quot;);IF([.$A72]&lt;&gt;0;CONCATENATE(&quot;// &quot;;[.$A7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3]&lt;&gt;0;CONCATENATE(&quot;string &quot;;[.B73];&quot; { get; }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B73]&lt;&gt;0;CONCATENATE(&quot;public string &quot;;[.B73];&quot; { get; set; }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B73]&lt;&gt;0;CONCATENATE([.B73];&quot; = locStrings.&quot;;[.B73];&quot;;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B73]&lt;&gt;0;CONCATENATE(&quot;public string &quot;;[.B73];&quot; { get; }&quot;);IF([.A73]&lt;&gt;0;CONCATENATE(&quot;// &quot;;[.A73]);&quot; &quot;))" office:value-type="string" office:string-value=" " calcext:value-type="string">
            <text:p><text:s/></text:p>
          </table:table-cell>
          <table:table-cell table:style-name="ce36" table:formula="of:=IF([.$B73]&lt;&gt;0;CONCATENATE([.$B73];&quot; = &quot;&quot;&quot;;[.C73];&quot;&quot;&quot;;&quot;);IF([.$A73]&lt;&gt;0;CONCATENATE(&quot;// &quot;;[.$A73]);&quot; &quot;))" office:value-type="string" office:string-value=" " calcext:value-type="string">
            <text:p><text:s/></text:p>
          </table:table-cell>
          <table:table-cell table:style-name="ce36" table:formula="of:=IF([.$B73]&lt;&gt;0;CONCATENATE([.$B73];&quot; = &quot;&quot;&quot;;[.D73];&quot;&quot;&quot;;&quot;);IF([.$A73]&lt;&gt;0;CONCATENATE(&quot;// &quot;;[.$A7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4]&lt;&gt;0;CONCATENATE(&quot;string &quot;;[.B74];&quot; { get; }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B74]&lt;&gt;0;CONCATENATE(&quot;public string &quot;;[.B74];&quot; { get; set; }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B74]&lt;&gt;0;CONCATENATE([.B74];&quot; = locStrings.&quot;;[.B74];&quot;;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B74]&lt;&gt;0;CONCATENATE(&quot;public string &quot;;[.B74];&quot; { get; }&quot;);IF([.A74]&lt;&gt;0;CONCATENATE(&quot;// &quot;;[.A74]);&quot; &quot;))" office:value-type="string" office:string-value=" " calcext:value-type="string">
            <text:p><text:s/></text:p>
          </table:table-cell>
          <table:table-cell table:style-name="ce36" table:formula="of:=IF([.$B74]&lt;&gt;0;CONCATENATE([.$B74];&quot; = &quot;&quot;&quot;;[.C74];&quot;&quot;&quot;;&quot;);IF([.$A74]&lt;&gt;0;CONCATENATE(&quot;// &quot;;[.$A74]);&quot; &quot;))" office:value-type="string" office:string-value=" " calcext:value-type="string">
            <text:p><text:s/></text:p>
          </table:table-cell>
          <table:table-cell table:style-name="ce36" table:formula="of:=IF([.$B74]&lt;&gt;0;CONCATENATE([.$B74];&quot; = &quot;&quot;&quot;;[.D74];&quot;&quot;&quot;;&quot;);IF([.$A74]&lt;&gt;0;CONCATENATE(&quot;// &quot;;[.$A7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5]&lt;&gt;0;CONCATENATE(&quot;string &quot;;[.B75];&quot; { get; }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B75]&lt;&gt;0;CONCATENATE(&quot;public string &quot;;[.B75];&quot; { get; set; }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B75]&lt;&gt;0;CONCATENATE([.B75];&quot; = locStrings.&quot;;[.B75];&quot;;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B75]&lt;&gt;0;CONCATENATE(&quot;public string &quot;;[.B75];&quot; { get; }&quot;);IF([.A75]&lt;&gt;0;CONCATENATE(&quot;// &quot;;[.A75]);&quot; &quot;))" office:value-type="string" office:string-value=" " calcext:value-type="string">
            <text:p><text:s/></text:p>
          </table:table-cell>
          <table:table-cell table:style-name="ce36" table:formula="of:=IF([.$B75]&lt;&gt;0;CONCATENATE([.$B75];&quot; = &quot;&quot;&quot;;[.C75];&quot;&quot;&quot;;&quot;);IF([.$A75]&lt;&gt;0;CONCATENATE(&quot;// &quot;;[.$A75]);&quot; &quot;))" office:value-type="string" office:string-value=" " calcext:value-type="string">
            <text:p><text:s/></text:p>
          </table:table-cell>
          <table:table-cell table:style-name="ce36" table:formula="of:=IF([.$B75]&lt;&gt;0;CONCATENATE([.$B75];&quot; = &quot;&quot;&quot;;[.D75];&quot;&quot;&quot;;&quot;);IF([.$A75]&lt;&gt;0;CONCATENATE(&quot;// &quot;;[.$A7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6]&lt;&gt;0;CONCATENATE(&quot;string &quot;;[.B76];&quot; { get; }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B76]&lt;&gt;0;CONCATENATE(&quot;public string &quot;;[.B76];&quot; { get; set; }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B76]&lt;&gt;0;CONCATENATE([.B76];&quot; = locStrings.&quot;;[.B76];&quot;;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B76]&lt;&gt;0;CONCATENATE(&quot;public string &quot;;[.B76];&quot; { get; }&quot;);IF([.A76]&lt;&gt;0;CONCATENATE(&quot;// &quot;;[.A76]);&quot; &quot;))" office:value-type="string" office:string-value=" " calcext:value-type="string">
            <text:p><text:s/></text:p>
          </table:table-cell>
          <table:table-cell table:style-name="ce36" table:formula="of:=IF([.$B76]&lt;&gt;0;CONCATENATE([.$B76];&quot; = &quot;&quot;&quot;;[.C76];&quot;&quot;&quot;;&quot;);IF([.$A76]&lt;&gt;0;CONCATENATE(&quot;// &quot;;[.$A76]);&quot; &quot;))" office:value-type="string" office:string-value=" " calcext:value-type="string">
            <text:p><text:s/></text:p>
          </table:table-cell>
          <table:table-cell table:style-name="ce36" table:formula="of:=IF([.$B76]&lt;&gt;0;CONCATENATE([.$B76];&quot; = &quot;&quot;&quot;;[.D76];&quot;&quot;&quot;;&quot;);IF([.$A76]&lt;&gt;0;CONCATENATE(&quot;// &quot;;[.$A7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7]&lt;&gt;0;CONCATENATE(&quot;string &quot;;[.B77];&quot; { get; }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B77]&lt;&gt;0;CONCATENATE(&quot;public string &quot;;[.B77];&quot; { get; set; }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B77]&lt;&gt;0;CONCATENATE([.B77];&quot; = locStrings.&quot;;[.B77];&quot;;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B77]&lt;&gt;0;CONCATENATE(&quot;public string &quot;;[.B77];&quot; { get; }&quot;);IF([.A77]&lt;&gt;0;CONCATENATE(&quot;// &quot;;[.A77]);&quot; &quot;))" office:value-type="string" office:string-value=" " calcext:value-type="string">
            <text:p><text:s/></text:p>
          </table:table-cell>
          <table:table-cell table:style-name="ce36" table:formula="of:=IF([.$B77]&lt;&gt;0;CONCATENATE([.$B77];&quot; = &quot;&quot;&quot;;[.C77];&quot;&quot;&quot;;&quot;);IF([.$A77]&lt;&gt;0;CONCATENATE(&quot;// &quot;;[.$A77]);&quot; &quot;))" office:value-type="string" office:string-value=" " calcext:value-type="string">
            <text:p><text:s/></text:p>
          </table:table-cell>
          <table:table-cell table:style-name="ce36" table:formula="of:=IF([.$B77]&lt;&gt;0;CONCATENATE([.$B77];&quot; = &quot;&quot;&quot;;[.D77];&quot;&quot;&quot;;&quot;);IF([.$A77]&lt;&gt;0;CONCATENATE(&quot;// &quot;;[.$A7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8]&lt;&gt;0;CONCATENATE(&quot;string &quot;;[.B78];&quot; { get; }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B78]&lt;&gt;0;CONCATENATE(&quot;public string &quot;;[.B78];&quot; { get; set; }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B78]&lt;&gt;0;CONCATENATE([.B78];&quot; = locStrings.&quot;;[.B78];&quot;;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B78]&lt;&gt;0;CONCATENATE(&quot;public string &quot;;[.B78];&quot; { get; }&quot;);IF([.A78]&lt;&gt;0;CONCATENATE(&quot;// &quot;;[.A78]);&quot; &quot;))" office:value-type="string" office:string-value=" " calcext:value-type="string">
            <text:p><text:s/></text:p>
          </table:table-cell>
          <table:table-cell table:style-name="ce36" table:formula="of:=IF([.$B78]&lt;&gt;0;CONCATENATE([.$B78];&quot; = &quot;&quot;&quot;;[.C78];&quot;&quot;&quot;;&quot;);IF([.$A78]&lt;&gt;0;CONCATENATE(&quot;// &quot;;[.$A78]);&quot; &quot;))" office:value-type="string" office:string-value=" " calcext:value-type="string">
            <text:p><text:s/></text:p>
          </table:table-cell>
          <table:table-cell table:style-name="ce36" table:formula="of:=IF([.$B78]&lt;&gt;0;CONCATENATE([.$B78];&quot; = &quot;&quot;&quot;;[.D78];&quot;&quot;&quot;;&quot;);IF([.$A78]&lt;&gt;0;CONCATENATE(&quot;// &quot;;[.$A7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9]&lt;&gt;0;CONCATENATE(&quot;string &quot;;[.B79];&quot; { get; }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B79]&lt;&gt;0;CONCATENATE(&quot;public string &quot;;[.B79];&quot; { get; set; }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B79]&lt;&gt;0;CONCATENATE([.B79];&quot; = locStrings.&quot;;[.B79];&quot;;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B79]&lt;&gt;0;CONCATENATE(&quot;public string &quot;;[.B79];&quot; { get; }&quot;);IF([.A79]&lt;&gt;0;CONCATENATE(&quot;// &quot;;[.A79]);&quot; &quot;))" office:value-type="string" office:string-value=" " calcext:value-type="string">
            <text:p><text:s/></text:p>
          </table:table-cell>
          <table:table-cell table:style-name="ce36" table:formula="of:=IF([.$B79]&lt;&gt;0;CONCATENATE([.$B79];&quot; = &quot;&quot;&quot;;[.C79];&quot;&quot;&quot;;&quot;);IF([.$A79]&lt;&gt;0;CONCATENATE(&quot;// &quot;;[.$A79]);&quot; &quot;))" office:value-type="string" office:string-value=" " calcext:value-type="string">
            <text:p><text:s/></text:p>
          </table:table-cell>
          <table:table-cell table:style-name="ce36" table:formula="of:=IF([.$B79]&lt;&gt;0;CONCATENATE([.$B79];&quot; = &quot;&quot;&quot;;[.D79];&quot;&quot;&quot;;&quot;);IF([.$A79]&lt;&gt;0;CONCATENATE(&quot;// &quot;;[.$A7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0]&lt;&gt;0;CONCATENATE(&quot;string &quot;;[.B80];&quot; { get; }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B80]&lt;&gt;0;CONCATENATE(&quot;public string &quot;;[.B80];&quot; { get; set; }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B80]&lt;&gt;0;CONCATENATE([.B80];&quot; = locStrings.&quot;;[.B80];&quot;;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B80]&lt;&gt;0;CONCATENATE(&quot;public string &quot;;[.B80];&quot; { get; }&quot;);IF([.A80]&lt;&gt;0;CONCATENATE(&quot;// &quot;;[.A80]);&quot; &quot;))" office:value-type="string" office:string-value=" " calcext:value-type="string">
            <text:p><text:s/></text:p>
          </table:table-cell>
          <table:table-cell table:style-name="ce36" table:formula="of:=IF([.$B80]&lt;&gt;0;CONCATENATE([.$B80];&quot; = &quot;&quot;&quot;;[.C80];&quot;&quot;&quot;;&quot;);IF([.$A80]&lt;&gt;0;CONCATENATE(&quot;// &quot;;[.$A80]);&quot; &quot;))" office:value-type="string" office:string-value=" " calcext:value-type="string">
            <text:p><text:s/></text:p>
          </table:table-cell>
          <table:table-cell table:style-name="ce36" table:formula="of:=IF([.$B80]&lt;&gt;0;CONCATENATE([.$B80];&quot; = &quot;&quot;&quot;;[.D80];&quot;&quot;&quot;;&quot;);IF([.$A80]&lt;&gt;0;CONCATENATE(&quot;// &quot;;[.$A8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1]&lt;&gt;0;CONCATENATE(&quot;string &quot;;[.B81];&quot; { get; }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B81]&lt;&gt;0;CONCATENATE(&quot;public string &quot;;[.B81];&quot; { get; set; }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B81]&lt;&gt;0;CONCATENATE([.B81];&quot; = locStrings.&quot;;[.B81];&quot;;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B81]&lt;&gt;0;CONCATENATE(&quot;public string &quot;;[.B81];&quot; { get; }&quot;);IF([.A81]&lt;&gt;0;CONCATENATE(&quot;// &quot;;[.A81]);&quot; &quot;))" office:value-type="string" office:string-value=" " calcext:value-type="string">
            <text:p><text:s/></text:p>
          </table:table-cell>
          <table:table-cell table:style-name="ce36" table:formula="of:=IF([.$B81]&lt;&gt;0;CONCATENATE([.$B81];&quot; = &quot;&quot;&quot;;[.C81];&quot;&quot;&quot;;&quot;);IF([.$A81]&lt;&gt;0;CONCATENATE(&quot;// &quot;;[.$A81]);&quot; &quot;))" office:value-type="string" office:string-value=" " calcext:value-type="string">
            <text:p><text:s/></text:p>
          </table:table-cell>
          <table:table-cell table:style-name="ce36" table:formula="of:=IF([.$B81]&lt;&gt;0;CONCATENATE([.$B81];&quot; = &quot;&quot;&quot;;[.D81];&quot;&quot;&quot;;&quot;);IF([.$A81]&lt;&gt;0;CONCATENATE(&quot;// &quot;;[.$A8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2]&lt;&gt;0;CONCATENATE(&quot;string &quot;;[.B82];&quot; { get; }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B82]&lt;&gt;0;CONCATENATE(&quot;public string &quot;;[.B82];&quot; { get; set; }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B82]&lt;&gt;0;CONCATENATE([.B82];&quot; = locStrings.&quot;;[.B82];&quot;;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B82]&lt;&gt;0;CONCATENATE(&quot;public string &quot;;[.B82];&quot; { get; }&quot;);IF([.A82]&lt;&gt;0;CONCATENATE(&quot;// &quot;;[.A82]);&quot; &quot;))" office:value-type="string" office:string-value=" " calcext:value-type="string">
            <text:p><text:s/></text:p>
          </table:table-cell>
          <table:table-cell table:style-name="ce36" table:formula="of:=IF([.$B82]&lt;&gt;0;CONCATENATE([.$B82];&quot; = &quot;&quot;&quot;;[.C82];&quot;&quot;&quot;;&quot;);IF([.$A82]&lt;&gt;0;CONCATENATE(&quot;// &quot;;[.$A82]);&quot; &quot;))" office:value-type="string" office:string-value=" " calcext:value-type="string">
            <text:p><text:s/></text:p>
          </table:table-cell>
          <table:table-cell table:style-name="ce36" table:formula="of:=IF([.$B82]&lt;&gt;0;CONCATENATE([.$B82];&quot; = &quot;&quot;&quot;;[.D82];&quot;&quot;&quot;;&quot;);IF([.$A82]&lt;&gt;0;CONCATENATE(&quot;// &quot;;[.$A8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3]&lt;&gt;0;CONCATENATE(&quot;string &quot;;[.B83];&quot; { get; }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B83]&lt;&gt;0;CONCATENATE(&quot;public string &quot;;[.B83];&quot; { get; set; }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B83]&lt;&gt;0;CONCATENATE([.B83];&quot; = locStrings.&quot;;[.B83];&quot;;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B83]&lt;&gt;0;CONCATENATE(&quot;public string &quot;;[.B83];&quot; { get; }&quot;);IF([.A83]&lt;&gt;0;CONCATENATE(&quot;// &quot;;[.A83]);&quot; &quot;))" office:value-type="string" office:string-value=" " calcext:value-type="string">
            <text:p><text:s/></text:p>
          </table:table-cell>
          <table:table-cell table:style-name="ce36" table:formula="of:=IF([.$B83]&lt;&gt;0;CONCATENATE([.$B83];&quot; = &quot;&quot;&quot;;[.C83];&quot;&quot;&quot;;&quot;);IF([.$A83]&lt;&gt;0;CONCATENATE(&quot;// &quot;;[.$A83]);&quot; &quot;))" office:value-type="string" office:string-value=" " calcext:value-type="string">
            <text:p><text:s/></text:p>
          </table:table-cell>
          <table:table-cell table:style-name="ce36" table:formula="of:=IF([.$B83]&lt;&gt;0;CONCATENATE([.$B83];&quot; = &quot;&quot;&quot;;[.D83];&quot;&quot;&quot;;&quot;);IF([.$A83]&lt;&gt;0;CONCATENATE(&quot;// &quot;;[.$A8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4]&lt;&gt;0;CONCATENATE(&quot;string &quot;;[.B84];&quot; { get; }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B84]&lt;&gt;0;CONCATENATE(&quot;public string &quot;;[.B84];&quot; { get; set; }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B84]&lt;&gt;0;CONCATENATE([.B84];&quot; = locStrings.&quot;;[.B84];&quot;;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B84]&lt;&gt;0;CONCATENATE(&quot;public string &quot;;[.B84];&quot; { get; }&quot;);IF([.A84]&lt;&gt;0;CONCATENATE(&quot;// &quot;;[.A84]);&quot; &quot;))" office:value-type="string" office:string-value=" " calcext:value-type="string">
            <text:p><text:s/></text:p>
          </table:table-cell>
          <table:table-cell table:style-name="ce36" table:formula="of:=IF([.$B84]&lt;&gt;0;CONCATENATE([.$B84];&quot; = &quot;&quot;&quot;;[.C84];&quot;&quot;&quot;;&quot;);IF([.$A84]&lt;&gt;0;CONCATENATE(&quot;// &quot;;[.$A84]);&quot; &quot;))" office:value-type="string" office:string-value=" " calcext:value-type="string">
            <text:p><text:s/></text:p>
          </table:table-cell>
          <table:table-cell table:style-name="ce36" table:formula="of:=IF([.$B84]&lt;&gt;0;CONCATENATE([.$B84];&quot; = &quot;&quot;&quot;;[.D84];&quot;&quot;&quot;;&quot;);IF([.$A84]&lt;&gt;0;CONCATENATE(&quot;// &quot;;[.$A8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5]&lt;&gt;0;CONCATENATE(&quot;string &quot;;[.B85];&quot; { get; }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set; }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B85]&lt;&gt;0;CONCATENATE([.B85];&quot; = locStrings.&quot;;[.B85];&quot;;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}&quot;);IF([.A85]&lt;&gt;0;CONCATENATE(&quot;// &quot;;[.A85]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C85];&quot;&quot;&quot;;&quot;);IF([.$A85]&lt;&gt;0;CONCATENATE(&quot;// &quot;;[.$A85]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D85];&quot;&quot;&quot;;&quot;);IF([.$A85]&lt;&gt;0;CONCATENATE(&quot;// &quot;;[.$A85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6]&lt;&gt;0;CONCATENATE(&quot;string &quot;;[.B86];&quot; { get; }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set; }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B86]&lt;&gt;0;CONCATENATE([.B86];&quot; = locStrings.&quot;;[.B86];&quot;;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}&quot;);IF([.A86]&lt;&gt;0;CONCATENATE(&quot;// &quot;;[.A86]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C86];&quot;&quot;&quot;;&quot;);IF([.$A86]&lt;&gt;0;CONCATENATE(&quot;// &quot;;[.$A86]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D86];&quot;&quot;&quot;;&quot;);IF([.$A86]&lt;&gt;0;CONCATENATE(&quot;// &quot;;[.$A86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7]&lt;&gt;0;CONCATENATE(&quot;string &quot;;[.B87];&quot; { get; }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set; }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B87]&lt;&gt;0;CONCATENATE([.B87];&quot; = locStrings.&quot;;[.B87];&quot;;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}&quot;);IF([.A87]&lt;&gt;0;CONCATENATE(&quot;// &quot;;[.A87]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C87];&quot;&quot;&quot;;&quot;);IF([.$A87]&lt;&gt;0;CONCATENATE(&quot;// &quot;;[.$A87]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D87];&quot;&quot;&quot;;&quot;);IF([.$A87]&lt;&gt;0;CONCATENATE(&quot;// &quot;;[.$A87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8]&lt;&gt;0;CONCATENATE(&quot;string &quot;;[.B88];&quot; { get; }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set; }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B88]&lt;&gt;0;CONCATENATE([.B88];&quot; = locStrings.&quot;;[.B88];&quot;;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}&quot;);IF([.A88]&lt;&gt;0;CONCATENATE(&quot;// &quot;;[.A88]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C88];&quot;&quot;&quot;;&quot;);IF([.$A88]&lt;&gt;0;CONCATENATE(&quot;// &quot;;[.$A88]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D88];&quot;&quot;&quot;;&quot;);IF([.$A88]&lt;&gt;0;CONCATENATE(&quot;// &quot;;[.$A88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9]&lt;&gt;0;CONCATENATE(&quot;string &quot;;[.B89];&quot; { get; }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set; }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B89]&lt;&gt;0;CONCATENATE([.B89];&quot; = locStrings.&quot;;[.B89];&quot;;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}&quot;);IF([.A89]&lt;&gt;0;CONCATENATE(&quot;// &quot;;[.A89]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C89];&quot;&quot;&quot;;&quot;);IF([.$A89]&lt;&gt;0;CONCATENATE(&quot;// &quot;;[.$A89]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D89];&quot;&quot;&quot;;&quot;);IF([.$A89]&lt;&gt;0;CONCATENATE(&quot;// &quot;;[.$A89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0]&lt;&gt;0;CONCATENATE(&quot;string &quot;;[.B90];&quot; { get; }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set; }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B90]&lt;&gt;0;CONCATENATE([.B90];&quot; = locStrings.&quot;;[.B90];&quot;;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}&quot;);IF([.A90]&lt;&gt;0;CONCATENATE(&quot;// &quot;;[.A90]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C90];&quot;&quot;&quot;;&quot;);IF([.$A90]&lt;&gt;0;CONCATENATE(&quot;// &quot;;[.$A90]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D90];&quot;&quot;&quot;;&quot;);IF([.$A90]&lt;&gt;0;CONCATENATE(&quot;// &quot;;[.$A90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1]&lt;&gt;0;CONCATENATE(&quot;string &quot;;[.B91];&quot; { get; }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set; }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B91]&lt;&gt;0;CONCATENATE([.B91];&quot; = locStrings.&quot;;[.B91];&quot;;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}&quot;);IF([.A91]&lt;&gt;0;CONCATENATE(&quot;// &quot;;[.A91]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C91];&quot;&quot;&quot;;&quot;);IF([.$A91]&lt;&gt;0;CONCATENATE(&quot;// &quot;;[.$A91]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D91];&quot;&quot;&quot;;&quot;);IF([.$A91]&lt;&gt;0;CONCATENATE(&quot;// &quot;;[.$A91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2]&lt;&gt;0;CONCATENATE(&quot;string &quot;;[.B92];&quot; { get; }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set; }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B92]&lt;&gt;0;CONCATENATE([.B92];&quot; = locStrings.&quot;;[.B92];&quot;;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}&quot;);IF([.A92]&lt;&gt;0;CONCATENATE(&quot;// &quot;;[.A92]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C92];&quot;&quot;&quot;;&quot;);IF([.$A92]&lt;&gt;0;CONCATENATE(&quot;// &quot;;[.$A92]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D92];&quot;&quot;&quot;;&quot;);IF([.$A92]&lt;&gt;0;CONCATENATE(&quot;// &quot;;[.$A92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3]&lt;&gt;0;CONCATENATE(&quot;string &quot;;[.B93];&quot; { get; }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B93]&lt;&gt;0;CONCATENATE(&quot;public string &quot;;[.B93];&quot; { get; set; }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B93]&lt;&gt;0;CONCATENATE([.B93];&quot; = locStrings.&quot;;[.B93];&quot;;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B93]&lt;&gt;0;CONCATENATE(&quot;public string &quot;;[.B93];&quot; { get; }&quot;);IF([.A93]&lt;&gt;0;CONCATENATE(&quot;// &quot;;[.A93]);&quot; &quot;))" office:value-type="string" office:string-value=" " calcext:value-type="string">
            <text:p><text:s/></text:p>
          </table:table-cell>
          <table:table-cell table:style-name="ce36" table:formula="of:=IF([.$B93]&lt;&gt;0;CONCATENATE([.$B93];&quot; = &quot;&quot;&quot;;[.C93];&quot;&quot;&quot;;&quot;);IF([.$A93]&lt;&gt;0;CONCATENATE(&quot;// &quot;;[.$A93]);&quot; &quot;))" office:value-type="string" office:string-value=" " calcext:value-type="string">
            <text:p><text:s/></text:p>
          </table:table-cell>
          <table:table-cell table:style-name="ce36" table:formula="of:=IF([.$B93]&lt;&gt;0;CONCATENATE([.$B93];&quot; = &quot;&quot;&quot;;[.D93];&quot;&quot;&quot;;&quot;);IF([.$A93]&lt;&gt;0;CONCATENATE(&quot;// &quot;;[.$A93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4]&lt;&gt;0;CONCATENATE(&quot;string &quot;;[.B94];&quot; { get; }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B94]&lt;&gt;0;CONCATENATE(&quot;public string &quot;;[.B94];&quot; { get; set; }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B94]&lt;&gt;0;CONCATENATE([.B94];&quot; = locStrings.&quot;;[.B94];&quot;;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B94]&lt;&gt;0;CONCATENATE(&quot;public string &quot;;[.B94];&quot; { get; }&quot;);IF([.A94]&lt;&gt;0;CONCATENATE(&quot;// &quot;;[.A94]);&quot; &quot;))" office:value-type="string" office:string-value=" " calcext:value-type="string">
            <text:p><text:s/></text:p>
          </table:table-cell>
          <table:table-cell table:style-name="ce36" table:formula="of:=IF([.$B94]&lt;&gt;0;CONCATENATE([.$B94];&quot; = &quot;&quot;&quot;;[.C94];&quot;&quot;&quot;;&quot;);IF([.$A94]&lt;&gt;0;CONCATENATE(&quot;// &quot;;[.$A94]);&quot; &quot;))" office:value-type="string" office:string-value=" " calcext:value-type="string">
            <text:p><text:s/></text:p>
          </table:table-cell>
          <table:table-cell table:style-name="ce36" table:formula="of:=IF([.$B94]&lt;&gt;0;CONCATENATE([.$B94];&quot; = &quot;&quot;&quot;;[.D94];&quot;&quot;&quot;;&quot;);IF([.$A94]&lt;&gt;0;CONCATENATE(&quot;// &quot;;[.$A94]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onsolas" svg:font-family="Consolas"/>
    <style:font-face style:name="F" svg:font-family="" style:font-family-generic="roman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5:37:48.50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Simone Giacomoni</meta:initial-creator>
    <dc:creator>Simone Giacomoni</dc:creator>
    <meta:creation-date>2018-02-22T15:37:51Z</meta:creation-date>
    <dc:date>2019-11-25T15:44:53.602000000</dc:date>
    <meta:editing-duration>PT4H59M34S</meta:editing-duration>
    <meta:editing-cycles>39</meta:editing-cycles>
    <meta:document-statistic meta:table-count="2" meta:cell-count="1535" meta:object-count="0"/>
  </office:meta>
</office:document-meta>
</file>